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09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1.5862in"/>
    </style:style>
    <style:style style:name="co5" style:family="table-column">
      <style:table-column-properties fo:break-before="auto" style:column-width="1.6319in"/>
    </style:style>
    <style:style style:name="co6" style:family="table-column">
      <style:table-column-properties fo:break-before="auto" style:column-width="1.67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626in"/>
    </style:style>
    <style:style style:name="co9" style:family="table-column">
      <style:table-column-properties fo:break-before="auto" style:column-width="1.1563in"/>
    </style:style>
    <style:style style:name="co10" style:family="table-column">
      <style:table-column-properties fo:break-before="auto" style:column-width="0.99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s_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ourcefile</text:p>
          </table:table-cell>
          <table:table-cell office:value-type="string" calcext:value-type="string">
            <text:p>n-th_segment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</table:table-row>
        <table:table-row table:style-name="ro1">
          <table:table-cell office:value-type="string" calcext:value-type="string">
            <text:p>u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87130194" calcext:value-type="float">
            <text:p>0.00115487130194</text:p>
          </table:table-cell>
          <table:table-cell office:value-type="float" office:value="0.000000158768377765" calcext:value-type="float">
            <text:p>1.58768377765E-07</text:p>
          </table:table-cell>
          <table:table-cell office:value-type="float" office:value="0.0000000000144842483705" calcext:value-type="float">
            <text:p>1.44842483705E-11</text:p>
          </table:table-cell>
          <table:table-cell office:value-type="float" office:value="0.0000000000120062716131" calcext:value-type="float">
            <text:p>1.20062716131E-11</text:p>
          </table:table-cell>
          <table:table-cell office:value-type="float" office:value="-1.49463885688E-022" calcext:value-type="float">
            <text:p>-1.49463885688E-22</text:p>
          </table:table-cell>
          <table:table-cell office:value-type="float" office:value="4.76157998369E-015" calcext:value-type="float">
            <text:p>4.76157998369E-15</text:p>
          </table:table-cell>
          <table:table-cell office:value-type="float" office:value="5.2235919446E-023" calcext:value-type="float">
            <text:p>5.2235919446E-23</text:p>
          </table:table-cell>
          <table:table-cell office:value-type="float" office:value="0.000000293739836572" calcext:value-type="float">
            <text:p>2.93739836572E-07</text:p>
          </table:table-cell>
          <table:table-cell office:value-type="float" office:value="-0.000000000000309747094672" calcext:value-type="float">
            <text:p>-3.09747094672E-13</text:p>
          </table:table-cell>
          <table:table-cell office:value-type="float" office:value="-1.63865002414E-015" calcext:value-type="float">
            <text:p>-1.63865002414E-15</text:p>
          </table:table-cell>
          <table:table-cell office:value-type="float" office:value="3.88306928338E-023" calcext:value-type="float">
            <text:p>3.88306928338E-23</text:p>
          </table:table-cell>
          <table:table-cell office:value-type="float" office:value="0.948744796899" calcext:value-type="float">
            <text:p>0.948744796899</text:p>
          </table:table-cell>
        </table:table-row>
        <table:table-row table:style-name="ro1">
          <table:table-cell office:value-type="string" calcext:value-type="string">
            <text:p>perm_0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87130194" calcext:value-type="float">
            <text:p>0.00115487130194</text:p>
          </table:table-cell>
          <table:table-cell office:value-type="float" office:value="0.000000158768377765" calcext:value-type="float">
            <text:p>1.58768377765E-07</text:p>
          </table:table-cell>
          <table:table-cell office:value-type="float" office:value="0.0000000000144842483705" calcext:value-type="float">
            <text:p>1.44842483705E-11</text:p>
          </table:table-cell>
          <table:table-cell office:value-type="float" office:value="0.0000000000120062716131" calcext:value-type="float">
            <text:p>1.20062716131E-11</text:p>
          </table:table-cell>
          <table:table-cell office:value-type="float" office:value="-1.49463885688E-022" calcext:value-type="float">
            <text:p>-1.49463885688E-22</text:p>
          </table:table-cell>
          <table:table-cell office:value-type="float" office:value="4.76157998369E-015" calcext:value-type="float">
            <text:p>4.76157998369E-15</text:p>
          </table:table-cell>
          <table:table-cell office:value-type="float" office:value="5.2235919446E-023" calcext:value-type="float">
            <text:p>5.2235919446E-23</text:p>
          </table:table-cell>
          <table:table-cell office:value-type="float" office:value="0.000000293739836572" calcext:value-type="float">
            <text:p>2.93739836572E-07</text:p>
          </table:table-cell>
          <table:table-cell office:value-type="float" office:value="-0.000000000000309747094672" calcext:value-type="float">
            <text:p>-3.09747094672E-13</text:p>
          </table:table-cell>
          <table:table-cell office:value-type="float" office:value="-1.63865002414E-015" calcext:value-type="float">
            <text:p>-1.63865002414E-15</text:p>
          </table:table-cell>
          <table:table-cell office:value-type="float" office:value="3.88306928338E-023" calcext:value-type="float">
            <text:p>3.88306928338E-23</text:p>
          </table:table-cell>
          <table:table-cell office:value-type="float" office:value="0.948744796899" calcext:value-type="float">
            <text:p>0.948744796899</text:p>
          </table:table-cell>
        </table:table-row>
        <table:table-row table:style-name="ro1">
          <table:table-cell office:value-type="string" calcext:value-type="string">
            <text:p>perm_0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06856273" calcext:value-type="float">
            <text:p>0.00115506856273</text:p>
          </table:table-cell>
          <table:table-cell office:value-type="float" office:value="0.000000157684041624" calcext:value-type="float">
            <text:p>1.57684041624E-07</text:p>
          </table:table-cell>
          <table:table-cell office:value-type="float" office:value="0.0000000000145876317454" calcext:value-type="float">
            <text:p>1.45876317454E-11</text:p>
          </table:table-cell>
          <table:table-cell office:value-type="float" office:value="0.0000000000119609794711" calcext:value-type="float">
            <text:p>1.19609794711E-11</text:p>
          </table:table-cell>
          <table:table-cell office:value-type="float" office:value="-1.49065288543E-022" calcext:value-type="float">
            <text:p>-1.49065288543E-22</text:p>
          </table:table-cell>
          <table:table-cell office:value-type="float" office:value="4.72726778565E-015" calcext:value-type="float">
            <text:p>4.72726778565E-15</text:p>
          </table:table-cell>
          <table:table-cell office:value-type="float" office:value="5.23628145973E-023" calcext:value-type="float">
            <text:p>5.23628145973E-23</text:p>
          </table:table-cell>
          <table:table-cell office:value-type="float" office:value="0.000000294124835748" calcext:value-type="float">
            <text:p>2.94124835748E-07</text:p>
          </table:table-cell>
          <table:table-cell office:value-type="float" office:value="-0.00000000000032833153429" calcext:value-type="float">
            <text:p>-3.2833153429E-13</text:p>
          </table:table-cell>
          <table:table-cell office:value-type="float" office:value="-1.64409229156E-015" calcext:value-type="float">
            <text:p>-1.64409229156E-15</text:p>
          </table:table-cell>
          <table:table-cell office:value-type="float" office:value="3.87434708453E-023" calcext:value-type="float">
            <text:p>3.87434708453E-23</text:p>
          </table:table-cell>
          <table:table-cell office:value-type="float" office:value="1.04625605594" calcext:value-type="float">
            <text:p>1.04625605594</text:p>
          </table:table-cell>
        </table:table-row>
        <table:table-row table:style-name="ro1">
          <table:table-cell office:value-type="string" calcext:value-type="string">
            <text:p>perm_0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8704416" calcext:value-type="float">
            <text:p>0.0011548704416</text:p>
          </table:table-cell>
          <table:table-cell office:value-type="float" office:value="0.000000157453686382" calcext:value-type="float">
            <text:p>1.57453686382E-07</text:p>
          </table:table-cell>
          <table:table-cell office:value-type="float" office:value="0.000000000014580071175" calcext:value-type="float">
            <text:p>1.4580071175E-11</text:p>
          </table:table-cell>
          <table:table-cell office:value-type="float" office:value="0.0000000000119818927378" calcext:value-type="float">
            <text:p>1.19818927378E-11</text:p>
          </table:table-cell>
          <table:table-cell office:value-type="float" office:value="-1.49464851137E-022" calcext:value-type="float">
            <text:p>-1.49464851137E-22</text:p>
          </table:table-cell>
          <table:table-cell office:value-type="float" office:value="4.73210715891E-015" calcext:value-type="float">
            <text:p>4.73210715891E-15</text:p>
          </table:table-cell>
          <table:table-cell office:value-type="float" office:value="5.23521063488E-023" calcext:value-type="float">
            <text:p>5.23521063488E-23</text:p>
          </table:table-cell>
          <table:table-cell office:value-type="float" office:value="0.000000294068012624" calcext:value-type="float">
            <text:p>2.94068012624E-07</text:p>
          </table:table-cell>
          <table:table-cell office:value-type="float" office:value="-0.000000000000324772304658" calcext:value-type="float">
            <text:p>-3.24772304658E-13</text:p>
          </table:table-cell>
          <table:table-cell office:value-type="float" office:value="-1.64206901227E-015" calcext:value-type="float">
            <text:p>-1.64206901227E-15</text:p>
          </table:table-cell>
          <table:table-cell office:value-type="float" office:value="3.8837619525E-023" calcext:value-type="float">
            <text:p>3.8837619525E-23</text:p>
          </table:table-cell>
          <table:table-cell office:value-type="float" office:value="1.08282489185" calcext:value-type="float">
            <text:p>1.08282489185</text:p>
          </table:table-cell>
        </table:table-row>
        <table:table-row table:style-name="ro1">
          <table:table-cell office:value-type="string" calcext:value-type="string">
            <text:p>perm_0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99437646" calcext:value-type="float">
            <text:p>0.00115599437646</text:p>
          </table:table-cell>
          <table:table-cell office:value-type="float" office:value="0.000000158506473173" calcext:value-type="float">
            <text:p>1.58506473173E-07</text:p>
          </table:table-cell>
          <table:table-cell office:value-type="float" office:value="0.0000000000146906862098" calcext:value-type="float">
            <text:p>1.46906862098E-11</text:p>
          </table:table-cell>
          <table:table-cell office:value-type="float" office:value="0.0000000000119691152469" calcext:value-type="float">
            <text:p>1.19691152469E-11</text:p>
          </table:table-cell>
          <table:table-cell office:value-type="float" office:value="-1.49848678924E-022" calcext:value-type="float">
            <text:p>-1.49848678924E-22</text:p>
          </table:table-cell>
          <table:table-cell office:value-type="float" office:value="4.74290097179E-015" calcext:value-type="float">
            <text:p>4.74290097179E-15</text:p>
          </table:table-cell>
          <table:table-cell office:value-type="float" office:value="5.23008313482E-023" calcext:value-type="float">
            <text:p>5.23008313482E-23</text:p>
          </table:table-cell>
          <table:table-cell office:value-type="float" office:value="0.00000029445413131" calcext:value-type="float">
            <text:p>2.9445413131E-07</text:p>
          </table:table-cell>
          <table:table-cell office:value-type="float" office:value="-0.000000000000340196370366" calcext:value-type="float">
            <text:p>-3.40196370366E-13</text:p>
          </table:table-cell>
          <table:table-cell office:value-type="float" office:value="-1.65549751904E-015" calcext:value-type="float">
            <text:p>-1.65549751904E-15</text:p>
          </table:table-cell>
          <table:table-cell office:value-type="float" office:value="3.89247344498E-023" calcext:value-type="float">
            <text:p>3.89247344498E-23</text:p>
          </table:table-cell>
          <table:table-cell office:value-type="float" office:value="0.973489328288" calcext:value-type="float">
            <text:p>0.973489328288</text:p>
          </table:table-cell>
        </table:table-row>
        <table:table-row table:style-name="ro1">
          <table:table-cell office:value-type="string" calcext:value-type="string">
            <text:p>perm_0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6815814" calcext:value-type="float">
            <text:p>0.0011546815814</text:p>
          </table:table-cell>
          <table:table-cell office:value-type="float" office:value="0.000000156642319603" calcext:value-type="float">
            <text:p>1.56642319603E-07</text:p>
          </table:table-cell>
          <table:table-cell office:value-type="float" office:value="0.0000000000145731497912" calcext:value-type="float">
            <text:p>1.45731497912E-11</text:p>
          </table:table-cell>
          <table:table-cell office:value-type="float" office:value="0.0000000000120149596184" calcext:value-type="float">
            <text:p>1.20149596184E-11</text:p>
          </table:table-cell>
          <table:table-cell office:value-type="float" office:value="-1.50287427183E-022" calcext:value-type="float">
            <text:p>-1.50287427183E-22</text:p>
          </table:table-cell>
          <table:table-cell office:value-type="float" office:value="4.73381624859E-015" calcext:value-type="float">
            <text:p>4.73381624859E-15</text:p>
          </table:table-cell>
          <table:table-cell office:value-type="float" office:value="5.18689628872E-023" calcext:value-type="float">
            <text:p>5.18689628872E-23</text:p>
          </table:table-cell>
          <table:table-cell office:value-type="float" office:value="0.000000294161808707" calcext:value-type="float">
            <text:p>2.94161808707E-07</text:p>
          </table:table-cell>
          <table:table-cell office:value-type="float" office:value="-0.000000000000319773771597" calcext:value-type="float">
            <text:p>-3.19773771597E-13</text:p>
          </table:table-cell>
          <table:table-cell office:value-type="float" office:value="-1.6359232263E-015" calcext:value-type="float">
            <text:p>-1.6359232263E-15</text:p>
          </table:table-cell>
          <table:table-cell office:value-type="float" office:value="3.90084666757E-023" calcext:value-type="float">
            <text:p>3.90084666757E-23</text:p>
          </table:table-cell>
          <table:table-cell office:value-type="float" office:value="0.974450273082" calcext:value-type="float">
            <text:p>0.974450273082</text:p>
          </table:table-cell>
        </table:table-row>
        <table:table-row table:style-name="ro1">
          <table:table-cell office:value-type="string" calcext:value-type="string">
            <text:p>perm_108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29285982" calcext:value-type="float">
            <text:p>0.00115529285982</text:p>
          </table:table-cell>
          <table:table-cell office:value-type="float" office:value="0.000000158788990593" calcext:value-type="float">
            <text:p>1.58788990593E-07</text:p>
          </table:table-cell>
          <table:table-cell office:value-type="float" office:value="0.0000000000144603048625" calcext:value-type="float">
            <text:p>1.44603048625E-11</text:p>
          </table:table-cell>
          <table:table-cell office:value-type="float" office:value="0.0000000000120123306081" calcext:value-type="float">
            <text:p>1.20123306081E-11</text:p>
          </table:table-cell>
          <table:table-cell office:value-type="float" office:value="-1.4959737607E-022" calcext:value-type="float">
            <text:p>-1.4959737607E-22</text:p>
          </table:table-cell>
          <table:table-cell office:value-type="float" office:value="4.76484839364E-015" calcext:value-type="float">
            <text:p>4.76484839364E-15</text:p>
          </table:table-cell>
          <table:table-cell office:value-type="float" office:value="5.18183223605E-023" calcext:value-type="float">
            <text:p>5.18183223605E-23</text:p>
          </table:table-cell>
          <table:table-cell office:value-type="float" office:value="0.000000293978150339" calcext:value-type="float">
            <text:p>2.93978150339E-07</text:p>
          </table:table-cell>
          <table:table-cell office:value-type="float" office:value="-0.000000000000305996781791" calcext:value-type="float">
            <text:p>-3.05996781791E-13</text:p>
          </table:table-cell>
          <table:table-cell office:value-type="float" office:value="-1.45483293582E-015" calcext:value-type="float">
            <text:p>-1.45483293582E-15</text:p>
          </table:table-cell>
          <table:table-cell office:value-type="float" office:value="1.86227448456E-023" calcext:value-type="float">
            <text:p>1.86227448456E-23</text:p>
          </table:table-cell>
          <table:table-cell office:value-type="float" office:value="0.948627643598" calcext:value-type="float">
            <text:p>0.948627643598</text:p>
          </table:table-cell>
        </table:table-row>
        <table:table-row table:style-name="ro1">
          <table:table-cell office:value-type="string" calcext:value-type="string">
            <text:p>perm_108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21012352" calcext:value-type="float">
            <text:p>0.00115521012352</text:p>
          </table:table-cell>
          <table:table-cell office:value-type="float" office:value="0.000000157832826091" calcext:value-type="float">
            <text:p>1.57832826091E-07</text:p>
          </table:table-cell>
          <table:table-cell office:value-type="float" office:value="0.0000000000145449096715" calcext:value-type="float">
            <text:p>1.45449096715E-11</text:p>
          </table:table-cell>
          <table:table-cell office:value-type="float" office:value="0.0000000000119897377962" calcext:value-type="float">
            <text:p>1.19897377962E-11</text:p>
          </table:table-cell>
          <table:table-cell office:value-type="float" office:value="-1.49474908332E-022" calcext:value-type="float">
            <text:p>-1.49474908332E-22</text:p>
          </table:table-cell>
          <table:table-cell office:value-type="float" office:value="4.74088159662E-015" calcext:value-type="float">
            <text:p>4.74088159662E-15</text:p>
          </table:table-cell>
          <table:table-cell office:value-type="float" office:value="5.22152207485E-023" calcext:value-type="float">
            <text:p>5.22152207485E-23</text:p>
          </table:table-cell>
          <table:table-cell office:value-type="float" office:value="0.000000294169400846" calcext:value-type="float">
            <text:p>2.94169400846E-07</text:p>
          </table:table-cell>
          <table:table-cell office:value-type="float" office:value="-0.000000000000319396484414" calcext:value-type="float">
            <text:p>-3.19396484414E-13</text:p>
          </table:table-cell>
          <table:table-cell office:value-type="float" office:value="-1.45363266367E-015" calcext:value-type="float">
            <text:p>-1.45363266367E-15</text:p>
          </table:table-cell>
          <table:table-cell office:value-type="float" office:value="1.86506401485E-023" calcext:value-type="float">
            <text:p>1.86506401485E-23</text:p>
          </table:table-cell>
          <table:table-cell office:value-type="float" office:value="0.935648500034" calcext:value-type="float">
            <text:p>0.935648500034</text:p>
          </table:table-cell>
        </table:table-row>
        <table:table-row table:style-name="ro1">
          <table:table-cell office:value-type="string" calcext:value-type="string">
            <text:p>perm_108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94154477" calcext:value-type="float">
            <text:p>0.00115494154477</text:p>
          </table:table-cell>
          <table:table-cell office:value-type="float" office:value="0.0000001574460454" calcext:value-type="float">
            <text:p>1.574460454E-07</text:p>
          </table:table-cell>
          <table:table-cell office:value-type="float" office:value="0.0000000000145451392483" calcext:value-type="float">
            <text:p>1.45451392483E-11</text:p>
          </table:table-cell>
          <table:table-cell office:value-type="float" office:value="0.0000000000119942350781" calcext:value-type="float">
            <text:p>1.19942350781E-11</text:p>
          </table:table-cell>
          <table:table-cell office:value-type="float" office:value="-1.49547479755E-022" calcext:value-type="float">
            <text:p>-1.49547479755E-22</text:p>
          </table:table-cell>
          <table:table-cell office:value-type="float" office:value="4.73691681119E-015" calcext:value-type="float">
            <text:p>4.73691681119E-15</text:p>
          </table:table-cell>
          <table:table-cell office:value-type="float" office:value="5.22814061804E-023" calcext:value-type="float">
            <text:p>5.22814061804E-23</text:p>
          </table:table-cell>
          <table:table-cell office:value-type="float" office:value="0.00000029411098161" calcext:value-type="float">
            <text:p>2.9411098161E-07</text:p>
          </table:table-cell>
          <table:table-cell office:value-type="float" office:value="-0.000000000000318863021265" calcext:value-type="float">
            <text:p>-3.18863021265E-13</text:p>
          </table:table-cell>
          <table:table-cell office:value-type="float" office:value="-1.45248501242E-015" calcext:value-type="float">
            <text:p>-1.45248501242E-15</text:p>
          </table:table-cell>
          <table:table-cell office:value-type="float" office:value="1.86401285321E-023" calcext:value-type="float">
            <text:p>1.86401285321E-23</text:p>
          </table:table-cell>
          <table:table-cell office:value-type="float" office:value="0.970353007071" calcext:value-type="float">
            <text:p>0.970353007071</text:p>
          </table:table-cell>
        </table:table-row>
        <table:table-row table:style-name="ro1">
          <table:table-cell office:value-type="string" calcext:value-type="string">
            <text:p>perm_108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62298689" calcext:value-type="float">
            <text:p>0.0011562298689</text:p>
          </table:table-cell>
          <table:table-cell office:value-type="float" office:value="0.000000158179087632" calcext:value-type="float">
            <text:p>1.58179087632E-07</text:p>
          </table:table-cell>
          <table:table-cell office:value-type="float" office:value="0.0000000000146105378971" calcext:value-type="float">
            <text:p>1.46105378971E-11</text:p>
          </table:table-cell>
          <table:table-cell office:value-type="float" office:value="0.0000000000119332739817" calcext:value-type="float">
            <text:p>1.19332739817E-11</text:p>
          </table:table-cell>
          <table:table-cell office:value-type="float" office:value="-1.48685625485E-022" calcext:value-type="float">
            <text:p>-1.48685625485E-22</text:p>
          </table:table-cell>
          <table:table-cell office:value-type="float" office:value="4.72358609728E-015" calcext:value-type="float">
            <text:p>4.72358609728E-15</text:p>
          </table:table-cell>
          <table:table-cell office:value-type="float" office:value="5.21610358934E-023" calcext:value-type="float">
            <text:p>5.21610358934E-23</text:p>
          </table:table-cell>
          <table:table-cell office:value-type="float" office:value="0.000000294672105524" calcext:value-type="float">
            <text:p>2.94672105524E-07</text:p>
          </table:table-cell>
          <table:table-cell office:value-type="float" office:value="-0.000000000000334657989435" calcext:value-type="float">
            <text:p>-3.34657989435E-13</text:p>
          </table:table-cell>
          <table:table-cell office:value-type="float" office:value="-1.45727128211E-015" calcext:value-type="float">
            <text:p>-1.45727128211E-15</text:p>
          </table:table-cell>
          <table:table-cell office:value-type="float" office:value="1.85280847643E-023" calcext:value-type="float">
            <text:p>1.85280847643E-23</text:p>
          </table:table-cell>
          <table:table-cell office:value-type="float" office:value="0.931686284081" calcext:value-type="float">
            <text:p>0.931686284081</text:p>
          </table:table-cell>
        </table:table-row>
        <table:table-row table:style-name="ro1">
          <table:table-cell office:value-type="string" calcext:value-type="string">
            <text:p>perm_108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1033242" calcext:value-type="float">
            <text:p>0.0011551033242</text:p>
          </table:table-cell>
          <table:table-cell office:value-type="float" office:value="0.000000156760260703" calcext:value-type="float">
            <text:p>1.56760260703E-07</text:p>
          </table:table-cell>
          <table:table-cell office:value-type="float" office:value="0.000000000014583195784" calcext:value-type="float">
            <text:p>1.4583195784E-11</text:p>
          </table:table-cell>
          <table:table-cell office:value-type="float" office:value="0.0000000000119289131733" calcext:value-type="float">
            <text:p>1.19289131733E-11</text:p>
          </table:table-cell>
          <table:table-cell office:value-type="float" office:value="-1.48313209683E-022" calcext:value-type="float">
            <text:p>-1.48313209683E-22</text:p>
          </table:table-cell>
          <table:table-cell office:value-type="float" office:value="4.70006350364E-015" calcext:value-type="float">
            <text:p>4.70006350364E-15</text:p>
          </table:table-cell>
          <table:table-cell office:value-type="float" office:value="5.25143704361E-023" calcext:value-type="float">
            <text:p>5.25143704361E-23</text:p>
          </table:table-cell>
          <table:table-cell office:value-type="float" office:value="0.000000294375857216" calcext:value-type="float">
            <text:p>2.94375857216E-07</text:p>
          </table:table-cell>
          <table:table-cell office:value-type="float" office:value="-0.000000000000331785326338" calcext:value-type="float">
            <text:p>-3.31785326338E-13</text:p>
          </table:table-cell>
          <table:table-cell office:value-type="float" office:value="-1.4470073239E-015" calcext:value-type="float">
            <text:p>-1.4470073239E-15</text:p>
          </table:table-cell>
          <table:table-cell office:value-type="float" office:value="1.85101698648E-023" calcext:value-type="float">
            <text:p>1.85101698648E-23</text:p>
          </table:table-cell>
          <table:table-cell office:value-type="float" office:value="0.934254926012" calcext:value-type="float">
            <text:p>0.934254926012</text:p>
          </table:table-cell>
        </table:table-row>
        <table:table-row table:style-name="ro1">
          <table:table-cell office:value-type="string" calcext:value-type="string">
            <text:p>perm_144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29837754" calcext:value-type="float">
            <text:p>0.00115529837754</text:p>
          </table:table-cell>
          <table:table-cell office:value-type="float" office:value="0.000000158755313536" calcext:value-type="float">
            <text:p>1.58755313536E-07</text:p>
          </table:table-cell>
          <table:table-cell office:value-type="float" office:value="0.0000000000144778597047" calcext:value-type="float">
            <text:p>1.44778597047E-11</text:p>
          </table:table-cell>
          <table:table-cell office:value-type="float" office:value="0.0000000000120202970956" calcext:value-type="float">
            <text:p>1.20202970956E-11</text:p>
          </table:table-cell>
          <table:table-cell office:value-type="float" office:value="-1.49671047457E-022" calcext:value-type="float">
            <text:p>-1.49671047457E-22</text:p>
          </table:table-cell>
          <table:table-cell office:value-type="float" office:value="4.76684650619E-015" calcext:value-type="float">
            <text:p>4.76684650619E-15</text:p>
          </table:table-cell>
          <table:table-cell office:value-type="float" office:value="5.23782477531E-023" calcext:value-type="float">
            <text:p>5.23782477531E-23</text:p>
          </table:table-cell>
          <table:table-cell office:value-type="float" office:value="0.000000293989756904" calcext:value-type="float">
            <text:p>2.93989756904E-07</text:p>
          </table:table-cell>
          <table:table-cell office:value-type="float" office:value="-0.000000000000307195326139" calcext:value-type="float">
            <text:p>-3.07195326139E-13</text:p>
          </table:table-cell>
          <table:table-cell office:value-type="float" office:value="-1.51166270245E-015" calcext:value-type="float">
            <text:p>-1.51166270245E-15</text:p>
          </table:table-cell>
          <table:table-cell office:value-type="float" office:value="3.9238960253E-023" calcext:value-type="float">
            <text:p>3.9238960253E-23</text:p>
          </table:table-cell>
          <table:table-cell office:value-type="float" office:value="0.746331825508" calcext:value-type="float">
            <text:p>0.746331825508</text:p>
          </table:table-cell>
        </table:table-row>
        <table:table-row table:style-name="ro1">
          <table:table-cell office:value-type="string" calcext:value-type="string">
            <text:p>perm_144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14182515" calcext:value-type="float">
            <text:p>0.00115514182515</text:p>
          </table:table-cell>
          <table:table-cell office:value-type="float" office:value="0.000000157817192247" calcext:value-type="float">
            <text:p>1.57817192247E-07</text:p>
          </table:table-cell>
          <table:table-cell office:value-type="float" office:value="0.0000000000145339039652" calcext:value-type="float">
            <text:p>1.45339039652E-11</text:p>
          </table:table-cell>
          <table:table-cell office:value-type="float" office:value="0.000000000011985067232" calcext:value-type="float">
            <text:p>1.1985067232E-11</text:p>
          </table:table-cell>
          <table:table-cell office:value-type="float" office:value="-1.49301471365E-022" calcext:value-type="float">
            <text:p>-1.49301471365E-22</text:p>
          </table:table-cell>
          <table:table-cell office:value-type="float" office:value="4.7387838992E-015" calcext:value-type="float">
            <text:p>4.7387838992E-15</text:p>
          </table:table-cell>
          <table:table-cell office:value-type="float" office:value="5.22495526437E-023" calcext:value-type="float">
            <text:p>5.22495526437E-23</text:p>
          </table:table-cell>
          <table:table-cell office:value-type="float" office:value="0.000000294133860993" calcext:value-type="float">
            <text:p>2.94133860993E-07</text:p>
          </table:table-cell>
          <table:table-cell office:value-type="float" office:value="-0.000000000000318604591653" calcext:value-type="float">
            <text:p>-3.18604591653E-13</text:p>
          </table:table-cell>
          <table:table-cell office:value-type="float" office:value="-1.51311679723E-015" calcext:value-type="float">
            <text:p>-1.51311679723E-15</text:p>
          </table:table-cell>
          <table:table-cell office:value-type="float" office:value="3.91547929389E-023" calcext:value-type="float">
            <text:p>3.91547929389E-23</text:p>
          </table:table-cell>
          <table:table-cell office:value-type="float" office:value="0.752673686233" calcext:value-type="float">
            <text:p>0.752673686233</text:p>
          </table:table-cell>
        </table:table-row>
        <table:table-row table:style-name="ro1">
          <table:table-cell office:value-type="string" calcext:value-type="string">
            <text:p>perm_144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94034697" calcext:value-type="float">
            <text:p>0.00115494034697</text:p>
          </table:table-cell>
          <table:table-cell office:value-type="float" office:value="0.000000157446217212" calcext:value-type="float">
            <text:p>1.57446217212E-07</text:p>
          </table:table-cell>
          <table:table-cell office:value-type="float" office:value="0.0000000000145474463424" calcext:value-type="float">
            <text:p>1.45474463424E-11</text:p>
          </table:table-cell>
          <table:table-cell office:value-type="float" office:value="0.0000000000119924053757" calcext:value-type="float">
            <text:p>1.19924053757E-11</text:p>
          </table:table-cell>
          <table:table-cell office:value-type="float" office:value="-1.49525336918E-022" calcext:value-type="float">
            <text:p>-1.49525336918E-22</text:p>
          </table:table-cell>
          <table:table-cell office:value-type="float" office:value="4.73627586754E-015" calcext:value-type="float">
            <text:p>4.73627586754E-15</text:p>
          </table:table-cell>
          <table:table-cell office:value-type="float" office:value="5.22729634447E-023" calcext:value-type="float">
            <text:p>5.22729634447E-23</text:p>
          </table:table-cell>
          <table:table-cell office:value-type="float" office:value="0.000000294110246962" calcext:value-type="float">
            <text:p>2.94110246962E-07</text:p>
          </table:table-cell>
          <table:table-cell office:value-type="float" office:value="-0.000000000000319380120841" calcext:value-type="float">
            <text:p>-3.19380120841E-13</text:p>
          </table:table-cell>
          <table:table-cell office:value-type="float" office:value="-1.51286548194E-015" calcext:value-type="float">
            <text:p>-1.51286548194E-15</text:p>
          </table:table-cell>
          <table:table-cell office:value-type="float" office:value="3.92109884309E-023" calcext:value-type="float">
            <text:p>3.92109884309E-23</text:p>
          </table:table-cell>
          <table:table-cell office:value-type="float" office:value="0.755604862402" calcext:value-type="float">
            <text:p>0.755604862402</text:p>
          </table:table-cell>
        </table:table-row>
        <table:table-row table:style-name="ro1">
          <table:table-cell office:value-type="string" calcext:value-type="string">
            <text:p>perm_144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661412106" calcext:value-type="float">
            <text:p>0.00115661412106</text:p>
          </table:table-cell>
          <table:table-cell office:value-type="float" office:value="0.000000158269258828" calcext:value-type="float">
            <text:p>1.58269258828E-07</text:p>
          </table:table-cell>
          <table:table-cell office:value-type="float" office:value="0.0000000000146105812594" calcext:value-type="float">
            <text:p>1.46105812594E-11</text:p>
          </table:table-cell>
          <table:table-cell office:value-type="float" office:value="0.000000000011924618438" calcext:value-type="float">
            <text:p>1.1924618438E-11</text:p>
          </table:table-cell>
          <table:table-cell office:value-type="float" office:value="-1.48878240934E-022" calcext:value-type="float">
            <text:p>-1.48878240934E-22</text:p>
          </table:table-cell>
          <table:table-cell office:value-type="float" office:value="4.72228235415E-015" calcext:value-type="float">
            <text:p>4.72228235415E-15</text:p>
          </table:table-cell>
          <table:table-cell office:value-type="float" office:value="5.10837077039E-023" calcext:value-type="float">
            <text:p>5.10837077039E-23</text:p>
          </table:table-cell>
          <table:table-cell office:value-type="float" office:value="0.000000294871741549" calcext:value-type="float">
            <text:p>2.94871741549E-07</text:p>
          </table:table-cell>
          <table:table-cell office:value-type="float" office:value="-0.000000000000335745352687" calcext:value-type="float">
            <text:p>-3.35745352687E-13</text:p>
          </table:table-cell>
          <table:table-cell office:value-type="float" office:value="-1.52100350821E-015" calcext:value-type="float">
            <text:p>-1.52100350821E-15</text:p>
          </table:table-cell>
          <table:table-cell office:value-type="float" office:value="3.9023604657E-023" calcext:value-type="float">
            <text:p>3.9023604657E-23</text:p>
          </table:table-cell>
          <table:table-cell office:value-type="float" office:value="0.757045429436" calcext:value-type="float">
            <text:p>0.757045429436</text:p>
          </table:table-cell>
        </table:table-row>
        <table:table-row table:style-name="ro1">
          <table:table-cell office:value-type="string" calcext:value-type="string">
            <text:p>perm_144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20397283" calcext:value-type="float">
            <text:p>0.00115520397283</text:p>
          </table:table-cell>
          <table:table-cell office:value-type="float" office:value="0.000000156804921535" calcext:value-type="float">
            <text:p>1.56804921535E-07</text:p>
          </table:table-cell>
          <table:table-cell office:value-type="float" office:value="0.0000000000145495647323" calcext:value-type="float">
            <text:p>1.45495647323E-11</text:p>
          </table:table-cell>
          <table:table-cell office:value-type="float" office:value="0.0000000000119489206499" calcext:value-type="float">
            <text:p>1.19489206499E-11</text:p>
          </table:table-cell>
          <table:table-cell office:value-type="float" office:value="-1.48510564982E-022" calcext:value-type="float">
            <text:p>-1.48510564982E-22</text:p>
          </table:table-cell>
          <table:table-cell office:value-type="float" office:value="4.70879419134E-015" calcext:value-type="float">
            <text:p>4.70879419134E-15</text:p>
          </table:table-cell>
          <table:table-cell office:value-type="float" office:value="5.2598192504E-023" calcext:value-type="float">
            <text:p>5.2598192504E-23</text:p>
          </table:table-cell>
          <table:table-cell office:value-type="float" office:value="0.000000294422824326" calcext:value-type="float">
            <text:p>2.94422824326E-07</text:p>
          </table:table-cell>
          <table:table-cell office:value-type="float" office:value="-0.00000000000032508051029" calcext:value-type="float">
            <text:p>-3.2508051029E-13</text:p>
          </table:table-cell>
          <table:table-cell office:value-type="float" office:value="-1.51127983998E-015" calcext:value-type="float">
            <text:p>-1.51127983998E-15</text:p>
          </table:table-cell>
          <table:table-cell office:value-type="float" office:value="3.89838365831E-023" calcext:value-type="float">
            <text:p>3.89838365831E-23</text:p>
          </table:table-cell>
          <table:table-cell office:value-type="float" office:value="0.781488237875" calcext:value-type="float">
            <text:p>0.781488237875</text:p>
          </table:table-cell>
        </table:table-row>
        <table:table-row table:style-name="ro1">
          <table:table-cell office:value-type="string" calcext:value-type="string">
            <text:p>perm_180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87130194" calcext:value-type="float">
            <text:p>0.00115487130194</text:p>
          </table:table-cell>
          <table:table-cell office:value-type="float" office:value="0.000000158768377765" calcext:value-type="float">
            <text:p>1.58768377765E-07</text:p>
          </table:table-cell>
          <table:table-cell office:value-type="float" office:value="0.0000000000144842483705" calcext:value-type="float">
            <text:p>1.44842483705E-11</text:p>
          </table:table-cell>
          <table:table-cell office:value-type="float" office:value="0.0000000000120062716131" calcext:value-type="float">
            <text:p>1.20062716131E-11</text:p>
          </table:table-cell>
          <table:table-cell office:value-type="float" office:value="-1.49463885688E-022" calcext:value-type="float">
            <text:p>-1.49463885688E-22</text:p>
          </table:table-cell>
          <table:table-cell office:value-type="float" office:value="4.76157998369E-015" calcext:value-type="float">
            <text:p>4.76157998369E-15</text:p>
          </table:table-cell>
          <table:table-cell office:value-type="float" office:value="5.22359194465E-023" calcext:value-type="float">
            <text:p>5.22359194465E-23</text:p>
          </table:table-cell>
          <table:table-cell office:value-type="float" office:value="0.000000293739836572" calcext:value-type="float">
            <text:p>2.93739836572E-07</text:p>
          </table:table-cell>
          <table:table-cell office:value-type="float" office:value="-0.000000000000309747094674" calcext:value-type="float">
            <text:p>-3.09747094674E-13</text:p>
          </table:table-cell>
          <table:table-cell office:value-type="float" office:value="-1.63865002414E-015" calcext:value-type="float">
            <text:p>-1.63865002414E-15</text:p>
          </table:table-cell>
          <table:table-cell office:value-type="float" office:value="3.88306928439E-023" calcext:value-type="float">
            <text:p>3.88306928439E-23</text:p>
          </table:table-cell>
          <table:table-cell office:value-type="float" office:value="0.948744796899" calcext:value-type="float">
            <text:p>0.948744796899</text:p>
          </table:table-cell>
        </table:table-row>
        <table:table-row table:style-name="ro1">
          <table:table-cell office:value-type="string" calcext:value-type="string">
            <text:p>perm_180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06856273" calcext:value-type="float">
            <text:p>0.00115506856273</text:p>
          </table:table-cell>
          <table:table-cell office:value-type="float" office:value="0.000000157684041624" calcext:value-type="float">
            <text:p>1.57684041624E-07</text:p>
          </table:table-cell>
          <table:table-cell office:value-type="float" office:value="0.0000000000145876317454" calcext:value-type="float">
            <text:p>1.45876317454E-11</text:p>
          </table:table-cell>
          <table:table-cell office:value-type="float" office:value="0.0000000000119609794711" calcext:value-type="float">
            <text:p>1.19609794711E-11</text:p>
          </table:table-cell>
          <table:table-cell office:value-type="float" office:value="-1.49065288543E-022" calcext:value-type="float">
            <text:p>-1.49065288543E-22</text:p>
          </table:table-cell>
          <table:table-cell office:value-type="float" office:value="4.72726778564E-015" calcext:value-type="float">
            <text:p>4.72726778564E-15</text:p>
          </table:table-cell>
          <table:table-cell office:value-type="float" office:value="5.23628145972E-023" calcext:value-type="float">
            <text:p>5.23628145972E-23</text:p>
          </table:table-cell>
          <table:table-cell office:value-type="float" office:value="0.000000294124835748" calcext:value-type="float">
            <text:p>2.94124835748E-07</text:p>
          </table:table-cell>
          <table:table-cell office:value-type="float" office:value="-0.000000000000328331534293" calcext:value-type="float">
            <text:p>-3.28331534293E-13</text:p>
          </table:table-cell>
          <table:table-cell office:value-type="float" office:value="-1.64409229156E-015" calcext:value-type="float">
            <text:p>-1.64409229156E-15</text:p>
          </table:table-cell>
          <table:table-cell office:value-type="float" office:value="3.87434708485E-023" calcext:value-type="float">
            <text:p>3.87434708485E-23</text:p>
          </table:table-cell>
          <table:table-cell office:value-type="float" office:value="1.04625605594" calcext:value-type="float">
            <text:p>1.04625605594</text:p>
          </table:table-cell>
        </table:table-row>
        <table:table-row table:style-name="ro1">
          <table:table-cell office:value-type="string" calcext:value-type="string">
            <text:p>perm_180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8704416" calcext:value-type="float">
            <text:p>0.0011548704416</text:p>
          </table:table-cell>
          <table:table-cell office:value-type="float" office:value="0.000000157453686382" calcext:value-type="float">
            <text:p>1.57453686382E-07</text:p>
          </table:table-cell>
          <table:table-cell office:value-type="float" office:value="0.0000000000145800711751" calcext:value-type="float">
            <text:p>1.45800711751E-11</text:p>
          </table:table-cell>
          <table:table-cell office:value-type="float" office:value="0.0000000000119818927378" calcext:value-type="float">
            <text:p>1.19818927378E-11</text:p>
          </table:table-cell>
          <table:table-cell office:value-type="float" office:value="-1.49464851137E-022" calcext:value-type="float">
            <text:p>-1.49464851137E-22</text:p>
          </table:table-cell>
          <table:table-cell office:value-type="float" office:value="4.73210715891E-015" calcext:value-type="float">
            <text:p>4.73210715891E-15</text:p>
          </table:table-cell>
          <table:table-cell office:value-type="float" office:value="5.23521063487E-023" calcext:value-type="float">
            <text:p>5.23521063487E-23</text:p>
          </table:table-cell>
          <table:table-cell office:value-type="float" office:value="0.000000294068012624" calcext:value-type="float">
            <text:p>2.94068012624E-07</text:p>
          </table:table-cell>
          <table:table-cell office:value-type="float" office:value="-0.00000000000032477230466" calcext:value-type="float">
            <text:p>-3.2477230466E-13</text:p>
          </table:table-cell>
          <table:table-cell office:value-type="float" office:value="-1.64206901227E-015" calcext:value-type="float">
            <text:p>-1.64206901227E-15</text:p>
          </table:table-cell>
          <table:table-cell office:value-type="float" office:value="3.88376195261E-023" calcext:value-type="float">
            <text:p>3.88376195261E-23</text:p>
          </table:table-cell>
          <table:table-cell office:value-type="float" office:value="1.08282489185" calcext:value-type="float">
            <text:p>1.08282489185</text:p>
          </table:table-cell>
        </table:table-row>
        <table:table-row table:style-name="ro1">
          <table:table-cell office:value-type="string" calcext:value-type="string">
            <text:p>perm_180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99437646" calcext:value-type="float">
            <text:p>0.00115599437646</text:p>
          </table:table-cell>
          <table:table-cell office:value-type="float" office:value="0.000000158506473173" calcext:value-type="float">
            <text:p>1.58506473173E-07</text:p>
          </table:table-cell>
          <table:table-cell office:value-type="float" office:value="0.0000000000146906862098" calcext:value-type="float">
            <text:p>1.46906862098E-11</text:p>
          </table:table-cell>
          <table:table-cell office:value-type="float" office:value="0.0000000000119691152469" calcext:value-type="float">
            <text:p>1.19691152469E-11</text:p>
          </table:table-cell>
          <table:table-cell office:value-type="float" office:value="-1.49848678924E-022" calcext:value-type="float">
            <text:p>-1.49848678924E-22</text:p>
          </table:table-cell>
          <table:table-cell office:value-type="float" office:value="4.74290097179E-015" calcext:value-type="float">
            <text:p>4.74290097179E-15</text:p>
          </table:table-cell>
          <table:table-cell office:value-type="float" office:value="5.23008313481E-023" calcext:value-type="float">
            <text:p>5.23008313481E-23</text:p>
          </table:table-cell>
          <table:table-cell office:value-type="float" office:value="0.00000029445413131" calcext:value-type="float">
            <text:p>2.9445413131E-07</text:p>
          </table:table-cell>
          <table:table-cell office:value-type="float" office:value="-0.000000000000340196370366" calcext:value-type="float">
            <text:p>-3.40196370366E-13</text:p>
          </table:table-cell>
          <table:table-cell office:value-type="float" office:value="-1.65549751904E-015" calcext:value-type="float">
            <text:p>-1.65549751904E-15</text:p>
          </table:table-cell>
          <table:table-cell office:value-type="float" office:value="3.89247345444E-023" calcext:value-type="float">
            <text:p>3.89247345444E-23</text:p>
          </table:table-cell>
          <table:table-cell office:value-type="float" office:value="0.973489328288" calcext:value-type="float">
            <text:p>0.973489328288</text:p>
          </table:table-cell>
        </table:table-row>
        <table:table-row table:style-name="ro1">
          <table:table-cell office:value-type="string" calcext:value-type="string">
            <text:p>perm_180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6815814" calcext:value-type="float">
            <text:p>0.0011546815814</text:p>
          </table:table-cell>
          <table:table-cell office:value-type="float" office:value="0.000000156642319603" calcext:value-type="float">
            <text:p>1.56642319603E-07</text:p>
          </table:table-cell>
          <table:table-cell office:value-type="float" office:value="0.0000000000145731497912" calcext:value-type="float">
            <text:p>1.45731497912E-11</text:p>
          </table:table-cell>
          <table:table-cell office:value-type="float" office:value="0.0000000000120149596184" calcext:value-type="float">
            <text:p>1.20149596184E-11</text:p>
          </table:table-cell>
          <table:table-cell office:value-type="float" office:value="-1.50287427183E-022" calcext:value-type="float">
            <text:p>-1.50287427183E-22</text:p>
          </table:table-cell>
          <table:table-cell office:value-type="float" office:value="4.73381624859E-015" calcext:value-type="float">
            <text:p>4.73381624859E-15</text:p>
          </table:table-cell>
          <table:table-cell office:value-type="float" office:value="5.18689628871E-023" calcext:value-type="float">
            <text:p>5.18689628871E-23</text:p>
          </table:table-cell>
          <table:table-cell office:value-type="float" office:value="0.000000294161808707" calcext:value-type="float">
            <text:p>2.94161808707E-07</text:p>
          </table:table-cell>
          <table:table-cell office:value-type="float" office:value="-0.000000000000319773771594" calcext:value-type="float">
            <text:p>-3.19773771594E-13</text:p>
          </table:table-cell>
          <table:table-cell office:value-type="float" office:value="-1.63592322629E-015" calcext:value-type="float">
            <text:p>-1.63592322629E-15</text:p>
          </table:table-cell>
          <table:table-cell office:value-type="float" office:value="3.9008466706E-023" calcext:value-type="float">
            <text:p>3.9008466706E-23</text:p>
          </table:table-cell>
          <table:table-cell office:value-type="float" office:value="0.974450273082" calcext:value-type="float">
            <text:p>0.974450273082</text:p>
          </table:table-cell>
        </table:table-row>
        <table:table-row table:style-name="ro1">
          <table:table-cell office:value-type="string" calcext:value-type="string">
            <text:p>perm_216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36274612" calcext:value-type="float">
            <text:p>0.00115536274612</text:p>
          </table:table-cell>
          <table:table-cell office:value-type="float" office:value="0.000000158832907306" calcext:value-type="float">
            <text:p>1.58832907306E-07</text:p>
          </table:table-cell>
          <table:table-cell office:value-type="float" office:value="0.000000000014522342211" calcext:value-type="float">
            <text:p>1.4522342211E-11</text:p>
          </table:table-cell>
          <table:table-cell office:value-type="float" office:value="0.000000000011970187557" calcext:value-type="float">
            <text:p>1.1970187557E-11</text:p>
          </table:table-cell>
          <table:table-cell office:value-type="float" office:value="-1.48946653701E-022" calcext:value-type="float">
            <text:p>-1.48946653701E-22</text:p>
          </table:table-cell>
          <table:table-cell office:value-type="float" office:value="4.74817016018E-015" calcext:value-type="float">
            <text:p>4.74817016018E-15</text:p>
          </table:table-cell>
          <table:table-cell office:value-type="float" office:value="5.21817312696E-023" calcext:value-type="float">
            <text:p>5.21817312696E-23</text:p>
          </table:table-cell>
          <table:table-cell office:value-type="float" office:value="0.000000294007541956" calcext:value-type="float">
            <text:p>2.94007541956E-07</text:p>
          </table:table-cell>
          <table:table-cell office:value-type="float" office:value="-0.000000000000319019331756" calcext:value-type="float">
            <text:p>-3.19019331756E-13</text:p>
          </table:table-cell>
          <table:table-cell office:value-type="float" office:value="-2.98214545383E-016" calcext:value-type="float">
            <text:p>-2.98214545383E-16</text:p>
          </table:table-cell>
          <table:table-cell office:value-type="float" office:value="3.89908160803E-023" calcext:value-type="float">
            <text:p>3.89908160803E-23</text:p>
          </table:table-cell>
          <table:table-cell office:value-type="float" office:value="0.714373499854" calcext:value-type="float">
            <text:p>0.714373499854</text:p>
          </table:table-cell>
        </table:table-row>
        <table:table-row table:style-name="ro1">
          <table:table-cell office:value-type="string" calcext:value-type="string">
            <text:p>perm_216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12046798" calcext:value-type="float">
            <text:p>0.00115512046798</text:p>
          </table:table-cell>
          <table:table-cell office:value-type="float" office:value="0.000000157794789634" calcext:value-type="float">
            <text:p>1.57794789634E-07</text:p>
          </table:table-cell>
          <table:table-cell office:value-type="float" office:value="0.0000000000145233372604" calcext:value-type="float">
            <text:p>1.45233372604E-11</text:p>
          </table:table-cell>
          <table:table-cell office:value-type="float" office:value="0.0000000000119864515609" calcext:value-type="float">
            <text:p>1.19864515609E-11</text:p>
          </table:table-cell>
          <table:table-cell office:value-type="float" office:value="-1.49331886434E-022" calcext:value-type="float">
            <text:p>-1.49331886434E-22</text:p>
          </table:table-cell>
          <table:table-cell office:value-type="float" office:value="4.73917421662E-015" calcext:value-type="float">
            <text:p>4.73917421662E-15</text:p>
          </table:table-cell>
          <table:table-cell office:value-type="float" office:value="5.20711667123E-023" calcext:value-type="float">
            <text:p>5.20711667123E-23</text:p>
          </table:table-cell>
          <table:table-cell office:value-type="float" office:value="0.000000294127126479" calcext:value-type="float">
            <text:p>2.94127126479E-07</text:p>
          </table:table-cell>
          <table:table-cell office:value-type="float" office:value="-0.00000000000031711071244" calcext:value-type="float">
            <text:p>-3.1711071244E-13</text:p>
          </table:table-cell>
          <table:table-cell office:value-type="float" office:value="-2.9528459553E-016" calcext:value-type="float">
            <text:p>-2.9528459553E-16</text:p>
          </table:table-cell>
          <table:table-cell office:value-type="float" office:value="3.90783550154E-023" calcext:value-type="float">
            <text:p>3.90783550154E-23</text:p>
          </table:table-cell>
          <table:table-cell office:value-type="float" office:value="0.773965416112" calcext:value-type="float">
            <text:p>0.773965416112</text:p>
          </table:table-cell>
        </table:table-row>
        <table:table-row table:style-name="ro1">
          <table:table-cell office:value-type="string" calcext:value-type="string">
            <text:p>perm_216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94602749" calcext:value-type="float">
            <text:p>0.00115494602749</text:p>
          </table:table-cell>
          <table:table-cell office:value-type="float" office:value="0.000000157440622186" calcext:value-type="float">
            <text:p>1.57440622186E-07</text:p>
          </table:table-cell>
          <table:table-cell office:value-type="float" office:value="0.0000000000145528089843" calcext:value-type="float">
            <text:p>1.45528089843E-11</text:p>
          </table:table-cell>
          <table:table-cell office:value-type="float" office:value="0.000000000011992079811" calcext:value-type="float">
            <text:p>1.1992079811E-11</text:p>
          </table:table-cell>
          <table:table-cell office:value-type="float" office:value="-1.49561286836E-022" calcext:value-type="float">
            <text:p>-1.49561286836E-22</text:p>
          </table:table-cell>
          <table:table-cell office:value-type="float" office:value="4.73611703623E-015" calcext:value-type="float">
            <text:p>4.73611703623E-15</text:p>
          </table:table-cell>
          <table:table-cell office:value-type="float" office:value="5.22390228696E-023" calcext:value-type="float">
            <text:p>5.22390228696E-23</text:p>
          </table:table-cell>
          <table:table-cell office:value-type="float" office:value="0.000000294114926055" calcext:value-type="float">
            <text:p>2.94114926055E-07</text:p>
          </table:table-cell>
          <table:table-cell office:value-type="float" office:value="-0.000000000000320091146672" calcext:value-type="float">
            <text:p>-3.20091146672E-13</text:p>
          </table:table-cell>
          <table:table-cell office:value-type="float" office:value="-2.93577507593E-016" calcext:value-type="float">
            <text:p>-2.93577507593E-16</text:p>
          </table:table-cell>
          <table:table-cell office:value-type="float" office:value="3.91461479102E-023" calcext:value-type="float">
            <text:p>3.91461479102E-23</text:p>
          </table:table-cell>
          <table:table-cell office:value-type="float" office:value="0.776074771022" calcext:value-type="float">
            <text:p>0.776074771022</text:p>
          </table:table-cell>
        </table:table-row>
        <table:table-row table:style-name="ro1">
          <table:table-cell office:value-type="string" calcext:value-type="string">
            <text:p>perm_216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646430989" calcext:value-type="float">
            <text:p>0.00115646430989</text:p>
          </table:table-cell>
          <table:table-cell office:value-type="float" office:value="0.000000158302742425" calcext:value-type="float">
            <text:p>1.58302742425E-07</text:p>
          </table:table-cell>
          <table:table-cell office:value-type="float" office:value="0.0000000000145054356822" calcext:value-type="float">
            <text:p>1.45054356822E-11</text:p>
          </table:table-cell>
          <table:table-cell office:value-type="float" office:value="0.000000000011977693672" calcext:value-type="float">
            <text:p>1.1977693672E-11</text:p>
          </table:table-cell>
          <table:table-cell office:value-type="float" office:value="-1.49158669906E-022" calcext:value-type="float">
            <text:p>-1.49158669906E-22</text:p>
          </table:table-cell>
          <table:table-cell office:value-type="float" office:value="4.74375954571E-015" calcext:value-type="float">
            <text:p>4.74375954571E-15</text:p>
          </table:table-cell>
          <table:table-cell office:value-type="float" office:value="5.17451881916E-023" calcext:value-type="float">
            <text:p>5.17451881916E-23</text:p>
          </table:table-cell>
          <table:table-cell office:value-type="float" office:value="0.000000294776739403" calcext:value-type="float">
            <text:p>2.94776739403E-07</text:p>
          </table:table-cell>
          <table:table-cell office:value-type="float" office:value="-0.00000000000031596775128" calcext:value-type="float">
            <text:p>-3.1596775128E-13</text:p>
          </table:table-cell>
          <table:table-cell office:value-type="float" office:value="-2.95902363883E-016" calcext:value-type="float">
            <text:p>-2.95902363883E-16</text:p>
          </table:table-cell>
          <table:table-cell office:value-type="float" office:value="3.90209139375E-023" calcext:value-type="float">
            <text:p>3.90209139375E-23</text:p>
          </table:table-cell>
          <table:table-cell office:value-type="float" office:value="0.731930601506" calcext:value-type="float">
            <text:p>0.731930601506</text:p>
          </table:table-cell>
        </table:table-row>
        <table:table-row table:style-name="ro1">
          <table:table-cell office:value-type="string" calcext:value-type="string">
            <text:p>perm_216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9679997" calcext:value-type="float">
            <text:p>0.0011549679997</text:p>
          </table:table-cell>
          <table:table-cell office:value-type="float" office:value="0.000000156669192361" calcext:value-type="float">
            <text:p>1.56669192361E-07</text:p>
          </table:table-cell>
          <table:table-cell office:value-type="float" office:value="0.0000000000144954947086" calcext:value-type="float">
            <text:p>1.44954947086E-11</text:p>
          </table:table-cell>
          <table:table-cell office:value-type="float" office:value="0.0000000000119572458713" calcext:value-type="float">
            <text:p>1.19572458713E-11</text:p>
          </table:table-cell>
          <table:table-cell office:value-type="float" office:value="-1.48413936998E-022" calcext:value-type="float">
            <text:p>-1.48413936998E-22</text:p>
          </table:table-cell>
          <table:table-cell office:value-type="float" office:value="4.70983352451E-015" calcext:value-type="float">
            <text:p>4.70983352451E-15</text:p>
          </table:table-cell>
          <table:table-cell office:value-type="float" office:value="5.2485638543E-023" calcext:value-type="float">
            <text:p>5.2485638543E-23</text:p>
          </table:table-cell>
          <table:table-cell office:value-type="float" office:value="0.00000029432047199" calcext:value-type="float">
            <text:p>2.9432047199E-07</text:p>
          </table:table-cell>
          <table:table-cell office:value-type="float" office:value="-0.000000000000317281104667" calcext:value-type="float">
            <text:p>-3.17281104667E-13</text:p>
          </table:table-cell>
          <table:table-cell office:value-type="float" office:value="-2.9203084645E-016" calcext:value-type="float">
            <text:p>-2.9203084645E-16</text:p>
          </table:table-cell>
          <table:table-cell office:value-type="float" office:value="3.88681776315E-023" calcext:value-type="float">
            <text:p>3.88681776315E-23</text:p>
          </table:table-cell>
          <table:table-cell office:value-type="float" office:value="0.748205768136" calcext:value-type="float">
            <text:p>0.748205768136</text:p>
          </table:table-cell>
        </table:table-row>
        <table:table-row table:style-name="ro1">
          <table:table-cell office:value-type="string" calcext:value-type="string">
            <text:p>perm_252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47933771" calcext:value-type="float">
            <text:p>0.00115547933771</text:p>
          </table:table-cell>
          <table:table-cell office:value-type="float" office:value="0.000000158870103115" calcext:value-type="float">
            <text:p>1.58870103115E-07</text:p>
          </table:table-cell>
          <table:table-cell office:value-type="float" office:value="0.0000000000144764288151" calcext:value-type="float">
            <text:p>1.44764288151E-11</text:p>
          </table:table-cell>
          <table:table-cell office:value-type="float" office:value="0.000000000012020986594" calcext:value-type="float">
            <text:p>1.2020986594E-11</text:p>
          </table:table-cell>
          <table:table-cell office:value-type="float" office:value="-1.49506578737E-022" calcext:value-type="float">
            <text:p>-1.49506578737E-22</text:p>
          </table:table-cell>
          <table:table-cell office:value-type="float" office:value="4.76871772142E-015" calcext:value-type="float">
            <text:p>4.76871772142E-15</text:p>
          </table:table-cell>
          <table:table-cell office:value-type="float" office:value="5.28632944341E-023" calcext:value-type="float">
            <text:p>5.28632944341E-23</text:p>
          </table:table-cell>
          <table:table-cell office:value-type="float" office:value="0.000000294065599192" calcext:value-type="float">
            <text:p>2.94065599192E-07</text:p>
          </table:table-cell>
          <table:table-cell office:value-type="float" office:value="-0.000000000000306930277647" calcext:value-type="float">
            <text:p>-3.06930277647E-13</text:p>
          </table:table-cell>
          <table:table-cell office:value-type="float" office:value="-3.29433238333E-015" calcext:value-type="float">
            <text:p>-3.29433238333E-15</text:p>
          </table:table-cell>
          <table:table-cell office:value-type="float" office:value="2.24949980565E-023" calcext:value-type="float">
            <text:p>2.24949980565E-23</text:p>
          </table:table-cell>
          <table:table-cell office:value-type="float" office:value="0.93277006565" calcext:value-type="float">
            <text:p>0.93277006565</text:p>
          </table:table-cell>
        </table:table-row>
        <table:table-row table:style-name="ro1">
          <table:table-cell office:value-type="string" calcext:value-type="string">
            <text:p>perm_252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18404754" calcext:value-type="float">
            <text:p>0.00115518404754</text:p>
          </table:table-cell>
          <table:table-cell office:value-type="float" office:value="0.000000157836940807" calcext:value-type="float">
            <text:p>1.57836940807E-07</text:p>
          </table:table-cell>
          <table:table-cell office:value-type="float" office:value="0.0000000000145479955651" calcext:value-type="float">
            <text:p>1.45479955651E-11</text:p>
          </table:table-cell>
          <table:table-cell office:value-type="float" office:value="0.0000000000119842589882" calcext:value-type="float">
            <text:p>1.19842589882E-11</text:p>
          </table:table-cell>
          <table:table-cell office:value-type="float" office:value="-1.49404804121E-022" calcext:value-type="float">
            <text:p>-1.49404804121E-22</text:p>
          </table:table-cell>
          <table:table-cell office:value-type="float" office:value="4.73889839219E-015" calcext:value-type="float">
            <text:p>4.73889839219E-15</text:p>
          </table:table-cell>
          <table:table-cell office:value-type="float" office:value="5.21377260799E-023" calcext:value-type="float">
            <text:p>5.21377260799E-23</text:p>
          </table:table-cell>
          <table:table-cell office:value-type="float" office:value="0.000000294153310719" calcext:value-type="float">
            <text:p>2.94153310719E-07</text:p>
          </table:table-cell>
          <table:table-cell office:value-type="float" office:value="-0.00000000000032046707212" calcext:value-type="float">
            <text:p>-3.2046707212E-13</text:p>
          </table:table-cell>
          <table:table-cell office:value-type="float" office:value="-3.29882123474E-015" calcext:value-type="float">
            <text:p>-3.29882123474E-15</text:p>
          </table:table-cell>
          <table:table-cell office:value-type="float" office:value="2.24260851652E-023" calcext:value-type="float">
            <text:p>2.24260851652E-23</text:p>
          </table:table-cell>
          <table:table-cell office:value-type="float" office:value="0.952671274373" calcext:value-type="float">
            <text:p>0.952671274373</text:p>
          </table:table-cell>
        </table:table-row>
        <table:table-row table:style-name="ro1">
          <table:table-cell office:value-type="string" calcext:value-type="string">
            <text:p>perm_252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93203375" calcext:value-type="float">
            <text:p>0.00115493203375</text:p>
          </table:table-cell>
          <table:table-cell office:value-type="float" office:value="0.000000157429629026" calcext:value-type="float">
            <text:p>1.57429629026E-07</text:p>
          </table:table-cell>
          <table:table-cell office:value-type="float" office:value="0.0000000000145515222147" calcext:value-type="float">
            <text:p>1.45515222147E-11</text:p>
          </table:table-cell>
          <table:table-cell office:value-type="float" office:value="0.0000000000119906367763" calcext:value-type="float">
            <text:p>1.19906367763E-11</text:p>
          </table:table-cell>
          <table:table-cell office:value-type="float" office:value="-1.49513155612E-022" calcext:value-type="float">
            <text:p>-1.49513155612E-22</text:p>
          </table:table-cell>
          <table:table-cell office:value-type="float" office:value="4.73534968821E-015" calcext:value-type="float">
            <text:p>4.73534968821E-15</text:p>
          </table:table-cell>
          <table:table-cell office:value-type="float" office:value="5.22688527181E-023" calcext:value-type="float">
            <text:p>5.22688527181E-23</text:p>
          </table:table-cell>
          <table:table-cell office:value-type="float" office:value="0.00000029410959339" calcext:value-type="float">
            <text:p>2.9410959339E-07</text:p>
          </table:table-cell>
          <table:table-cell office:value-type="float" office:value="-0.00000000000032011067979" calcext:value-type="float">
            <text:p>-3.2011067979E-13</text:p>
          </table:table-cell>
          <table:table-cell office:value-type="float" office:value="-3.29841016529E-015" calcext:value-type="float">
            <text:p>-3.29841016529E-15</text:p>
          </table:table-cell>
          <table:table-cell office:value-type="float" office:value="2.24548885722E-023" calcext:value-type="float">
            <text:p>2.24548885722E-23</text:p>
          </table:table-cell>
          <table:table-cell office:value-type="float" office:value="0.980567802341" calcext:value-type="float">
            <text:p>0.980567802341</text:p>
          </table:table-cell>
        </table:table-row>
        <table:table-row table:style-name="ro1">
          <table:table-cell office:value-type="string" calcext:value-type="string">
            <text:p>perm_252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640320928" calcext:value-type="float">
            <text:p>0.00115640320928</text:p>
          </table:table-cell>
          <table:table-cell office:value-type="float" office:value="0.00000015816247517" calcext:value-type="float">
            <text:p>1.5816247517E-07</text:p>
          </table:table-cell>
          <table:table-cell office:value-type="float" office:value="0.0000000000145575025699" calcext:value-type="float">
            <text:p>1.45575025699E-11</text:p>
          </table:table-cell>
          <table:table-cell office:value-type="float" office:value="0.0000000000119699031525" calcext:value-type="float">
            <text:p>1.19699031525E-11</text:p>
          </table:table-cell>
          <table:table-cell office:value-type="float" office:value="-1.49116845641E-022" calcext:value-type="float">
            <text:p>-1.49116845641E-22</text:p>
          </table:table-cell>
          <table:table-cell office:value-type="float" office:value="4.73785607572E-015" calcext:value-type="float">
            <text:p>4.73785607572E-15</text:p>
          </table:table-cell>
          <table:table-cell office:value-type="float" office:value="5.22563949335E-023" calcext:value-type="float">
            <text:p>5.22563949335E-23</text:p>
          </table:table-cell>
          <table:table-cell office:value-type="float" office:value="0.000000294776476814" calcext:value-type="float">
            <text:p>2.94776476814E-07</text:p>
          </table:table-cell>
          <table:table-cell office:value-type="float" office:value="-0.00000000000032344992718" calcext:value-type="float">
            <text:p>-3.2344992718E-13</text:p>
          </table:table-cell>
          <table:table-cell office:value-type="float" office:value="-3.30112215583E-015" calcext:value-type="float">
            <text:p>-3.30112215583E-15</text:p>
          </table:table-cell>
          <table:table-cell office:value-type="float" office:value="2.24180237824E-023" calcext:value-type="float">
            <text:p>2.24180237824E-23</text:p>
          </table:table-cell>
          <table:table-cell office:value-type="float" office:value="0.931960208691" calcext:value-type="float">
            <text:p>0.931960208691</text:p>
          </table:table-cell>
        </table:table-row>
        <table:table-row table:style-name="ro1">
          <table:table-cell office:value-type="string" calcext:value-type="string">
            <text:p>perm_252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22750744" calcext:value-type="float">
            <text:p>0.00115522750744</text:p>
          </table:table-cell>
          <table:table-cell office:value-type="float" office:value="0.000000156912010096" calcext:value-type="float">
            <text:p>1.56912010096E-07</text:p>
          </table:table-cell>
          <table:table-cell office:value-type="float" office:value="0.0000000000145628406736" calcext:value-type="float">
            <text:p>1.45628406736E-11</text:p>
          </table:table-cell>
          <table:table-cell office:value-type="float" office:value="0.000000000011946418031" calcext:value-type="float">
            <text:p>1.1946418031E-11</text:p>
          </table:table-cell>
          <table:table-cell office:value-type="float" office:value="-1.48312684178E-022" calcext:value-type="float">
            <text:p>-1.48312684178E-22</text:p>
          </table:table-cell>
          <table:table-cell office:value-type="float" office:value="4.70885841717E-015" calcext:value-type="float">
            <text:p>4.70885841717E-15</text:p>
          </table:table-cell>
          <table:table-cell office:value-type="float" office:value="5.32198015248E-023" calcext:value-type="float">
            <text:p>5.32198015248E-23</text:p>
          </table:table-cell>
          <table:table-cell office:value-type="float" office:value="0.000000294409645962" calcext:value-type="float">
            <text:p>2.94409645962E-07</text:p>
          </table:table-cell>
          <table:table-cell office:value-type="float" office:value="-0.000000000000327052830329" calcext:value-type="float">
            <text:p>-3.27052830329E-13</text:p>
          </table:table-cell>
          <table:table-cell office:value-type="float" office:value="-3.29016596382E-015" calcext:value-type="float">
            <text:p>-3.29016596382E-15</text:p>
          </table:table-cell>
          <table:table-cell office:value-type="float" office:value="2.23846854697E-023" calcext:value-type="float">
            <text:p>2.23846854697E-23</text:p>
          </table:table-cell>
          <table:table-cell office:value-type="float" office:value="0.954363788513" calcext:value-type="float">
            <text:p>0.954363788513</text:p>
          </table:table-cell>
        </table:table-row>
        <table:table-row table:style-name="ro1">
          <table:table-cell office:value-type="string" calcext:value-type="string">
            <text:p>perm_288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29285982" calcext:value-type="float">
            <text:p>0.00115529285982</text:p>
          </table:table-cell>
          <table:table-cell office:value-type="float" office:value="0.000000158788990593" calcext:value-type="float">
            <text:p>1.58788990593E-07</text:p>
          </table:table-cell>
          <table:table-cell office:value-type="float" office:value="0.0000000000144603048625" calcext:value-type="float">
            <text:p>1.44603048625E-11</text:p>
          </table:table-cell>
          <table:table-cell office:value-type="float" office:value="0.0000000000120123306081" calcext:value-type="float">
            <text:p>1.20123306081E-11</text:p>
          </table:table-cell>
          <table:table-cell office:value-type="float" office:value="-1.4959737607E-022" calcext:value-type="float">
            <text:p>-1.4959737607E-22</text:p>
          </table:table-cell>
          <table:table-cell office:value-type="float" office:value="4.76484839364E-015" calcext:value-type="float">
            <text:p>4.76484839364E-15</text:p>
          </table:table-cell>
          <table:table-cell office:value-type="float" office:value="5.18183223607E-023" calcext:value-type="float">
            <text:p>5.18183223607E-23</text:p>
          </table:table-cell>
          <table:table-cell office:value-type="float" office:value="0.000000293978150339" calcext:value-type="float">
            <text:p>2.93978150339E-07</text:p>
          </table:table-cell>
          <table:table-cell office:value-type="float" office:value="-0.000000000000305996781791" calcext:value-type="float">
            <text:p>-3.05996781791E-13</text:p>
          </table:table-cell>
          <table:table-cell office:value-type="float" office:value="-1.45483293582E-015" calcext:value-type="float">
            <text:p>-1.45483293582E-15</text:p>
          </table:table-cell>
          <table:table-cell office:value-type="float" office:value="1.8622744782E-023" calcext:value-type="float">
            <text:p>1.8622744782E-23</text:p>
          </table:table-cell>
          <table:table-cell office:value-type="float" office:value="0.948627643598" calcext:value-type="float">
            <text:p>0.948627643598</text:p>
          </table:table-cell>
        </table:table-row>
        <table:table-row table:style-name="ro1">
          <table:table-cell office:value-type="string" calcext:value-type="string">
            <text:p>perm_288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21012352" calcext:value-type="float">
            <text:p>0.00115521012352</text:p>
          </table:table-cell>
          <table:table-cell office:value-type="float" office:value="0.000000157832826091" calcext:value-type="float">
            <text:p>1.57832826091E-07</text:p>
          </table:table-cell>
          <table:table-cell office:value-type="float" office:value="0.0000000000145449096715" calcext:value-type="float">
            <text:p>1.45449096715E-11</text:p>
          </table:table-cell>
          <table:table-cell office:value-type="float" office:value="0.0000000000119897377962" calcext:value-type="float">
            <text:p>1.19897377962E-11</text:p>
          </table:table-cell>
          <table:table-cell office:value-type="float" office:value="-1.49474908332E-022" calcext:value-type="float">
            <text:p>-1.49474908332E-22</text:p>
          </table:table-cell>
          <table:table-cell office:value-type="float" office:value="4.74088159662E-015" calcext:value-type="float">
            <text:p>4.74088159662E-15</text:p>
          </table:table-cell>
          <table:table-cell office:value-type="float" office:value="5.22152207482E-023" calcext:value-type="float">
            <text:p>5.22152207482E-23</text:p>
          </table:table-cell>
          <table:table-cell office:value-type="float" office:value="0.000000294169400846" calcext:value-type="float">
            <text:p>2.94169400846E-07</text:p>
          </table:table-cell>
          <table:table-cell office:value-type="float" office:value="-0.000000000000319396484415" calcext:value-type="float">
            <text:p>-3.19396484415E-13</text:p>
          </table:table-cell>
          <table:table-cell office:value-type="float" office:value="-1.45363266367E-015" calcext:value-type="float">
            <text:p>-1.45363266367E-15</text:p>
          </table:table-cell>
          <table:table-cell office:value-type="float" office:value="1.86506401279E-023" calcext:value-type="float">
            <text:p>1.86506401279E-23</text:p>
          </table:table-cell>
          <table:table-cell office:value-type="float" office:value="0.935648500034" calcext:value-type="float">
            <text:p>0.935648500034</text:p>
          </table:table-cell>
        </table:table-row>
        <table:table-row table:style-name="ro1">
          <table:table-cell office:value-type="string" calcext:value-type="string">
            <text:p>perm_288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94154477" calcext:value-type="float">
            <text:p>0.00115494154477</text:p>
          </table:table-cell>
          <table:table-cell office:value-type="float" office:value="0.0000001574460454" calcext:value-type="float">
            <text:p>1.574460454E-07</text:p>
          </table:table-cell>
          <table:table-cell office:value-type="float" office:value="0.0000000000145451392483" calcext:value-type="float">
            <text:p>1.45451392483E-11</text:p>
          </table:table-cell>
          <table:table-cell office:value-type="float" office:value="0.0000000000119942350781" calcext:value-type="float">
            <text:p>1.19942350781E-11</text:p>
          </table:table-cell>
          <table:table-cell office:value-type="float" office:value="-1.49547479755E-022" calcext:value-type="float">
            <text:p>-1.49547479755E-22</text:p>
          </table:table-cell>
          <table:table-cell office:value-type="float" office:value="4.73691681119E-015" calcext:value-type="float">
            <text:p>4.73691681119E-15</text:p>
          </table:table-cell>
          <table:table-cell office:value-type="float" office:value="5.22814061807E-023" calcext:value-type="float">
            <text:p>5.22814061807E-23</text:p>
          </table:table-cell>
          <table:table-cell office:value-type="float" office:value="0.00000029411098161" calcext:value-type="float">
            <text:p>2.9411098161E-07</text:p>
          </table:table-cell>
          <table:table-cell office:value-type="float" office:value="-0.00000000000031886302127" calcext:value-type="float">
            <text:p>-3.1886302127E-13</text:p>
          </table:table-cell>
          <table:table-cell office:value-type="float" office:value="-1.45248501242E-015" calcext:value-type="float">
            <text:p>-1.45248501242E-15</text:p>
          </table:table-cell>
          <table:table-cell office:value-type="float" office:value="1.86401285252E-023" calcext:value-type="float">
            <text:p>1.86401285252E-23</text:p>
          </table:table-cell>
          <table:table-cell office:value-type="float" office:value="0.970353007071" calcext:value-type="float">
            <text:p>0.970353007071</text:p>
          </table:table-cell>
        </table:table-row>
        <table:table-row table:style-name="ro1">
          <table:table-cell office:value-type="string" calcext:value-type="string">
            <text:p>perm_288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62298689" calcext:value-type="float">
            <text:p>0.0011562298689</text:p>
          </table:table-cell>
          <table:table-cell office:value-type="float" office:value="0.000000158179087632" calcext:value-type="float">
            <text:p>1.58179087632E-07</text:p>
          </table:table-cell>
          <table:table-cell office:value-type="float" office:value="0.0000000000146105378971" calcext:value-type="float">
            <text:p>1.46105378971E-11</text:p>
          </table:table-cell>
          <table:table-cell office:value-type="float" office:value="0.0000000000119332739817" calcext:value-type="float">
            <text:p>1.19332739817E-11</text:p>
          </table:table-cell>
          <table:table-cell office:value-type="float" office:value="-1.48685625486E-022" calcext:value-type="float">
            <text:p>-1.48685625486E-22</text:p>
          </table:table-cell>
          <table:table-cell office:value-type="float" office:value="4.72358609729E-015" calcext:value-type="float">
            <text:p>4.72358609729E-15</text:p>
          </table:table-cell>
          <table:table-cell office:value-type="float" office:value="5.21610358934E-023" calcext:value-type="float">
            <text:p>5.21610358934E-23</text:p>
          </table:table-cell>
          <table:table-cell office:value-type="float" office:value="0.000000294672105524" calcext:value-type="float">
            <text:p>2.94672105524E-07</text:p>
          </table:table-cell>
          <table:table-cell office:value-type="float" office:value="-0.000000000000334657989433" calcext:value-type="float">
            <text:p>-3.34657989433E-13</text:p>
          </table:table-cell>
          <table:table-cell office:value-type="float" office:value="-1.45727128211E-015" calcext:value-type="float">
            <text:p>-1.45727128211E-15</text:p>
          </table:table-cell>
          <table:table-cell office:value-type="float" office:value="1.85280841727E-023" calcext:value-type="float">
            <text:p>1.85280841727E-23</text:p>
          </table:table-cell>
          <table:table-cell office:value-type="float" office:value="0.931686284081" calcext:value-type="float">
            <text:p>0.931686284081</text:p>
          </table:table-cell>
        </table:table-row>
        <table:table-row table:style-name="ro1">
          <table:table-cell office:value-type="string" calcext:value-type="string">
            <text:p>perm_288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1033242" calcext:value-type="float">
            <text:p>0.0011551033242</text:p>
          </table:table-cell>
          <table:table-cell office:value-type="float" office:value="0.000000156760260703" calcext:value-type="float">
            <text:p>1.56760260703E-07</text:p>
          </table:table-cell>
          <table:table-cell office:value-type="float" office:value="0.000000000014583195784" calcext:value-type="float">
            <text:p>1.4583195784E-11</text:p>
          </table:table-cell>
          <table:table-cell office:value-type="float" office:value="0.0000000000119289131733" calcext:value-type="float">
            <text:p>1.19289131733E-11</text:p>
          </table:table-cell>
          <table:table-cell office:value-type="float" office:value="-1.48313209683E-022" calcext:value-type="float">
            <text:p>-1.48313209683E-22</text:p>
          </table:table-cell>
          <table:table-cell office:value-type="float" office:value="4.70006350365E-015" calcext:value-type="float">
            <text:p>4.70006350365E-15</text:p>
          </table:table-cell>
          <table:table-cell office:value-type="float" office:value="5.25143704362E-023" calcext:value-type="float">
            <text:p>5.25143704362E-23</text:p>
          </table:table-cell>
          <table:table-cell office:value-type="float" office:value="0.000000294375857216" calcext:value-type="float">
            <text:p>2.94375857216E-07</text:p>
          </table:table-cell>
          <table:table-cell office:value-type="float" office:value="-0.000000000000331785326336" calcext:value-type="float">
            <text:p>-3.31785326336E-13</text:p>
          </table:table-cell>
          <table:table-cell office:value-type="float" office:value="-1.4470073239E-015" calcext:value-type="float">
            <text:p>-1.4470073239E-15</text:p>
          </table:table-cell>
          <table:table-cell office:value-type="float" office:value="1.85101696734E-023" calcext:value-type="float">
            <text:p>1.85101696734E-23</text:p>
          </table:table-cell>
          <table:table-cell office:value-type="float" office:value="0.934254926012" calcext:value-type="float">
            <text:p>0.934254926012</text:p>
          </table:table-cell>
        </table:table-row>
        <table:table-row table:style-name="ro1">
          <table:table-cell office:value-type="string" calcext:value-type="string">
            <text:p>perm_324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29837754" calcext:value-type="float">
            <text:p>0.00115529837754</text:p>
          </table:table-cell>
          <table:table-cell office:value-type="float" office:value="0.000000158755313536" calcext:value-type="float">
            <text:p>1.58755313536E-07</text:p>
          </table:table-cell>
          <table:table-cell office:value-type="float" office:value="0.0000000000144778597047" calcext:value-type="float">
            <text:p>1.44778597047E-11</text:p>
          </table:table-cell>
          <table:table-cell office:value-type="float" office:value="0.0000000000120202970956" calcext:value-type="float">
            <text:p>1.20202970956E-11</text:p>
          </table:table-cell>
          <table:table-cell office:value-type="float" office:value="-1.49671047458E-022" calcext:value-type="float">
            <text:p>-1.49671047458E-22</text:p>
          </table:table-cell>
          <table:table-cell office:value-type="float" office:value="4.7668465062E-015" calcext:value-type="float">
            <text:p>4.7668465062E-15</text:p>
          </table:table-cell>
          <table:table-cell office:value-type="float" office:value="5.23782477536E-023" calcext:value-type="float">
            <text:p>5.23782477536E-23</text:p>
          </table:table-cell>
          <table:table-cell office:value-type="float" office:value="0.000000293989756904" calcext:value-type="float">
            <text:p>2.93989756904E-07</text:p>
          </table:table-cell>
          <table:table-cell office:value-type="float" office:value="-0.000000000000307195326141" calcext:value-type="float">
            <text:p>-3.07195326141E-13</text:p>
          </table:table-cell>
          <table:table-cell office:value-type="float" office:value="-1.51166270246E-015" calcext:value-type="float">
            <text:p>-1.51166270246E-15</text:p>
          </table:table-cell>
          <table:table-cell office:value-type="float" office:value="3.92389602451E-023" calcext:value-type="float">
            <text:p>3.92389602451E-23</text:p>
          </table:table-cell>
          <table:table-cell office:value-type="float" office:value="0.746331825508" calcext:value-type="float">
            <text:p>0.746331825508</text:p>
          </table:table-cell>
        </table:table-row>
        <table:table-row table:style-name="ro1">
          <table:table-cell office:value-type="string" calcext:value-type="string">
            <text:p>perm_324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14182515" calcext:value-type="float">
            <text:p>0.00115514182515</text:p>
          </table:table-cell>
          <table:table-cell office:value-type="float" office:value="0.000000157817192247" calcext:value-type="float">
            <text:p>1.57817192247E-07</text:p>
          </table:table-cell>
          <table:table-cell office:value-type="float" office:value="0.0000000000145339039652" calcext:value-type="float">
            <text:p>1.45339039652E-11</text:p>
          </table:table-cell>
          <table:table-cell office:value-type="float" office:value="0.000000000011985067232" calcext:value-type="float">
            <text:p>1.1985067232E-11</text:p>
          </table:table-cell>
          <table:table-cell office:value-type="float" office:value="-1.49301471366E-022" calcext:value-type="float">
            <text:p>-1.49301471366E-22</text:p>
          </table:table-cell>
          <table:table-cell office:value-type="float" office:value="4.73878389921E-015" calcext:value-type="float">
            <text:p>4.73878389921E-15</text:p>
          </table:table-cell>
          <table:table-cell office:value-type="float" office:value="5.22495526432E-023" calcext:value-type="float">
            <text:p>5.22495526432E-23</text:p>
          </table:table-cell>
          <table:table-cell office:value-type="float" office:value="0.000000294133860993" calcext:value-type="float">
            <text:p>2.94133860993E-07</text:p>
          </table:table-cell>
          <table:table-cell office:value-type="float" office:value="-0.000000000000318604591645" calcext:value-type="float">
            <text:p>-3.18604591645E-13</text:p>
          </table:table-cell>
          <table:table-cell office:value-type="float" office:value="-1.51311679722E-015" calcext:value-type="float">
            <text:p>-1.51311679722E-15</text:p>
          </table:table-cell>
          <table:table-cell office:value-type="float" office:value="3.91547929363E-023" calcext:value-type="float">
            <text:p>3.91547929363E-23</text:p>
          </table:table-cell>
          <table:table-cell office:value-type="float" office:value="0.752673686233" calcext:value-type="float">
            <text:p>0.752673686233</text:p>
          </table:table-cell>
        </table:table-row>
        <table:table-row table:style-name="ro1">
          <table:table-cell office:value-type="string" calcext:value-type="string">
            <text:p>perm_324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94034697" calcext:value-type="float">
            <text:p>0.00115494034697</text:p>
          </table:table-cell>
          <table:table-cell office:value-type="float" office:value="0.000000157446217212" calcext:value-type="float">
            <text:p>1.57446217212E-07</text:p>
          </table:table-cell>
          <table:table-cell office:value-type="float" office:value="0.0000000000145474463424" calcext:value-type="float">
            <text:p>1.45474463424E-11</text:p>
          </table:table-cell>
          <table:table-cell office:value-type="float" office:value="0.0000000000119924053757" calcext:value-type="float">
            <text:p>1.19924053757E-11</text:p>
          </table:table-cell>
          <table:table-cell office:value-type="float" office:value="-1.49525336917E-022" calcext:value-type="float">
            <text:p>-1.49525336917E-22</text:p>
          </table:table-cell>
          <table:table-cell office:value-type="float" office:value="4.73627586754E-015" calcext:value-type="float">
            <text:p>4.73627586754E-15</text:p>
          </table:table-cell>
          <table:table-cell office:value-type="float" office:value="5.22729634454E-023" calcext:value-type="float">
            <text:p>5.22729634454E-23</text:p>
          </table:table-cell>
          <table:table-cell office:value-type="float" office:value="0.000000294110246962" calcext:value-type="float">
            <text:p>2.94110246962E-07</text:p>
          </table:table-cell>
          <table:table-cell office:value-type="float" office:value="-0.000000000000319380120839" calcext:value-type="float">
            <text:p>-3.19380120839E-13</text:p>
          </table:table-cell>
          <table:table-cell office:value-type="float" office:value="-1.51286548194E-015" calcext:value-type="float">
            <text:p>-1.51286548194E-15</text:p>
          </table:table-cell>
          <table:table-cell office:value-type="float" office:value="3.92109884299E-023" calcext:value-type="float">
            <text:p>3.92109884299E-23</text:p>
          </table:table-cell>
          <table:table-cell office:value-type="float" office:value="0.755604862402" calcext:value-type="float">
            <text:p>0.755604862402</text:p>
          </table:table-cell>
        </table:table-row>
        <table:table-row table:style-name="ro1">
          <table:table-cell office:value-type="string" calcext:value-type="string">
            <text:p>perm_324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661412106" calcext:value-type="float">
            <text:p>0.00115661412106</text:p>
          </table:table-cell>
          <table:table-cell office:value-type="float" office:value="0.000000158269258828" calcext:value-type="float">
            <text:p>1.58269258828E-07</text:p>
          </table:table-cell>
          <table:table-cell office:value-type="float" office:value="0.0000000000146105812595" calcext:value-type="float">
            <text:p>1.46105812595E-11</text:p>
          </table:table-cell>
          <table:table-cell office:value-type="float" office:value="0.0000000000119246184379" calcext:value-type="float">
            <text:p>1.19246184379E-11</text:p>
          </table:table-cell>
          <table:table-cell office:value-type="float" office:value="-1.48878240934E-022" calcext:value-type="float">
            <text:p>-1.48878240934E-22</text:p>
          </table:table-cell>
          <table:table-cell office:value-type="float" office:value="4.72228235415E-015" calcext:value-type="float">
            <text:p>4.72228235415E-15</text:p>
          </table:table-cell>
          <table:table-cell office:value-type="float" office:value="5.10837077033E-023" calcext:value-type="float">
            <text:p>5.10837077033E-23</text:p>
          </table:table-cell>
          <table:table-cell office:value-type="float" office:value="0.000000294871741549" calcext:value-type="float">
            <text:p>2.94871741549E-07</text:p>
          </table:table-cell>
          <table:table-cell office:value-type="float" office:value="-0.000000000000335745352689" calcext:value-type="float">
            <text:p>-3.35745352689E-13</text:p>
          </table:table-cell>
          <table:table-cell office:value-type="float" office:value="-1.52100350821E-015" calcext:value-type="float">
            <text:p>-1.52100350821E-15</text:p>
          </table:table-cell>
          <table:table-cell office:value-type="float" office:value="3.90236045801E-023" calcext:value-type="float">
            <text:p>3.90236045801E-23</text:p>
          </table:table-cell>
          <table:table-cell office:value-type="float" office:value="0.757045429436" calcext:value-type="float">
            <text:p>0.757045429436</text:p>
          </table:table-cell>
        </table:table-row>
        <table:table-row table:style-name="ro1">
          <table:table-cell office:value-type="string" calcext:value-type="string">
            <text:p>perm_324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20397283" calcext:value-type="float">
            <text:p>0.00115520397283</text:p>
          </table:table-cell>
          <table:table-cell office:value-type="float" office:value="0.000000156804921535" calcext:value-type="float">
            <text:p>1.56804921535E-07</text:p>
          </table:table-cell>
          <table:table-cell office:value-type="float" office:value="0.0000000000145495647323" calcext:value-type="float">
            <text:p>1.45495647323E-11</text:p>
          </table:table-cell>
          <table:table-cell office:value-type="float" office:value="0.0000000000119489206499" calcext:value-type="float">
            <text:p>1.19489206499E-11</text:p>
          </table:table-cell>
          <table:table-cell office:value-type="float" office:value="-1.48510564982E-022" calcext:value-type="float">
            <text:p>-1.48510564982E-22</text:p>
          </table:table-cell>
          <table:table-cell office:value-type="float" office:value="4.70879419133E-015" calcext:value-type="float">
            <text:p>4.70879419133E-15</text:p>
          </table:table-cell>
          <table:table-cell office:value-type="float" office:value="5.25981925043E-023" calcext:value-type="float">
            <text:p>5.25981925043E-23</text:p>
          </table:table-cell>
          <table:table-cell office:value-type="float" office:value="0.000000294422824326" calcext:value-type="float">
            <text:p>2.94422824326E-07</text:p>
          </table:table-cell>
          <table:table-cell office:value-type="float" office:value="-0.000000000000325080510297" calcext:value-type="float">
            <text:p>-3.25080510297E-13</text:p>
          </table:table-cell>
          <table:table-cell office:value-type="float" office:value="-1.51127983999E-015" calcext:value-type="float">
            <text:p>-1.51127983999E-15</text:p>
          </table:table-cell>
          <table:table-cell office:value-type="float" office:value="3.89838365584E-023" calcext:value-type="float">
            <text:p>3.89838365584E-23</text:p>
          </table:table-cell>
          <table:table-cell office:value-type="float" office:value="0.781488237875" calcext:value-type="float">
            <text:p>0.781488237875</text:p>
          </table:table-cell>
        </table:table-row>
        <table:table-row table:style-name="ro1">
          <table:table-cell office:value-type="string" calcext:value-type="string">
            <text:p>perm_36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36274612" calcext:value-type="float">
            <text:p>0.00115536274612</text:p>
          </table:table-cell>
          <table:table-cell office:value-type="float" office:value="0.000000158832907306" calcext:value-type="float">
            <text:p>1.58832907306E-07</text:p>
          </table:table-cell>
          <table:table-cell office:value-type="float" office:value="0.000000000014522342211" calcext:value-type="float">
            <text:p>1.4522342211E-11</text:p>
          </table:table-cell>
          <table:table-cell office:value-type="float" office:value="0.000000000011970187557" calcext:value-type="float">
            <text:p>1.1970187557E-11</text:p>
          </table:table-cell>
          <table:table-cell office:value-type="float" office:value="-1.48946653701E-022" calcext:value-type="float">
            <text:p>-1.48946653701E-22</text:p>
          </table:table-cell>
          <table:table-cell office:value-type="float" office:value="4.74817016019E-015" calcext:value-type="float">
            <text:p>4.74817016019E-15</text:p>
          </table:table-cell>
          <table:table-cell office:value-type="float" office:value="5.21817312704E-023" calcext:value-type="float">
            <text:p>5.21817312704E-23</text:p>
          </table:table-cell>
          <table:table-cell office:value-type="float" office:value="0.000000294007541956" calcext:value-type="float">
            <text:p>2.94007541956E-07</text:p>
          </table:table-cell>
          <table:table-cell office:value-type="float" office:value="-0.000000000000319019331748" calcext:value-type="float">
            <text:p>-3.19019331748E-13</text:p>
          </table:table-cell>
          <table:table-cell office:value-type="float" office:value="-2.98214545385E-016" calcext:value-type="float">
            <text:p>-2.98214545385E-16</text:p>
          </table:table-cell>
          <table:table-cell office:value-type="float" office:value="3.89908160884E-023" calcext:value-type="float">
            <text:p>3.89908160884E-23</text:p>
          </table:table-cell>
          <table:table-cell office:value-type="float" office:value="0.714373499854" calcext:value-type="float">
            <text:p>0.714373499854</text:p>
          </table:table-cell>
        </table:table-row>
        <table:table-row table:style-name="ro1">
          <table:table-cell office:value-type="string" calcext:value-type="string">
            <text:p>perm_36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12046798" calcext:value-type="float">
            <text:p>0.00115512046798</text:p>
          </table:table-cell>
          <table:table-cell office:value-type="float" office:value="0.000000157794789634" calcext:value-type="float">
            <text:p>1.57794789634E-07</text:p>
          </table:table-cell>
          <table:table-cell office:value-type="float" office:value="0.0000000000145233372603" calcext:value-type="float">
            <text:p>1.45233372603E-11</text:p>
          </table:table-cell>
          <table:table-cell office:value-type="float" office:value="0.0000000000119864515609" calcext:value-type="float">
            <text:p>1.19864515609E-11</text:p>
          </table:table-cell>
          <table:table-cell office:value-type="float" office:value="-1.49331886434E-022" calcext:value-type="float">
            <text:p>-1.49331886434E-22</text:p>
          </table:table-cell>
          <table:table-cell office:value-type="float" office:value="4.73917421663E-015" calcext:value-type="float">
            <text:p>4.73917421663E-15</text:p>
          </table:table-cell>
          <table:table-cell office:value-type="float" office:value="5.20711667129E-023" calcext:value-type="float">
            <text:p>5.20711667129E-23</text:p>
          </table:table-cell>
          <table:table-cell office:value-type="float" office:value="0.000000294127126479" calcext:value-type="float">
            <text:p>2.94127126479E-07</text:p>
          </table:table-cell>
          <table:table-cell office:value-type="float" office:value="-0.000000000000317110712427" calcext:value-type="float">
            <text:p>-3.17110712427E-13</text:p>
          </table:table-cell>
          <table:table-cell office:value-type="float" office:value="-2.95284595531E-016" calcext:value-type="float">
            <text:p>-2.95284595531E-16</text:p>
          </table:table-cell>
          <table:table-cell office:value-type="float" office:value="3.9078355018E-023" calcext:value-type="float">
            <text:p>3.9078355018E-23</text:p>
          </table:table-cell>
          <table:table-cell office:value-type="float" office:value="0.773965416112" calcext:value-type="float">
            <text:p>0.773965416112</text:p>
          </table:table-cell>
        </table:table-row>
        <table:table-row table:style-name="ro1">
          <table:table-cell office:value-type="string" calcext:value-type="string">
            <text:p>perm_36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94602749" calcext:value-type="float">
            <text:p>0.00115494602749</text:p>
          </table:table-cell>
          <table:table-cell office:value-type="float" office:value="0.000000157440622186" calcext:value-type="float">
            <text:p>1.57440622186E-07</text:p>
          </table:table-cell>
          <table:table-cell office:value-type="float" office:value="0.0000000000145528089843" calcext:value-type="float">
            <text:p>1.45528089843E-11</text:p>
          </table:table-cell>
          <table:table-cell office:value-type="float" office:value="0.000000000011992079811" calcext:value-type="float">
            <text:p>1.1992079811E-11</text:p>
          </table:table-cell>
          <table:table-cell office:value-type="float" office:value="-1.49561286836E-022" calcext:value-type="float">
            <text:p>-1.49561286836E-22</text:p>
          </table:table-cell>
          <table:table-cell office:value-type="float" office:value="4.73611703623E-015" calcext:value-type="float">
            <text:p>4.73611703623E-15</text:p>
          </table:table-cell>
          <table:table-cell office:value-type="float" office:value="5.22390228695E-023" calcext:value-type="float">
            <text:p>5.22390228695E-23</text:p>
          </table:table-cell>
          <table:table-cell office:value-type="float" office:value="0.000000294114926055" calcext:value-type="float">
            <text:p>2.94114926055E-07</text:p>
          </table:table-cell>
          <table:table-cell office:value-type="float" office:value="-0.000000000000320091146671" calcext:value-type="float">
            <text:p>-3.20091146671E-13</text:p>
          </table:table-cell>
          <table:table-cell office:value-type="float" office:value="-2.93577507593E-016" calcext:value-type="float">
            <text:p>-2.93577507593E-16</text:p>
          </table:table-cell>
          <table:table-cell office:value-type="float" office:value="3.91461479112E-023" calcext:value-type="float">
            <text:p>3.91461479112E-23</text:p>
          </table:table-cell>
          <table:table-cell office:value-type="float" office:value="0.776074771022" calcext:value-type="float">
            <text:p>0.776074771022</text:p>
          </table:table-cell>
        </table:table-row>
        <table:table-row table:style-name="ro1">
          <table:table-cell office:value-type="string" calcext:value-type="string">
            <text:p>perm_36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646430989" calcext:value-type="float">
            <text:p>0.00115646430989</text:p>
          </table:table-cell>
          <table:table-cell office:value-type="float" office:value="0.000000158302742425" calcext:value-type="float">
            <text:p>1.58302742425E-07</text:p>
          </table:table-cell>
          <table:table-cell office:value-type="float" office:value="0.0000000000145054356822" calcext:value-type="float">
            <text:p>1.45054356822E-11</text:p>
          </table:table-cell>
          <table:table-cell office:value-type="float" office:value="0.000000000011977693672" calcext:value-type="float">
            <text:p>1.1977693672E-11</text:p>
          </table:table-cell>
          <table:table-cell office:value-type="float" office:value="-1.49158669906E-022" calcext:value-type="float">
            <text:p>-1.49158669906E-22</text:p>
          </table:table-cell>
          <table:table-cell office:value-type="float" office:value="4.74375954571E-015" calcext:value-type="float">
            <text:p>4.74375954571E-15</text:p>
          </table:table-cell>
          <table:table-cell office:value-type="float" office:value="5.17451881913E-023" calcext:value-type="float">
            <text:p>5.17451881913E-23</text:p>
          </table:table-cell>
          <table:table-cell office:value-type="float" office:value="0.000000294776739403" calcext:value-type="float">
            <text:p>2.94776739403E-07</text:p>
          </table:table-cell>
          <table:table-cell office:value-type="float" office:value="-0.000000000000315967751276" calcext:value-type="float">
            <text:p>-3.15967751276E-13</text:p>
          </table:table-cell>
          <table:table-cell office:value-type="float" office:value="-2.9590236388E-016" calcext:value-type="float">
            <text:p>-2.9590236388E-16</text:p>
          </table:table-cell>
          <table:table-cell office:value-type="float" office:value="3.90209140132E-023" calcext:value-type="float">
            <text:p>3.90209140132E-23</text:p>
          </table:table-cell>
          <table:table-cell office:value-type="float" office:value="0.731930601506" calcext:value-type="float">
            <text:p>0.731930601506</text:p>
          </table:table-cell>
        </table:table-row>
        <table:table-row table:style-name="ro1">
          <table:table-cell office:value-type="string" calcext:value-type="string">
            <text:p>perm_36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9679997" calcext:value-type="float">
            <text:p>0.0011549679997</text:p>
          </table:table-cell>
          <table:table-cell office:value-type="float" office:value="0.000000156669192361" calcext:value-type="float">
            <text:p>1.56669192361E-07</text:p>
          </table:table-cell>
          <table:table-cell office:value-type="float" office:value="0.0000000000144954947086" calcext:value-type="float">
            <text:p>1.44954947086E-11</text:p>
          </table:table-cell>
          <table:table-cell office:value-type="float" office:value="0.0000000000119572458713" calcext:value-type="float">
            <text:p>1.19572458713E-11</text:p>
          </table:table-cell>
          <table:table-cell office:value-type="float" office:value="-1.48413936998E-022" calcext:value-type="float">
            <text:p>-1.48413936998E-22</text:p>
          </table:table-cell>
          <table:table-cell office:value-type="float" office:value="4.7098335245E-015" calcext:value-type="float">
            <text:p>4.7098335245E-15</text:p>
          </table:table-cell>
          <table:table-cell office:value-type="float" office:value="5.24856385428E-023" calcext:value-type="float">
            <text:p>5.24856385428E-23</text:p>
          </table:table-cell>
          <table:table-cell office:value-type="float" office:value="0.00000029432047199" calcext:value-type="float">
            <text:p>2.9432047199E-07</text:p>
          </table:table-cell>
          <table:table-cell office:value-type="float" office:value="-0.000000000000317281104663" calcext:value-type="float">
            <text:p>-3.17281104663E-13</text:p>
          </table:table-cell>
          <table:table-cell office:value-type="float" office:value="-2.92030846452E-016" calcext:value-type="float">
            <text:p>-2.92030846452E-16</text:p>
          </table:table-cell>
          <table:table-cell office:value-type="float" office:value="3.88681776559E-023" calcext:value-type="float">
            <text:p>3.88681776559E-23</text:p>
          </table:table-cell>
          <table:table-cell office:value-type="float" office:value="0.748205768136" calcext:value-type="float">
            <text:p>0.748205768136</text:p>
          </table:table-cell>
        </table:table-row>
        <table:table-row table:style-name="ro1">
          <table:table-cell office:value-type="string" calcext:value-type="string">
            <text:p>perm_72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47933771" calcext:value-type="float">
            <text:p>0.00115547933771</text:p>
          </table:table-cell>
          <table:table-cell office:value-type="float" office:value="0.000000158870103115" calcext:value-type="float">
            <text:p>1.58870103115E-07</text:p>
          </table:table-cell>
          <table:table-cell office:value-type="float" office:value="0.0000000000144764288151" calcext:value-type="float">
            <text:p>1.44764288151E-11</text:p>
          </table:table-cell>
          <table:table-cell office:value-type="float" office:value="0.000000000012020986594" calcext:value-type="float">
            <text:p>1.2020986594E-11</text:p>
          </table:table-cell>
          <table:table-cell office:value-type="float" office:value="-1.49506578737E-022" calcext:value-type="float">
            <text:p>-1.49506578737E-22</text:p>
          </table:table-cell>
          <table:table-cell office:value-type="float" office:value="4.76871772142E-015" calcext:value-type="float">
            <text:p>4.76871772142E-15</text:p>
          </table:table-cell>
          <table:table-cell office:value-type="float" office:value="5.28632944343E-023" calcext:value-type="float">
            <text:p>5.28632944343E-23</text:p>
          </table:table-cell>
          <table:table-cell office:value-type="float" office:value="0.000000294065599192" calcext:value-type="float">
            <text:p>2.94065599192E-07</text:p>
          </table:table-cell>
          <table:table-cell office:value-type="float" office:value="-0.000000000000306930277643" calcext:value-type="float">
            <text:p>-3.06930277643E-13</text:p>
          </table:table-cell>
          <table:table-cell office:value-type="float" office:value="-3.29433238332E-015" calcext:value-type="float">
            <text:p>-3.29433238332E-15</text:p>
          </table:table-cell>
          <table:table-cell office:value-type="float" office:value="2.24949981127E-023" calcext:value-type="float">
            <text:p>2.24949981127E-23</text:p>
          </table:table-cell>
          <table:table-cell office:value-type="float" office:value="0.93277006565" calcext:value-type="float">
            <text:p>0.93277006565</text:p>
          </table:table-cell>
        </table:table-row>
        <table:table-row table:style-name="ro1">
          <table:table-cell office:value-type="string" calcext:value-type="string">
            <text:p>perm_72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18404754" calcext:value-type="float">
            <text:p>0.00115518404754</text:p>
          </table:table-cell>
          <table:table-cell office:value-type="float" office:value="0.000000157836940807" calcext:value-type="float">
            <text:p>1.57836940807E-07</text:p>
          </table:table-cell>
          <table:table-cell office:value-type="float" office:value="0.0000000000145479955652" calcext:value-type="float">
            <text:p>1.45479955652E-11</text:p>
          </table:table-cell>
          <table:table-cell office:value-type="float" office:value="0.0000000000119842589882" calcext:value-type="float">
            <text:p>1.19842589882E-11</text:p>
          </table:table-cell>
          <table:table-cell office:value-type="float" office:value="-1.49404804122E-022" calcext:value-type="float">
            <text:p>-1.49404804122E-22</text:p>
          </table:table-cell>
          <table:table-cell office:value-type="float" office:value="4.73889839219E-015" calcext:value-type="float">
            <text:p>4.73889839219E-15</text:p>
          </table:table-cell>
          <table:table-cell office:value-type="float" office:value="5.21377260797E-023" calcext:value-type="float">
            <text:p>5.21377260797E-23</text:p>
          </table:table-cell>
          <table:table-cell office:value-type="float" office:value="0.000000294153310719" calcext:value-type="float">
            <text:p>2.94153310719E-07</text:p>
          </table:table-cell>
          <table:table-cell office:value-type="float" office:value="-0.000000000000320467072123" calcext:value-type="float">
            <text:p>-3.20467072123E-13</text:p>
          </table:table-cell>
          <table:table-cell office:value-type="float" office:value="-3.29882123474E-015" calcext:value-type="float">
            <text:p>-3.29882123474E-15</text:p>
          </table:table-cell>
          <table:table-cell office:value-type="float" office:value="2.24260851834E-023" calcext:value-type="float">
            <text:p>2.24260851834E-23</text:p>
          </table:table-cell>
          <table:table-cell office:value-type="float" office:value="0.952671274373" calcext:value-type="float">
            <text:p>0.952671274373</text:p>
          </table:table-cell>
        </table:table-row>
        <table:table-row table:style-name="ro1">
          <table:table-cell office:value-type="string" calcext:value-type="string">
            <text:p>perm_72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493203375" calcext:value-type="float">
            <text:p>0.00115493203375</text:p>
          </table:table-cell>
          <table:table-cell office:value-type="float" office:value="0.000000157429629026" calcext:value-type="float">
            <text:p>1.57429629026E-07</text:p>
          </table:table-cell>
          <table:table-cell office:value-type="float" office:value="0.0000000000145515222146" calcext:value-type="float">
            <text:p>1.45515222146E-11</text:p>
          </table:table-cell>
          <table:table-cell office:value-type="float" office:value="0.0000000000119906367763" calcext:value-type="float">
            <text:p>1.19906367763E-11</text:p>
          </table:table-cell>
          <table:table-cell office:value-type="float" office:value="-1.49513155611E-022" calcext:value-type="float">
            <text:p>-1.49513155611E-22</text:p>
          </table:table-cell>
          <table:table-cell office:value-type="float" office:value="4.7353496882E-015" calcext:value-type="float">
            <text:p>4.7353496882E-15</text:p>
          </table:table-cell>
          <table:table-cell office:value-type="float" office:value="5.22688527177E-023" calcext:value-type="float">
            <text:p>5.22688527177E-23</text:p>
          </table:table-cell>
          <table:table-cell office:value-type="float" office:value="0.00000029410959339" calcext:value-type="float">
            <text:p>2.9410959339E-07</text:p>
          </table:table-cell>
          <table:table-cell office:value-type="float" office:value="-0.000000000000320110679783" calcext:value-type="float">
            <text:p>-3.20110679783E-13</text:p>
          </table:table-cell>
          <table:table-cell office:value-type="float" office:value="-3.29841016528E-015" calcext:value-type="float">
            <text:p>-3.29841016528E-15</text:p>
          </table:table-cell>
          <table:table-cell office:value-type="float" office:value="2.24548885782E-023" calcext:value-type="float">
            <text:p>2.24548885782E-23</text:p>
          </table:table-cell>
          <table:table-cell office:value-type="float" office:value="0.980567802341" calcext:value-type="float">
            <text:p>0.980567802341</text:p>
          </table:table-cell>
        </table:table-row>
        <table:table-row table:style-name="ro1">
          <table:table-cell office:value-type="string" calcext:value-type="string">
            <text:p>perm_72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640320928" calcext:value-type="float">
            <text:p>0.00115640320928</text:p>
          </table:table-cell>
          <table:table-cell office:value-type="float" office:value="0.00000015816247517" calcext:value-type="float">
            <text:p>1.5816247517E-07</text:p>
          </table:table-cell>
          <table:table-cell office:value-type="float" office:value="0.0000000000145575025699" calcext:value-type="float">
            <text:p>1.45575025699E-11</text:p>
          </table:table-cell>
          <table:table-cell office:value-type="float" office:value="0.0000000000119699031525" calcext:value-type="float">
            <text:p>1.19699031525E-11</text:p>
          </table:table-cell>
          <table:table-cell office:value-type="float" office:value="-1.49116845642E-022" calcext:value-type="float">
            <text:p>-1.49116845642E-22</text:p>
          </table:table-cell>
          <table:table-cell office:value-type="float" office:value="4.73785607573E-015" calcext:value-type="float">
            <text:p>4.73785607573E-15</text:p>
          </table:table-cell>
          <table:table-cell office:value-type="float" office:value="5.22563949332E-023" calcext:value-type="float">
            <text:p>5.22563949332E-23</text:p>
          </table:table-cell>
          <table:table-cell office:value-type="float" office:value="0.000000294776476814" calcext:value-type="float">
            <text:p>2.94776476814E-07</text:p>
          </table:table-cell>
          <table:table-cell office:value-type="float" office:value="-0.000000000000323449927177" calcext:value-type="float">
            <text:p>-3.23449927177E-13</text:p>
          </table:table-cell>
          <table:table-cell office:value-type="float" office:value="-3.30112215584E-015" calcext:value-type="float">
            <text:p>-3.30112215584E-15</text:p>
          </table:table-cell>
          <table:table-cell office:value-type="float" office:value="2.24180243062E-023" calcext:value-type="float">
            <text:p>2.24180243062E-23</text:p>
          </table:table-cell>
          <table:table-cell office:value-type="float" office:value="0.931960208691" calcext:value-type="float">
            <text:p>0.931960208691</text:p>
          </table:table-cell>
        </table:table-row>
        <table:table-row table:style-name="ro1">
          <table:table-cell office:value-type="string" calcext:value-type="string">
            <text:p>perm_72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15522750744" calcext:value-type="float">
            <text:p>0.00115522750744</text:p>
          </table:table-cell>
          <table:table-cell office:value-type="float" office:value="0.000000156912010096" calcext:value-type="float">
            <text:p>1.56912010096E-07</text:p>
          </table:table-cell>
          <table:table-cell office:value-type="float" office:value="0.0000000000145628406736" calcext:value-type="float">
            <text:p>1.45628406736E-11</text:p>
          </table:table-cell>
          <table:table-cell office:value-type="float" office:value="0.000000000011946418031" calcext:value-type="float">
            <text:p>1.1946418031E-11</text:p>
          </table:table-cell>
          <table:table-cell office:value-type="float" office:value="-1.48312684178E-022" calcext:value-type="float">
            <text:p>-1.48312684178E-22</text:p>
          </table:table-cell>
          <table:table-cell office:value-type="float" office:value="4.70885841717E-015" calcext:value-type="float">
            <text:p>4.70885841717E-15</text:p>
          </table:table-cell>
          <table:table-cell office:value-type="float" office:value="5.3219801525E-023" calcext:value-type="float">
            <text:p>5.3219801525E-23</text:p>
          </table:table-cell>
          <table:table-cell office:value-type="float" office:value="0.000000294409645962" calcext:value-type="float">
            <text:p>2.94409645962E-07</text:p>
          </table:table-cell>
          <table:table-cell office:value-type="float" office:value="-0.000000000000327052830325" calcext:value-type="float">
            <text:p>-3.27052830325E-13</text:p>
          </table:table-cell>
          <table:table-cell office:value-type="float" office:value="-3.29016596382E-015" calcext:value-type="float">
            <text:p>-3.29016596382E-15</text:p>
          </table:table-cell>
          <table:table-cell office:value-type="float" office:value="2.23846856385E-023" calcext:value-type="float">
            <text:p>2.23846856385E-23</text:p>
          </table:table-cell>
          <table:table-cell office:value-type="float" office:value="0.954363788513" calcext:value-type="float">
            <text:p>0.954363788513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Średnia</text:p>
          </table:table-cell>
          <table:table-cell/>
          <table:table-cell table:formula="of:=AVERAGE([.C2:.C52])" office:value-type="float" office:value="0.0011553327830102" calcext:value-type="float">
            <text:p>0.00115533278301</text:p>
          </table:table-cell>
          <table:table-cell table:formula="of:=AVERAGE([.D2:.D52])" office:value-type="float" office:value="0.000000157834926013039" calcext:value-type="float">
            <text:p>1.57834926013039E-07</text:p>
          </table:table-cell>
          <table:table-cell table:formula="of:=AVERAGE([.E2:.E52])" office:value-type="float" office:value="0.0000000000145457672011569" calcext:value-type="float">
            <text:p>1.45457672011569E-11</text:p>
          </table:table-cell>
          <table:table-cell table:formula="of:=AVERAGE([.F2:.F52])" office:value-type="float" office:value="0.000000000011978902585749" calcext:value-type="float">
            <text:p>1.1978902585749E-11</text:p>
          </table:table-cell>
          <table:table-cell table:formula="of:=AVERAGE([.G2:.G52])" office:value-type="float" office:value="-1.49240542645706E-022" calcext:value-type="float">
            <text:p>-1.49240542645706E-22</text:p>
          </table:table-cell>
          <table:table-cell table:formula="of:=AVERAGE([.H2:.H52])" office:value-type="float" office:value="4.73664612310745E-015" calcext:value-type="float">
            <text:p>4.73664612310745E-15</text:p>
          </table:table-cell>
          <table:table-cell table:formula="of:=AVERAGE([.I2:.I52])" office:value-type="float" office:value="5.22462914233667E-023" calcext:value-type="float">
            <text:p>5.22462914233667E-23</text:p>
          </table:table-cell>
          <table:table-cell table:formula="of:=AVERAGE([.J2:.J52])" office:value-type="float" office:value="0.000000294239800057882" calcext:value-type="float">
            <text:p>2.94239800057882E-07</text:p>
          </table:table-cell>
          <table:table-cell table:formula="of:=AVERAGE([.K2:.K52])" office:value-type="float" office:value="-0.000000000000320858076926823" calcext:value-type="float">
            <text:p>-3.20858076926823E-13</text:p>
          </table:table-cell>
          <table:table-cell table:formula="of:=AVERAGE([.L2:.L52])" office:value-type="float" office:value="-1.64033632921392E-015" calcext:value-type="float">
            <text:p>-1.64033632921392E-15</text:p>
          </table:table-cell>
          <table:table-cell table:formula="of:=AVERAGE([.M2:.M52])" office:value-type="float" office:value="3.17493087609431E-023" calcext:value-type="float">
            <text:p>3.17493087609431E-23</text:p>
          </table:table-cell>
          <table:table-cell table:formula="of:=AVERAGE([.N2:.N52])" office:value-type="float" office:value="0.882773935017902" calcext:value-type="float">
            <text:p>0.882773935017902</text:p>
          </table:table-cell>
        </table:table-row>
        <table:table-row table:style-name="ro1">
          <table:table-cell office:value-type="string" calcext:value-type="string">
            <text:p>Odchylenie standardowe</text:p>
          </table:table-cell>
          <table:table-cell/>
          <table:table-cell table:formula="of:=STDEV([.C2:.C52])" office:value-type="float" office:value="0.00000054081621874619" calcext:value-type="float">
            <text:p>5.4081621874619E-07</text:p>
          </table:table-cell>
          <table:table-cell table:formula="of:=STDEV([.D2:.D52])" office:value-type="float" office:value="0.000000000717134810612507" calcext:value-type="float">
            <text:p>7.17134810612507E-10</text:p>
          </table:table-cell>
          <table:table-cell table:formula="of:=STDEV([.E2:.E52])" office:value-type="float" office:value="0.0000000000000501036613301039" calcext:value-type="float">
            <text:p>5.01036613301039E-14</text:p>
          </table:table-cell>
          <table:table-cell table:formula="of:=STDEV([.F2:.F52])" office:value-type="float" office:value="0.0000000000000272255471994573" calcext:value-type="float">
            <text:p>2.72255471994573E-14</text:p>
          </table:table-cell>
          <table:table-cell table:formula="of:=STDEV([.G2:.G52])" office:value-type="float" office:value="4.87284249644411E-025" calcext:value-type="float">
            <text:p>4.87284249644411E-25</text:p>
          </table:table-cell>
          <table:table-cell table:formula="of:=STDEV([.H2:.H52])" office:value-type="float" office:value="1.79189690722026E-017" calcext:value-type="float">
            <text:p>1.79189690722026E-17</text:p>
          </table:table-cell>
          <table:table-cell table:formula="of:=STDEV([.I2:.I52])" office:value-type="float" office:value="3.80128452015909E-025" calcext:value-type="float">
            <text:p>3.80128452015909E-25</text:p>
          </table:table-cell>
          <table:table-cell table:formula="of:=STDEV([.J2:.J52])" office:value-type="float" office:value="0.000000000285459255212086" calcext:value-type="float">
            <text:p>2.85459255212086E-10</text:p>
          </table:table-cell>
          <table:table-cell table:formula="of:=STDEV([.K2:.K52])" office:value-type="float" office:value="8.70912118277428E-015" calcext:value-type="float">
            <text:p>8.70912118277428E-15</text:p>
          </table:table-cell>
          <table:table-cell table:formula="of:=STDEV([.L2:.L52])" office:value-type="float" office:value="9.59601584724065E-016" calcext:value-type="float">
            <text:p>9.59601584724065E-16</text:p>
          </table:table-cell>
          <table:table-cell table:formula="of:=STDEV([.M2:.M52])" office:value-type="float" office:value="9.19647806473394E-024" calcext:value-type="float">
            <text:p>9.19647806473394E-24</text:p>
          </table:table-cell>
          <table:table-cell table:formula="of:=STDEV([.N2:.N52])" office:value-type="float" office:value="0.1103582056717" calcext:value-type="float">
            <text:p>0.1103582056717</text:p>
          </table:table-cell>
        </table:table-row>
        <table:table-row table:style-name="ro1">
          <table:table-cell office:value-type="string" calcext:value-type="string">
            <text:p>Kwartyle</text:p>
          </table:table-cell>
          <table:table-cell office:value-type="float" office:value="0" calcext:value-type="float">
            <text:p>0</text:p>
          </table:table-cell>
          <table:table-cell table:formula="of:=QUARTILE([.C$2:.C$52]; [.$B58])" office:value-type="float" office:value="0.0011546815814" calcext:value-type="float">
            <text:p>0.0011546815814</text:p>
          </table:table-cell>
          <table:table-cell table:formula="of:=QUARTILE([.D$2:.D$52]; [.$B58])" office:value-type="float" office:value="0.000000156642319603" calcext:value-type="float">
            <text:p>1.56642319603E-07</text:p>
          </table:table-cell>
          <table:table-cell table:formula="of:=QUARTILE([.E$2:.E$52]; [.$B58])" office:value-type="float" office:value="0.0000000000144603048625" calcext:value-type="float">
            <text:p>1.44603048625E-11</text:p>
          </table:table-cell>
          <table:table-cell table:formula="of:=QUARTILE([.F$2:.F$52]; [.$B58])" office:value-type="float" office:value="0.0000000000119246184379" calcext:value-type="float">
            <text:p>1.19246184379E-11</text:p>
          </table:table-cell>
          <table:table-cell table:formula="of:=QUARTILE([.G$2:.G$52]; [.$B58])" office:value-type="float" office:value="-1.50287427183E-022" calcext:value-type="float">
            <text:p>-1.50287427183E-22</text:p>
          </table:table-cell>
          <table:table-cell table:formula="of:=QUARTILE([.H$2:.H$52]; [.$B58])" office:value-type="float" office:value="4.70006350364E-015" calcext:value-type="float">
            <text:p>4.70006350364E-15</text:p>
          </table:table-cell>
          <table:table-cell table:formula="of:=QUARTILE([.I$2:.I$52]; [.$B58])" office:value-type="float" office:value="5.10837077033E-023" calcext:value-type="float">
            <text:p>5.10837077033E-23</text:p>
          </table:table-cell>
          <table:table-cell table:formula="of:=QUARTILE([.J$2:.J$52]; [.$B58])" office:value-type="float" office:value="0.000000293739836572" calcext:value-type="float">
            <text:p>2.93739836572E-07</text:p>
          </table:table-cell>
          <table:table-cell table:formula="of:=QUARTILE([.K$2:.K$52]; [.$B58])" office:value-type="float" office:value="-0.000000000000340196370366" calcext:value-type="float">
            <text:p>-3.40196370366E-13</text:p>
          </table:table-cell>
          <table:table-cell table:formula="of:=QUARTILE([.L$2:.L$52]; [.$B58])" office:value-type="float" office:value="-3.30112215584E-015" calcext:value-type="float">
            <text:p>-3.30112215584E-15</text:p>
          </table:table-cell>
          <table:table-cell table:formula="of:=QUARTILE([.M$2:.M$52]; [.$B58])" office:value-type="float" office:value="1.85101696734E-023" calcext:value-type="float">
            <text:p>1.85101696734E-23</text:p>
          </table:table-cell>
          <table:table-cell table:formula="of:=QUARTILE([.N$2:.N$52]; [.$B58])" office:value-type="float" office:value="0.714373499854" calcext:value-type="float">
            <text:p>0.7143734998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QUARTILE([.C$2:.C$52]; [.$B59])" office:value-type="float" office:value="0.00115494378613" calcext:value-type="float">
            <text:p>0.00115494378613</text:p>
          </table:table-cell>
          <table:table-cell table:formula="of:=QUARTILE([.D$2:.D$52]; [.$B59])" office:value-type="float" office:value="0.000000157440622186" calcext:value-type="float">
            <text:p>1.57440622186E-07</text:p>
          </table:table-cell>
          <table:table-cell table:formula="of:=QUARTILE([.E$2:.E$52]; [.$B59])" office:value-type="float" office:value="0.0000000000145138889466" calcext:value-type="float">
            <text:p>1.45138889466E-11</text:p>
          </table:table-cell>
          <table:table-cell table:formula="of:=QUARTILE([.F$2:.F$52]; [.$B59])" office:value-type="float" office:value="0.0000000000119609794711" calcext:value-type="float">
            <text:p>1.19609794711E-11</text:p>
          </table:table-cell>
          <table:table-cell table:formula="of:=QUARTILE([.G$2:.G$52]; [.$B59])" office:value-type="float" office:value="-1.495253369175E-022" calcext:value-type="float">
            <text:p>-1.495253369175E-22</text:p>
          </table:table-cell>
          <table:table-cell table:formula="of:=QUARTILE([.H$2:.H$52]; [.$B59])" office:value-type="float" office:value="4.727267785645E-015" calcext:value-type="float">
            <text:p>4.727267785645E-15</text:p>
          </table:table-cell>
          <table:table-cell table:formula="of:=QUARTILE([.I$2:.I$52]; [.$B59])" office:value-type="float" office:value="5.21610358934E-023" calcext:value-type="float">
            <text:p>5.21610358934E-23</text:p>
          </table:table-cell>
          <table:table-cell table:formula="of:=QUARTILE([.J$2:.J$52]; [.$B59])" office:value-type="float" office:value="0.000000294088803007" calcext:value-type="float">
            <text:p>2.94088803007E-07</text:p>
          </table:table-cell>
          <table:table-cell table:formula="of:=QUARTILE([.K$2:.K$52]; [.$B59])" office:value-type="float" office:value="-0.0000000000003250805102935" calcext:value-type="float">
            <text:p>-3.250805102935E-13</text:p>
          </table:table-cell>
          <table:table-cell table:formula="of:=QUARTILE([.L$2:.L$52]; [.$B59])" office:value-type="float" office:value="-1.64409229156E-015" calcext:value-type="float">
            <text:p>-1.64409229156E-15</text:p>
          </table:table-cell>
          <table:table-cell table:formula="of:=QUARTILE([.M$2:.M$52]; [.$B59])" office:value-type="float" office:value="2.24180240443E-023" calcext:value-type="float">
            <text:p>2.24180240443E-23</text:p>
          </table:table-cell>
          <table:table-cell table:formula="of:=QUARTILE([.N$2:.N$52]; [.$B59])" office:value-type="float" office:value="0.757045429436" calcext:value-type="float">
            <text:p>0.7570454294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QUARTILE([.C$2:.C$52]; [.$B60])" office:value-type="float" office:value="0.00115518404754" calcext:value-type="float">
            <text:p>0.00115518404754</text:p>
          </table:table-cell>
          <table:table-cell table:formula="of:=QUARTILE([.D$2:.D$52]; [.$B60])" office:value-type="float" office:value="0.000000157817192247" calcext:value-type="float">
            <text:p>1.57817192247E-07</text:p>
          </table:table-cell>
          <table:table-cell table:formula="of:=QUARTILE([.E$2:.E$52]; [.$B60])" office:value-type="float" office:value="0.0000000000145479955651" calcext:value-type="float">
            <text:p>1.45479955651E-11</text:p>
          </table:table-cell>
          <table:table-cell table:formula="of:=QUARTILE([.F$2:.F$52]; [.$B60])" office:value-type="float" office:value="0.0000000000119842589882" calcext:value-type="float">
            <text:p>1.19842589882E-11</text:p>
          </table:table-cell>
          <table:table-cell table:formula="of:=QUARTILE([.G$2:.G$52]; [.$B60])" office:value-type="float" office:value="-1.49404804122E-022" calcext:value-type="float">
            <text:p>-1.49404804122E-22</text:p>
          </table:table-cell>
          <table:table-cell table:formula="of:=QUARTILE([.H$2:.H$52]; [.$B60])" office:value-type="float" office:value="4.73691681119E-015" calcext:value-type="float">
            <text:p>4.73691681119E-15</text:p>
          </table:table-cell>
          <table:table-cell table:formula="of:=QUARTILE([.I$2:.I$52]; [.$B60])" office:value-type="float" office:value="5.22563949332E-023" calcext:value-type="float">
            <text:p>5.22563949332E-23</text:p>
          </table:table-cell>
          <table:table-cell table:formula="of:=QUARTILE([.J$2:.J$52]; [.$B60])" office:value-type="float" office:value="0.000000294133860993" calcext:value-type="float">
            <text:p>2.94133860993E-07</text:p>
          </table:table-cell>
          <table:table-cell table:formula="of:=QUARTILE([.K$2:.K$52]; [.$B60])" office:value-type="float" office:value="-0.000000000000319773771594" calcext:value-type="float">
            <text:p>-3.19773771594E-13</text:p>
          </table:table-cell>
          <table:table-cell table:formula="of:=QUARTILE([.L$2:.L$52]; [.$B60])" office:value-type="float" office:value="-1.51286548194E-015" calcext:value-type="float">
            <text:p>-1.51286548194E-15</text:p>
          </table:table-cell>
          <table:table-cell table:formula="of:=QUARTILE([.M$2:.M$52]; [.$B60])" office:value-type="float" office:value="3.8837619525E-023" calcext:value-type="float">
            <text:p>3.8837619525E-23</text:p>
          </table:table-cell>
          <table:table-cell table:formula="of:=QUARTILE([.N$2:.N$52]; [.$B60])" office:value-type="float" office:value="0.93277006565" calcext:value-type="float">
            <text:p>0.9327700656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QUARTILE([.C$2:.C$52]; [.$B61])" office:value-type="float" office:value="0.00115536274612" calcext:value-type="float">
            <text:p>0.00115536274612</text:p>
          </table:table-cell>
          <table:table-cell table:formula="of:=QUARTILE([.D$2:.D$52]; [.$B61])" office:value-type="float" office:value="0.000000158404607799" calcext:value-type="float">
            <text:p>1.58404607799E-07</text:p>
          </table:table-cell>
          <table:table-cell table:formula="of:=QUARTILE([.E$2:.E$52]; [.$B61])" office:value-type="float" office:value="0.0000000000145731497912" calcext:value-type="float">
            <text:p>1.45731497912E-11</text:p>
          </table:table-cell>
          <table:table-cell table:formula="of:=QUARTILE([.F$2:.F$52]; [.$B61])" office:value-type="float" office:value="0.0000000000119933202269" calcext:value-type="float">
            <text:p>1.19933202269E-11</text:p>
          </table:table-cell>
          <table:table-cell table:formula="of:=QUARTILE([.G$2:.G$52]; [.$B61])" office:value-type="float" office:value="-1.48946653701E-022" calcext:value-type="float">
            <text:p>-1.48946653701E-22</text:p>
          </table:table-cell>
          <table:table-cell table:formula="of:=QUARTILE([.H$2:.H$52]; [.$B61])" office:value-type="float" office:value="4.74333025875E-015" calcext:value-type="float">
            <text:p>4.74333025875E-15</text:p>
          </table:table-cell>
          <table:table-cell table:formula="of:=QUARTILE([.I$2:.I$52]; [.$B61])" office:value-type="float" office:value="5.236281459725E-023" calcext:value-type="float">
            <text:p>5.236281459725E-23</text:p>
          </table:table-cell>
          <table:table-cell table:formula="of:=QUARTILE([.J$2:.J$52]; [.$B61])" office:value-type="float" office:value="0.000000294409645962" calcext:value-type="float">
            <text:p>2.94409645962E-07</text:p>
          </table:table-cell>
          <table:table-cell table:formula="of:=QUARTILE([.K$2:.K$52]; [.$B61])" office:value-type="float" office:value="-0.0000000000003171959085515" calcext:value-type="float">
            <text:p>-3.171959085515E-13</text:p>
          </table:table-cell>
          <table:table-cell table:formula="of:=QUARTILE([.L$2:.L$52]; [.$B61])" office:value-type="float" office:value="-1.45248501242E-015" calcext:value-type="float">
            <text:p>-1.45248501242E-15</text:p>
          </table:table-cell>
          <table:table-cell table:formula="of:=QUARTILE([.M$2:.M$52]; [.$B61])" office:value-type="float" office:value="3.902091397535E-023" calcext:value-type="float">
            <text:p>3.902091397535E-23</text:p>
          </table:table-cell>
          <table:table-cell table:formula="of:=QUARTILE([.N$2:.N$52]; [.$B61])" office:value-type="float" office:value="0.954363788513" calcext:value-type="float">
            <text:p>0.9543637885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QUARTILE([.C$2:.C$52]; [.$B62])" office:value-type="float" office:value="0.00115661412106" calcext:value-type="float">
            <text:p>0.00115661412106</text:p>
          </table:table-cell>
          <table:table-cell table:formula="of:=QUARTILE([.D$2:.D$52]; [.$B62])" office:value-type="float" office:value="0.000000158870103115" calcext:value-type="float">
            <text:p>1.58870103115E-07</text:p>
          </table:table-cell>
          <table:table-cell table:formula="of:=QUARTILE([.E$2:.E$52]; [.$B62])" office:value-type="float" office:value="0.0000000000146906862098" calcext:value-type="float">
            <text:p>1.46906862098E-11</text:p>
          </table:table-cell>
          <table:table-cell table:formula="of:=QUARTILE([.F$2:.F$52]; [.$B62])" office:value-type="float" office:value="0.000000000012020986594" calcext:value-type="float">
            <text:p>1.2020986594E-11</text:p>
          </table:table-cell>
          <table:table-cell table:formula="of:=QUARTILE([.G$2:.G$52]; [.$B62])" office:value-type="float" office:value="-1.48312684178E-022" calcext:value-type="float">
            <text:p>-1.48312684178E-22</text:p>
          </table:table-cell>
          <table:table-cell table:formula="of:=QUARTILE([.H$2:.H$52]; [.$B62])" office:value-type="float" office:value="4.76871772142E-015" calcext:value-type="float">
            <text:p>4.76871772142E-15</text:p>
          </table:table-cell>
          <table:table-cell table:formula="of:=QUARTILE([.I$2:.I$52]; [.$B62])" office:value-type="float" office:value="5.3219801525E-023" calcext:value-type="float">
            <text:p>5.3219801525E-23</text:p>
          </table:table-cell>
          <table:table-cell table:formula="of:=QUARTILE([.J$2:.J$52]; [.$B62])" office:value-type="float" office:value="0.000000294871741549" calcext:value-type="float">
            <text:p>2.94871741549E-07</text:p>
          </table:table-cell>
          <table:table-cell table:formula="of:=QUARTILE([.K$2:.K$52]; [.$B62])" office:value-type="float" office:value="-0.000000000000305996781791" calcext:value-type="float">
            <text:p>-3.05996781791E-13</text:p>
          </table:table-cell>
          <table:table-cell table:formula="of:=QUARTILE([.L$2:.L$52]; [.$B62])" office:value-type="float" office:value="-2.9203084645E-016" calcext:value-type="float">
            <text:p>-2.9203084645E-16</text:p>
          </table:table-cell>
          <table:table-cell table:formula="of:=QUARTILE([.M$2:.M$52]; [.$B62])" office:value-type="float" office:value="3.9238960253E-023" calcext:value-type="float">
            <text:p>3.9238960253E-23</text:p>
          </table:table-cell>
          <table:table-cell table:formula="of:=QUARTILE([.N$2:.N$52]; [.$B62])" office:value-type="float" office:value="1.08282489185" calcext:value-type="float">
            <text:p>1.08282489185</text:p>
          </table:table-cell>
        </table:table-row>
      </table:table>
      <table:table table:name="stats_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file</text:p>
          </table:table-cell>
          <table:table-cell office:value-type="string" calcext:value-type="string">
            <text:p>n-th_segment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</table:table-row>
        <table:table-row table:style-name="ro1">
          <table:table-cell office:value-type="string" calcext:value-type="string">
            <text:p>p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97863574" calcext:value-type="float">
            <text:p>0.00134097863574</text:p>
          </table:table-cell>
          <table:table-cell office:value-type="float" office:value="0.000000659531212677" calcext:value-type="float">
            <text:p>6.59531212677E-07</text:p>
          </table:table-cell>
          <table:table-cell office:value-type="float" office:value="0.00000000040812825329" calcext:value-type="float">
            <text:p>4.0812825329E-10</text:p>
          </table:table-cell>
          <table:table-cell office:value-type="float" office:value="0.0000000000476015841345" calcext:value-type="float">
            <text:p>4.76015841345E-11</text:p>
          </table:table-cell>
          <table:table-cell office:value-type="float" office:value="6.10824818817E-021" calcext:value-type="float">
            <text:p>6.10824818817E-21</text:p>
          </table:table-cell>
          <table:table-cell office:value-type="float" office:value="0.0000000000000307308961813" calcext:value-type="float">
            <text:p>3.07308961813E-14</text:p>
          </table:table-cell>
          <table:table-cell office:value-type="float" office:value="-2.59044452005E-021" calcext:value-type="float">
            <text:p>-2.59044452005E-21</text:p>
          </table:table-cell>
          <table:table-cell office:value-type="float" office:value="0.000000284673122208" calcext:value-type="float">
            <text:p>2.84673122208E-07</text:p>
          </table:table-cell>
          <table:table-cell office:value-type="float" office:value="-0.0000000000450658336444" calcext:value-type="float">
            <text:p>-4.50658336444E-11</text:p>
          </table:table-cell>
          <table:table-cell office:value-type="float" office:value="-0.0000000000000405329146058" calcext:value-type="float">
            <text:p>-4.05329146058E-14</text:p>
          </table:table-cell>
          <table:table-cell office:value-type="float" office:value="2.6204357452E-022" calcext:value-type="float">
            <text:p>2.6204357452E-22</text:p>
          </table:table-cell>
          <table:table-cell office:value-type="float" office:value="1.01632432265" calcext:value-type="float">
            <text:p>1.01632432265</text:p>
          </table:table-cell>
        </table:table-row>
        <table:table-row table:style-name="ro1">
          <table:table-cell office:value-type="string" calcext:value-type="string">
            <text:p>perm_0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97863574" calcext:value-type="float">
            <text:p>0.00134097863574</text:p>
          </table:table-cell>
          <table:table-cell office:value-type="float" office:value="0.000000659531212677" calcext:value-type="float">
            <text:p>6.59531212677E-07</text:p>
          </table:table-cell>
          <table:table-cell office:value-type="float" office:value="0.00000000040812825329" calcext:value-type="float">
            <text:p>4.0812825329E-10</text:p>
          </table:table-cell>
          <table:table-cell office:value-type="float" office:value="0.0000000000476015841345" calcext:value-type="float">
            <text:p>4.76015841345E-11</text:p>
          </table:table-cell>
          <table:table-cell office:value-type="float" office:value="6.10824818817E-021" calcext:value-type="float">
            <text:p>6.10824818817E-21</text:p>
          </table:table-cell>
          <table:table-cell office:value-type="float" office:value="0.0000000000000307308961813" calcext:value-type="float">
            <text:p>3.07308961813E-14</text:p>
          </table:table-cell>
          <table:table-cell office:value-type="float" office:value="-2.59044452005E-021" calcext:value-type="float">
            <text:p>-2.59044452005E-21</text:p>
          </table:table-cell>
          <table:table-cell office:value-type="float" office:value="0.000000284673122208" calcext:value-type="float">
            <text:p>2.84673122208E-07</text:p>
          </table:table-cell>
          <table:table-cell office:value-type="float" office:value="-0.0000000000450658336444" calcext:value-type="float">
            <text:p>-4.50658336444E-11</text:p>
          </table:table-cell>
          <table:table-cell office:value-type="float" office:value="-0.0000000000000405329146058" calcext:value-type="float">
            <text:p>-4.05329146058E-14</text:p>
          </table:table-cell>
          <table:table-cell office:value-type="float" office:value="2.6204357452E-022" calcext:value-type="float">
            <text:p>2.6204357452E-22</text:p>
          </table:table-cell>
          <table:table-cell office:value-type="float" office:value="1.01632432265" calcext:value-type="float">
            <text:p>1.01632432265</text:p>
          </table:table-cell>
        </table:table-row>
        <table:table-row table:style-name="ro1">
          <table:table-cell office:value-type="string" calcext:value-type="string">
            <text:p>perm_0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10411265" calcext:value-type="float">
            <text:p>0.00134010411265</text:p>
          </table:table-cell>
          <table:table-cell office:value-type="float" office:value="0.000000656609324839" calcext:value-type="float">
            <text:p>6.56609324839E-07</text:p>
          </table:table-cell>
          <table:table-cell office:value-type="float" office:value="0.000000000407419729219" calcext:value-type="float">
            <text:p>4.07419729219E-10</text:p>
          </table:table-cell>
          <table:table-cell office:value-type="float" office:value="0.0000000000474633668547" calcext:value-type="float">
            <text:p>4.74633668547E-11</text:p>
          </table:table-cell>
          <table:table-cell office:value-type="float" office:value="6.08063456555E-021" calcext:value-type="float">
            <text:p>6.08063456555E-21</text:p>
          </table:table-cell>
          <table:table-cell office:value-type="float" office:value="0.000000000000030613361786" calcext:value-type="float">
            <text:p>3.0613361786E-14</text:p>
          </table:table-cell>
          <table:table-cell office:value-type="float" office:value="-2.56688009523E-021" calcext:value-type="float">
            <text:p>-2.56688009523E-21</text:p>
          </table:table-cell>
          <table:table-cell office:value-type="float" office:value="0.000000284817426973" calcext:value-type="float">
            <text:p>2.84817426973E-07</text:p>
          </table:table-cell>
          <table:table-cell office:value-type="float" office:value="-0.0000000000449945452956" calcext:value-type="float">
            <text:p>-4.49945452956E-11</text:p>
          </table:table-cell>
          <table:table-cell office:value-type="float" office:value="-0.0000000000000404054433823" calcext:value-type="float">
            <text:p>-4.04054433823E-14</text:p>
          </table:table-cell>
          <table:table-cell office:value-type="float" office:value="2.62208776499E-022" calcext:value-type="float">
            <text:p>2.62208776499E-22</text:p>
          </table:table-cell>
          <table:table-cell office:value-type="float" office:value="1.08178556707" calcext:value-type="float">
            <text:p>1.08178556707</text:p>
          </table:table-cell>
        </table:table-row>
        <table:table-row table:style-name="ro1">
          <table:table-cell office:value-type="string" calcext:value-type="string">
            <text:p>perm_0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53646721" calcext:value-type="float">
            <text:p>0.00134053646721</text:p>
          </table:table-cell>
          <table:table-cell office:value-type="float" office:value="0.00000065692388129" calcext:value-type="float">
            <text:p>6.5692388129E-07</text:p>
          </table:table-cell>
          <table:table-cell office:value-type="float" office:value="0.000000000408020753865" calcext:value-type="float">
            <text:p>4.08020753865E-10</text:p>
          </table:table-cell>
          <table:table-cell office:value-type="float" office:value="0.000000000047436845379" calcext:value-type="float">
            <text:p>4.7436845379E-11</text:p>
          </table:table-cell>
          <table:table-cell office:value-type="float" office:value="6.07825651344E-021" calcext:value-type="float">
            <text:p>6.07825651344E-21</text:p>
          </table:table-cell>
          <table:table-cell office:value-type="float" office:value="0.0000000000000305976768472" calcext:value-type="float">
            <text:p>3.05976768472E-14</text:p>
          </table:table-cell>
          <table:table-cell office:value-type="float" office:value="-2.57078955913E-021" calcext:value-type="float">
            <text:p>-2.57078955913E-21</text:p>
          </table:table-cell>
          <table:table-cell office:value-type="float" office:value="0.000000285028534658" calcext:value-type="float">
            <text:p>2.85028534658E-07</text:p>
          </table:table-cell>
          <table:table-cell office:value-type="float" office:value="-0.0000000000450729885608" calcext:value-type="float">
            <text:p>-4.50729885608E-11</text:p>
          </table:table-cell>
          <table:table-cell office:value-type="float" office:value="-0.0000000000000404359884716" calcext:value-type="float">
            <text:p>-4.04359884716E-14</text:p>
          </table:table-cell>
          <table:table-cell office:value-type="float" office:value="2.62726234449E-022" calcext:value-type="float">
            <text:p>2.62726234449E-22</text:p>
          </table:table-cell>
          <table:table-cell office:value-type="float" office:value="1.14463964132" calcext:value-type="float">
            <text:p>1.14463964132</text:p>
          </table:table-cell>
        </table:table-row>
        <table:table-row table:style-name="ro1">
          <table:table-cell office:value-type="string" calcext:value-type="string">
            <text:p>perm_0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140486407" calcext:value-type="float">
            <text:p>0.00134140486407</text:p>
          </table:table-cell>
          <table:table-cell office:value-type="float" office:value="0.000000658238925232" calcext:value-type="float">
            <text:p>6.58238925232E-07</text:p>
          </table:table-cell>
          <table:table-cell office:value-type="float" office:value="0.000000000408031870064" calcext:value-type="float">
            <text:p>4.08031870064E-10</text:p>
          </table:table-cell>
          <table:table-cell office:value-type="float" office:value="0.0000000000475005762538" calcext:value-type="float">
            <text:p>4.75005762538E-11</text:p>
          </table:table-cell>
          <table:table-cell office:value-type="float" office:value="6.0862265636E-021" calcext:value-type="float">
            <text:p>6.0862265636E-21</text:p>
          </table:table-cell>
          <table:table-cell office:value-type="float" office:value="0.0000000000000306233856112" calcext:value-type="float">
            <text:p>3.06233856112E-14</text:p>
          </table:table-cell>
          <table:table-cell office:value-type="float" office:value="-2.5863059266E-021" calcext:value-type="float">
            <text:p>-2.5863059266E-21</text:p>
          </table:table-cell>
          <table:table-cell office:value-type="float" office:value="0.000000285282021028" calcext:value-type="float">
            <text:p>2.85282021028E-07</text:p>
          </table:table-cell>
          <table:table-cell office:value-type="float" office:value="-0.0000000000450664117262" calcext:value-type="float">
            <text:p>-4.50664117262E-11</text:p>
          </table:table-cell>
          <table:table-cell office:value-type="float" office:value="-0.0000000000000404888832721" calcext:value-type="float">
            <text:p>-4.04888832721E-14</text:p>
          </table:table-cell>
          <table:table-cell office:value-type="float" office:value="2.62285892912E-022" calcext:value-type="float">
            <text:p>2.62285892912E-22</text:p>
          </table:table-cell>
          <table:table-cell office:value-type="float" office:value="1.01941156184" calcext:value-type="float">
            <text:p>1.01941156184</text:p>
          </table:table-cell>
        </table:table-row>
        <table:table-row table:style-name="ro1">
          <table:table-cell office:value-type="string" calcext:value-type="string">
            <text:p>perm_0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398361171" calcext:value-type="float">
            <text:p>0.0013398361171</text:p>
          </table:table-cell>
          <table:table-cell office:value-type="float" office:value="0.0000006549191249" calcext:value-type="float">
            <text:p>6.549191249E-07</text:p>
          </table:table-cell>
          <table:table-cell office:value-type="float" office:value="0.00000000040754035954" calcext:value-type="float">
            <text:p>4.0754035954E-10</text:p>
          </table:table-cell>
          <table:table-cell office:value-type="float" office:value="0.0000000000472656673354" calcext:value-type="float">
            <text:p>4.72656673354E-11</text:p>
          </table:table-cell>
          <table:table-cell office:value-type="float" office:value="6.0403220367E-021" calcext:value-type="float">
            <text:p>6.0403220367E-21</text:p>
          </table:table-cell>
          <table:table-cell office:value-type="float" office:value="0.0000000000000304367435151" calcext:value-type="float">
            <text:p>3.04367435151E-14</text:p>
          </table:table-cell>
          <table:table-cell office:value-type="float" office:value="-2.55893379062E-021" calcext:value-type="float">
            <text:p>-2.55893379062E-21</text:p>
          </table:table-cell>
          <table:table-cell office:value-type="float" office:value="0.000000285060423946" calcext:value-type="float">
            <text:p>2.85060423946E-07</text:p>
          </table:table-cell>
          <table:table-cell office:value-type="float" office:value="-0.0000000000450343365255" calcext:value-type="float">
            <text:p>-4.50343365255E-11</text:p>
          </table:table-cell>
          <table:table-cell office:value-type="float" office:value="-0.0000000000000403160131907" calcext:value-type="float">
            <text:p>-4.03160131907E-14</text:p>
          </table:table-cell>
          <table:table-cell office:value-type="float" office:value="2.62075237656E-022" calcext:value-type="float">
            <text:p>2.62075237656E-22</text:p>
          </table:table-cell>
          <table:table-cell office:value-type="float" office:value="1.02088974221" calcext:value-type="float">
            <text:p>1.02088974221</text:p>
          </table:table-cell>
        </table:table-row>
        <table:table-row table:style-name="ro1">
          <table:table-cell office:value-type="string" calcext:value-type="string">
            <text:p>perm_108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140686395" calcext:value-type="float">
            <text:p>0.00134140686395</text:p>
          </table:table-cell>
          <table:table-cell office:value-type="float" office:value="0.00000065974019568" calcext:value-type="float">
            <text:p>6.5974019568E-07</text:p>
          </table:table-cell>
          <table:table-cell office:value-type="float" office:value="0.000000000408417746803" calcext:value-type="float">
            <text:p>4.08417746803E-10</text:p>
          </table:table-cell>
          <table:table-cell office:value-type="float" office:value="0.0000000000477245119145" calcext:value-type="float">
            <text:p>4.77245119145E-11</text:p>
          </table:table-cell>
          <table:table-cell office:value-type="float" office:value="6.13539499242E-021" calcext:value-type="float">
            <text:p>6.13539499242E-21</text:p>
          </table:table-cell>
          <table:table-cell office:value-type="float" office:value="0.0000000000000308170934091" calcext:value-type="float">
            <text:p>3.08170934091E-14</text:p>
          </table:table-cell>
          <table:table-cell office:value-type="float" office:value="-2.59834954598E-021" calcext:value-type="float">
            <text:p>-2.59834954598E-21</text:p>
          </table:table-cell>
          <table:table-cell office:value-type="float" office:value="0.000000284908044742" calcext:value-type="float">
            <text:p>2.84908044742E-07</text:p>
          </table:table-cell>
          <table:table-cell office:value-type="float" office:value="-0.000000000045086654361" calcext:value-type="float">
            <text:p>-4.5086654361E-11</text:p>
          </table:table-cell>
          <table:table-cell office:value-type="float" office:value="-0.0000000000000195703105075" calcext:value-type="float">
            <text:p>-1.95703105075E-14</text:p>
          </table:table-cell>
          <table:table-cell office:value-type="float" office:value="6.57498120459E-022" calcext:value-type="float">
            <text:p>6.57498120459E-22</text:p>
          </table:table-cell>
          <table:table-cell office:value-type="float" office:value="0.978874899858" calcext:value-type="float">
            <text:p>0.978874899858</text:p>
          </table:table-cell>
        </table:table-row>
        <table:table-row table:style-name="ro1">
          <table:table-cell office:value-type="string" calcext:value-type="string">
            <text:p>perm_108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67543437" calcext:value-type="float">
            <text:p>0.00134067543437</text:p>
          </table:table-cell>
          <table:table-cell office:value-type="float" office:value="0.000000657493360313" calcext:value-type="float">
            <text:p>6.57493360313E-07</text:p>
          </table:table-cell>
          <table:table-cell office:value-type="float" office:value="0.000000000407778359747" calcext:value-type="float">
            <text:p>4.07778359747E-10</text:p>
          </table:table-cell>
          <table:table-cell office:value-type="float" office:value="0.0000000000474573065958" calcext:value-type="float">
            <text:p>4.74573065958E-11</text:p>
          </table:table-cell>
          <table:table-cell office:value-type="float" office:value="6.07957456199E-021" calcext:value-type="float">
            <text:p>6.07957456199E-21</text:p>
          </table:table-cell>
          <table:table-cell office:value-type="float" office:value="0.0000000000000306141061881" calcext:value-type="float">
            <text:p>3.06141061881E-14</text:p>
          </table:table-cell>
          <table:table-cell office:value-type="float" office:value="-2.57359869397E-021" calcext:value-type="float">
            <text:p>-2.57359869397E-21</text:p>
          </table:table-cell>
          <table:table-cell office:value-type="float" office:value="0.000000284979315005" calcext:value-type="float">
            <text:p>2.84979315005E-07</text:p>
          </table:table-cell>
          <table:table-cell office:value-type="float" office:value="-0.0000000000450401316438" calcext:value-type="float">
            <text:p>-4.50401316438E-11</text:p>
          </table:table-cell>
          <table:table-cell office:value-type="float" office:value="-0.000000000000019569866714" calcext:value-type="float">
            <text:p>-1.9569866714E-14</text:p>
          </table:table-cell>
          <table:table-cell office:value-type="float" office:value="6.50072971238E-022" calcext:value-type="float">
            <text:p>6.50072971238E-22</text:p>
          </table:table-cell>
          <table:table-cell office:value-type="float" office:value="1.02581438903" calcext:value-type="float">
            <text:p>1.02581438903</text:p>
          </table:table-cell>
        </table:table-row>
        <table:table-row table:style-name="ro1">
          <table:table-cell office:value-type="string" calcext:value-type="string">
            <text:p>perm_108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51087408" calcext:value-type="float">
            <text:p>0.00134051087408</text:p>
          </table:table-cell>
          <table:table-cell office:value-type="float" office:value="0.000000656836060355" calcext:value-type="float">
            <text:p>6.56836060355E-07</text:p>
          </table:table-cell>
          <table:table-cell office:value-type="float" office:value="0.000000000407867804377" calcext:value-type="float">
            <text:p>4.07867804377E-10</text:p>
          </table:table-cell>
          <table:table-cell office:value-type="float" office:value="0.0000000000474386075129" calcext:value-type="float">
            <text:p>4.74386075129E-11</text:p>
          </table:table-cell>
          <table:table-cell office:value-type="float" office:value="6.07803890779E-021" calcext:value-type="float">
            <text:p>6.07803890779E-21</text:p>
          </table:table-cell>
          <table:table-cell office:value-type="float" office:value="0.0000000000000306020545604" calcext:value-type="float">
            <text:p>3.06020545604E-14</text:p>
          </table:table-cell>
          <table:table-cell office:value-type="float" office:value="-2.56907176252E-021" calcext:value-type="float">
            <text:p>-2.56907176252E-21</text:p>
          </table:table-cell>
          <table:table-cell office:value-type="float" office:value="0.00000028503333579" calcext:value-type="float">
            <text:p>2.8503333579E-07</text:p>
          </table:table-cell>
          <table:table-cell office:value-type="float" office:value="-0.000000000045053649608" calcext:value-type="float">
            <text:p>-4.5053649608E-11</text:p>
          </table:table-cell>
          <table:table-cell office:value-type="float" office:value="-0.0000000000000195819330803" calcext:value-type="float">
            <text:p>-1.95819330803E-14</text:p>
          </table:table-cell>
          <table:table-cell office:value-type="float" office:value="6.49457066045E-022" calcext:value-type="float">
            <text:p>6.49457066045E-22</text:p>
          </table:table-cell>
          <table:table-cell office:value-type="float" office:value="1.04578423296" calcext:value-type="float">
            <text:p>1.04578423296</text:p>
          </table:table-cell>
        </table:table-row>
        <table:table-row table:style-name="ro1">
          <table:table-cell office:value-type="string" calcext:value-type="string">
            <text:p>perm_108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212487357" calcext:value-type="float">
            <text:p>0.00134212487357</text:p>
          </table:table-cell>
          <table:table-cell office:value-type="float" office:value="0.000000658844084648" calcext:value-type="float">
            <text:p>6.58844084648E-07</text:p>
          </table:table-cell>
          <table:table-cell office:value-type="float" office:value="0.000000000408425119222" calcext:value-type="float">
            <text:p>4.08425119222E-10</text:p>
          </table:table-cell>
          <table:table-cell office:value-type="float" office:value="0.0000000000475614120341" calcext:value-type="float">
            <text:p>4.75614120341E-11</text:p>
          </table:table-cell>
          <table:table-cell office:value-type="float" office:value="6.10247628698E-021" calcext:value-type="float">
            <text:p>6.10247628698E-21</text:p>
          </table:table-cell>
          <table:table-cell office:value-type="float" office:value="0.0000000000000306939828549" calcext:value-type="float">
            <text:p>3.06939828549E-14</text:p>
          </table:table-cell>
          <table:table-cell office:value-type="float" office:value="-2.58871857184E-021" calcext:value-type="float">
            <text:p>-2.58871857184E-21</text:p>
          </table:table-cell>
          <table:table-cell office:value-type="float" office:value="0.000000285613772904" calcext:value-type="float">
            <text:p>2.85613772904E-07</text:p>
          </table:table-cell>
          <table:table-cell office:value-type="float" office:value="-0.0000000000451079633985" calcext:value-type="float">
            <text:p>-4.51079633985E-11</text:p>
          </table:table-cell>
          <table:table-cell office:value-type="float" office:value="-0.0000000000000196157174353" calcext:value-type="float">
            <text:p>-1.96157174353E-14</text:p>
          </table:table-cell>
          <table:table-cell office:value-type="float" office:value="6.53002300614E-022" calcext:value-type="float">
            <text:p>6.53002300614E-22</text:p>
          </table:table-cell>
          <table:table-cell office:value-type="float" office:value="0.931570301596" calcext:value-type="float">
            <text:p>0.931570301596</text:p>
          </table:table-cell>
        </table:table-row>
        <table:table-row table:style-name="ro1">
          <table:table-cell office:value-type="string" calcext:value-type="string">
            <text:p>perm_108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72977666" calcext:value-type="float">
            <text:p>0.00134072977666</text:p>
          </table:table-cell>
          <table:table-cell office:value-type="float" office:value="0.000000656123372444" calcext:value-type="float">
            <text:p>6.56123372444E-07</text:p>
          </table:table-cell>
          <table:table-cell office:value-type="float" office:value="0.000000000407661488999" calcext:value-type="float">
            <text:p>4.07661488999E-10</text:p>
          </table:table-cell>
          <table:table-cell office:value-type="float" office:value="0.0000000000473485993646" calcext:value-type="float">
            <text:p>4.73485993646E-11</text:p>
          </table:table-cell>
          <table:table-cell office:value-type="float" office:value="6.06311588517E-021" calcext:value-type="float">
            <text:p>6.06311588517E-21</text:p>
          </table:table-cell>
          <table:table-cell office:value-type="float" office:value="0.000000000000030566930322" calcext:value-type="float">
            <text:p>3.0566930322E-14</text:p>
          </table:table-cell>
          <table:table-cell office:value-type="float" office:value="-2.55186861273E-021" calcext:value-type="float">
            <text:p>-2.55186861273E-21</text:p>
          </table:table-cell>
          <table:table-cell office:value-type="float" office:value="0.000000285358240396" calcext:value-type="float">
            <text:p>2.85358240396E-07</text:p>
          </table:table-cell>
          <table:table-cell office:value-type="float" office:value="-0.0000000000450391112044" calcext:value-type="float">
            <text:p>-4.50391112044E-11</text:p>
          </table:table-cell>
          <table:table-cell office:value-type="float" office:value="-0.0000000000000196069154791" calcext:value-type="float">
            <text:p>-1.96069154791E-14</text:p>
          </table:table-cell>
          <table:table-cell office:value-type="float" office:value="6.45684929872E-022" calcext:value-type="float">
            <text:p>6.45684929872E-22</text:p>
          </table:table-cell>
          <table:table-cell office:value-type="float" office:value="0.956883698079" calcext:value-type="float">
            <text:p>0.956883698079</text:p>
          </table:table-cell>
        </table:table-row>
        <table:table-row table:style-name="ro1">
          <table:table-cell office:value-type="string" calcext:value-type="string">
            <text:p>perm_144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144409653" calcext:value-type="float">
            <text:p>0.00134144409653</text:p>
          </table:table-cell>
          <table:table-cell office:value-type="float" office:value="0.000000659778203074" calcext:value-type="float">
            <text:p>6.59778203074E-07</text:p>
          </table:table-cell>
          <table:table-cell office:value-type="float" office:value="0.000000000408057775278" calcext:value-type="float">
            <text:p>4.08057775278E-10</text:p>
          </table:table-cell>
          <table:table-cell office:value-type="float" office:value="0.0000000000475913126244" calcext:value-type="float">
            <text:p>4.75913126244E-11</text:p>
          </table:table-cell>
          <table:table-cell office:value-type="float" office:value="6.10499337235E-021" calcext:value-type="float">
            <text:p>6.10499337235E-21</text:p>
          </table:table-cell>
          <table:table-cell office:value-type="float" office:value="0.0000000000000307280083144" calcext:value-type="float">
            <text:p>3.07280083144E-14</text:p>
          </table:table-cell>
          <table:table-cell office:value-type="float" office:value="-2.59115170866E-021" calcext:value-type="float">
            <text:p>-2.59115170866E-21</text:p>
          </table:table-cell>
          <table:table-cell office:value-type="float" office:value="0.000000284923515262" calcext:value-type="float">
            <text:p>2.84923515262E-07</text:p>
          </table:table-cell>
          <table:table-cell office:value-type="float" office:value="-0.0000000000450583078317" calcext:value-type="float">
            <text:p>-4.50583078317E-11</text:p>
          </table:table-cell>
          <table:table-cell office:value-type="float" office:value="0.0000000000000102145591287" calcext:value-type="float">
            <text:p>1.02145591287E-14</text:p>
          </table:table-cell>
          <table:table-cell office:value-type="float" office:value="-1.06817268209E-021" calcext:value-type="float">
            <text:p>-1.06817268209E-21</text:p>
          </table:table-cell>
          <table:table-cell office:value-type="float" office:value="0.829141181698" calcext:value-type="float">
            <text:p>0.829141181698</text:p>
          </table:table-cell>
        </table:table-row>
        <table:table-row table:style-name="ro1">
          <table:table-cell office:value-type="string" calcext:value-type="string">
            <text:p>perm_144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68492133" calcext:value-type="float">
            <text:p>0.00134068492133</text:p>
          </table:table-cell>
          <table:table-cell office:value-type="float" office:value="0.000000657448399095" calcext:value-type="float">
            <text:p>6.57448399095E-07</text:p>
          </table:table-cell>
          <table:table-cell office:value-type="float" office:value="0.00000000040788701738" calcext:value-type="float">
            <text:p>4.0788701738E-10</text:p>
          </table:table-cell>
          <table:table-cell office:value-type="float" office:value="0.0000000000474844593237" calcext:value-type="float">
            <text:p>4.74844593237E-11</text:p>
          </table:table-cell>
          <table:table-cell office:value-type="float" office:value="6.08536481735E-021" calcext:value-type="float">
            <text:p>6.08536481735E-21</text:p>
          </table:table-cell>
          <table:table-cell office:value-type="float" office:value="0.0000000000000306286232046" calcext:value-type="float">
            <text:p>3.06286232046E-14</text:p>
          </table:table-cell>
          <table:table-cell office:value-type="float" office:value="-2.57671486447E-021" calcext:value-type="float">
            <text:p>-2.57671486447E-21</text:p>
          </table:table-cell>
          <table:table-cell office:value-type="float" office:value="0.000000284996914798" calcext:value-type="float">
            <text:p>2.84996914798E-07</text:p>
          </table:table-cell>
          <table:table-cell office:value-type="float" office:value="-0.0000000000450503197571" calcext:value-type="float">
            <text:p>-4.50503197571E-11</text:p>
          </table:table-cell>
          <table:table-cell office:value-type="float" office:value="0.0000000000000101371222137" calcext:value-type="float">
            <text:p>1.01371222137E-14</text:p>
          </table:table-cell>
          <table:table-cell office:value-type="float" office:value="-1.0695518023E-021" calcext:value-type="float">
            <text:p>-1.0695518023E-21</text:p>
          </table:table-cell>
          <table:table-cell office:value-type="float" office:value="0.835193477884" calcext:value-type="float">
            <text:p>0.835193477884</text:p>
          </table:table-cell>
        </table:table-row>
        <table:table-row table:style-name="ro1">
          <table:table-cell office:value-type="string" calcext:value-type="string">
            <text:p>perm_144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5572684" calcext:value-type="float">
            <text:p>0.0013405572684</text:p>
          </table:table-cell>
          <table:table-cell office:value-type="float" office:value="0.000000656886278344" calcext:value-type="float">
            <text:p>6.56886278344E-07</text:p>
          </table:table-cell>
          <table:table-cell office:value-type="float" office:value="0.00000000040791375895" calcext:value-type="float">
            <text:p>4.0791375895E-10</text:p>
          </table:table-cell>
          <table:table-cell office:value-type="float" office:value="0.0000000000474316539735" calcext:value-type="float">
            <text:p>4.74316539735E-11</text:p>
          </table:table-cell>
          <table:table-cell office:value-type="float" office:value="6.07653803658E-021" calcext:value-type="float">
            <text:p>6.07653803658E-21</text:p>
          </table:table-cell>
          <table:table-cell office:value-type="float" office:value="0.0000000000000305957134738" calcext:value-type="float">
            <text:p>3.05957134738E-14</text:p>
          </table:table-cell>
          <table:table-cell office:value-type="float" office:value="-2.56985045525E-021" calcext:value-type="float">
            <text:p>-2.56985045525E-21</text:p>
          </table:table-cell>
          <table:table-cell office:value-type="float" office:value="0.000000285051877879" calcext:value-type="float">
            <text:p>2.85051877879E-07</text:p>
          </table:table-cell>
          <table:table-cell office:value-type="float" office:value="-0.0000000000450602631221" calcext:value-type="float">
            <text:p>-4.50602631221E-11</text:p>
          </table:table-cell>
          <table:table-cell office:value-type="float" office:value="0.0000000000000101080228233" calcext:value-type="float">
            <text:p>1.01080228233E-14</text:p>
          </table:table-cell>
          <table:table-cell office:value-type="float" office:value="-1.07095756041E-021" calcext:value-type="float">
            <text:p>-1.07095756041E-21</text:p>
          </table:table-cell>
          <table:table-cell office:value-type="float" office:value="0.863092386427" calcext:value-type="float">
            <text:p>0.863092386427</text:p>
          </table:table-cell>
        </table:table-row>
        <table:table-row table:style-name="ro1">
          <table:table-cell office:value-type="string" calcext:value-type="string">
            <text:p>perm_144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226684397" calcext:value-type="float">
            <text:p>0.00134226684397</text:p>
          </table:table-cell>
          <table:table-cell office:value-type="float" office:value="0.000000659024238215" calcext:value-type="float">
            <text:p>6.59024238215E-07</text:p>
          </table:table-cell>
          <table:table-cell office:value-type="float" office:value="0.000000000408547351314" calcext:value-type="float">
            <text:p>4.08547351314E-10</text:p>
          </table:table-cell>
          <table:table-cell office:value-type="float" office:value="0.0000000000475674120603" calcext:value-type="float">
            <text:p>4.75674120603E-11</text:p>
          </table:table-cell>
          <table:table-cell office:value-type="float" office:value="6.10436676748E-021" calcext:value-type="float">
            <text:p>6.10436676748E-21</text:p>
          </table:table-cell>
          <table:table-cell office:value-type="float" office:value="0.0000000000000307042425252" calcext:value-type="float">
            <text:p>3.07042425252E-14</text:p>
          </table:table-cell>
          <table:table-cell office:value-type="float" office:value="-2.59001447776E-021" calcext:value-type="float">
            <text:p>-2.59001447776E-21</text:p>
          </table:table-cell>
          <table:table-cell office:value-type="float" office:value="0.000000285664010549" calcext:value-type="float">
            <text:p>2.85664010549E-07</text:p>
          </table:table-cell>
          <table:table-cell office:value-type="float" office:value="-0.0000000000451224924067" calcext:value-type="float">
            <text:p>-4.51224924067E-11</text:p>
          </table:table-cell>
          <table:table-cell office:value-type="float" office:value="0.0000000000000101815686138" calcext:value-type="float">
            <text:p>1.01815686138E-14</text:p>
          </table:table-cell>
          <table:table-cell office:value-type="float" office:value="-1.07230706579E-021" calcext:value-type="float">
            <text:p>-1.07230706579E-21</text:p>
          </table:table-cell>
          <table:table-cell office:value-type="float" office:value="0.814498142177" calcext:value-type="float">
            <text:p>0.814498142177</text:p>
          </table:table-cell>
        </table:table-row>
        <table:table-row table:style-name="ro1">
          <table:table-cell office:value-type="string" calcext:value-type="string">
            <text:p>perm_144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68703374" calcext:value-type="float">
            <text:p>0.00134068703374</text:p>
          </table:table-cell>
          <table:table-cell office:value-type="float" office:value="0.000000655887744945" calcext:value-type="float">
            <text:p>6.55887744945E-07</text:p>
          </table:table-cell>
          <table:table-cell office:value-type="float" office:value="0.000000000407714044241" calcext:value-type="float">
            <text:p>4.07714044241E-10</text:p>
          </table:table-cell>
          <table:table-cell office:value-type="float" office:value="0.0000000000473279735397" calcext:value-type="float">
            <text:p>4.73279735397E-11</text:p>
          </table:table-cell>
          <table:table-cell office:value-type="float" office:value="6.05832320344E-021" calcext:value-type="float">
            <text:p>6.05832320344E-21</text:p>
          </table:table-cell>
          <table:table-cell office:value-type="float" office:value="0.0000000000000305338366674" calcext:value-type="float">
            <text:p>3.05338366674E-14</text:p>
          </table:table-cell>
          <table:table-cell office:value-type="float" office:value="-2.55326690794E-021" calcext:value-type="float">
            <text:p>-2.55326690794E-21</text:p>
          </table:table-cell>
          <table:table-cell office:value-type="float" office:value="0.000000285388494375" calcext:value-type="float">
            <text:p>2.85388494375E-07</text:p>
          </table:table-cell>
          <table:table-cell office:value-type="float" office:value="-0.0000000000450482588376" calcext:value-type="float">
            <text:p>-4.50482588376E-11</text:p>
          </table:table-cell>
          <table:table-cell office:value-type="float" office:value="0.0000000000000100567032221" calcext:value-type="float">
            <text:p>1.00567032221E-14</text:p>
          </table:table-cell>
          <table:table-cell office:value-type="float" office:value="-1.07179875077E-021" calcext:value-type="float">
            <text:p>-1.07179875077E-21</text:p>
          </table:table-cell>
          <table:table-cell office:value-type="float" office:value="0.840187842525" calcext:value-type="float">
            <text:p>0.840187842525</text:p>
          </table:table-cell>
        </table:table-row>
        <table:table-row table:style-name="ro1">
          <table:table-cell office:value-type="string" calcext:value-type="string">
            <text:p>perm_180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97863574" calcext:value-type="float">
            <text:p>0.00134097863574</text:p>
          </table:table-cell>
          <table:table-cell office:value-type="float" office:value="0.000000659531212677" calcext:value-type="float">
            <text:p>6.59531212677E-07</text:p>
          </table:table-cell>
          <table:table-cell office:value-type="float" office:value="0.00000000040812825329" calcext:value-type="float">
            <text:p>4.0812825329E-10</text:p>
          </table:table-cell>
          <table:table-cell office:value-type="float" office:value="0.0000000000476015841345" calcext:value-type="float">
            <text:p>4.76015841345E-11</text:p>
          </table:table-cell>
          <table:table-cell office:value-type="float" office:value="6.10824818818E-021" calcext:value-type="float">
            <text:p>6.10824818818E-21</text:p>
          </table:table-cell>
          <table:table-cell office:value-type="float" office:value="0.0000000000000307308961813" calcext:value-type="float">
            <text:p>3.07308961813E-14</text:p>
          </table:table-cell>
          <table:table-cell office:value-type="float" office:value="-2.59044452005E-021" calcext:value-type="float">
            <text:p>-2.59044452005E-21</text:p>
          </table:table-cell>
          <table:table-cell office:value-type="float" office:value="0.000000284673122208" calcext:value-type="float">
            <text:p>2.84673122208E-07</text:p>
          </table:table-cell>
          <table:table-cell office:value-type="float" office:value="-0.0000000000450658336444" calcext:value-type="float">
            <text:p>-4.50658336444E-11</text:p>
          </table:table-cell>
          <table:table-cell office:value-type="float" office:value="-0.0000000000000405329146058" calcext:value-type="float">
            <text:p>-4.05329146058E-14</text:p>
          </table:table-cell>
          <table:table-cell office:value-type="float" office:value="2.62043573821E-022" calcext:value-type="float">
            <text:p>2.62043573821E-22</text:p>
          </table:table-cell>
          <table:table-cell office:value-type="float" office:value="1.01632432265" calcext:value-type="float">
            <text:p>1.01632432265</text:p>
          </table:table-cell>
        </table:table-row>
        <table:table-row table:style-name="ro1">
          <table:table-cell office:value-type="string" calcext:value-type="string">
            <text:p>perm_180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10411265" calcext:value-type="float">
            <text:p>0.00134010411265</text:p>
          </table:table-cell>
          <table:table-cell office:value-type="float" office:value="0.000000656609324839" calcext:value-type="float">
            <text:p>6.56609324839E-07</text:p>
          </table:table-cell>
          <table:table-cell office:value-type="float" office:value="0.000000000407419729219" calcext:value-type="float">
            <text:p>4.07419729219E-10</text:p>
          </table:table-cell>
          <table:table-cell office:value-type="float" office:value="0.0000000000474633668547" calcext:value-type="float">
            <text:p>4.74633668547E-11</text:p>
          </table:table-cell>
          <table:table-cell office:value-type="float" office:value="6.08063456555E-021" calcext:value-type="float">
            <text:p>6.08063456555E-21</text:p>
          </table:table-cell>
          <table:table-cell office:value-type="float" office:value="0.000000000000030613361786" calcext:value-type="float">
            <text:p>3.0613361786E-14</text:p>
          </table:table-cell>
          <table:table-cell office:value-type="float" office:value="-2.56688009523E-021" calcext:value-type="float">
            <text:p>-2.56688009523E-21</text:p>
          </table:table-cell>
          <table:table-cell office:value-type="float" office:value="0.000000284817426973" calcext:value-type="float">
            <text:p>2.84817426973E-07</text:p>
          </table:table-cell>
          <table:table-cell office:value-type="float" office:value="-0.0000000000449945452956" calcext:value-type="float">
            <text:p>-4.49945452956E-11</text:p>
          </table:table-cell>
          <table:table-cell office:value-type="float" office:value="-0.0000000000000404054433823" calcext:value-type="float">
            <text:p>-4.04054433823E-14</text:p>
          </table:table-cell>
          <table:table-cell office:value-type="float" office:value="2.62208776272E-022" calcext:value-type="float">
            <text:p>2.62208776272E-22</text:p>
          </table:table-cell>
          <table:table-cell office:value-type="float" office:value="1.08178556707" calcext:value-type="float">
            <text:p>1.08178556707</text:p>
          </table:table-cell>
        </table:table-row>
        <table:table-row table:style-name="ro1">
          <table:table-cell office:value-type="string" calcext:value-type="string">
            <text:p>perm_180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53646721" calcext:value-type="float">
            <text:p>0.00134053646721</text:p>
          </table:table-cell>
          <table:table-cell office:value-type="float" office:value="0.00000065692388129" calcext:value-type="float">
            <text:p>6.5692388129E-07</text:p>
          </table:table-cell>
          <table:table-cell office:value-type="float" office:value="0.000000000408020753865" calcext:value-type="float">
            <text:p>4.08020753865E-10</text:p>
          </table:table-cell>
          <table:table-cell office:value-type="float" office:value="0.000000000047436845379" calcext:value-type="float">
            <text:p>4.7436845379E-11</text:p>
          </table:table-cell>
          <table:table-cell office:value-type="float" office:value="6.07825651344E-021" calcext:value-type="float">
            <text:p>6.07825651344E-21</text:p>
          </table:table-cell>
          <table:table-cell office:value-type="float" office:value="0.0000000000000305976768472" calcext:value-type="float">
            <text:p>3.05976768472E-14</text:p>
          </table:table-cell>
          <table:table-cell office:value-type="float" office:value="-2.57078955913E-021" calcext:value-type="float">
            <text:p>-2.57078955913E-21</text:p>
          </table:table-cell>
          <table:table-cell office:value-type="float" office:value="0.000000285028534658" calcext:value-type="float">
            <text:p>2.85028534658E-07</text:p>
          </table:table-cell>
          <table:table-cell office:value-type="float" office:value="-0.0000000000450729885607" calcext:value-type="float">
            <text:p>-4.50729885607E-11</text:p>
          </table:table-cell>
          <table:table-cell office:value-type="float" office:value="-0.0000000000000404359884716" calcext:value-type="float">
            <text:p>-4.04359884716E-14</text:p>
          </table:table-cell>
          <table:table-cell office:value-type="float" office:value="2.62726234373E-022" calcext:value-type="float">
            <text:p>2.62726234373E-22</text:p>
          </table:table-cell>
          <table:table-cell office:value-type="float" office:value="1.14463964132" calcext:value-type="float">
            <text:p>1.14463964132</text:p>
          </table:table-cell>
        </table:table-row>
        <table:table-row table:style-name="ro1">
          <table:table-cell office:value-type="string" calcext:value-type="string">
            <text:p>perm_180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140486407" calcext:value-type="float">
            <text:p>0.00134140486407</text:p>
          </table:table-cell>
          <table:table-cell office:value-type="float" office:value="0.000000658238925232" calcext:value-type="float">
            <text:p>6.58238925232E-07</text:p>
          </table:table-cell>
          <table:table-cell office:value-type="float" office:value="0.000000000408031870064" calcext:value-type="float">
            <text:p>4.08031870064E-10</text:p>
          </table:table-cell>
          <table:table-cell office:value-type="float" office:value="0.0000000000475005762538" calcext:value-type="float">
            <text:p>4.75005762538E-11</text:p>
          </table:table-cell>
          <table:table-cell office:value-type="float" office:value="6.08622656361E-021" calcext:value-type="float">
            <text:p>6.08622656361E-21</text:p>
          </table:table-cell>
          <table:table-cell office:value-type="float" office:value="0.0000000000000306233856112" calcext:value-type="float">
            <text:p>3.06233856112E-14</text:p>
          </table:table-cell>
          <table:table-cell office:value-type="float" office:value="-2.5863059266E-021" calcext:value-type="float">
            <text:p>-2.5863059266E-21</text:p>
          </table:table-cell>
          <table:table-cell office:value-type="float" office:value="0.000000285282021028" calcext:value-type="float">
            <text:p>2.85282021028E-07</text:p>
          </table:table-cell>
          <table:table-cell office:value-type="float" office:value="-0.0000000000450664117262" calcext:value-type="float">
            <text:p>-4.50664117262E-11</text:p>
          </table:table-cell>
          <table:table-cell office:value-type="float" office:value="-0.0000000000000404888832721" calcext:value-type="float">
            <text:p>-4.04888832721E-14</text:p>
          </table:table-cell>
          <table:table-cell office:value-type="float" office:value="2.62285886366E-022" calcext:value-type="float">
            <text:p>2.62285886366E-22</text:p>
          </table:table-cell>
          <table:table-cell office:value-type="float" office:value="1.01941156184" calcext:value-type="float">
            <text:p>1.01941156184</text:p>
          </table:table-cell>
        </table:table-row>
        <table:table-row table:style-name="ro1">
          <table:table-cell office:value-type="string" calcext:value-type="string">
            <text:p>perm_180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398361171" calcext:value-type="float">
            <text:p>0.0013398361171</text:p>
          </table:table-cell>
          <table:table-cell office:value-type="float" office:value="0.0000006549191249" calcext:value-type="float">
            <text:p>6.549191249E-07</text:p>
          </table:table-cell>
          <table:table-cell office:value-type="float" office:value="0.00000000040754035954" calcext:value-type="float">
            <text:p>4.0754035954E-10</text:p>
          </table:table-cell>
          <table:table-cell office:value-type="float" office:value="0.0000000000472656673354" calcext:value-type="float">
            <text:p>4.72656673354E-11</text:p>
          </table:table-cell>
          <table:table-cell office:value-type="float" office:value="6.0403220367E-021" calcext:value-type="float">
            <text:p>6.0403220367E-21</text:p>
          </table:table-cell>
          <table:table-cell office:value-type="float" office:value="0.0000000000000304367435151" calcext:value-type="float">
            <text:p>3.04367435151E-14</text:p>
          </table:table-cell>
          <table:table-cell office:value-type="float" office:value="-2.55893379062E-021" calcext:value-type="float">
            <text:p>-2.55893379062E-21</text:p>
          </table:table-cell>
          <table:table-cell office:value-type="float" office:value="0.000000285060423946" calcext:value-type="float">
            <text:p>2.85060423946E-07</text:p>
          </table:table-cell>
          <table:table-cell office:value-type="float" office:value="-0.0000000000450343365255" calcext:value-type="float">
            <text:p>-4.50343365255E-11</text:p>
          </table:table-cell>
          <table:table-cell office:value-type="float" office:value="-0.0000000000000403160131907" calcext:value-type="float">
            <text:p>-4.03160131907E-14</text:p>
          </table:table-cell>
          <table:table-cell office:value-type="float" office:value="2.62075235532E-022" calcext:value-type="float">
            <text:p>2.62075235532E-22</text:p>
          </table:table-cell>
          <table:table-cell office:value-type="float" office:value="1.02088974221" calcext:value-type="float">
            <text:p>1.02088974221</text:p>
          </table:table-cell>
        </table:table-row>
        <table:table-row table:style-name="ro1">
          <table:table-cell office:value-type="string" calcext:value-type="string">
            <text:p>perm_216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144691761" calcext:value-type="float">
            <text:p>0.00134144691761</text:p>
          </table:table-cell>
          <table:table-cell office:value-type="float" office:value="0.000000659597923268" calcext:value-type="float">
            <text:p>6.59597923268E-07</text:p>
          </table:table-cell>
          <table:table-cell office:value-type="float" office:value="0.000000000408445814373" calcext:value-type="float">
            <text:p>4.08445814373E-10</text:p>
          </table:table-cell>
          <table:table-cell office:value-type="float" office:value="0.0000000000476779840251" calcext:value-type="float">
            <text:p>4.76779840251E-11</text:p>
          </table:table-cell>
          <table:table-cell office:value-type="float" office:value="6.12452447875E-021" calcext:value-type="float">
            <text:p>6.12452447875E-21</text:p>
          </table:table-cell>
          <table:table-cell office:value-type="float" office:value="0.0000000000000307708019357" calcext:value-type="float">
            <text:p>3.07708019357E-14</text:p>
          </table:table-cell>
          <table:table-cell office:value-type="float" office:value="-2.59961851671E-021" calcext:value-type="float">
            <text:p>-2.59961851671E-21</text:p>
          </table:table-cell>
          <table:table-cell office:value-type="float" office:value="0.000000284970477374" calcext:value-type="float">
            <text:p>2.84970477374E-07</text:p>
          </table:table-cell>
          <table:table-cell office:value-type="float" office:value="-0.0000000000450959787935" calcext:value-type="float">
            <text:p>-4.50959787935E-11</text:p>
          </table:table-cell>
          <table:table-cell office:value-type="float" office:value="-0.0000000000000217964786618" calcext:value-type="float">
            <text:p>-2.17964786618E-14</text:p>
          </table:table-cell>
          <table:table-cell office:value-type="float" office:value="-1.30432135042E-021" calcext:value-type="float">
            <text:p>-1.30432135042E-21</text:p>
          </table:table-cell>
          <table:table-cell office:value-type="float" office:value="0.829161942294" calcext:value-type="float">
            <text:p>0.829161942294</text:p>
          </table:table-cell>
        </table:table-row>
        <table:table-row table:style-name="ro1">
          <table:table-cell office:value-type="string" calcext:value-type="string">
            <text:p>perm_216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72562403" calcext:value-type="float">
            <text:p>0.00134072562403</text:p>
          </table:table-cell>
          <table:table-cell office:value-type="float" office:value="0.000000657537864202" calcext:value-type="float">
            <text:p>6.57537864202E-07</text:p>
          </table:table-cell>
          <table:table-cell office:value-type="float" office:value="0.000000000407877135316" calcext:value-type="float">
            <text:p>4.07877135316E-10</text:p>
          </table:table-cell>
          <table:table-cell office:value-type="float" office:value="0.0000000000475001902169" calcext:value-type="float">
            <text:p>4.75001902169E-11</text:p>
          </table:table-cell>
          <table:table-cell office:value-type="float" office:value="6.08938178699E-021" calcext:value-type="float">
            <text:p>6.08938178699E-21</text:p>
          </table:table-cell>
          <table:table-cell office:value-type="float" office:value="0.0000000000000306488683425" calcext:value-type="float">
            <text:p>3.06488683425E-14</text:p>
          </table:table-cell>
          <table:table-cell office:value-type="float" office:value="-2.57544403359E-021" calcext:value-type="float">
            <text:p>-2.57544403359E-21</text:p>
          </table:table-cell>
          <table:table-cell office:value-type="float" office:value="0.000000285001833682" calcext:value-type="float">
            <text:p>2.85001833682E-07</text:p>
          </table:table-cell>
          <table:table-cell office:value-type="float" office:value="-0.0000000000450471181374" calcext:value-type="float">
            <text:p>-4.50471181374E-11</text:p>
          </table:table-cell>
          <table:table-cell office:value-type="float" office:value="-0.0000000000000217765463226" calcext:value-type="float">
            <text:p>-2.17765463226E-14</text:p>
          </table:table-cell>
          <table:table-cell office:value-type="float" office:value="-1.30364528845E-021" calcext:value-type="float">
            <text:p>-1.30364528845E-21</text:p>
          </table:table-cell>
          <table:table-cell office:value-type="float" office:value="0.84644648931" calcext:value-type="float">
            <text:p>0.84644648931</text:p>
          </table:table-cell>
        </table:table-row>
        <table:table-row table:style-name="ro1">
          <table:table-cell office:value-type="string" calcext:value-type="string">
            <text:p>perm_216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58606181" calcext:value-type="float">
            <text:p>0.00134058606181</text:p>
          </table:table-cell>
          <table:table-cell office:value-type="float" office:value="0.000000656907312461" calcext:value-type="float">
            <text:p>6.56907312461E-07</text:p>
          </table:table-cell>
          <table:table-cell office:value-type="float" office:value="0.000000000407987552098" calcext:value-type="float">
            <text:p>4.07987552098E-10</text:p>
          </table:table-cell>
          <table:table-cell office:value-type="float" office:value="0.0000000000474297688214" calcext:value-type="float">
            <text:p>4.74297688214E-11</text:p>
          </table:table-cell>
          <table:table-cell office:value-type="float" office:value="6.07636956861E-021" calcext:value-type="float">
            <text:p>6.07636956861E-21</text:p>
          </table:table-cell>
          <table:table-cell office:value-type="float" office:value="0.0000000000000305914478231" calcext:value-type="float">
            <text:p>3.05914478231E-14</text:p>
          </table:table-cell>
          <table:table-cell office:value-type="float" office:value="-2.5707707802E-021" calcext:value-type="float">
            <text:p>-2.5707707802E-21</text:p>
          </table:table-cell>
          <table:table-cell office:value-type="float" office:value="0.000000285065919166" calcext:value-type="float">
            <text:p>2.85065919166E-07</text:p>
          </table:table-cell>
          <table:table-cell office:value-type="float" office:value="-0.0000000000450697229096" calcext:value-type="float">
            <text:p>-4.50697229096E-11</text:p>
          </table:table-cell>
          <table:table-cell office:value-type="float" office:value="-0.0000000000000217887803784" calcext:value-type="float">
            <text:p>-2.17887803784E-14</text:p>
          </table:table-cell>
          <table:table-cell office:value-type="float" office:value="-1.30647990391E-021" calcext:value-type="float">
            <text:p>-1.30647990391E-21</text:p>
          </table:table-cell>
          <table:table-cell office:value-type="float" office:value="0.857147401641" calcext:value-type="float">
            <text:p>0.857147401641</text:p>
          </table:table-cell>
        </table:table-row>
        <table:table-row table:style-name="ro1">
          <table:table-cell office:value-type="string" calcext:value-type="string">
            <text:p>perm_216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207713677" calcext:value-type="float">
            <text:p>0.00134207713677</text:p>
          </table:table-cell>
          <table:table-cell office:value-type="float" office:value="0.000000658701108013" calcext:value-type="float">
            <text:p>6.58701108013E-07</text:p>
          </table:table-cell>
          <table:table-cell office:value-type="float" office:value="0.00000000040802221132" calcext:value-type="float">
            <text:p>4.0802221132E-10</text:p>
          </table:table-cell>
          <table:table-cell office:value-type="float" office:value="0.0000000000474583703273" calcext:value-type="float">
            <text:p>4.74583703273E-11</text:p>
          </table:table-cell>
          <table:table-cell office:value-type="float" office:value="6.07771149139E-021" calcext:value-type="float">
            <text:p>6.07771149139E-21</text:p>
          </table:table-cell>
          <table:table-cell office:value-type="float" office:value="0.0000000000000306142422635" calcext:value-type="float">
            <text:p>3.06142422635E-14</text:p>
          </table:table-cell>
          <table:table-cell office:value-type="float" office:value="-2.58361304113E-021" calcext:value-type="float">
            <text:p>-2.58361304113E-21</text:p>
          </table:table-cell>
          <table:table-cell office:value-type="float" office:value="0.00000028561748326" calcext:value-type="float">
            <text:p>2.8561748326E-07</text:p>
          </table:table-cell>
          <table:table-cell office:value-type="float" office:value="-0.0000000000450704801241" calcext:value-type="float">
            <text:p>-4.50704801241E-11</text:p>
          </table:table-cell>
          <table:table-cell office:value-type="float" office:value="-0.0000000000000218063889813" calcext:value-type="float">
            <text:p>-2.18063889813E-14</text:p>
          </table:table-cell>
          <table:table-cell office:value-type="float" office:value="-1.30517748293E-021" calcext:value-type="float">
            <text:p>-1.30517748293E-21</text:p>
          </table:table-cell>
          <table:table-cell office:value-type="float" office:value="0.829083000223" calcext:value-type="float">
            <text:p>0.829083000223</text:p>
          </table:table-cell>
        </table:table-row>
        <table:table-row table:style-name="ro1">
          <table:table-cell office:value-type="string" calcext:value-type="string">
            <text:p>perm_216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76725892" calcext:value-type="float">
            <text:p>0.00134076725892</text:p>
          </table:table-cell>
          <table:table-cell office:value-type="float" office:value="0.000000656125579198" calcext:value-type="float">
            <text:p>6.56125579198E-07</text:p>
          </table:table-cell>
          <table:table-cell office:value-type="float" office:value="0.000000000407785657795" calcext:value-type="float">
            <text:p>4.07785657795E-10</text:p>
          </table:table-cell>
          <table:table-cell office:value-type="float" office:value="0.0000000000473705291459" calcext:value-type="float">
            <text:p>4.73705291459E-11</text:p>
          </table:table-cell>
          <table:table-cell office:value-type="float" office:value="6.06925011025E-021" calcext:value-type="float">
            <text:p>6.06925011025E-21</text:p>
          </table:table-cell>
          <table:table-cell office:value-type="float" office:value="0.0000000000000305889175729" calcext:value-type="float">
            <text:p>3.05889175729E-14</text:p>
          </table:table-cell>
          <table:table-cell office:value-type="float" office:value="-2.55165916327E-021" calcext:value-type="float">
            <text:p>-2.55165916327E-21</text:p>
          </table:table-cell>
          <table:table-cell office:value-type="float" office:value="0.000000285382815849" calcext:value-type="float">
            <text:p>2.85382815849E-07</text:p>
          </table:table-cell>
          <table:table-cell office:value-type="float" office:value="-0.0000000000450518910812" calcext:value-type="float">
            <text:p>-4.50518910812E-11</text:p>
          </table:table-cell>
          <table:table-cell office:value-type="float" office:value="-0.0000000000000217992917665" calcext:value-type="float">
            <text:p>-2.17992917665E-14</text:p>
          </table:table-cell>
          <table:table-cell office:value-type="float" office:value="-1.30624658219E-021" calcext:value-type="float">
            <text:p>-1.30624658219E-21</text:p>
          </table:table-cell>
          <table:table-cell office:value-type="float" office:value="0.816760781841" calcext:value-type="float">
            <text:p>0.816760781841</text:p>
          </table:table-cell>
        </table:table-row>
        <table:table-row table:style-name="ro1">
          <table:table-cell office:value-type="string" calcext:value-type="string">
            <text:p>perm_252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151002537" calcext:value-type="float">
            <text:p>0.00134151002537</text:p>
          </table:table-cell>
          <table:table-cell office:value-type="float" office:value="0.000000659664783141" calcext:value-type="float">
            <text:p>6.59664783141E-07</text:p>
          </table:table-cell>
          <table:table-cell office:value-type="float" office:value="0.000000000408065658768" calcext:value-type="float">
            <text:p>4.08065658768E-10</text:p>
          </table:table-cell>
          <table:table-cell office:value-type="float" office:value="0.0000000000475787286556" calcext:value-type="float">
            <text:p>4.75787286556E-11</text:p>
          </table:table-cell>
          <table:table-cell office:value-type="float" office:value="6.10433910695E-021" calcext:value-type="float">
            <text:p>6.10433910695E-21</text:p>
          </table:table-cell>
          <table:table-cell office:value-type="float" office:value="0.0000000000000307237011649" calcext:value-type="float">
            <text:p>3.07237011649E-14</text:p>
          </table:table-cell>
          <table:table-cell office:value-type="float" office:value="-2.58612111901E-021" calcext:value-type="float">
            <text:p>-2.58612111901E-21</text:p>
          </table:table-cell>
          <table:table-cell office:value-type="float" office:value="0.000000284996091256" calcext:value-type="float">
            <text:p>2.84996091256E-07</text:p>
          </table:table-cell>
          <table:table-cell office:value-type="float" office:value="-0.0000000000450608662641" calcext:value-type="float">
            <text:p>-4.50608662641E-11</text:p>
          </table:table-cell>
          <table:table-cell office:value-type="float" office:value="-0.0000000000000122109121767" calcext:value-type="float">
            <text:p>-1.22109121767E-14</text:p>
          </table:table-cell>
          <table:table-cell office:value-type="float" office:value="-2.09960615597E-022" calcext:value-type="float">
            <text:p>-2.09960615597E-22</text:p>
          </table:table-cell>
          <table:table-cell office:value-type="float" office:value="0.988410410342" calcext:value-type="float">
            <text:p>0.988410410342</text:p>
          </table:table-cell>
        </table:table-row>
        <table:table-row table:style-name="ro1">
          <table:table-cell office:value-type="string" calcext:value-type="string">
            <text:p>perm_252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67301789" calcext:value-type="float">
            <text:p>0.00134067301789</text:p>
          </table:table-cell>
          <table:table-cell office:value-type="float" office:value="0.000000657453296517" calcext:value-type="float">
            <text:p>6.57453296517E-07</text:p>
          </table:table-cell>
          <table:table-cell office:value-type="float" office:value="0.000000000407771184562" calcext:value-type="float">
            <text:p>4.07771184562E-10</text:p>
          </table:table-cell>
          <table:table-cell office:value-type="float" office:value="0.0000000000474587777626" calcext:value-type="float">
            <text:p>4.74587777626E-11</text:p>
          </table:table-cell>
          <table:table-cell office:value-type="float" office:value="6.07926887278E-021" calcext:value-type="float">
            <text:p>6.07926887278E-21</text:p>
          </table:table-cell>
          <table:table-cell office:value-type="float" office:value="0.0000000000000306079020399" calcext:value-type="float">
            <text:p>3.06079020399E-14</text:p>
          </table:table-cell>
          <table:table-cell office:value-type="float" office:value="-2.5749589429E-021" calcext:value-type="float">
            <text:p>-2.5749589429E-21</text:p>
          </table:table-cell>
          <table:table-cell office:value-type="float" office:value="0.000000284987711097" calcext:value-type="float">
            <text:p>2.84987711097E-07</text:p>
          </table:table-cell>
          <table:table-cell office:value-type="float" office:value="-0.0000000000450390508499" calcext:value-type="float">
            <text:p>-4.50390508499E-11</text:p>
          </table:table-cell>
          <table:table-cell office:value-type="float" office:value="-0.0000000000000122058340913" calcext:value-type="float">
            <text:p>-1.22058340913E-14</text:p>
          </table:table-cell>
          <table:table-cell office:value-type="float" office:value="-2.10715505476E-022" calcext:value-type="float">
            <text:p>-2.10715505476E-22</text:p>
          </table:table-cell>
          <table:table-cell office:value-type="float" office:value="1.00341262241" calcext:value-type="float">
            <text:p>1.00341262241</text:p>
          </table:table-cell>
        </table:table-row>
        <table:table-row table:style-name="ro1">
          <table:table-cell office:value-type="string" calcext:value-type="string">
            <text:p>perm_252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58522054" calcext:value-type="float">
            <text:p>0.00134058522054</text:p>
          </table:table-cell>
          <table:table-cell office:value-type="float" office:value="0.00000065692945351" calcext:value-type="float">
            <text:p>6.5692945351E-07</text:p>
          </table:table-cell>
          <table:table-cell office:value-type="float" office:value="0.000000000407981500046" calcext:value-type="float">
            <text:p>4.07981500046E-10</text:p>
          </table:table-cell>
          <table:table-cell office:value-type="float" office:value="0.000000000047438732963" calcext:value-type="float">
            <text:p>4.7438732963E-11</text:p>
          </table:table-cell>
          <table:table-cell office:value-type="float" office:value="6.07797421757E-021" calcext:value-type="float">
            <text:p>6.07797421757E-21</text:p>
          </table:table-cell>
          <table:table-cell office:value-type="float" office:value="0.0000000000000305981227513" calcext:value-type="float">
            <text:p>3.05981227513E-14</text:p>
          </table:table-cell>
          <table:table-cell office:value-type="float" office:value="-2.57165305369E-021" calcext:value-type="float">
            <text:p>-2.57165305369E-21</text:p>
          </table:table-cell>
          <table:table-cell office:value-type="float" office:value="0.000000285059820004" calcext:value-type="float">
            <text:p>2.85059820004E-07</text:p>
          </table:table-cell>
          <table:table-cell office:value-type="float" office:value="-0.0000000000450678458853" calcext:value-type="float">
            <text:p>-4.50678458853E-11</text:p>
          </table:table-cell>
          <table:table-cell office:value-type="float" office:value="-0.0000000000000122171366414" calcext:value-type="float">
            <text:p>-1.22171366414E-14</text:p>
          </table:table-cell>
          <table:table-cell office:value-type="float" office:value="-2.11303802105E-022" calcext:value-type="float">
            <text:p>-2.11303802105E-22</text:p>
          </table:table-cell>
          <table:table-cell office:value-type="float" office:value="1.04882016458" calcext:value-type="float">
            <text:p>1.04882016458</text:p>
          </table:table-cell>
        </table:table-row>
        <table:table-row table:style-name="ro1">
          <table:table-cell office:value-type="string" calcext:value-type="string">
            <text:p>perm_252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2121829" calcext:value-type="float">
            <text:p>0.001342121829</text:p>
          </table:table-cell>
          <table:table-cell office:value-type="float" office:value="0.000000658923697039" calcext:value-type="float">
            <text:p>6.58923697039E-07</text:p>
          </table:table-cell>
          <table:table-cell office:value-type="float" office:value="0.000000000408302733024" calcext:value-type="float">
            <text:p>4.08302733024E-10</text:p>
          </table:table-cell>
          <table:table-cell office:value-type="float" office:value="0.0000000000475546147275" calcext:value-type="float">
            <text:p>4.75546147275E-11</text:p>
          </table:table-cell>
          <table:table-cell office:value-type="float" office:value="6.10092448931E-021" calcext:value-type="float">
            <text:p>6.10092448931E-21</text:p>
          </table:table-cell>
          <table:table-cell office:value-type="float" office:value="0.0000000000000306983613515" calcext:value-type="float">
            <text:p>3.06983613515E-14</text:p>
          </table:table-cell>
          <table:table-cell office:value-type="float" office:value="-2.58619452663E-021" calcext:value-type="float">
            <text:p>-2.58619452663E-21</text:p>
          </table:table-cell>
          <table:table-cell office:value-type="float" office:value="0.000000285591826711" calcext:value-type="float">
            <text:p>2.85591826711E-07</text:p>
          </table:table-cell>
          <table:table-cell office:value-type="float" office:value="-0.0000000000450935147871" calcext:value-type="float">
            <text:p>-4.50935147871E-11</text:p>
          </table:table-cell>
          <table:table-cell office:value-type="float" office:value="-0.0000000000000122278831239" calcext:value-type="float">
            <text:p>-1.22278831239E-14</text:p>
          </table:table-cell>
          <table:table-cell office:value-type="float" office:value="-2.10357184301E-022" calcext:value-type="float">
            <text:p>-2.10357184301E-22</text:p>
          </table:table-cell>
          <table:table-cell office:value-type="float" office:value="0.968148018727" calcext:value-type="float">
            <text:p>0.968148018727</text:p>
          </table:table-cell>
        </table:table-row>
        <table:table-row table:style-name="ro1">
          <table:table-cell office:value-type="string" calcext:value-type="string">
            <text:p>perm_252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7349207" calcext:value-type="float">
            <text:p>0.0013407349207</text:p>
          </table:table-cell>
          <table:table-cell office:value-type="float" office:value="0.000000656155424972" calcext:value-type="float">
            <text:p>6.56155424972E-07</text:p>
          </table:table-cell>
          <table:table-cell office:value-type="float" office:value="0.000000000407612161253" calcext:value-type="float">
            <text:p>4.07612161253E-10</text:p>
          </table:table-cell>
          <table:table-cell office:value-type="float" office:value="0.0000000000473324730874" calcext:value-type="float">
            <text:p>4.73324730874E-11</text:p>
          </table:table-cell>
          <table:table-cell office:value-type="float" office:value="6.05925394487E-021" calcext:value-type="float">
            <text:p>6.05925394487E-21</text:p>
          </table:table-cell>
          <table:table-cell office:value-type="float" office:value="0.0000000000000305560799887" calcext:value-type="float">
            <text:p>3.05560799887E-14</text:p>
          </table:table-cell>
          <table:table-cell office:value-type="float" office:value="-2.55135622046E-021" calcext:value-type="float">
            <text:p>-2.55135622046E-21</text:p>
          </table:table-cell>
          <table:table-cell office:value-type="float" office:value="0.000000285353675653" calcext:value-type="float">
            <text:p>2.85353675653E-07</text:p>
          </table:table-cell>
          <table:table-cell office:value-type="float" office:value="-0.0000000000450349610208" calcext:value-type="float">
            <text:p>-4.50349610208E-11</text:p>
          </table:table-cell>
          <table:table-cell office:value-type="float" office:value="-0.0000000000000122170708182" calcext:value-type="float">
            <text:p>-1.22170708182E-14</text:p>
          </table:table-cell>
          <table:table-cell office:value-type="float" office:value="-2.1199251527E-022" calcext:value-type="float">
            <text:p>-2.1199251527E-22</text:p>
          </table:table-cell>
          <table:table-cell office:value-type="float" office:value="1.00364382372" calcext:value-type="float">
            <text:p>1.00364382372</text:p>
          </table:table-cell>
        </table:table-row>
        <table:table-row table:style-name="ro1">
          <table:table-cell office:value-type="string" calcext:value-type="string">
            <text:p>perm_288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140686395" calcext:value-type="float">
            <text:p>0.00134140686395</text:p>
          </table:table-cell>
          <table:table-cell office:value-type="float" office:value="0.00000065974019568" calcext:value-type="float">
            <text:p>6.5974019568E-07</text:p>
          </table:table-cell>
          <table:table-cell office:value-type="float" office:value="0.000000000408417746803" calcext:value-type="float">
            <text:p>4.08417746803E-10</text:p>
          </table:table-cell>
          <table:table-cell office:value-type="float" office:value="0.0000000000477245119145" calcext:value-type="float">
            <text:p>4.77245119145E-11</text:p>
          </table:table-cell>
          <table:table-cell office:value-type="float" office:value="6.13539499243E-021" calcext:value-type="float">
            <text:p>6.13539499243E-21</text:p>
          </table:table-cell>
          <table:table-cell office:value-type="float" office:value="0.0000000000000308170934091" calcext:value-type="float">
            <text:p>3.08170934091E-14</text:p>
          </table:table-cell>
          <table:table-cell office:value-type="float" office:value="-2.59834954598E-021" calcext:value-type="float">
            <text:p>-2.59834954598E-21</text:p>
          </table:table-cell>
          <table:table-cell office:value-type="float" office:value="0.000000284908044742" calcext:value-type="float">
            <text:p>2.84908044742E-07</text:p>
          </table:table-cell>
          <table:table-cell office:value-type="float" office:value="-0.000000000045086654361" calcext:value-type="float">
            <text:p>-4.5086654361E-11</text:p>
          </table:table-cell>
          <table:table-cell office:value-type="float" office:value="-0.0000000000000195703105075" calcext:value-type="float">
            <text:p>-1.95703105075E-14</text:p>
          </table:table-cell>
          <table:table-cell office:value-type="float" office:value="6.57498119311E-022" calcext:value-type="float">
            <text:p>6.57498119311E-22</text:p>
          </table:table-cell>
          <table:table-cell office:value-type="float" office:value="0.978874899858" calcext:value-type="float">
            <text:p>0.978874899858</text:p>
          </table:table-cell>
        </table:table-row>
        <table:table-row table:style-name="ro1">
          <table:table-cell office:value-type="string" calcext:value-type="string">
            <text:p>perm_288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67543437" calcext:value-type="float">
            <text:p>0.00134067543437</text:p>
          </table:table-cell>
          <table:table-cell office:value-type="float" office:value="0.000000657493360313" calcext:value-type="float">
            <text:p>6.57493360313E-07</text:p>
          </table:table-cell>
          <table:table-cell office:value-type="float" office:value="0.000000000407778359746" calcext:value-type="float">
            <text:p>4.07778359746E-10</text:p>
          </table:table-cell>
          <table:table-cell office:value-type="float" office:value="0.0000000000474573065957" calcext:value-type="float">
            <text:p>4.74573065957E-11</text:p>
          </table:table-cell>
          <table:table-cell office:value-type="float" office:value="6.07957456199E-021" calcext:value-type="float">
            <text:p>6.07957456199E-21</text:p>
          </table:table-cell>
          <table:table-cell office:value-type="float" office:value="0.0000000000000306141061881" calcext:value-type="float">
            <text:p>3.06141061881E-14</text:p>
          </table:table-cell>
          <table:table-cell office:value-type="float" office:value="-2.57359869397E-021" calcext:value-type="float">
            <text:p>-2.57359869397E-21</text:p>
          </table:table-cell>
          <table:table-cell office:value-type="float" office:value="0.000000284979315005" calcext:value-type="float">
            <text:p>2.84979315005E-07</text:p>
          </table:table-cell>
          <table:table-cell office:value-type="float" office:value="-0.0000000000450401316438" calcext:value-type="float">
            <text:p>-4.50401316438E-11</text:p>
          </table:table-cell>
          <table:table-cell office:value-type="float" office:value="-0.000000000000019569866714" calcext:value-type="float">
            <text:p>-1.9569866714E-14</text:p>
          </table:table-cell>
          <table:table-cell office:value-type="float" office:value="6.50072970866E-022" calcext:value-type="float">
            <text:p>6.50072970866E-22</text:p>
          </table:table-cell>
          <table:table-cell office:value-type="float" office:value="1.02581438903" calcext:value-type="float">
            <text:p>1.02581438903</text:p>
          </table:table-cell>
        </table:table-row>
        <table:table-row table:style-name="ro1">
          <table:table-cell office:value-type="string" calcext:value-type="string">
            <text:p>perm_288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51087408" calcext:value-type="float">
            <text:p>0.00134051087408</text:p>
          </table:table-cell>
          <table:table-cell office:value-type="float" office:value="0.000000656836060355" calcext:value-type="float">
            <text:p>6.56836060355E-07</text:p>
          </table:table-cell>
          <table:table-cell office:value-type="float" office:value="0.000000000407867804377" calcext:value-type="float">
            <text:p>4.07867804377E-10</text:p>
          </table:table-cell>
          <table:table-cell office:value-type="float" office:value="0.0000000000474386075129" calcext:value-type="float">
            <text:p>4.74386075129E-11</text:p>
          </table:table-cell>
          <table:table-cell office:value-type="float" office:value="6.07803890779E-021" calcext:value-type="float">
            <text:p>6.07803890779E-21</text:p>
          </table:table-cell>
          <table:table-cell office:value-type="float" office:value="0.0000000000000306020545604" calcext:value-type="float">
            <text:p>3.06020545604E-14</text:p>
          </table:table-cell>
          <table:table-cell office:value-type="float" office:value="-2.56907176252E-021" calcext:value-type="float">
            <text:p>-2.56907176252E-21</text:p>
          </table:table-cell>
          <table:table-cell office:value-type="float" office:value="0.00000028503333579" calcext:value-type="float">
            <text:p>2.8503333579E-07</text:p>
          </table:table-cell>
          <table:table-cell office:value-type="float" office:value="-0.000000000045053649608" calcext:value-type="float">
            <text:p>-4.5053649608E-11</text:p>
          </table:table-cell>
          <table:table-cell office:value-type="float" office:value="-0.0000000000000195819330803" calcext:value-type="float">
            <text:p>-1.95819330803E-14</text:p>
          </table:table-cell>
          <table:table-cell office:value-type="float" office:value="6.49457065922E-022" calcext:value-type="float">
            <text:p>6.49457065922E-22</text:p>
          </table:table-cell>
          <table:table-cell office:value-type="float" office:value="1.04578423296" calcext:value-type="float">
            <text:p>1.04578423296</text:p>
          </table:table-cell>
        </table:table-row>
        <table:table-row table:style-name="ro1">
          <table:table-cell office:value-type="string" calcext:value-type="string">
            <text:p>perm_288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212487357" calcext:value-type="float">
            <text:p>0.00134212487357</text:p>
          </table:table-cell>
          <table:table-cell office:value-type="float" office:value="0.000000658844084648" calcext:value-type="float">
            <text:p>6.58844084648E-07</text:p>
          </table:table-cell>
          <table:table-cell office:value-type="float" office:value="0.000000000408425119222" calcext:value-type="float">
            <text:p>4.08425119222E-10</text:p>
          </table:table-cell>
          <table:table-cell office:value-type="float" office:value="0.0000000000475614120341" calcext:value-type="float">
            <text:p>4.75614120341E-11</text:p>
          </table:table-cell>
          <table:table-cell office:value-type="float" office:value="6.10247628698E-021" calcext:value-type="float">
            <text:p>6.10247628698E-21</text:p>
          </table:table-cell>
          <table:table-cell office:value-type="float" office:value="0.0000000000000306939828549" calcext:value-type="float">
            <text:p>3.06939828549E-14</text:p>
          </table:table-cell>
          <table:table-cell office:value-type="float" office:value="-2.58871857182E-021" calcext:value-type="float">
            <text:p>-2.58871857182E-21</text:p>
          </table:table-cell>
          <table:table-cell office:value-type="float" office:value="0.000000285613772904" calcext:value-type="float">
            <text:p>2.85613772904E-07</text:p>
          </table:table-cell>
          <table:table-cell office:value-type="float" office:value="-0.0000000000451079633985" calcext:value-type="float">
            <text:p>-4.51079633985E-11</text:p>
          </table:table-cell>
          <table:table-cell office:value-type="float" office:value="-0.0000000000000196157174353" calcext:value-type="float">
            <text:p>-1.96157174353E-14</text:p>
          </table:table-cell>
          <table:table-cell office:value-type="float" office:value="6.53002289872E-022" calcext:value-type="float">
            <text:p>6.53002289872E-22</text:p>
          </table:table-cell>
          <table:table-cell office:value-type="float" office:value="0.931570301596" calcext:value-type="float">
            <text:p>0.931570301596</text:p>
          </table:table-cell>
        </table:table-row>
        <table:table-row table:style-name="ro1">
          <table:table-cell office:value-type="string" calcext:value-type="string">
            <text:p>perm_288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72977666" calcext:value-type="float">
            <text:p>0.00134072977666</text:p>
          </table:table-cell>
          <table:table-cell office:value-type="float" office:value="0.000000656123372444" calcext:value-type="float">
            <text:p>6.56123372444E-07</text:p>
          </table:table-cell>
          <table:table-cell office:value-type="float" office:value="0.000000000407661488999" calcext:value-type="float">
            <text:p>4.07661488999E-10</text:p>
          </table:table-cell>
          <table:table-cell office:value-type="float" office:value="0.0000000000473485993645" calcext:value-type="float">
            <text:p>4.73485993645E-11</text:p>
          </table:table-cell>
          <table:table-cell office:value-type="float" office:value="6.06311588517E-021" calcext:value-type="float">
            <text:p>6.06311588517E-21</text:p>
          </table:table-cell>
          <table:table-cell office:value-type="float" office:value="0.000000000000030566930322" calcext:value-type="float">
            <text:p>3.0566930322E-14</text:p>
          </table:table-cell>
          <table:table-cell office:value-type="float" office:value="-2.55186861273E-021" calcext:value-type="float">
            <text:p>-2.55186861273E-21</text:p>
          </table:table-cell>
          <table:table-cell office:value-type="float" office:value="0.000000285358240396" calcext:value-type="float">
            <text:p>2.85358240396E-07</text:p>
          </table:table-cell>
          <table:table-cell office:value-type="float" office:value="-0.0000000000450391112043" calcext:value-type="float">
            <text:p>-4.50391112043E-11</text:p>
          </table:table-cell>
          <table:table-cell office:value-type="float" office:value="-0.0000000000000196069154791" calcext:value-type="float">
            <text:p>-1.96069154791E-14</text:p>
          </table:table-cell>
          <table:table-cell office:value-type="float" office:value="6.456849264E-022" calcext:value-type="float">
            <text:p>6.456849264E-22</text:p>
          </table:table-cell>
          <table:table-cell office:value-type="float" office:value="0.956883698079" calcext:value-type="float">
            <text:p>0.956883698079</text:p>
          </table:table-cell>
        </table:table-row>
        <table:table-row table:style-name="ro1">
          <table:table-cell office:value-type="string" calcext:value-type="string">
            <text:p>perm_324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144409653" calcext:value-type="float">
            <text:p>0.00134144409653</text:p>
          </table:table-cell>
          <table:table-cell office:value-type="float" office:value="0.000000659778203074" calcext:value-type="float">
            <text:p>6.59778203074E-07</text:p>
          </table:table-cell>
          <table:table-cell office:value-type="float" office:value="0.000000000408057775278" calcext:value-type="float">
            <text:p>4.08057775278E-10</text:p>
          </table:table-cell>
          <table:table-cell office:value-type="float" office:value="0.0000000000475913126244" calcext:value-type="float">
            <text:p>4.75913126244E-11</text:p>
          </table:table-cell>
          <table:table-cell office:value-type="float" office:value="6.10499337235E-021" calcext:value-type="float">
            <text:p>6.10499337235E-21</text:p>
          </table:table-cell>
          <table:table-cell office:value-type="float" office:value="0.0000000000000307280083144" calcext:value-type="float">
            <text:p>3.07280083144E-14</text:p>
          </table:table-cell>
          <table:table-cell office:value-type="float" office:value="-2.59115170866E-021" calcext:value-type="float">
            <text:p>-2.59115170866E-21</text:p>
          </table:table-cell>
          <table:table-cell office:value-type="float" office:value="0.000000284923515262" calcext:value-type="float">
            <text:p>2.84923515262E-07</text:p>
          </table:table-cell>
          <table:table-cell office:value-type="float" office:value="-0.0000000000450583078317" calcext:value-type="float">
            <text:p>-4.50583078317E-11</text:p>
          </table:table-cell>
          <table:table-cell office:value-type="float" office:value="0.0000000000000102145591286" calcext:value-type="float">
            <text:p>1.02145591286E-14</text:p>
          </table:table-cell>
          <table:table-cell office:value-type="float" office:value="-1.06817268243E-021" calcext:value-type="float">
            <text:p>-1.06817268243E-21</text:p>
          </table:table-cell>
          <table:table-cell office:value-type="float" office:value="0.829141181698" calcext:value-type="float">
            <text:p>0.829141181698</text:p>
          </table:table-cell>
        </table:table-row>
        <table:table-row table:style-name="ro1">
          <table:table-cell office:value-type="string" calcext:value-type="string">
            <text:p>perm_324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68492133" calcext:value-type="float">
            <text:p>0.00134068492133</text:p>
          </table:table-cell>
          <table:table-cell office:value-type="float" office:value="0.000000657448399095" calcext:value-type="float">
            <text:p>6.57448399095E-07</text:p>
          </table:table-cell>
          <table:table-cell office:value-type="float" office:value="0.00000000040788701738" calcext:value-type="float">
            <text:p>4.0788701738E-10</text:p>
          </table:table-cell>
          <table:table-cell office:value-type="float" office:value="0.0000000000474844593237" calcext:value-type="float">
            <text:p>4.74844593237E-11</text:p>
          </table:table-cell>
          <table:table-cell office:value-type="float" office:value="6.08536481734E-021" calcext:value-type="float">
            <text:p>6.08536481734E-21</text:p>
          </table:table-cell>
          <table:table-cell office:value-type="float" office:value="0.0000000000000306286232046" calcext:value-type="float">
            <text:p>3.06286232046E-14</text:p>
          </table:table-cell>
          <table:table-cell office:value-type="float" office:value="-2.57671486448E-021" calcext:value-type="float">
            <text:p>-2.57671486448E-21</text:p>
          </table:table-cell>
          <table:table-cell office:value-type="float" office:value="0.000000284996914798" calcext:value-type="float">
            <text:p>2.84996914798E-07</text:p>
          </table:table-cell>
          <table:table-cell office:value-type="float" office:value="-0.0000000000450503197571" calcext:value-type="float">
            <text:p>-4.50503197571E-11</text:p>
          </table:table-cell>
          <table:table-cell office:value-type="float" office:value="0.0000000000000101371222136" calcext:value-type="float">
            <text:p>1.01371222136E-14</text:p>
          </table:table-cell>
          <table:table-cell office:value-type="float" office:value="-1.06955180241E-021" calcext:value-type="float">
            <text:p>-1.06955180241E-21</text:p>
          </table:table-cell>
          <table:table-cell office:value-type="float" office:value="0.835193477884" calcext:value-type="float">
            <text:p>0.835193477884</text:p>
          </table:table-cell>
        </table:table-row>
        <table:table-row table:style-name="ro1">
          <table:table-cell office:value-type="string" calcext:value-type="string">
            <text:p>perm_324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5572684" calcext:value-type="float">
            <text:p>0.0013405572684</text:p>
          </table:table-cell>
          <table:table-cell office:value-type="float" office:value="0.000000656886278344" calcext:value-type="float">
            <text:p>6.56886278344E-07</text:p>
          </table:table-cell>
          <table:table-cell office:value-type="float" office:value="0.000000000407913758951" calcext:value-type="float">
            <text:p>4.07913758951E-10</text:p>
          </table:table-cell>
          <table:table-cell office:value-type="float" office:value="0.0000000000474316539735" calcext:value-type="float">
            <text:p>4.74316539735E-11</text:p>
          </table:table-cell>
          <table:table-cell office:value-type="float" office:value="6.07653803658E-021" calcext:value-type="float">
            <text:p>6.07653803658E-21</text:p>
          </table:table-cell>
          <table:table-cell office:value-type="float" office:value="0.0000000000000305957134739" calcext:value-type="float">
            <text:p>3.05957134739E-14</text:p>
          </table:table-cell>
          <table:table-cell office:value-type="float" office:value="-2.56985045524E-021" calcext:value-type="float">
            <text:p>-2.56985045524E-21</text:p>
          </table:table-cell>
          <table:table-cell office:value-type="float" office:value="0.000000285051877879" calcext:value-type="float">
            <text:p>2.85051877879E-07</text:p>
          </table:table-cell>
          <table:table-cell office:value-type="float" office:value="-0.0000000000450602631221" calcext:value-type="float">
            <text:p>-4.50602631221E-11</text:p>
          </table:table-cell>
          <table:table-cell office:value-type="float" office:value="0.0000000000000101080228233" calcext:value-type="float">
            <text:p>1.01080228233E-14</text:p>
          </table:table-cell>
          <table:table-cell office:value-type="float" office:value="-1.07095756045E-021" calcext:value-type="float">
            <text:p>-1.07095756045E-21</text:p>
          </table:table-cell>
          <table:table-cell office:value-type="float" office:value="0.863092386427" calcext:value-type="float">
            <text:p>0.863092386427</text:p>
          </table:table-cell>
        </table:table-row>
        <table:table-row table:style-name="ro1">
          <table:table-cell office:value-type="string" calcext:value-type="string">
            <text:p>perm_324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226684397" calcext:value-type="float">
            <text:p>0.00134226684397</text:p>
          </table:table-cell>
          <table:table-cell office:value-type="float" office:value="0.000000659024238215" calcext:value-type="float">
            <text:p>6.59024238215E-07</text:p>
          </table:table-cell>
          <table:table-cell office:value-type="float" office:value="0.000000000408547351314" calcext:value-type="float">
            <text:p>4.08547351314E-10</text:p>
          </table:table-cell>
          <table:table-cell office:value-type="float" office:value="0.0000000000475674120603" calcext:value-type="float">
            <text:p>4.75674120603E-11</text:p>
          </table:table-cell>
          <table:table-cell office:value-type="float" office:value="6.10436676749E-021" calcext:value-type="float">
            <text:p>6.10436676749E-21</text:p>
          </table:table-cell>
          <table:table-cell office:value-type="float" office:value="0.0000000000000307042425252" calcext:value-type="float">
            <text:p>3.07042425252E-14</text:p>
          </table:table-cell>
          <table:table-cell office:value-type="float" office:value="-2.59001447775E-021" calcext:value-type="float">
            <text:p>-2.59001447775E-21</text:p>
          </table:table-cell>
          <table:table-cell office:value-type="float" office:value="0.000000285664010549" calcext:value-type="float">
            <text:p>2.85664010549E-07</text:p>
          </table:table-cell>
          <table:table-cell office:value-type="float" office:value="-0.0000000000451224924067" calcext:value-type="float">
            <text:p>-4.51224924067E-11</text:p>
          </table:table-cell>
          <table:table-cell office:value-type="float" office:value="0.0000000000000101815686138" calcext:value-type="float">
            <text:p>1.01815686138E-14</text:p>
          </table:table-cell>
          <table:table-cell office:value-type="float" office:value="-1.07230706894E-021" calcext:value-type="float">
            <text:p>-1.07230706894E-21</text:p>
          </table:table-cell>
          <table:table-cell office:value-type="float" office:value="0.814498142177" calcext:value-type="float">
            <text:p>0.814498142177</text:p>
          </table:table-cell>
        </table:table-row>
        <table:table-row table:style-name="ro1">
          <table:table-cell office:value-type="string" calcext:value-type="string">
            <text:p>perm_324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68703374" calcext:value-type="float">
            <text:p>0.00134068703374</text:p>
          </table:table-cell>
          <table:table-cell office:value-type="float" office:value="0.000000655887744945" calcext:value-type="float">
            <text:p>6.55887744945E-07</text:p>
          </table:table-cell>
          <table:table-cell office:value-type="float" office:value="0.000000000407714044241" calcext:value-type="float">
            <text:p>4.07714044241E-10</text:p>
          </table:table-cell>
          <table:table-cell office:value-type="float" office:value="0.0000000000473279735397" calcext:value-type="float">
            <text:p>4.73279735397E-11</text:p>
          </table:table-cell>
          <table:table-cell office:value-type="float" office:value="6.05832320344E-021" calcext:value-type="float">
            <text:p>6.05832320344E-21</text:p>
          </table:table-cell>
          <table:table-cell office:value-type="float" office:value="0.0000000000000305338366674" calcext:value-type="float">
            <text:p>3.05338366674E-14</text:p>
          </table:table-cell>
          <table:table-cell office:value-type="float" office:value="-2.55326690795E-021" calcext:value-type="float">
            <text:p>-2.55326690795E-21</text:p>
          </table:table-cell>
          <table:table-cell office:value-type="float" office:value="0.000000285388494375" calcext:value-type="float">
            <text:p>2.85388494375E-07</text:p>
          </table:table-cell>
          <table:table-cell office:value-type="float" office:value="-0.0000000000450482588376" calcext:value-type="float">
            <text:p>-4.50482588376E-11</text:p>
          </table:table-cell>
          <table:table-cell office:value-type="float" office:value="0.0000000000000100567032221" calcext:value-type="float">
            <text:p>1.00567032221E-14</text:p>
          </table:table-cell>
          <table:table-cell office:value-type="float" office:value="-1.07179875179E-021" calcext:value-type="float">
            <text:p>-1.07179875179E-21</text:p>
          </table:table-cell>
          <table:table-cell office:value-type="float" office:value="0.840187842525" calcext:value-type="float">
            <text:p>0.840187842525</text:p>
          </table:table-cell>
        </table:table-row>
        <table:table-row table:style-name="ro1">
          <table:table-cell office:value-type="string" calcext:value-type="string">
            <text:p>perm_36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144691761" calcext:value-type="float">
            <text:p>0.00134144691761</text:p>
          </table:table-cell>
          <table:table-cell office:value-type="float" office:value="0.000000659597923268" calcext:value-type="float">
            <text:p>6.59597923268E-07</text:p>
          </table:table-cell>
          <table:table-cell office:value-type="float" office:value="0.000000000408445814373" calcext:value-type="float">
            <text:p>4.08445814373E-10</text:p>
          </table:table-cell>
          <table:table-cell office:value-type="float" office:value="0.0000000000476779840251" calcext:value-type="float">
            <text:p>4.76779840251E-11</text:p>
          </table:table-cell>
          <table:table-cell office:value-type="float" office:value="6.12452447876E-021" calcext:value-type="float">
            <text:p>6.12452447876E-21</text:p>
          </table:table-cell>
          <table:table-cell office:value-type="float" office:value="0.0000000000000307708019357" calcext:value-type="float">
            <text:p>3.07708019357E-14</text:p>
          </table:table-cell>
          <table:table-cell office:value-type="float" office:value="-2.59961851671E-021" calcext:value-type="float">
            <text:p>-2.59961851671E-21</text:p>
          </table:table-cell>
          <table:table-cell office:value-type="float" office:value="0.000000284970477374" calcext:value-type="float">
            <text:p>2.84970477374E-07</text:p>
          </table:table-cell>
          <table:table-cell office:value-type="float" office:value="-0.0000000000450959787935" calcext:value-type="float">
            <text:p>-4.50959787935E-11</text:p>
          </table:table-cell>
          <table:table-cell office:value-type="float" office:value="-0.0000000000000217964786618" calcext:value-type="float">
            <text:p>-2.17964786618E-14</text:p>
          </table:table-cell>
          <table:table-cell office:value-type="float" office:value="-1.30432135013E-021" calcext:value-type="float">
            <text:p>-1.30432135013E-21</text:p>
          </table:table-cell>
          <table:table-cell office:value-type="float" office:value="0.829161942294" calcext:value-type="float">
            <text:p>0.829161942294</text:p>
          </table:table-cell>
        </table:table-row>
        <table:table-row table:style-name="ro1">
          <table:table-cell office:value-type="string" calcext:value-type="string">
            <text:p>perm_36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72562403" calcext:value-type="float">
            <text:p>0.00134072562403</text:p>
          </table:table-cell>
          <table:table-cell office:value-type="float" office:value="0.000000657537864202" calcext:value-type="float">
            <text:p>6.57537864202E-07</text:p>
          </table:table-cell>
          <table:table-cell office:value-type="float" office:value="0.000000000407877135316" calcext:value-type="float">
            <text:p>4.07877135316E-10</text:p>
          </table:table-cell>
          <table:table-cell office:value-type="float" office:value="0.000000000047500190217" calcext:value-type="float">
            <text:p>4.7500190217E-11</text:p>
          </table:table-cell>
          <table:table-cell office:value-type="float" office:value="6.08938178701E-021" calcext:value-type="float">
            <text:p>6.08938178701E-21</text:p>
          </table:table-cell>
          <table:table-cell office:value-type="float" office:value="0.0000000000000306488683426" calcext:value-type="float">
            <text:p>3.06488683426E-14</text:p>
          </table:table-cell>
          <table:table-cell office:value-type="float" office:value="-2.57544403359E-021" calcext:value-type="float">
            <text:p>-2.57544403359E-21</text:p>
          </table:table-cell>
          <table:table-cell office:value-type="float" office:value="0.000000285001833682" calcext:value-type="float">
            <text:p>2.85001833682E-07</text:p>
          </table:table-cell>
          <table:table-cell office:value-type="float" office:value="-0.0000000000450471181374" calcext:value-type="float">
            <text:p>-4.50471181374E-11</text:p>
          </table:table-cell>
          <table:table-cell office:value-type="float" office:value="-0.0000000000000217765463226" calcext:value-type="float">
            <text:p>-2.17765463226E-14</text:p>
          </table:table-cell>
          <table:table-cell office:value-type="float" office:value="-1.30364528836E-021" calcext:value-type="float">
            <text:p>-1.30364528836E-21</text:p>
          </table:table-cell>
          <table:table-cell office:value-type="float" office:value="0.84644648931" calcext:value-type="float">
            <text:p>0.84644648931</text:p>
          </table:table-cell>
        </table:table-row>
        <table:table-row table:style-name="ro1">
          <table:table-cell office:value-type="string" calcext:value-type="string">
            <text:p>perm_36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58606181" calcext:value-type="float">
            <text:p>0.00134058606181</text:p>
          </table:table-cell>
          <table:table-cell office:value-type="float" office:value="0.000000656907312461" calcext:value-type="float">
            <text:p>6.56907312461E-07</text:p>
          </table:table-cell>
          <table:table-cell office:value-type="float" office:value="0.000000000407987552098" calcext:value-type="float">
            <text:p>4.07987552098E-10</text:p>
          </table:table-cell>
          <table:table-cell office:value-type="float" office:value="0.0000000000474297688213" calcext:value-type="float">
            <text:p>4.74297688213E-11</text:p>
          </table:table-cell>
          <table:table-cell office:value-type="float" office:value="6.07636956859E-021" calcext:value-type="float">
            <text:p>6.07636956859E-21</text:p>
          </table:table-cell>
          <table:table-cell office:value-type="float" office:value="0.0000000000000305914478231" calcext:value-type="float">
            <text:p>3.05914478231E-14</text:p>
          </table:table-cell>
          <table:table-cell office:value-type="float" office:value="-2.57077078021E-021" calcext:value-type="float">
            <text:p>-2.57077078021E-21</text:p>
          </table:table-cell>
          <table:table-cell office:value-type="float" office:value="0.000000285065919166" calcext:value-type="float">
            <text:p>2.85065919166E-07</text:p>
          </table:table-cell>
          <table:table-cell office:value-type="float" office:value="-0.0000000000450697229095" calcext:value-type="float">
            <text:p>-4.50697229095E-11</text:p>
          </table:table-cell>
          <table:table-cell office:value-type="float" office:value="-0.0000000000000217887803783" calcext:value-type="float">
            <text:p>-2.17887803783E-14</text:p>
          </table:table-cell>
          <table:table-cell office:value-type="float" office:value="-1.30647990388E-021" calcext:value-type="float">
            <text:p>-1.30647990388E-21</text:p>
          </table:table-cell>
          <table:table-cell office:value-type="float" office:value="0.857147401641" calcext:value-type="float">
            <text:p>0.857147401641</text:p>
          </table:table-cell>
        </table:table-row>
        <table:table-row table:style-name="ro1">
          <table:table-cell office:value-type="string" calcext:value-type="string">
            <text:p>perm_36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207713677" calcext:value-type="float">
            <text:p>0.00134207713677</text:p>
          </table:table-cell>
          <table:table-cell office:value-type="float" office:value="0.000000658701108013" calcext:value-type="float">
            <text:p>6.58701108013E-07</text:p>
          </table:table-cell>
          <table:table-cell office:value-type="float" office:value="0.00000000040802221132" calcext:value-type="float">
            <text:p>4.0802221132E-10</text:p>
          </table:table-cell>
          <table:table-cell office:value-type="float" office:value="0.0000000000474583703273" calcext:value-type="float">
            <text:p>4.74583703273E-11</text:p>
          </table:table-cell>
          <table:table-cell office:value-type="float" office:value="6.07771149139E-021" calcext:value-type="float">
            <text:p>6.07771149139E-21</text:p>
          </table:table-cell>
          <table:table-cell office:value-type="float" office:value="0.0000000000000306142422635" calcext:value-type="float">
            <text:p>3.06142422635E-14</text:p>
          </table:table-cell>
          <table:table-cell office:value-type="float" office:value="-2.58361304113E-021" calcext:value-type="float">
            <text:p>-2.58361304113E-21</text:p>
          </table:table-cell>
          <table:table-cell office:value-type="float" office:value="0.00000028561748326" calcext:value-type="float">
            <text:p>2.8561748326E-07</text:p>
          </table:table-cell>
          <table:table-cell office:value-type="float" office:value="-0.0000000000450704801241" calcext:value-type="float">
            <text:p>-4.50704801241E-11</text:p>
          </table:table-cell>
          <table:table-cell office:value-type="float" office:value="-0.0000000000000218063889813" calcext:value-type="float">
            <text:p>-2.18063889813E-14</text:p>
          </table:table-cell>
          <table:table-cell office:value-type="float" office:value="-1.30517748028E-021" calcext:value-type="float">
            <text:p>-1.30517748028E-21</text:p>
          </table:table-cell>
          <table:table-cell office:value-type="float" office:value="0.829083000223" calcext:value-type="float">
            <text:p>0.829083000223</text:p>
          </table:table-cell>
        </table:table-row>
        <table:table-row table:style-name="ro1">
          <table:table-cell office:value-type="string" calcext:value-type="string">
            <text:p>perm_36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76725892" calcext:value-type="float">
            <text:p>0.00134076725892</text:p>
          </table:table-cell>
          <table:table-cell office:value-type="float" office:value="0.000000656125579198" calcext:value-type="float">
            <text:p>6.56125579198E-07</text:p>
          </table:table-cell>
          <table:table-cell office:value-type="float" office:value="0.000000000407785657796" calcext:value-type="float">
            <text:p>4.07785657796E-10</text:p>
          </table:table-cell>
          <table:table-cell office:value-type="float" office:value="0.0000000000473705291459" calcext:value-type="float">
            <text:p>4.73705291459E-11</text:p>
          </table:table-cell>
          <table:table-cell office:value-type="float" office:value="6.06925011026E-021" calcext:value-type="float">
            <text:p>6.06925011026E-21</text:p>
          </table:table-cell>
          <table:table-cell office:value-type="float" office:value="0.000000000000030588917573" calcext:value-type="float">
            <text:p>3.0588917573E-14</text:p>
          </table:table-cell>
          <table:table-cell office:value-type="float" office:value="-2.55165916327E-021" calcext:value-type="float">
            <text:p>-2.55165916327E-21</text:p>
          </table:table-cell>
          <table:table-cell office:value-type="float" office:value="0.000000285382815849" calcext:value-type="float">
            <text:p>2.85382815849E-07</text:p>
          </table:table-cell>
          <table:table-cell office:value-type="float" office:value="-0.0000000000450518910812" calcext:value-type="float">
            <text:p>-4.50518910812E-11</text:p>
          </table:table-cell>
          <table:table-cell office:value-type="float" office:value="-0.0000000000000217992917665" calcext:value-type="float">
            <text:p>-2.17992917665E-14</text:p>
          </table:table-cell>
          <table:table-cell office:value-type="float" office:value="-1.30624658133E-021" calcext:value-type="float">
            <text:p>-1.30624658133E-21</text:p>
          </table:table-cell>
          <table:table-cell office:value-type="float" office:value="0.816760781841" calcext:value-type="float">
            <text:p>0.816760781841</text:p>
          </table:table-cell>
        </table:table-row>
        <table:table-row table:style-name="ro1">
          <table:table-cell office:value-type="string" calcext:value-type="string">
            <text:p>perm_72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151002537" calcext:value-type="float">
            <text:p>0.00134151002537</text:p>
          </table:table-cell>
          <table:table-cell office:value-type="float" office:value="0.000000659664783141" calcext:value-type="float">
            <text:p>6.59664783141E-07</text:p>
          </table:table-cell>
          <table:table-cell office:value-type="float" office:value="0.000000000408065658768" calcext:value-type="float">
            <text:p>4.08065658768E-10</text:p>
          </table:table-cell>
          <table:table-cell office:value-type="float" office:value="0.0000000000475787286556" calcext:value-type="float">
            <text:p>4.75787286556E-11</text:p>
          </table:table-cell>
          <table:table-cell office:value-type="float" office:value="6.10433910695E-021" calcext:value-type="float">
            <text:p>6.10433910695E-21</text:p>
          </table:table-cell>
          <table:table-cell office:value-type="float" office:value="0.0000000000000307237011649" calcext:value-type="float">
            <text:p>3.07237011649E-14</text:p>
          </table:table-cell>
          <table:table-cell office:value-type="float" office:value="-2.58612111901E-021" calcext:value-type="float">
            <text:p>-2.58612111901E-21</text:p>
          </table:table-cell>
          <table:table-cell office:value-type="float" office:value="0.000000284996091257" calcext:value-type="float">
            <text:p>2.84996091257E-07</text:p>
          </table:table-cell>
          <table:table-cell office:value-type="float" office:value="-0.0000000000450608662641" calcext:value-type="float">
            <text:p>-4.50608662641E-11</text:p>
          </table:table-cell>
          <table:table-cell office:value-type="float" office:value="-0.0000000000000122109121767" calcext:value-type="float">
            <text:p>-1.22109121767E-14</text:p>
          </table:table-cell>
          <table:table-cell office:value-type="float" office:value="-2.09960616596E-022" calcext:value-type="float">
            <text:p>-2.09960616596E-22</text:p>
          </table:table-cell>
          <table:table-cell office:value-type="float" office:value="0.988410410342" calcext:value-type="float">
            <text:p>0.988410410342</text:p>
          </table:table-cell>
        </table:table-row>
        <table:table-row table:style-name="ro1">
          <table:table-cell office:value-type="string" calcext:value-type="string">
            <text:p>perm_72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67301789" calcext:value-type="float">
            <text:p>0.00134067301789</text:p>
          </table:table-cell>
          <table:table-cell office:value-type="float" office:value="0.000000657453296517" calcext:value-type="float">
            <text:p>6.57453296517E-07</text:p>
          </table:table-cell>
          <table:table-cell office:value-type="float" office:value="0.000000000407771184562" calcext:value-type="float">
            <text:p>4.07771184562E-10</text:p>
          </table:table-cell>
          <table:table-cell office:value-type="float" office:value="0.0000000000474587777626" calcext:value-type="float">
            <text:p>4.74587777626E-11</text:p>
          </table:table-cell>
          <table:table-cell office:value-type="float" office:value="6.07926887278E-021" calcext:value-type="float">
            <text:p>6.07926887278E-21</text:p>
          </table:table-cell>
          <table:table-cell office:value-type="float" office:value="0.0000000000000306079020399" calcext:value-type="float">
            <text:p>3.06079020399E-14</text:p>
          </table:table-cell>
          <table:table-cell office:value-type="float" office:value="-2.5749589429E-021" calcext:value-type="float">
            <text:p>-2.5749589429E-21</text:p>
          </table:table-cell>
          <table:table-cell office:value-type="float" office:value="0.000000284987711097" calcext:value-type="float">
            <text:p>2.84987711097E-07</text:p>
          </table:table-cell>
          <table:table-cell office:value-type="float" office:value="-0.00000000004503905085" calcext:value-type="float">
            <text:p>-4.503905085E-11</text:p>
          </table:table-cell>
          <table:table-cell office:value-type="float" office:value="-0.0000000000000122058340913" calcext:value-type="float">
            <text:p>-1.22058340913E-14</text:p>
          </table:table-cell>
          <table:table-cell office:value-type="float" office:value="-2.10715505801E-022" calcext:value-type="float">
            <text:p>-2.10715505801E-22</text:p>
          </table:table-cell>
          <table:table-cell office:value-type="float" office:value="1.00341262241" calcext:value-type="float">
            <text:p>1.00341262241</text:p>
          </table:table-cell>
        </table:table-row>
        <table:table-row table:style-name="ro1">
          <table:table-cell office:value-type="string" calcext:value-type="string">
            <text:p>perm_72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58522054" calcext:value-type="float">
            <text:p>0.00134058522054</text:p>
          </table:table-cell>
          <table:table-cell office:value-type="float" office:value="0.00000065692945351" calcext:value-type="float">
            <text:p>6.5692945351E-07</text:p>
          </table:table-cell>
          <table:table-cell office:value-type="float" office:value="0.000000000407981500046" calcext:value-type="float">
            <text:p>4.07981500046E-10</text:p>
          </table:table-cell>
          <table:table-cell office:value-type="float" office:value="0.000000000047438732963" calcext:value-type="float">
            <text:p>4.7438732963E-11</text:p>
          </table:table-cell>
          <table:table-cell office:value-type="float" office:value="6.07797421757E-021" calcext:value-type="float">
            <text:p>6.07797421757E-21</text:p>
          </table:table-cell>
          <table:table-cell office:value-type="float" office:value="0.0000000000000305981227513" calcext:value-type="float">
            <text:p>3.05981227513E-14</text:p>
          </table:table-cell>
          <table:table-cell office:value-type="float" office:value="-2.57165305369E-021" calcext:value-type="float">
            <text:p>-2.57165305369E-21</text:p>
          </table:table-cell>
          <table:table-cell office:value-type="float" office:value="0.000000285059820004" calcext:value-type="float">
            <text:p>2.85059820004E-07</text:p>
          </table:table-cell>
          <table:table-cell office:value-type="float" office:value="-0.0000000000450678458854" calcext:value-type="float">
            <text:p>-4.50678458854E-11</text:p>
          </table:table-cell>
          <table:table-cell office:value-type="float" office:value="-0.0000000000000122171366414" calcext:value-type="float">
            <text:p>-1.22171366414E-14</text:p>
          </table:table-cell>
          <table:table-cell office:value-type="float" office:value="-2.11303802212E-022" calcext:value-type="float">
            <text:p>-2.11303802212E-22</text:p>
          </table:table-cell>
          <table:table-cell office:value-type="float" office:value="1.04882016458" calcext:value-type="float">
            <text:p>1.04882016458</text:p>
          </table:table-cell>
        </table:table-row>
        <table:table-row table:style-name="ro1">
          <table:table-cell office:value-type="string" calcext:value-type="string">
            <text:p>perm_72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2121829" calcext:value-type="float">
            <text:p>0.001342121829</text:p>
          </table:table-cell>
          <table:table-cell office:value-type="float" office:value="0.000000658923697039" calcext:value-type="float">
            <text:p>6.58923697039E-07</text:p>
          </table:table-cell>
          <table:table-cell office:value-type="float" office:value="0.000000000408302733024" calcext:value-type="float">
            <text:p>4.08302733024E-10</text:p>
          </table:table-cell>
          <table:table-cell office:value-type="float" office:value="0.0000000000475546147276" calcext:value-type="float">
            <text:p>4.75546147276E-11</text:p>
          </table:table-cell>
          <table:table-cell office:value-type="float" office:value="6.10092448931E-021" calcext:value-type="float">
            <text:p>6.10092448931E-21</text:p>
          </table:table-cell>
          <table:table-cell office:value-type="float" office:value="0.0000000000000306983613515" calcext:value-type="float">
            <text:p>3.06983613515E-14</text:p>
          </table:table-cell>
          <table:table-cell office:value-type="float" office:value="-2.58619452664E-021" calcext:value-type="float">
            <text:p>-2.58619452664E-21</text:p>
          </table:table-cell>
          <table:table-cell office:value-type="float" office:value="0.000000285591826711" calcext:value-type="float">
            <text:p>2.85591826711E-07</text:p>
          </table:table-cell>
          <table:table-cell office:value-type="float" office:value="-0.0000000000450935147871" calcext:value-type="float">
            <text:p>-4.50935147871E-11</text:p>
          </table:table-cell>
          <table:table-cell office:value-type="float" office:value="-0.0000000000000122278831239" calcext:value-type="float">
            <text:p>-1.22278831239E-14</text:p>
          </table:table-cell>
          <table:table-cell office:value-type="float" office:value="-2.10357193644E-022" calcext:value-type="float">
            <text:p>-2.10357193644E-22</text:p>
          </table:table-cell>
          <table:table-cell office:value-type="float" office:value="0.968148018727" calcext:value-type="float">
            <text:p>0.968148018727</text:p>
          </table:table-cell>
        </table:table-row>
        <table:table-row table:style-name="ro1">
          <table:table-cell office:value-type="string" calcext:value-type="string">
            <text:p>perm_72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3407349207" calcext:value-type="float">
            <text:p>0.0013407349207</text:p>
          </table:table-cell>
          <table:table-cell office:value-type="float" office:value="0.000000656155424972" calcext:value-type="float">
            <text:p>6.56155424972E-07</text:p>
          </table:table-cell>
          <table:table-cell office:value-type="float" office:value="0.000000000407612161254" calcext:value-type="float">
            <text:p>4.07612161254E-10</text:p>
          </table:table-cell>
          <table:table-cell office:value-type="float" office:value="0.0000000000473324730875" calcext:value-type="float">
            <text:p>4.73324730875E-11</text:p>
          </table:table-cell>
          <table:table-cell office:value-type="float" office:value="6.05925394489E-021" calcext:value-type="float">
            <text:p>6.05925394489E-21</text:p>
          </table:table-cell>
          <table:table-cell office:value-type="float" office:value="0.0000000000000305560799888" calcext:value-type="float">
            <text:p>3.05560799888E-14</text:p>
          </table:table-cell>
          <table:table-cell office:value-type="float" office:value="-2.55135622046E-021" calcext:value-type="float">
            <text:p>-2.55135622046E-21</text:p>
          </table:table-cell>
          <table:table-cell office:value-type="float" office:value="0.000000285353675653" calcext:value-type="float">
            <text:p>2.85353675653E-07</text:p>
          </table:table-cell>
          <table:table-cell office:value-type="float" office:value="-0.0000000000450349610208" calcext:value-type="float">
            <text:p>-4.50349610208E-11</text:p>
          </table:table-cell>
          <table:table-cell office:value-type="float" office:value="-0.0000000000000122170708182" calcext:value-type="float">
            <text:p>-1.22170708182E-14</text:p>
          </table:table-cell>
          <table:table-cell office:value-type="float" office:value="-2.11992518294E-022" calcext:value-type="float">
            <text:p>-2.11992518294E-22</text:p>
          </table:table-cell>
          <table:table-cell office:value-type="float" office:value="1.00364382372" calcext:value-type="float">
            <text:p>1.00364382372</text:p>
          </table:table-cell>
        </table:table-row>
        <table:table-row table:style-name="ro1" table:number-rows-repeated="20">
          <table:table-cell table:number-columns-repeated="14"/>
        </table:table-row>
        <table:table-row table:style-name="ro1">
          <table:table-cell office:value-type="string" calcext:value-type="string">
            <text:p>Średnia</text:p>
          </table:table-cell>
          <table:table-cell/>
          <table:table-cell table:formula="of:=AVERAGE([.C2:.C68])" office:value-type="float" office:value="0.00134100649074039" calcext:value-type="float">
            <text:p>0.00134100649074</text:p>
          </table:table-cell>
          <table:table-cell table:formula="of:=AVERAGE([.D2:.D68])" office:value-type="float" office:value="0.000000657727311949431" calcext:value-type="float">
            <text:p>6.57727311949431E-07</text:p>
          </table:table-cell>
          <table:table-cell table:formula="of:=AVERAGE([.E2:.E68])" office:value-type="float" office:value="0.000000000407973614411373" calcext:value-type="float">
            <text:p>4.07973614411373E-10</text:p>
          </table:table-cell>
          <table:table-cell table:formula="of:=AVERAGE([.F2:.F68])" office:value-type="float" office:value="0.0000000000474824412039549" calcext:value-type="float">
            <text:p>4.74824412039549E-11</text:p>
          </table:table-cell>
          <table:table-cell table:formula="of:=AVERAGE([.G2:.G68])" office:value-type="float" office:value="6.08607830825882E-021" calcext:value-type="float">
            <text:p>6.08607830825882E-21</text:p>
          </table:table-cell>
          <table:table-cell table:formula="of:=AVERAGE([.H2:.H68])" office:value-type="float" office:value="0.0000000000000306372764229627" calcext:value-type="float">
            <text:p>3.06372764229627E-14</text:p>
          </table:table-cell>
          <table:table-cell table:formula="of:=AVERAGE([.I2:.I68])" office:value-type="float" office:value="-2.57578710393588E-021" calcext:value-type="float">
            <text:p>-2.57578710393588E-21</text:p>
          </table:table-cell>
          <table:table-cell table:formula="of:=AVERAGE([.J2:.J68])" office:value-type="float" office:value="0.00000028514287316351" calcext:value-type="float">
            <text:p>2.8514287316351E-07</text:p>
          </table:table-cell>
          <table:table-cell table:formula="of:=AVERAGE([.K2:.K68])" office:value-type="float" office:value="-0.0000000000450613966509235" calcext:value-type="float">
            <text:p>-4.50613966509235E-11</text:p>
          </table:table-cell>
          <table:table-cell table:formula="of:=AVERAGE([.L2:.L68])" office:value-type="float" office:value="-0.0000000000000172446584471431" calcext:value-type="float">
            <text:p>-1.72446584471431E-14</text:p>
          </table:table-cell>
          <table:table-cell table:formula="of:=AVERAGE([.M2:.M68])" office:value-type="float" office:value="-3.22937694922294E-022" calcext:value-type="float">
            <text:p>-3.22937694922294E-22</text:p>
          </table:table-cell>
          <table:table-cell table:formula="of:=AVERAGE([.N2:.N68])" office:value-type="float" office:value="0.945226988381843" calcext:value-type="float">
            <text:p>0.945226988381843</text:p>
          </table:table-cell>
        </table:table-row>
        <table:table-row table:style-name="ro1">
          <table:table-cell office:value-type="string" calcext:value-type="string">
            <text:p>Odchylenie standardowe</text:p>
          </table:table-cell>
          <table:table-cell/>
          <table:table-cell table:formula="of:=STDEV([.C2:.C68])" office:value-type="float" office:value="0.00000063586375678762" calcext:value-type="float">
            <text:p>6.3586375678762E-07</text:p>
          </table:table-cell>
          <table:table-cell table:formula="of:=STDEV([.D2:.D68])" office:value-type="float" office:value="0.00000000141125401143652" calcext:value-type="float">
            <text:p>1.41125401143652E-09</text:p>
          </table:table-cell>
          <table:table-cell table:formula="of:=STDEV([.E2:.E68])" office:value-type="float" office:value="0.000000000000286858610074756" calcext:value-type="float">
            <text:p>2.86858610074756E-13</text:p>
          </table:table-cell>
          <table:table-cell table:formula="of:=STDEV([.F2:.F68])" office:value-type="float" office:value="0.000000000000108764788073633" calcext:value-type="float">
            <text:p>1.08764788073633E-13</text:p>
          </table:table-cell>
          <table:table-cell table:formula="of:=STDEV([.G2:.G68])" office:value-type="float" office:value="2.11026157080871E-023" calcext:value-type="float">
            <text:p>2.11026157080871E-23</text:p>
          </table:table-cell>
          <table:table-cell table:formula="of:=STDEV([.H2:.H68])" office:value-type="float" office:value="8.15623097662316E-017" calcext:value-type="float">
            <text:p>8.15623097662316E-17</text:p>
          </table:table-cell>
          <table:table-cell table:formula="of:=STDEV([.I2:.I68])" office:value-type="float" office:value="1.43772591471757E-023" calcext:value-type="float">
            <text:p>1.43772591471757E-23</text:p>
          </table:table-cell>
          <table:table-cell table:formula="of:=STDEV([.J2:.J68])" office:value-type="float" office:value="0.000000000274566100641571" calcext:value-type="float">
            <text:p>2.74566100641571E-10</text:p>
          </table:table-cell>
          <table:table-cell table:formula="of:=STDEV([.K2:.K68])" office:value-type="float" office:value="0.0000000000000261977978095489" calcext:value-type="float">
            <text:p>2.61977978095489E-14</text:p>
          </table:table-cell>
          <table:table-cell table:formula="of:=STDEV([.L2:.L68])" office:value-type="float" office:value="0.0000000000000166940072161077" calcext:value-type="float">
            <text:p>1.66940072161077E-14</text:p>
          </table:table-cell>
          <table:table-cell table:formula="of:=STDEV([.M2:.M68])" office:value-type="float" office:value="7.56547794673093E-022" calcext:value-type="float">
            <text:p>7.56547794673093E-22</text:p>
          </table:table-cell>
          <table:table-cell table:formula="of:=STDEV([.N2:.N68])" office:value-type="float" office:value="0.0972906778712649" calcext:value-type="float">
            <text:p>0.097290677871265</text:p>
          </table:table-cell>
        </table:table-row>
        <table:table-row table:style-name="ro1">
          <table:table-cell office:value-type="string" calcext:value-type="string">
            <text:p>Kwartyle</text:p>
          </table:table-cell>
          <table:table-cell office:value-type="float" office:value="0" calcext:value-type="float">
            <text:p>0</text:p>
          </table:table-cell>
          <table:table-cell table:formula="of:=QUARTILE([.C$2:.C$68]; [.$B75])" office:value-type="float" office:value="0.0013398361171" calcext:value-type="float">
            <text:p>0.0013398361171</text:p>
          </table:table-cell>
          <table:table-cell table:formula="of:=QUARTILE([.D$2:.D$68]; [.$B75])" office:value-type="float" office:value="0.0000006549191249" calcext:value-type="float">
            <text:p>6.549191249E-07</text:p>
          </table:table-cell>
          <table:table-cell table:formula="of:=QUARTILE([.E$2:.E$68]; [.$B75])" office:value-type="float" office:value="0.000000000407419729219" calcext:value-type="float">
            <text:p>4.07419729219E-10</text:p>
          </table:table-cell>
          <table:table-cell table:formula="of:=QUARTILE([.F$2:.F$68]; [.$B75])" office:value-type="float" office:value="0.0000000000472656673354" calcext:value-type="float">
            <text:p>4.72656673354E-11</text:p>
          </table:table-cell>
          <table:table-cell table:formula="of:=QUARTILE([.G$2:.G$68]; [.$B75])" office:value-type="float" office:value="6.0403220367E-021" calcext:value-type="float">
            <text:p>6.0403220367E-21</text:p>
          </table:table-cell>
          <table:table-cell table:formula="of:=QUARTILE([.H$2:.H$68]; [.$B75])" office:value-type="float" office:value="0.0000000000000304367435151" calcext:value-type="float">
            <text:p>3.04367435151E-14</text:p>
          </table:table-cell>
          <table:table-cell table:formula="of:=QUARTILE([.I$2:.I$68]; [.$B75])" office:value-type="float" office:value="-2.59961851671E-021" calcext:value-type="float">
            <text:p>-2.59961851671E-21</text:p>
          </table:table-cell>
          <table:table-cell table:formula="of:=QUARTILE([.J$2:.J$68]; [.$B75])" office:value-type="float" office:value="0.000000284673122208" calcext:value-type="float">
            <text:p>2.84673122208E-07</text:p>
          </table:table-cell>
          <table:table-cell table:formula="of:=QUARTILE([.K$2:.K$68]; [.$B75])" office:value-type="float" office:value="-0.0000000000451224924067" calcext:value-type="float">
            <text:p>-4.51224924067E-11</text:p>
          </table:table-cell>
          <table:table-cell table:formula="of:=QUARTILE([.L$2:.L$68]; [.$B75])" office:value-type="float" office:value="-0.0000000000000405329146058" calcext:value-type="float">
            <text:p>-4.05329146058E-14</text:p>
          </table:table-cell>
          <table:table-cell table:formula="of:=QUARTILE([.M$2:.M$68]; [.$B75])" office:value-type="float" office:value="-1.30647990391E-021" calcext:value-type="float">
            <text:p>-1.30647990391E-21</text:p>
          </table:table-cell>
          <table:table-cell table:formula="of:=QUARTILE([.N$2:.N$68]; [.$B75])" office:value-type="float" office:value="0.814498142177" calcext:value-type="float">
            <text:p>0.8144981421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QUARTILE([.C$2:.C$68]; [.$B76])" office:value-type="float" office:value="0.00134058606181" calcext:value-type="float">
            <text:p>0.00134058606181</text:p>
          </table:table-cell>
          <table:table-cell table:formula="of:=QUARTILE([.D$2:.D$68]; [.$B76])" office:value-type="float" office:value="0.000000656836060355" calcext:value-type="float">
            <text:p>6.56836060355E-07</text:p>
          </table:table-cell>
          <table:table-cell table:formula="of:=QUARTILE([.E$2:.E$68]; [.$B76])" office:value-type="float" office:value="0.0000000004077783597465" calcext:value-type="float">
            <text:p>4.077783597465E-10</text:p>
          </table:table-cell>
          <table:table-cell table:formula="of:=QUARTILE([.F$2:.F$68]; [.$B76])" office:value-type="float" office:value="0.0000000000474316539735" calcext:value-type="float">
            <text:p>4.74316539735E-11</text:p>
          </table:table-cell>
          <table:table-cell table:formula="of:=QUARTILE([.G$2:.G$68]; [.$B76])" office:value-type="float" office:value="6.07653803658E-021" calcext:value-type="float">
            <text:p>6.07653803658E-21</text:p>
          </table:table-cell>
          <table:table-cell table:formula="of:=QUARTILE([.H$2:.H$68]; [.$B76])" office:value-type="float" office:value="0.00000000000003059571347385" calcext:value-type="float">
            <text:p>3.059571347385E-14</text:p>
          </table:table-cell>
          <table:table-cell table:formula="of:=QUARTILE([.I$2:.I$68]; [.$B76])" office:value-type="float" office:value="-2.58751224921E-021" calcext:value-type="float">
            <text:p>-2.58751224921E-21</text:p>
          </table:table-cell>
          <table:table-cell table:formula="of:=QUARTILE([.J$2:.J$68]; [.$B76])" office:value-type="float" office:value="0.000000284983513051" calcext:value-type="float">
            <text:p>2.84983513051E-07</text:p>
          </table:table-cell>
          <table:table-cell table:formula="of:=QUARTILE([.K$2:.K$68]; [.$B76])" office:value-type="float" office:value="-0.0000000000450704801241" calcext:value-type="float">
            <text:p>-4.50704801241E-11</text:p>
          </table:table-cell>
          <table:table-cell table:formula="of:=QUARTILE([.L$2:.L$68]; [.$B76])" office:value-type="float" office:value="-0.0000000000000218028403739" calcext:value-type="float">
            <text:p>-2.18028403739E-14</text:p>
          </table:table-cell>
          <table:table-cell table:formula="of:=QUARTILE([.M$2:.M$68]; [.$B76])" office:value-type="float" office:value="-1.07179875128E-021" calcext:value-type="float">
            <text:p>-1.07179875128E-21</text:p>
          </table:table-cell>
          <table:table-cell table:formula="of:=QUARTILE([.N$2:.N$68]; [.$B76])" office:value-type="float" office:value="0.840187842525" calcext:value-type="float">
            <text:p>0.8401878425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QUARTILE([.C$2:.C$68]; [.$B77])" office:value-type="float" office:value="0.00134072977666" calcext:value-type="float">
            <text:p>0.00134072977666</text:p>
          </table:table-cell>
          <table:table-cell table:formula="of:=QUARTILE([.D$2:.D$68]; [.$B77])" office:value-type="float" office:value="0.000000657453296517" calcext:value-type="float">
            <text:p>6.57453296517E-07</text:p>
          </table:table-cell>
          <table:table-cell table:formula="of:=QUARTILE([.E$2:.E$68]; [.$B77])" office:value-type="float" office:value="0.000000000407981500046" calcext:value-type="float">
            <text:p>4.07981500046E-10</text:p>
          </table:table-cell>
          <table:table-cell table:formula="of:=QUARTILE([.F$2:.F$68]; [.$B77])" office:value-type="float" office:value="0.0000000000474587777626" calcext:value-type="float">
            <text:p>4.74587777626E-11</text:p>
          </table:table-cell>
          <table:table-cell table:formula="of:=QUARTILE([.G$2:.G$68]; [.$B77])" office:value-type="float" office:value="6.07957456199E-021" calcext:value-type="float">
            <text:p>6.07957456199E-21</text:p>
          </table:table-cell>
          <table:table-cell table:formula="of:=QUARTILE([.H$2:.H$68]; [.$B77])" office:value-type="float" office:value="0.0000000000000306141061881" calcext:value-type="float">
            <text:p>3.06141061881E-14</text:p>
          </table:table-cell>
          <table:table-cell table:formula="of:=QUARTILE([.I$2:.I$68]; [.$B77])" office:value-type="float" office:value="-2.5749589429E-021" calcext:value-type="float">
            <text:p>-2.5749589429E-21</text:p>
          </table:table-cell>
          <table:table-cell table:formula="of:=QUARTILE([.J$2:.J$68]; [.$B77])" office:value-type="float" office:value="0.000000285051877879" calcext:value-type="float">
            <text:p>2.85051877879E-07</text:p>
          </table:table-cell>
          <table:table-cell table:formula="of:=QUARTILE([.K$2:.K$68]; [.$B77])" office:value-type="float" office:value="-0.0000000000450602631221" calcext:value-type="float">
            <text:p>-4.50602631221E-11</text:p>
          </table:table-cell>
          <table:table-cell table:formula="of:=QUARTILE([.L$2:.L$68]; [.$B77])" office:value-type="float" office:value="-0.0000000000000195819330803" calcext:value-type="float">
            <text:p>-1.95819330803E-14</text:p>
          </table:table-cell>
          <table:table-cell table:formula="of:=QUARTILE([.M$2:.M$68]; [.$B77])" office:value-type="float" office:value="-2.10715505476E-022" calcext:value-type="float">
            <text:p>-2.10715505476E-22</text:p>
          </table:table-cell>
          <table:table-cell table:formula="of:=QUARTILE([.N$2:.N$68]; [.$B77])" office:value-type="float" office:value="0.968148018727" calcext:value-type="float">
            <text:p>0.9681480187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QUARTILE([.C$2:.C$68]; [.$B78])" office:value-type="float" office:value="0.00134144409653" calcext:value-type="float">
            <text:p>0.00134144409653</text:p>
          </table:table-cell>
          <table:table-cell table:formula="of:=QUARTILE([.D$2:.D$68]; [.$B78])" office:value-type="float" office:value="0.000000658973967627" calcext:value-type="float">
            <text:p>6.58973967627E-07</text:p>
          </table:table-cell>
          <table:table-cell table:formula="of:=QUARTILE([.E$2:.E$68]; [.$B78])" office:value-type="float" office:value="0.000000000408096956029" calcext:value-type="float">
            <text:p>4.08096956029E-10</text:p>
          </table:table-cell>
          <table:table-cell table:formula="of:=QUARTILE([.F$2:.F$68]; [.$B78])" office:value-type="float" office:value="0.0000000000475644120472" calcext:value-type="float">
            <text:p>4.75644120472E-11</text:p>
          </table:table-cell>
          <table:table-cell table:formula="of:=QUARTILE([.G$2:.G$68]; [.$B78])" office:value-type="float" office:value="6.103407696965E-021" calcext:value-type="float">
            <text:p>6.103407696965E-21</text:p>
          </table:table-cell>
          <table:table-cell table:formula="of:=QUARTILE([.H$2:.H$68]; [.$B78])" office:value-type="float" office:value="0.00000000000003070130193835" calcext:value-type="float">
            <text:p>3.070130193835E-14</text:p>
          </table:table-cell>
          <table:table-cell table:formula="of:=QUARTILE([.I$2:.I$68]; [.$B78])" office:value-type="float" office:value="-2.56907176252E-021" calcext:value-type="float">
            <text:p>-2.56907176252E-21</text:p>
          </table:table-cell>
          <table:table-cell table:formula="of:=QUARTILE([.J$2:.J$68]; [.$B78])" office:value-type="float" office:value="0.000000285358240396" calcext:value-type="float">
            <text:p>2.85358240396E-07</text:p>
          </table:table-cell>
          <table:table-cell table:formula="of:=QUARTILE([.K$2:.K$68]; [.$B78])" office:value-type="float" office:value="-0.0000000000450471181374" calcext:value-type="float">
            <text:p>-4.50471181374E-11</text:p>
          </table:table-cell>
          <table:table-cell table:formula="of:=QUARTILE([.L$2:.L$68]; [.$B78])" office:value-type="float" office:value="-0.0000000000000122109121767" calcext:value-type="float">
            <text:p>-1.22109121767E-14</text:p>
          </table:table-cell>
          <table:table-cell table:formula="of:=QUARTILE([.M$2:.M$68]; [.$B78])" office:value-type="float" office:value="2.62285889639E-022" calcext:value-type="float">
            <text:p>2.62285889639E-22</text:p>
          </table:table-cell>
          <table:table-cell table:formula="of:=QUARTILE([.N$2:.N$68]; [.$B78])" office:value-type="float" office:value="1.01941156184" calcext:value-type="float">
            <text:p>1.019411561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QUARTILE([.C$2:.C$68]; [.$B79])" office:value-type="float" office:value="0.00134226684397" calcext:value-type="float">
            <text:p>0.00134226684397</text:p>
          </table:table-cell>
          <table:table-cell table:formula="of:=QUARTILE([.D$2:.D$68]; [.$B79])" office:value-type="float" office:value="0.000000659778203074" calcext:value-type="float">
            <text:p>6.59778203074E-07</text:p>
          </table:table-cell>
          <table:table-cell table:formula="of:=QUARTILE([.E$2:.E$68]; [.$B79])" office:value-type="float" office:value="0.000000000408547351314" calcext:value-type="float">
            <text:p>4.08547351314E-10</text:p>
          </table:table-cell>
          <table:table-cell table:formula="of:=QUARTILE([.F$2:.F$68]; [.$B79])" office:value-type="float" office:value="0.0000000000477245119145" calcext:value-type="float">
            <text:p>4.77245119145E-11</text:p>
          </table:table-cell>
          <table:table-cell table:formula="of:=QUARTILE([.G$2:.G$68]; [.$B79])" office:value-type="float" office:value="6.13539499243E-021" calcext:value-type="float">
            <text:p>6.13539499243E-21</text:p>
          </table:table-cell>
          <table:table-cell table:formula="of:=QUARTILE([.H$2:.H$68]; [.$B79])" office:value-type="float" office:value="0.0000000000000308170934091" calcext:value-type="float">
            <text:p>3.08170934091E-14</text:p>
          </table:table-cell>
          <table:table-cell table:formula="of:=QUARTILE([.I$2:.I$68]; [.$B79])" office:value-type="float" office:value="-2.55135622046E-021" calcext:value-type="float">
            <text:p>-2.55135622046E-21</text:p>
          </table:table-cell>
          <table:table-cell table:formula="of:=QUARTILE([.J$2:.J$68]; [.$B79])" office:value-type="float" office:value="0.000000285664010549" calcext:value-type="float">
            <text:p>2.85664010549E-07</text:p>
          </table:table-cell>
          <table:table-cell table:formula="of:=QUARTILE([.K$2:.K$68]; [.$B79])" office:value-type="float" office:value="-0.0000000000449945452956" calcext:value-type="float">
            <text:p>-4.49945452956E-11</text:p>
          </table:table-cell>
          <table:table-cell table:formula="of:=QUARTILE([.L$2:.L$68]; [.$B79])" office:value-type="float" office:value="0.0000000000000102145591287" calcext:value-type="float">
            <text:p>1.02145591287E-14</text:p>
          </table:table-cell>
          <table:table-cell table:formula="of:=QUARTILE([.M$2:.M$68]; [.$B79])" office:value-type="float" office:value="6.57498120459E-022" calcext:value-type="float">
            <text:p>6.57498120459E-22</text:p>
          </table:table-cell>
          <table:table-cell table:formula="of:=QUARTILE([.N$2:.N$68]; [.$B79])" office:value-type="float" office:value="1.14463964132" calcext:value-type="float">
            <text:p>1.14463964132</text:p>
          </table:table-cell>
        </table:table-row>
      </table:table>
      <table:table table:name="stats_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file</text:p>
          </table:table-cell>
          <table:table-cell office:value-type="string" calcext:value-type="string">
            <text:p>n-th_segment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</table:table-row>
        <table:table-row table:style-name="ro1">
          <table:table-cell office:value-type="string" calcext:value-type="string">
            <text:p>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2265165" calcext:value-type="float">
            <text:p>0.0014292265165</text:p>
          </table:table-cell>
          <table:table-cell office:value-type="float" office:value="0.000000899416000092" calcext:value-type="float">
            <text:p>8.99416000092E-07</text:p>
          </table:table-cell>
          <table:table-cell office:value-type="float" office:value="0.00000000000952987473027" calcext:value-type="float">
            <text:p>9.52987473027E-12</text:p>
          </table:table-cell>
          <table:table-cell office:value-type="float" office:value="0.00000000000121434619929" calcext:value-type="float">
            <text:p>1.21434619929E-12</text:p>
          </table:table-cell>
          <table:table-cell office:value-type="float" office:value="-1.95977072091E-024" calcext:value-type="float">
            <text:p>-1.95977072091E-24</text:p>
          </table:table-cell>
          <table:table-cell office:value-type="float" office:value="-2.5772704467E-016" calcext:value-type="float">
            <text:p>-2.5772704467E-16</text:p>
          </table:table-cell>
          <table:table-cell office:value-type="float" office:value="3.63656855714E-024" calcext:value-type="float">
            <text:p>3.63656855714E-24</text:p>
          </table:table-cell>
          <table:table-cell office:value-type="float" office:value="0.000000285818108847" calcext:value-type="float">
            <text:p>2.85818108847E-07</text:p>
          </table:table-cell>
          <table:table-cell office:value-type="float" office:value="-0.00000000000103944106637" calcext:value-type="float">
            <text:p>-1.03944106637E-12</text:p>
          </table:table-cell>
          <table:table-cell office:value-type="float" office:value="4.12594567694E-016" calcext:value-type="float">
            <text:p>4.12594567694E-16</text:p>
          </table:table-cell>
          <table:table-cell office:value-type="float" office:value="1.1672371024E-025" calcext:value-type="float">
            <text:p>1.1672371024E-25</text:p>
          </table:table-cell>
          <table:table-cell office:value-type="float" office:value="0.69396818425" calcext:value-type="float">
            <text:p>0.69396818425</text:p>
          </table:table-cell>
        </table:table-row>
        <table:table-row table:style-name="ro1">
          <table:table-cell office:value-type="string" calcext:value-type="string">
            <text:p>perm_0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2265165" calcext:value-type="float">
            <text:p>0.0014292265165</text:p>
          </table:table-cell>
          <table:table-cell office:value-type="float" office:value="0.000000899416000092" calcext:value-type="float">
            <text:p>8.99416000092E-07</text:p>
          </table:table-cell>
          <table:table-cell office:value-type="float" office:value="0.00000000000952987473027" calcext:value-type="float">
            <text:p>9.52987473027E-12</text:p>
          </table:table-cell>
          <table:table-cell office:value-type="float" office:value="0.00000000000121434619929" calcext:value-type="float">
            <text:p>1.21434619929E-12</text:p>
          </table:table-cell>
          <table:table-cell office:value-type="float" office:value="-1.95977072091E-024" calcext:value-type="float">
            <text:p>-1.95977072091E-24</text:p>
          </table:table-cell>
          <table:table-cell office:value-type="float" office:value="-2.5772704467E-016" calcext:value-type="float">
            <text:p>-2.5772704467E-16</text:p>
          </table:table-cell>
          <table:table-cell office:value-type="float" office:value="3.63656855714E-024" calcext:value-type="float">
            <text:p>3.63656855714E-24</text:p>
          </table:table-cell>
          <table:table-cell office:value-type="float" office:value="0.000000285818108847" calcext:value-type="float">
            <text:p>2.85818108847E-07</text:p>
          </table:table-cell>
          <table:table-cell office:value-type="float" office:value="-0.00000000000103944106637" calcext:value-type="float">
            <text:p>-1.03944106637E-12</text:p>
          </table:table-cell>
          <table:table-cell office:value-type="float" office:value="4.12594567694E-016" calcext:value-type="float">
            <text:p>4.12594567694E-16</text:p>
          </table:table-cell>
          <table:table-cell office:value-type="float" office:value="1.1672371024E-025" calcext:value-type="float">
            <text:p>1.1672371024E-25</text:p>
          </table:table-cell>
          <table:table-cell office:value-type="float" office:value="0.69396818425" calcext:value-type="float">
            <text:p>0.69396818425</text:p>
          </table:table-cell>
        </table:table-row>
        <table:table-row table:style-name="ro1">
          <table:table-cell office:value-type="string" calcext:value-type="string">
            <text:p>perm_0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82603297" calcext:value-type="float">
            <text:p>0.00142882603297</text:p>
          </table:table-cell>
          <table:table-cell office:value-type="float" office:value="0.000000896033990164" calcext:value-type="float">
            <text:p>8.96033990164E-07</text:p>
          </table:table-cell>
          <table:table-cell office:value-type="float" office:value="0.00000000000942570988749" calcext:value-type="float">
            <text:p>9.42570988749E-12</text:p>
          </table:table-cell>
          <table:table-cell office:value-type="float" office:value="0.00000000000119922143297" calcext:value-type="float">
            <text:p>1.19922143297E-12</text:p>
          </table:table-cell>
          <table:table-cell office:value-type="float" office:value="-1.99731063075E-024" calcext:value-type="float">
            <text:p>-1.99731063075E-24</text:p>
          </table:table-cell>
          <table:table-cell office:value-type="float" office:value="-2.76143414178E-016" calcext:value-type="float">
            <text:p>-2.76143414178E-16</text:p>
          </table:table-cell>
          <table:table-cell office:value-type="float" office:value="3.50238418385E-024" calcext:value-type="float">
            <text:p>3.50238418385E-24</text:p>
          </table:table-cell>
          <table:table-cell office:value-type="float" office:value="0.000000286377460581" calcext:value-type="float">
            <text:p>2.86377460581E-07</text:p>
          </table:table-cell>
          <table:table-cell office:value-type="float" office:value="-0.00000000000102831105682" calcext:value-type="float">
            <text:p>-1.02831105682E-12</text:p>
          </table:table-cell>
          <table:table-cell office:value-type="float" office:value="4.06842482999E-016" calcext:value-type="float">
            <text:p>4.06842482999E-16</text:p>
          </table:table-cell>
          <table:table-cell office:value-type="float" office:value="1.21254079735E-025" calcext:value-type="float">
            <text:p>1.21254079735E-25</text:p>
          </table:table-cell>
          <table:table-cell office:value-type="float" office:value="0.847460257556" calcext:value-type="float">
            <text:p>0.847460257556</text:p>
          </table:table-cell>
        </table:table-row>
        <table:table-row table:style-name="ro1">
          <table:table-cell office:value-type="string" calcext:value-type="string">
            <text:p>perm_0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45879021" calcext:value-type="float">
            <text:p>0.00142845879021</text:p>
          </table:table-cell>
          <table:table-cell office:value-type="float" office:value="0.000000895137074308" calcext:value-type="float">
            <text:p>8.95137074308E-07</text:p>
          </table:table-cell>
          <table:table-cell office:value-type="float" office:value="0.00000000000953530370809" calcext:value-type="float">
            <text:p>9.53530370809E-12</text:p>
          </table:table-cell>
          <table:table-cell office:value-type="float" office:value="0.00000000000122013390853" calcext:value-type="float">
            <text:p>1.22013390853E-12</text:p>
          </table:table-cell>
          <table:table-cell office:value-type="float" office:value="-1.94416552288E-024" calcext:value-type="float">
            <text:p>-1.94416552288E-24</text:p>
          </table:table-cell>
          <table:table-cell office:value-type="float" office:value="-2.51442070323E-016" calcext:value-type="float">
            <text:p>-2.51442070323E-16</text:p>
          </table:table-cell>
          <table:table-cell office:value-type="float" office:value="3.67975333979E-024" calcext:value-type="float">
            <text:p>3.67975333979E-24</text:p>
          </table:table-cell>
          <table:table-cell office:value-type="float" office:value="0.000000286339360255" calcext:value-type="float">
            <text:p>2.86339360255E-07</text:p>
          </table:table-cell>
          <table:table-cell office:value-type="float" office:value="-0.00000000000103939622495" calcext:value-type="float">
            <text:p>-1.03939622495E-12</text:p>
          </table:table-cell>
          <table:table-cell office:value-type="float" office:value="4.13577005498E-016" calcext:value-type="float">
            <text:p>4.13577005498E-16</text:p>
          </table:table-cell>
          <table:table-cell office:value-type="float" office:value="1.18392389663E-025" calcext:value-type="float">
            <text:p>1.18392389663E-25</text:p>
          </table:table-cell>
          <table:table-cell office:value-type="float" office:value="0.923628836372" calcext:value-type="float">
            <text:p>0.923628836372</text:p>
          </table:table-cell>
        </table:table-row>
        <table:table-row table:style-name="ro1">
          <table:table-cell office:value-type="string" calcext:value-type="string">
            <text:p>perm_0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0189983" calcext:value-type="float">
            <text:p>0.0014300189983</text:p>
          </table:table-cell>
          <table:table-cell office:value-type="float" office:value="0.00000089729950449" calcext:value-type="float">
            <text:p>8.9729950449E-07</text:p>
          </table:table-cell>
          <table:table-cell office:value-type="float" office:value="0.0000000000095588851522" calcext:value-type="float">
            <text:p>9.5588851522E-12</text:p>
          </table:table-cell>
          <table:table-cell office:value-type="float" office:value="0.00000000000121772996981" calcext:value-type="float">
            <text:p>1.21772996981E-12</text:p>
          </table:table-cell>
          <table:table-cell office:value-type="float" office:value="-1.99751350131E-024" calcext:value-type="float">
            <text:p>-1.99751350131E-24</text:p>
          </table:table-cell>
          <table:table-cell office:value-type="float" office:value="-2.63092477579E-016" calcext:value-type="float">
            <text:p>-2.63092477579E-16</text:p>
          </table:table-cell>
          <table:table-cell office:value-type="float" office:value="3.64289888428E-024" calcext:value-type="float">
            <text:p>3.64289888428E-24</text:p>
          </table:table-cell>
          <table:table-cell office:value-type="float" office:value="0.000000286913707749" calcext:value-type="float">
            <text:p>2.86913707749E-07</text:p>
          </table:table-cell>
          <table:table-cell office:value-type="float" office:value="-0.0000000000010426443978" calcext:value-type="float">
            <text:p>-1.0426443978E-12</text:p>
          </table:table-cell>
          <table:table-cell office:value-type="float" office:value="4.10145880839E-016" calcext:value-type="float">
            <text:p>4.10145880839E-16</text:p>
          </table:table-cell>
          <table:table-cell office:value-type="float" office:value="1.19946478513E-025" calcext:value-type="float">
            <text:p>1.19946478513E-25</text:p>
          </table:table-cell>
          <table:table-cell office:value-type="float" office:value="0.720950007893" calcext:value-type="float">
            <text:p>0.720950007893</text:p>
          </table:table-cell>
        </table:table-row>
        <table:table-row table:style-name="ro1">
          <table:table-cell office:value-type="string" calcext:value-type="string">
            <text:p>perm_0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0263398" calcext:value-type="float">
            <text:p>0.0014280263398</text:p>
          </table:table-cell>
          <table:table-cell office:value-type="float" office:value="0.000000893253765276" calcext:value-type="float">
            <text:p>8.93253765276E-07</text:p>
          </table:table-cell>
          <table:table-cell office:value-type="float" office:value="0.00000000000947407919768" calcext:value-type="float">
            <text:p>9.47407919768E-12</text:p>
          </table:table-cell>
          <table:table-cell office:value-type="float" office:value="0.00000000000121138054055" calcext:value-type="float">
            <text:p>1.21138054055E-12</text:p>
          </table:table-cell>
          <table:table-cell office:value-type="float" office:value="-1.92717812952E-024" calcext:value-type="float">
            <text:p>-1.92717812952E-24</text:p>
          </table:table-cell>
          <table:table-cell office:value-type="float" office:value="-2.53430286799E-016" calcext:value-type="float">
            <text:p>-2.53430286799E-16</text:p>
          </table:table-cell>
          <table:table-cell office:value-type="float" office:value="3.62317646216E-024" calcext:value-type="float">
            <text:p>3.62317646216E-24</text:p>
          </table:table-cell>
          <table:table-cell office:value-type="float" office:value="0.000000286501365475" calcext:value-type="float">
            <text:p>2.86501365475E-07</text:p>
          </table:table-cell>
          <table:table-cell office:value-type="float" office:value="-0.00000000000103283733214" calcext:value-type="float">
            <text:p>-1.03283733214E-12</text:p>
          </table:table-cell>
          <table:table-cell office:value-type="float" office:value="4.11585853772E-016" calcext:value-type="float">
            <text:p>4.11585853772E-16</text:p>
          </table:table-cell>
          <table:table-cell office:value-type="float" office:value="1.17063388973E-025" calcext:value-type="float">
            <text:p>1.17063388973E-25</text:p>
          </table:table-cell>
          <table:table-cell office:value-type="float" office:value="0.744377287995" calcext:value-type="float">
            <text:p>0.744377287995</text:p>
          </table:table-cell>
        </table:table-row>
        <table:table-row table:style-name="ro1">
          <table:table-cell office:value-type="string" calcext:value-type="string">
            <text:p>perm_108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81168825" calcext:value-type="float">
            <text:p>0.00142981168825</text:p>
          </table:table-cell>
          <table:table-cell office:value-type="float" office:value="0.00000089917456013" calcext:value-type="float">
            <text:p>8.9917456013E-07</text:p>
          </table:table-cell>
          <table:table-cell office:value-type="float" office:value="0.0000000000094748829298" calcext:value-type="float">
            <text:p>9.4748829298E-12</text:p>
          </table:table-cell>
          <table:table-cell office:value-type="float" office:value="0.00000000000120659809198" calcext:value-type="float">
            <text:p>1.20659809198E-12</text:p>
          </table:table-cell>
          <table:table-cell office:value-type="float" office:value="-1.95576188643E-024" calcext:value-type="float">
            <text:p>-1.95576188643E-24</text:p>
          </table:table-cell>
          <table:table-cell office:value-type="float" office:value="-2.60544560376E-016" calcext:value-type="float">
            <text:p>-2.60544560376E-16</text:p>
          </table:table-cell>
          <table:table-cell office:value-type="float" office:value="3.58038413947E-024" calcext:value-type="float">
            <text:p>3.58038413947E-24</text:p>
          </table:table-cell>
          <table:table-cell office:value-type="float" office:value="0.00000028629672593" calcext:value-type="float">
            <text:p>2.8629672593E-07</text:p>
          </table:table-cell>
          <table:table-cell office:value-type="float" office:value="-0.00000000000103353560473" calcext:value-type="float">
            <text:p>-1.03353560473E-12</text:p>
          </table:table-cell>
          <table:table-cell office:value-type="float" office:value="3.37870148064E-017" calcext:value-type="float">
            <text:p>3.37870148064E-17</text:p>
          </table:table-cell>
          <table:table-cell office:value-type="float" office:value="6.76623561743E-025" calcext:value-type="float">
            <text:p>6.76623561743E-25</text:p>
          </table:table-cell>
          <table:table-cell office:value-type="float" office:value="0.823803196131" calcext:value-type="float">
            <text:p>0.823803196131</text:p>
          </table:table-cell>
        </table:table-row>
        <table:table-row table:style-name="ro1">
          <table:table-cell office:value-type="string" calcext:value-type="string">
            <text:p>perm_108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00773801" calcext:value-type="float">
            <text:p>0.00142900773801</text:p>
          </table:table-cell>
          <table:table-cell office:value-type="float" office:value="0.000000896345506421" calcext:value-type="float">
            <text:p>8.96345506421E-07</text:p>
          </table:table-cell>
          <table:table-cell office:value-type="float" office:value="0.00000000000954538104085" calcext:value-type="float">
            <text:p>9.54538104085E-12</text:p>
          </table:table-cell>
          <table:table-cell office:value-type="float" office:value="0.00000000000121320362405" calcext:value-type="float">
            <text:p>1.21320362405E-12</text:p>
          </table:table-cell>
          <table:table-cell office:value-type="float" office:value="-1.99181192368E-024" calcext:value-type="float">
            <text:p>-1.99181192368E-24</text:p>
          </table:table-cell>
          <table:table-cell office:value-type="float" office:value="-2.64489629613E-016" calcext:value-type="float">
            <text:p>-2.64489629613E-16</text:p>
          </table:table-cell>
          <table:table-cell office:value-type="float" office:value="3.61629391552E-024" calcext:value-type="float">
            <text:p>3.61629391552E-24</text:p>
          </table:table-cell>
          <table:table-cell office:value-type="float" office:value="0.000000286429402217" calcext:value-type="float">
            <text:p>2.86429402217E-07</text:p>
          </table:table-cell>
          <table:table-cell office:value-type="float" office:value="-0.0000000000010415221771" calcext:value-type="float">
            <text:p>-1.0415221771E-12</text:p>
          </table:table-cell>
          <table:table-cell office:value-type="float" office:value="3.38389622922E-017" calcext:value-type="float">
            <text:p>3.38389622922E-17</text:p>
          </table:table-cell>
          <table:table-cell office:value-type="float" office:value="6.86598886109E-025" calcext:value-type="float">
            <text:p>6.86598886109E-25</text:p>
          </table:table-cell>
          <table:table-cell office:value-type="float" office:value="0.867064248436" calcext:value-type="float">
            <text:p>0.867064248436</text:p>
          </table:table-cell>
        </table:table-row>
        <table:table-row table:style-name="ro1">
          <table:table-cell office:value-type="string" calcext:value-type="string">
            <text:p>perm_108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61711676" calcext:value-type="float">
            <text:p>0.00142861711676</text:p>
          </table:table-cell>
          <table:table-cell office:value-type="float" office:value="0.000000895323242884" calcext:value-type="float">
            <text:p>8.95323242884E-07</text:p>
          </table:table-cell>
          <table:table-cell office:value-type="float" office:value="0.00000000000954038862377" calcext:value-type="float">
            <text:p>9.54038862377E-12</text:p>
          </table:table-cell>
          <table:table-cell office:value-type="float" office:value="0.00000000000122069411964" calcext:value-type="float">
            <text:p>1.22069411964E-12</text:p>
          </table:table-cell>
          <table:table-cell office:value-type="float" office:value="-1.95006049848E-024" calcext:value-type="float">
            <text:p>-1.95006049848E-24</text:p>
          </table:table-cell>
          <table:table-cell office:value-type="float" office:value="-2.52626372686E-016" calcext:value-type="float">
            <text:p>-2.52626372686E-16</text:p>
          </table:table-cell>
          <table:table-cell office:value-type="float" office:value="3.68113376543E-024" calcext:value-type="float">
            <text:p>3.68113376543E-24</text:p>
          </table:table-cell>
          <table:table-cell office:value-type="float" office:value="0.000000286405905856" calcext:value-type="float">
            <text:p>2.86405905856E-07</text:p>
          </table:table-cell>
          <table:table-cell office:value-type="float" office:value="-0.00000000000103996181302" calcext:value-type="float">
            <text:p>-1.03996181302E-12</text:p>
          </table:table-cell>
          <table:table-cell office:value-type="float" office:value="3.38845737266E-017" calcext:value-type="float">
            <text:p>3.38845737266E-17</text:p>
          </table:table-cell>
          <table:table-cell office:value-type="float" office:value="6.83319369247E-025" calcext:value-type="float">
            <text:p>6.83319369247E-25</text:p>
          </table:table-cell>
          <table:table-cell office:value-type="float" office:value="0.876147691607" calcext:value-type="float">
            <text:p>0.876147691607</text:p>
          </table:table-cell>
        </table:table-row>
        <table:table-row table:style-name="ro1">
          <table:table-cell office:value-type="string" calcext:value-type="string">
            <text:p>perm_108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57263592" calcext:value-type="float">
            <text:p>0.00143057263592</text:p>
          </table:table-cell>
          <table:table-cell office:value-type="float" office:value="0.000000896610452705" calcext:value-type="float">
            <text:p>8.96610452705E-07</text:p>
          </table:table-cell>
          <table:table-cell office:value-type="float" office:value="0.00000000000929145514031" calcext:value-type="float">
            <text:p>9.29145514031E-12</text:p>
          </table:table-cell>
          <table:table-cell office:value-type="float" office:value="0.00000000000117477520296" calcext:value-type="float">
            <text:p>1.17477520296E-12</text:p>
          </table:table-cell>
          <table:table-cell office:value-type="float" office:value="-1.9758023521E-024" calcext:value-type="float">
            <text:p>-1.9758023521E-24</text:p>
          </table:table-cell>
          <table:table-cell office:value-type="float" office:value="-2.78340235963E-016" calcext:value-type="float">
            <text:p>-2.78340235963E-16</text:p>
          </table:table-cell>
          <table:table-cell office:value-type="float" office:value="3.3407294927E-024" calcext:value-type="float">
            <text:p>3.3407294927E-24</text:p>
          </table:table-cell>
          <table:table-cell office:value-type="float" office:value="0.000000287481903488" calcext:value-type="float">
            <text:p>2.87481903488E-07</text:p>
          </table:table-cell>
          <table:table-cell office:value-type="float" office:value="-0.00000000000101458499217" calcext:value-type="float">
            <text:p>-1.01458499217E-12</text:p>
          </table:table-cell>
          <table:table-cell office:value-type="float" office:value="3.4424761437E-017" calcext:value-type="float">
            <text:p>3.4424761437E-17</text:p>
          </table:table-cell>
          <table:table-cell office:value-type="float" office:value="6.59984263981E-025" calcext:value-type="float">
            <text:p>6.59984263981E-25</text:p>
          </table:table-cell>
          <table:table-cell office:value-type="float" office:value="0.739785646069" calcext:value-type="float">
            <text:p>0.739785646069</text:p>
          </table:table-cell>
        </table:table-row>
        <table:table-row table:style-name="ro1">
          <table:table-cell office:value-type="string" calcext:value-type="string">
            <text:p>perm_108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38619816" calcext:value-type="float">
            <text:p>0.00142838619816</text:p>
          </table:table-cell>
          <table:table-cell office:value-type="float" office:value="0.000000892462499338" calcext:value-type="float">
            <text:p>8.92462499338E-07</text:p>
          </table:table-cell>
          <table:table-cell office:value-type="float" office:value="0.00000000000941155746667" calcext:value-type="float">
            <text:p>9.41155746667E-12</text:p>
          </table:table-cell>
          <table:table-cell office:value-type="float" office:value="0.00000000000118739135305" calcext:value-type="float">
            <text:p>1.18739135305E-12</text:p>
          </table:table-cell>
          <table:table-cell office:value-type="float" office:value="-1.99832796083E-024" calcext:value-type="float">
            <text:p>-1.99832796083E-24</text:p>
          </table:table-cell>
          <table:table-cell office:value-type="float" office:value="-2.75158931119E-016" calcext:value-type="float">
            <text:p>-2.75158931119E-16</text:p>
          </table:table-cell>
          <table:table-cell office:value-type="float" office:value="3.4296621939E-024" calcext:value-type="float">
            <text:p>3.4296621939E-24</text:p>
          </table:table-cell>
          <table:table-cell office:value-type="float" office:value="0.000000286956157938" calcext:value-type="float">
            <text:p>2.86956157938E-07</text:p>
          </table:table-cell>
          <table:table-cell office:value-type="float" office:value="-0.0000000000010280207642" calcext:value-type="float">
            <text:p>-1.0280207642E-12</text:p>
          </table:table-cell>
          <table:table-cell office:value-type="float" office:value="3.30001175927E-017" calcext:value-type="float">
            <text:p>3.30001175927E-17</text:p>
          </table:table-cell>
          <table:table-cell office:value-type="float" office:value="6.70538941979E-025" calcext:value-type="float">
            <text:p>6.70538941979E-25</text:p>
          </table:table-cell>
          <table:table-cell office:value-type="float" office:value="0.790725097319" calcext:value-type="float">
            <text:p>0.790725097319</text:p>
          </table:table-cell>
        </table:table-row>
        <table:table-row table:style-name="ro1">
          <table:table-cell office:value-type="string" calcext:value-type="string">
            <text:p>perm_144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01294549" calcext:value-type="float">
            <text:p>0.00143001294549</text:p>
          </table:table-cell>
          <table:table-cell office:value-type="float" office:value="0.000000899402540758" calcext:value-type="float">
            <text:p>8.99402540758E-07</text:p>
          </table:table-cell>
          <table:table-cell office:value-type="float" office:value="0.0000000000095664423198" calcext:value-type="float">
            <text:p>9.5664423198E-12</text:p>
          </table:table-cell>
          <table:table-cell office:value-type="float" office:value="0.00000000000121404884508" calcext:value-type="float">
            <text:p>1.21404884508E-12</text:p>
          </table:table-cell>
          <table:table-cell office:value-type="float" office:value="-1.9749937669E-024" calcext:value-type="float">
            <text:p>-1.9749937669E-24</text:p>
          </table:table-cell>
          <table:table-cell office:value-type="float" office:value="-2.58981593734E-016" calcext:value-type="float">
            <text:p>-2.58981593734E-16</text:p>
          </table:table-cell>
          <table:table-cell office:value-type="float" office:value="3.63560624848E-024" calcext:value-type="float">
            <text:p>3.63560624848E-24</text:p>
          </table:table-cell>
          <table:table-cell office:value-type="float" office:value="0.00000028638362088" calcext:value-type="float">
            <text:p>2.8638362088E-07</text:p>
          </table:table-cell>
          <table:table-cell office:value-type="float" office:value="-0.00000000000104404918434" calcext:value-type="float">
            <text:p>-1.04404918434E-12</text:p>
          </table:table-cell>
          <table:table-cell office:value-type="float" office:value="-9.23274423991E-016" calcext:value-type="float">
            <text:p>-9.23274423991E-16</text:p>
          </table:table-cell>
          <table:table-cell office:value-type="float" office:value="2.63430845095E-025" calcext:value-type="float">
            <text:p>2.63430845095E-25</text:p>
          </table:table-cell>
          <table:table-cell office:value-type="float" office:value="0.768223294311" calcext:value-type="float">
            <text:p>0.768223294311</text:p>
          </table:table-cell>
        </table:table-row>
        <table:table-row table:style-name="ro1">
          <table:table-cell office:value-type="string" calcext:value-type="string">
            <text:p>perm_144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21557703" calcext:value-type="float">
            <text:p>0.00142921557703</text:p>
          </table:table-cell>
          <table:table-cell office:value-type="float" office:value="0.000000896711805716" calcext:value-type="float">
            <text:p>8.96711805716E-07</text:p>
          </table:table-cell>
          <table:table-cell office:value-type="float" office:value="0.0000000000095094463548" calcext:value-type="float">
            <text:p>9.5094463548E-12</text:p>
          </table:table-cell>
          <table:table-cell office:value-type="float" office:value="0.00000000000120799219753" calcext:value-type="float">
            <text:p>1.20799219753E-12</text:p>
          </table:table-cell>
          <table:table-cell office:value-type="float" office:value="-1.97628544611E-024" calcext:value-type="float">
            <text:p>-1.97628544611E-24</text:p>
          </table:table-cell>
          <table:table-cell office:value-type="float" office:value="-2.64309193871E-016" calcext:value-type="float">
            <text:p>-2.64309193871E-16</text:p>
          </table:table-cell>
          <table:table-cell office:value-type="float" office:value="3.58568495968E-024" calcext:value-type="float">
            <text:p>3.58568495968E-24</text:p>
          </table:table-cell>
          <table:table-cell office:value-type="float" office:value="0.000000286486339974" calcext:value-type="float">
            <text:p>2.86486339974E-07</text:p>
          </table:table-cell>
          <table:table-cell office:value-type="float" office:value="-0.00000000000103768176966" calcext:value-type="float">
            <text:p>-1.03768176966E-12</text:p>
          </table:table-cell>
          <table:table-cell office:value-type="float" office:value="-9.19184643203E-016" calcext:value-type="float">
            <text:p>-9.19184643203E-16</text:p>
          </table:table-cell>
          <table:table-cell office:value-type="float" office:value="2.62336088905E-025" calcext:value-type="float">
            <text:p>2.62336088905E-25</text:p>
          </table:table-cell>
          <table:table-cell office:value-type="float" office:value="0.773332178619" calcext:value-type="float">
            <text:p>0.773332178619</text:p>
          </table:table-cell>
        </table:table-row>
        <table:table-row table:style-name="ro1">
          <table:table-cell office:value-type="string" calcext:value-type="string">
            <text:p>perm_144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53320998" calcext:value-type="float">
            <text:p>0.00142853320998</text:p>
          </table:table-cell>
          <table:table-cell office:value-type="float" office:value="0.000000895195242268" calcext:value-type="float">
            <text:p>8.95195242268E-07</text:p>
          </table:table-cell>
          <table:table-cell office:value-type="float" office:value="0.00000000000953027483203" calcext:value-type="float">
            <text:p>9.53027483203E-12</text:p>
          </table:table-cell>
          <table:table-cell office:value-type="float" office:value="0.0000000000012177278375" calcext:value-type="float">
            <text:p>1.2177278375E-12</text:p>
          </table:table-cell>
          <table:table-cell office:value-type="float" office:value="-1.9604418535E-024" calcext:value-type="float">
            <text:p>-1.9604418535E-24</text:p>
          </table:table-cell>
          <table:table-cell office:value-type="float" office:value="-2.56604476097E-016" calcext:value-type="float">
            <text:p>-2.56604476097E-16</text:p>
          </table:table-cell>
          <table:table-cell office:value-type="float" office:value="3.65591127795E-024" calcext:value-type="float">
            <text:p>3.65591127795E-24</text:p>
          </table:table-cell>
          <table:table-cell office:value-type="float" office:value="0.000000286377972439" calcext:value-type="float">
            <text:p>2.86377972439E-07</text:p>
          </table:table-cell>
          <table:table-cell office:value-type="float" office:value="-0.00000000000103906837432" calcext:value-type="float">
            <text:p>-1.03906837432E-12</text:p>
          </table:table-cell>
          <table:table-cell office:value-type="float" office:value="-9.19215221863E-016" calcext:value-type="float">
            <text:p>-9.19215221863E-16</text:p>
          </table:table-cell>
          <table:table-cell office:value-type="float" office:value="2.66836377329E-025" calcext:value-type="float">
            <text:p>2.66836377329E-25</text:p>
          </table:table-cell>
          <table:table-cell office:value-type="float" office:value="0.785066247706" calcext:value-type="float">
            <text:p>0.785066247706</text:p>
          </table:table-cell>
        </table:table-row>
        <table:table-row table:style-name="ro1">
          <table:table-cell office:value-type="string" calcext:value-type="string">
            <text:p>perm_144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80450958" calcext:value-type="float">
            <text:p>0.00143080450958</text:p>
          </table:table-cell>
          <table:table-cell office:value-type="float" office:value="0.000000896970545737" calcext:value-type="float">
            <text:p>8.96970545737E-07</text:p>
          </table:table-cell>
          <table:table-cell office:value-type="float" office:value="0.00000000000947366822567" calcext:value-type="float">
            <text:p>9.47366822567E-12</text:p>
          </table:table-cell>
          <table:table-cell office:value-type="float" office:value="0.00000000000120517328243" calcext:value-type="float">
            <text:p>1.20517328243E-12</text:p>
          </table:table-cell>
          <table:table-cell office:value-type="float" office:value="-1.9698578866E-024" calcext:value-type="float">
            <text:p>-1.9698578866E-24</text:p>
          </table:table-cell>
          <table:table-cell office:value-type="float" office:value="-2.6272449736E-016" calcext:value-type="float">
            <text:p>-2.6272449736E-16</text:p>
          </table:table-cell>
          <table:table-cell office:value-type="float" office:value="3.56409816054E-024" calcext:value-type="float">
            <text:p>3.56409816054E-24</text:p>
          </table:table-cell>
          <table:table-cell office:value-type="float" office:value="0.000000287557749724" calcext:value-type="float">
            <text:p>2.87557749724E-07</text:p>
          </table:table-cell>
          <table:table-cell office:value-type="float" office:value="-0.0000000000010335618679" calcext:value-type="float">
            <text:p>-1.0335618679E-12</text:p>
          </table:table-cell>
          <table:table-cell office:value-type="float" office:value="-9.16365513642E-016" calcext:value-type="float">
            <text:p>-9.16365513642E-16</text:p>
          </table:table-cell>
          <table:table-cell office:value-type="float" office:value="2.61727791896E-025" calcext:value-type="float">
            <text:p>2.61727791896E-25</text:p>
          </table:table-cell>
          <table:table-cell office:value-type="float" office:value="0.759456919861" calcext:value-type="float">
            <text:p>0.759456919861</text:p>
          </table:table-cell>
        </table:table-row>
        <table:table-row table:style-name="ro1">
          <table:table-cell office:value-type="string" calcext:value-type="string">
            <text:p>perm_144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49790182" calcext:value-type="float">
            <text:p>0.00142849790182</text:p>
          </table:table-cell>
          <table:table-cell office:value-type="float" office:value="0.000000892621603737" calcext:value-type="float">
            <text:p>8.92621603737E-07</text:p>
          </table:table-cell>
          <table:table-cell office:value-type="float" office:value="0.00000000000960415888217" calcext:value-type="float">
            <text:p>9.60415888217E-12</text:p>
          </table:table-cell>
          <table:table-cell office:value-type="float" office:value="0.00000000000121466861423" calcext:value-type="float">
            <text:p>1.21466861423E-12</text:p>
          </table:table-cell>
          <table:table-cell office:value-type="float" office:value="-1.97363542185E-024" calcext:value-type="float">
            <text:p>-1.97363542185E-24</text:p>
          </table:table-cell>
          <table:table-cell office:value-type="float" office:value="-2.55102595101E-016" calcext:value-type="float">
            <text:p>-2.55102595101E-16</text:p>
          </table:table-cell>
          <table:table-cell office:value-type="float" office:value="3.64922181157E-024" calcext:value-type="float">
            <text:p>3.64922181157E-24</text:p>
          </table:table-cell>
          <table:table-cell office:value-type="float" office:value="0.00000028699616294" calcext:value-type="float">
            <text:p>2.8699616294E-07</text:p>
          </table:table-cell>
          <table:table-cell office:value-type="float" office:value="-0.00000000000104868628349" calcext:value-type="float">
            <text:p>-1.04868628349E-12</text:p>
          </table:table-cell>
          <table:table-cell office:value-type="float" office:value="-9.25783008906E-016" calcext:value-type="float">
            <text:p>-9.25783008906E-16</text:p>
          </table:table-cell>
          <table:table-cell office:value-type="float" office:value="2.61941600045E-025" calcext:value-type="float">
            <text:p>2.61941600045E-25</text:p>
          </table:table-cell>
          <table:table-cell office:value-type="float" office:value="0.79064622177" calcext:value-type="float">
            <text:p>0.79064622177</text:p>
          </table:table-cell>
        </table:table-row>
        <table:table-row table:style-name="ro1">
          <table:table-cell office:value-type="string" calcext:value-type="string">
            <text:p>perm_180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2265165" calcext:value-type="float">
            <text:p>0.0014292265165</text:p>
          </table:table-cell>
          <table:table-cell office:value-type="float" office:value="0.000000899416000092" calcext:value-type="float">
            <text:p>8.99416000092E-07</text:p>
          </table:table-cell>
          <table:table-cell office:value-type="float" office:value="0.00000000000952987473024" calcext:value-type="float">
            <text:p>9.52987473024E-12</text:p>
          </table:table-cell>
          <table:table-cell office:value-type="float" office:value="0.00000000000121434619928" calcext:value-type="float">
            <text:p>1.21434619928E-12</text:p>
          </table:table-cell>
          <table:table-cell office:value-type="float" office:value="-1.95977072087E-024" calcext:value-type="float">
            <text:p>-1.95977072087E-24</text:p>
          </table:table-cell>
          <table:table-cell office:value-type="float" office:value="-2.57727044662E-016" calcext:value-type="float">
            <text:p>-2.57727044662E-16</text:p>
          </table:table-cell>
          <table:table-cell office:value-type="float" office:value="3.63656855711E-024" calcext:value-type="float">
            <text:p>3.63656855711E-24</text:p>
          </table:table-cell>
          <table:table-cell office:value-type="float" office:value="0.000000285818108847" calcext:value-type="float">
            <text:p>2.85818108847E-07</text:p>
          </table:table-cell>
          <table:table-cell office:value-type="float" office:value="-0.00000000000103944106637" calcext:value-type="float">
            <text:p>-1.03944106637E-12</text:p>
          </table:table-cell>
          <table:table-cell office:value-type="float" office:value="4.12594567691E-016" calcext:value-type="float">
            <text:p>4.12594567691E-16</text:p>
          </table:table-cell>
          <table:table-cell office:value-type="float" office:value="1.16723708179E-025" calcext:value-type="float">
            <text:p>1.16723708179E-25</text:p>
          </table:table-cell>
          <table:table-cell office:value-type="float" office:value="0.69396818425" calcext:value-type="float">
            <text:p>0.69396818425</text:p>
          </table:table-cell>
        </table:table-row>
        <table:table-row table:style-name="ro1">
          <table:table-cell office:value-type="string" calcext:value-type="string">
            <text:p>perm_180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82603297" calcext:value-type="float">
            <text:p>0.00142882603297</text:p>
          </table:table-cell>
          <table:table-cell office:value-type="float" office:value="0.000000896033990164" calcext:value-type="float">
            <text:p>8.96033990164E-07</text:p>
          </table:table-cell>
          <table:table-cell office:value-type="float" office:value="0.00000000000942570988747" calcext:value-type="float">
            <text:p>9.42570988747E-12</text:p>
          </table:table-cell>
          <table:table-cell office:value-type="float" office:value="0.00000000000119922143297" calcext:value-type="float">
            <text:p>1.19922143297E-12</text:p>
          </table:table-cell>
          <table:table-cell office:value-type="float" office:value="-1.99731063074E-024" calcext:value-type="float">
            <text:p>-1.99731063074E-24</text:p>
          </table:table-cell>
          <table:table-cell office:value-type="float" office:value="-2.76143414175E-016" calcext:value-type="float">
            <text:p>-2.76143414175E-16</text:p>
          </table:table-cell>
          <table:table-cell office:value-type="float" office:value="3.50238418388E-024" calcext:value-type="float">
            <text:p>3.50238418388E-24</text:p>
          </table:table-cell>
          <table:table-cell office:value-type="float" office:value="0.000000286377460581" calcext:value-type="float">
            <text:p>2.86377460581E-07</text:p>
          </table:table-cell>
          <table:table-cell office:value-type="float" office:value="-0.00000000000102831105681" calcext:value-type="float">
            <text:p>-1.02831105681E-12</text:p>
          </table:table-cell>
          <table:table-cell office:value-type="float" office:value="4.06842483002E-016" calcext:value-type="float">
            <text:p>4.06842483002E-16</text:p>
          </table:table-cell>
          <table:table-cell office:value-type="float" office:value="1.21254079093E-025" calcext:value-type="float">
            <text:p>1.21254079093E-25</text:p>
          </table:table-cell>
          <table:table-cell office:value-type="float" office:value="0.847460257556" calcext:value-type="float">
            <text:p>0.847460257556</text:p>
          </table:table-cell>
        </table:table-row>
        <table:table-row table:style-name="ro1">
          <table:table-cell office:value-type="string" calcext:value-type="string">
            <text:p>perm_180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45879021" calcext:value-type="float">
            <text:p>0.00142845879021</text:p>
          </table:table-cell>
          <table:table-cell office:value-type="float" office:value="0.000000895137074308" calcext:value-type="float">
            <text:p>8.95137074308E-07</text:p>
          </table:table-cell>
          <table:table-cell office:value-type="float" office:value="0.00000000000953530370807" calcext:value-type="float">
            <text:p>9.53530370807E-12</text:p>
          </table:table-cell>
          <table:table-cell office:value-type="float" office:value="0.00000000000122013390853" calcext:value-type="float">
            <text:p>1.22013390853E-12</text:p>
          </table:table-cell>
          <table:table-cell office:value-type="float" office:value="-1.94416552288E-024" calcext:value-type="float">
            <text:p>-1.94416552288E-24</text:p>
          </table:table-cell>
          <table:table-cell office:value-type="float" office:value="-2.51442070323E-016" calcext:value-type="float">
            <text:p>-2.51442070323E-16</text:p>
          </table:table-cell>
          <table:table-cell office:value-type="float" office:value="3.67975333977E-024" calcext:value-type="float">
            <text:p>3.67975333977E-24</text:p>
          </table:table-cell>
          <table:table-cell office:value-type="float" office:value="0.000000286339360255" calcext:value-type="float">
            <text:p>2.86339360255E-07</text:p>
          </table:table-cell>
          <table:table-cell office:value-type="float" office:value="-0.00000000000103939622494" calcext:value-type="float">
            <text:p>-1.03939622494E-12</text:p>
          </table:table-cell>
          <table:table-cell office:value-type="float" office:value="4.13577005496E-016" calcext:value-type="float">
            <text:p>4.13577005496E-16</text:p>
          </table:table-cell>
          <table:table-cell office:value-type="float" office:value="1.18392389443E-025" calcext:value-type="float">
            <text:p>1.18392389443E-25</text:p>
          </table:table-cell>
          <table:table-cell office:value-type="float" office:value="0.923628836372" calcext:value-type="float">
            <text:p>0.923628836372</text:p>
          </table:table-cell>
        </table:table-row>
        <table:table-row table:style-name="ro1">
          <table:table-cell office:value-type="string" calcext:value-type="string">
            <text:p>perm_180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0189983" calcext:value-type="float">
            <text:p>0.0014300189983</text:p>
          </table:table-cell>
          <table:table-cell office:value-type="float" office:value="0.00000089729950449" calcext:value-type="float">
            <text:p>8.9729950449E-07</text:p>
          </table:table-cell>
          <table:table-cell office:value-type="float" office:value="0.00000000000955888515221" calcext:value-type="float">
            <text:p>9.55888515221E-12</text:p>
          </table:table-cell>
          <table:table-cell office:value-type="float" office:value="0.00000000000121772996981" calcext:value-type="float">
            <text:p>1.21772996981E-12</text:p>
          </table:table-cell>
          <table:table-cell office:value-type="float" office:value="-1.9975135013E-024" calcext:value-type="float">
            <text:p>-1.9975135013E-24</text:p>
          </table:table-cell>
          <table:table-cell office:value-type="float" office:value="-2.63092477578E-016" calcext:value-type="float">
            <text:p>-2.63092477578E-16</text:p>
          </table:table-cell>
          <table:table-cell office:value-type="float" office:value="3.64289888428E-024" calcext:value-type="float">
            <text:p>3.64289888428E-24</text:p>
          </table:table-cell>
          <table:table-cell office:value-type="float" office:value="0.000000286913707749" calcext:value-type="float">
            <text:p>2.86913707749E-07</text:p>
          </table:table-cell>
          <table:table-cell office:value-type="float" office:value="-0.0000000000010426443978" calcext:value-type="float">
            <text:p>-1.0426443978E-12</text:p>
          </table:table-cell>
          <table:table-cell office:value-type="float" office:value="4.10145880839E-016" calcext:value-type="float">
            <text:p>4.10145880839E-16</text:p>
          </table:table-cell>
          <table:table-cell office:value-type="float" office:value="1.19946459241E-025" calcext:value-type="float">
            <text:p>1.19946459241E-25</text:p>
          </table:table-cell>
          <table:table-cell office:value-type="float" office:value="0.720950007893" calcext:value-type="float">
            <text:p>0.720950007893</text:p>
          </table:table-cell>
        </table:table-row>
        <table:table-row table:style-name="ro1">
          <table:table-cell office:value-type="string" calcext:value-type="string">
            <text:p>perm_180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0263398" calcext:value-type="float">
            <text:p>0.0014280263398</text:p>
          </table:table-cell>
          <table:table-cell office:value-type="float" office:value="0.000000893253765276" calcext:value-type="float">
            <text:p>8.93253765276E-07</text:p>
          </table:table-cell>
          <table:table-cell office:value-type="float" office:value="0.00000000000947407919767" calcext:value-type="float">
            <text:p>9.47407919767E-12</text:p>
          </table:table-cell>
          <table:table-cell office:value-type="float" office:value="0.00000000000121138054055" calcext:value-type="float">
            <text:p>1.21138054055E-12</text:p>
          </table:table-cell>
          <table:table-cell office:value-type="float" office:value="-1.92717812953E-024" calcext:value-type="float">
            <text:p>-1.92717812953E-24</text:p>
          </table:table-cell>
          <table:table-cell office:value-type="float" office:value="-2.534302868E-016" calcext:value-type="float">
            <text:p>-2.534302868E-16</text:p>
          </table:table-cell>
          <table:table-cell office:value-type="float" office:value="3.62317646216E-024" calcext:value-type="float">
            <text:p>3.62317646216E-24</text:p>
          </table:table-cell>
          <table:table-cell office:value-type="float" office:value="0.000000286501365475" calcext:value-type="float">
            <text:p>2.86501365475E-07</text:p>
          </table:table-cell>
          <table:table-cell office:value-type="float" office:value="-0.00000000000103283733214" calcext:value-type="float">
            <text:p>-1.03283733214E-12</text:p>
          </table:table-cell>
          <table:table-cell office:value-type="float" office:value="4.11585853772E-016" calcext:value-type="float">
            <text:p>4.11585853772E-16</text:p>
          </table:table-cell>
          <table:table-cell office:value-type="float" office:value="1.17063382867E-025" calcext:value-type="float">
            <text:p>1.17063382867E-25</text:p>
          </table:table-cell>
          <table:table-cell office:value-type="float" office:value="0.744377287995" calcext:value-type="float">
            <text:p>0.744377287995</text:p>
          </table:table-cell>
        </table:table-row>
        <table:table-row table:style-name="ro1">
          <table:table-cell office:value-type="string" calcext:value-type="string">
            <text:p>perm_216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97084821" calcext:value-type="float">
            <text:p>0.00142997084821</text:p>
          </table:table-cell>
          <table:table-cell office:value-type="float" office:value="0.000000899483989052" calcext:value-type="float">
            <text:p>8.99483989052E-07</text:p>
          </table:table-cell>
          <table:table-cell office:value-type="float" office:value="0.0000000000094560406449" calcext:value-type="float">
            <text:p>9.4560406449E-12</text:p>
          </table:table-cell>
          <table:table-cell office:value-type="float" office:value="0.0000000000012070173649" calcext:value-type="float">
            <text:p>1.2070173649E-12</text:p>
          </table:table-cell>
          <table:table-cell office:value-type="float" office:value="-1.97502154936E-024" calcext:value-type="float">
            <text:p>-1.97502154936E-24</text:p>
          </table:table-cell>
          <table:table-cell office:value-type="float" office:value="-2.66656119404E-016" calcext:value-type="float">
            <text:p>-2.66656119404E-16</text:p>
          </table:table-cell>
          <table:table-cell office:value-type="float" office:value="3.56758570186E-024" calcext:value-type="float">
            <text:p>3.56758570186E-24</text:p>
          </table:table-cell>
          <table:table-cell office:value-type="float" office:value="0.000000286333159423" calcext:value-type="float">
            <text:p>2.86333159423E-07</text:p>
          </table:table-cell>
          <table:table-cell office:value-type="float" office:value="-0.00000000000103112791" calcext:value-type="float">
            <text:p>-1.03112791E-12</text:p>
          </table:table-cell>
          <table:table-cell office:value-type="float" office:value="-3.52123480897E-016" calcext:value-type="float">
            <text:p>-3.52123480897E-16</text:p>
          </table:table-cell>
          <table:table-cell office:value-type="float" office:value="1.11625707185E-024" calcext:value-type="float">
            <text:p>1.11625707185E-24</text:p>
          </table:table-cell>
          <table:table-cell office:value-type="float" office:value="0.737297188069" calcext:value-type="float">
            <text:p>0.737297188069</text:p>
          </table:table-cell>
        </table:table-row>
        <table:table-row table:style-name="ro1">
          <table:table-cell office:value-type="string" calcext:value-type="string">
            <text:p>perm_216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06002253" calcext:value-type="float">
            <text:p>0.00142906002253</text:p>
          </table:table-cell>
          <table:table-cell office:value-type="float" office:value="0.000000896329926484" calcext:value-type="float">
            <text:p>8.96329926484E-07</text:p>
          </table:table-cell>
          <table:table-cell office:value-type="float" office:value="0.00000000000958413594128" calcext:value-type="float">
            <text:p>9.58413594128E-12</text:p>
          </table:table-cell>
          <table:table-cell office:value-type="float" office:value="0.00000000000121989373938" calcext:value-type="float">
            <text:p>1.21989373938E-12</text:p>
          </table:table-cell>
          <table:table-cell office:value-type="float" office:value="-1.97008141298E-024" calcext:value-type="float">
            <text:p>-1.97008141298E-24</text:p>
          </table:table-cell>
          <table:table-cell office:value-type="float" office:value="-2.56254563831E-016" calcext:value-type="float">
            <text:p>-2.56254563831E-16</text:p>
          </table:table-cell>
          <table:table-cell office:value-type="float" office:value="3.67662430373E-024" calcext:value-type="float">
            <text:p>3.67662430373E-24</text:p>
          </table:table-cell>
          <table:table-cell office:value-type="float" office:value="0.000000286470655377" calcext:value-type="float">
            <text:p>2.86470655377E-07</text:p>
          </table:table-cell>
          <table:table-cell office:value-type="float" office:value="-0.00000000000104553027524" calcext:value-type="float">
            <text:p>-1.04553027524E-12</text:p>
          </table:table-cell>
          <table:table-cell office:value-type="float" office:value="-3.60557139893E-016" calcext:value-type="float">
            <text:p>-3.60557139893E-16</text:p>
          </table:table-cell>
          <table:table-cell office:value-type="float" office:value="1.14340332191E-024" calcext:value-type="float">
            <text:p>1.14340332191E-24</text:p>
          </table:table-cell>
          <table:table-cell office:value-type="float" office:value="0.778190601885" calcext:value-type="float">
            <text:p>0.778190601885</text:p>
          </table:table-cell>
        </table:table-row>
        <table:table-row table:style-name="ro1">
          <table:table-cell office:value-type="string" calcext:value-type="string">
            <text:p>perm_216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57206845" calcext:value-type="float">
            <text:p>0.00142857206845</text:p>
          </table:table-cell>
          <table:table-cell office:value-type="float" office:value="0.000000895219417081" calcext:value-type="float">
            <text:p>8.95219417081E-07</text:p>
          </table:table-cell>
          <table:table-cell office:value-type="float" office:value="0.0000000000095473997239" calcext:value-type="float">
            <text:p>9.5473997239E-12</text:p>
          </table:table-cell>
          <table:table-cell office:value-type="float" office:value="0.00000000000121997438205" calcext:value-type="float">
            <text:p>1.21997438205E-12</text:p>
          </table:table-cell>
          <table:table-cell office:value-type="float" office:value="-1.95996004349E-024" calcext:value-type="float">
            <text:p>-1.95996004349E-24</text:p>
          </table:table-cell>
          <table:table-cell office:value-type="float" office:value="-2.54628276571E-016" calcext:value-type="float">
            <text:p>-2.54628276571E-16</text:p>
          </table:table-cell>
          <table:table-cell office:value-type="float" office:value="3.67343044366E-024" calcext:value-type="float">
            <text:p>3.67343044366E-24</text:p>
          </table:table-cell>
          <table:table-cell office:value-type="float" office:value="0.000000286399684419" calcext:value-type="float">
            <text:p>2.86399684419E-07</text:p>
          </table:table-cell>
          <table:table-cell office:value-type="float" office:value="-0.00000000000104092816773" calcext:value-type="float">
            <text:p>-1.04092816773E-12</text:p>
          </table:table-cell>
          <table:table-cell office:value-type="float" office:value="-3.58975228769E-016" calcext:value-type="float">
            <text:p>-3.58975228769E-16</text:p>
          </table:table-cell>
          <table:table-cell office:value-type="float" office:value="1.14032036395E-024" calcext:value-type="float">
            <text:p>1.14032036395E-24</text:p>
          </table:table-cell>
          <table:table-cell office:value-type="float" office:value="0.796960379997" calcext:value-type="float">
            <text:p>0.796960379997</text:p>
          </table:table-cell>
        </table:table-row>
        <table:table-row table:style-name="ro1">
          <table:table-cell office:value-type="string" calcext:value-type="string">
            <text:p>perm_216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91758651" calcext:value-type="float">
            <text:p>0.00143091758651</text:p>
          </table:table-cell>
          <table:table-cell office:value-type="float" office:value="0.000000897214397093" calcext:value-type="float">
            <text:p>8.97214397093E-07</text:p>
          </table:table-cell>
          <table:table-cell office:value-type="float" office:value="0.00000000000945696606907" calcext:value-type="float">
            <text:p>9.45696606907E-12</text:p>
          </table:table-cell>
          <table:table-cell office:value-type="float" office:value="0.00000000000119649518086" calcext:value-type="float">
            <text:p>1.19649518086E-12</text:p>
          </table:table-cell>
          <table:table-cell office:value-type="float" office:value="-1.98929619045E-024" calcext:value-type="float">
            <text:p>-1.98929619045E-24</text:p>
          </table:table-cell>
          <table:table-cell office:value-type="float" office:value="-2.69386704645E-016" calcext:value-type="float">
            <text:p>-2.69386704645E-16</text:p>
          </table:table-cell>
          <table:table-cell office:value-type="float" office:value="3.49879545271E-024" calcext:value-type="float">
            <text:p>3.49879545271E-24</text:p>
          </table:table-cell>
          <table:table-cell office:value-type="float" office:value="0.00000028757768557" calcext:value-type="float">
            <text:p>2.8757768557E-07</text:p>
          </table:table-cell>
          <table:table-cell office:value-type="float" office:value="-0.00000000000103255886103" calcext:value-type="float">
            <text:p>-1.03255886103E-12</text:p>
          </table:table-cell>
          <table:table-cell office:value-type="float" office:value="-3.50824474578E-016" calcext:value-type="float">
            <text:p>-3.50824474578E-16</text:p>
          </table:table-cell>
          <table:table-cell office:value-type="float" office:value="1.11431389762E-024" calcext:value-type="float">
            <text:p>1.11431389762E-24</text:p>
          </table:table-cell>
          <table:table-cell office:value-type="float" office:value="0.730610224103" calcext:value-type="float">
            <text:p>0.730610224103</text:p>
          </table:table-cell>
        </table:table-row>
        <table:table-row table:style-name="ro1">
          <table:table-cell office:value-type="string" calcext:value-type="string">
            <text:p>perm_216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68523834" calcext:value-type="float">
            <text:p>0.00142868523834</text:p>
          </table:table-cell>
          <table:table-cell office:value-type="float" office:value="0.000000892990109115" calcext:value-type="float">
            <text:p>8.92990109115E-07</text:p>
          </table:table-cell>
          <table:table-cell office:value-type="float" office:value="0.0000000000095790324693" calcext:value-type="float">
            <text:p>9.5790324693E-12</text:p>
          </table:table-cell>
          <table:table-cell office:value-type="float" office:value="0.00000000000121128581306" calcext:value-type="float">
            <text:p>1.21128581306E-12</text:p>
          </table:table-cell>
          <table:table-cell office:value-type="float" office:value="-2.00888648345E-024" calcext:value-type="float">
            <text:p>-2.00888648345E-24</text:p>
          </table:table-cell>
          <table:table-cell office:value-type="float" office:value="-2.67397247486E-016" calcext:value-type="float">
            <text:p>-2.67397247486E-16</text:p>
          </table:table-cell>
          <table:table-cell office:value-type="float" office:value="3.60393843244E-024" calcext:value-type="float">
            <text:p>3.60393843244E-24</text:p>
          </table:table-cell>
          <table:table-cell office:value-type="float" office:value="0.000000287037850282" calcext:value-type="float">
            <text:p>2.87037850282E-07</text:p>
          </table:table-cell>
          <table:table-cell office:value-type="float" office:value="-0.00000000000104596833203" calcext:value-type="float">
            <text:p>-1.04596833203E-12</text:p>
          </table:table-cell>
          <table:table-cell office:value-type="float" office:value="-3.57985669308E-016" calcext:value-type="float">
            <text:p>-3.57985669308E-16</text:p>
          </table:table-cell>
          <table:table-cell office:value-type="float" office:value="1.13510303096E-024" calcext:value-type="float">
            <text:p>1.13510303096E-24</text:p>
          </table:table-cell>
          <table:table-cell office:value-type="float" office:value="0.767719695746" calcext:value-type="float">
            <text:p>0.767719695746</text:p>
          </table:table-cell>
        </table:table-row>
        <table:table-row table:style-name="ro1">
          <table:table-cell office:value-type="string" calcext:value-type="string">
            <text:p>perm_252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80476903" calcext:value-type="float">
            <text:p>0.00142980476903</text:p>
          </table:table-cell>
          <table:table-cell office:value-type="float" office:value="0.000000899060827518" calcext:value-type="float">
            <text:p>8.99060827518E-07</text:p>
          </table:table-cell>
          <table:table-cell office:value-type="float" office:value="0.00000000000948917228983" calcext:value-type="float">
            <text:p>9.48917228983E-12</text:p>
          </table:table-cell>
          <table:table-cell office:value-type="float" office:value="0.00000000000121184627621" calcext:value-type="float">
            <text:p>1.21184627621E-12</text:p>
          </table:table-cell>
          <table:table-cell office:value-type="float" office:value="-1.95376592004E-024" calcext:value-type="float">
            <text:p>-1.95376592004E-24</text:p>
          </table:table-cell>
          <table:table-cell office:value-type="float" office:value="-2.57713691862E-016" calcext:value-type="float">
            <text:p>-2.57713691862E-16</text:p>
          </table:table-cell>
          <table:table-cell office:value-type="float" office:value="3.61531675529E-024" calcext:value-type="float">
            <text:p>3.61531675529E-24</text:p>
          </table:table-cell>
          <table:table-cell office:value-type="float" office:value="0.000000286320212505" calcext:value-type="float">
            <text:p>2.86320212505E-07</text:p>
          </table:table-cell>
          <table:table-cell office:value-type="float" office:value="-0.0000000000010346657517" calcext:value-type="float">
            <text:p>-1.0346657517E-12</text:p>
          </table:table-cell>
          <table:table-cell office:value-type="float" office:value="-3.27924928704E-016" calcext:value-type="float">
            <text:p>-3.27924928704E-16</text:p>
          </table:table-cell>
          <table:table-cell office:value-type="float" office:value="7.58087165294E-027" calcext:value-type="float">
            <text:p>7.58087165294E-27</text:p>
          </table:table-cell>
          <table:table-cell office:value-type="float" office:value="0.792938467078" calcext:value-type="float">
            <text:p>0.792938467078</text:p>
          </table:table-cell>
        </table:table-row>
        <table:table-row table:style-name="ro1">
          <table:table-cell office:value-type="string" calcext:value-type="string">
            <text:p>perm_252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98553768" calcext:value-type="float">
            <text:p>0.00142898553768</text:p>
          </table:table-cell>
          <table:table-cell office:value-type="float" office:value="0.000000896189536874" calcext:value-type="float">
            <text:p>8.96189536874E-07</text:p>
          </table:table-cell>
          <table:table-cell office:value-type="float" office:value="0.00000000000953303679881" calcext:value-type="float">
            <text:p>9.53303679881E-12</text:p>
          </table:table-cell>
          <table:table-cell office:value-type="float" office:value="0.00000000000121064600335" calcext:value-type="float">
            <text:p>1.21064600335E-12</text:p>
          </table:table-cell>
          <table:table-cell office:value-type="float" office:value="-1.96793241432E-024" calcext:value-type="float">
            <text:p>-1.96793241432E-24</text:p>
          </table:table-cell>
          <table:table-cell office:value-type="float" office:value="-2.59812221032E-016" calcext:value-type="float">
            <text:p>-2.59812221032E-16</text:p>
          </table:table-cell>
          <table:table-cell office:value-type="float" office:value="3.61146259648E-024" calcext:value-type="float">
            <text:p>3.61146259648E-24</text:p>
          </table:table-cell>
          <table:table-cell office:value-type="float" office:value="0.000000286452532508" calcext:value-type="float">
            <text:p>2.86452532508E-07</text:p>
          </table:table-cell>
          <table:table-cell office:value-type="float" office:value="-0.00000000000104029884943" calcext:value-type="float">
            <text:p>-1.04029884943E-12</text:p>
          </table:table-cell>
          <table:table-cell office:value-type="float" office:value="-3.31207735579E-016" calcext:value-type="float">
            <text:p>-3.31207735579E-16</text:p>
          </table:table-cell>
          <table:table-cell office:value-type="float" office:value="1.31444797726E-028" calcext:value-type="float">
            <text:p>1.31444797726E-28</text:p>
          </table:table-cell>
          <table:table-cell office:value-type="float" office:value="0.83246688705" calcext:value-type="float">
            <text:p>0.83246688705</text:p>
          </table:table-cell>
        </table:table-row>
        <table:table-row table:style-name="ro1">
          <table:table-cell office:value-type="string" calcext:value-type="string">
            <text:p>perm_252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56629728" calcext:value-type="float">
            <text:p>0.00142856629728</text:p>
          </table:table-cell>
          <table:table-cell office:value-type="float" office:value="0.000000895193227974" calcext:value-type="float">
            <text:p>8.95193227974E-07</text:p>
          </table:table-cell>
          <table:table-cell office:value-type="float" office:value="0.00000000000953987610222" calcext:value-type="float">
            <text:p>9.53987610222E-12</text:p>
          </table:table-cell>
          <table:table-cell office:value-type="float" office:value="0.00000000000121843641064" calcext:value-type="float">
            <text:p>1.21843641064E-12</text:p>
          </table:table-cell>
          <table:table-cell office:value-type="float" office:value="-1.97680517827E-024" calcext:value-type="float">
            <text:p>-1.97680517827E-24</text:p>
          </table:table-cell>
          <table:table-cell office:value-type="float" office:value="-2.60080552068E-016" calcext:value-type="float">
            <text:p>-2.60080552068E-16</text:p>
          </table:table-cell>
          <table:table-cell office:value-type="float" office:value="3.65358544815E-024" calcext:value-type="float">
            <text:p>3.65358544815E-24</text:p>
          </table:table-cell>
          <table:table-cell office:value-type="float" office:value="0.000000286402109437" calcext:value-type="float">
            <text:p>2.86402109437E-07</text:p>
          </table:table-cell>
          <table:table-cell office:value-type="float" office:value="-0.00000000000104017996145" calcext:value-type="float">
            <text:p>-1.04017996145E-12</text:p>
          </table:table-cell>
          <table:table-cell office:value-type="float" office:value="-3.2971758974E-016" calcext:value-type="float">
            <text:p>-3.2971758974E-16</text:p>
          </table:table-cell>
          <table:table-cell office:value-type="float" office:value="8.80661045093E-027" calcext:value-type="float">
            <text:p>8.80661045093E-27</text:p>
          </table:table-cell>
          <table:table-cell office:value-type="float" office:value="0.860304547901" calcext:value-type="float">
            <text:p>0.860304547901</text:p>
          </table:table-cell>
        </table:table-row>
        <table:table-row table:style-name="ro1">
          <table:table-cell office:value-type="string" calcext:value-type="string">
            <text:p>perm_252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51286053" calcext:value-type="float">
            <text:p>0.00143051286053</text:p>
          </table:table-cell>
          <table:table-cell office:value-type="float" office:value="0.000000896497042705" calcext:value-type="float">
            <text:p>8.96497042705E-07</text:p>
          </table:table-cell>
          <table:table-cell office:value-type="float" office:value="0.00000000000950943282607" calcext:value-type="float">
            <text:p>9.50943282607E-12</text:p>
          </table:table-cell>
          <table:table-cell office:value-type="float" office:value="0.0000000000012079823612" calcext:value-type="float">
            <text:p>1.2079823612E-12</text:p>
          </table:table-cell>
          <table:table-cell office:value-type="float" office:value="-2.00306687836E-024" calcext:value-type="float">
            <text:p>-2.00306687836E-24</text:p>
          </table:table-cell>
          <table:table-cell office:value-type="float" office:value="-2.70445399973E-016" calcext:value-type="float">
            <text:p>-2.70445399973E-16</text:p>
          </table:table-cell>
          <table:table-cell office:value-type="float" office:value="3.57073249445E-024" calcext:value-type="float">
            <text:p>3.57073249445E-24</text:p>
          </table:table-cell>
          <table:table-cell office:value-type="float" office:value="0.000000287467500358" calcext:value-type="float">
            <text:p>2.87467500358E-07</text:p>
          </table:table-cell>
          <table:table-cell office:value-type="float" office:value="-0.00000000000103768130811" calcext:value-type="float">
            <text:p>-1.03768130811E-12</text:p>
          </table:table-cell>
          <table:table-cell office:value-type="float" office:value="-3.29818930345E-016" calcext:value-type="float">
            <text:p>-3.29818930345E-16</text:p>
          </table:table-cell>
          <table:table-cell office:value-type="float" office:value="6.29495520463E-027" calcext:value-type="float">
            <text:p>6.29495520463E-27</text:p>
          </table:table-cell>
          <table:table-cell office:value-type="float" office:value="0.778734280246" calcext:value-type="float">
            <text:p>0.778734280246</text:p>
          </table:table-cell>
        </table:table-row>
        <table:table-row table:style-name="ro1">
          <table:table-cell office:value-type="string" calcext:value-type="string">
            <text:p>perm_252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55518806" calcext:value-type="float">
            <text:p>0.00142855518806</text:p>
          </table:table-cell>
          <table:table-cell office:value-type="float" office:value="0.000000892638645707" calcext:value-type="float">
            <text:p>8.92638645707E-07</text:p>
          </table:table-cell>
          <table:table-cell office:value-type="float" office:value="0.00000000000950807917248" calcext:value-type="float">
            <text:p>9.50807917248E-12</text:p>
          </table:table-cell>
          <table:table-cell office:value-type="float" office:value="0.00000000000119970817329" calcext:value-type="float">
            <text:p>1.19970817329E-12</text:p>
          </table:table-cell>
          <table:table-cell office:value-type="float" office:value="-2.01225247309E-024" calcext:value-type="float">
            <text:p>-2.01225247309E-24</text:p>
          </table:table-cell>
          <table:table-cell office:value-type="float" office:value="-2.70662778269E-016" calcext:value-type="float">
            <text:p>-2.70662778269E-16</text:p>
          </table:table-cell>
          <table:table-cell office:value-type="float" office:value="3.51693289045E-024" calcext:value-type="float">
            <text:p>3.51693289045E-24</text:p>
          </table:table-cell>
          <table:table-cell office:value-type="float" office:value="0.000000287032819907" calcext:value-type="float">
            <text:p>2.87032819907E-07</text:p>
          </table:table-cell>
          <table:table-cell office:value-type="float" office:value="-0.0000000000010385463749" calcext:value-type="float">
            <text:p>-1.0385463749E-12</text:p>
          </table:table-cell>
          <table:table-cell office:value-type="float" office:value="-3.3180060143E-016" calcext:value-type="float">
            <text:p>-3.3180060143E-16</text:p>
          </table:table-cell>
          <table:table-cell office:value-type="float" office:value="-3.08098964416E-027" calcext:value-type="float">
            <text:p>-3.08098964416E-27</text:p>
          </table:table-cell>
          <table:table-cell office:value-type="float" office:value="0.790730369997" calcext:value-type="float">
            <text:p>0.790730369997</text:p>
          </table:table-cell>
        </table:table-row>
        <table:table-row table:style-name="ro1">
          <table:table-cell office:value-type="string" calcext:value-type="string">
            <text:p>perm_288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81168825" calcext:value-type="float">
            <text:p>0.00142981168825</text:p>
          </table:table-cell>
          <table:table-cell office:value-type="float" office:value="0.00000089917456013" calcext:value-type="float">
            <text:p>8.9917456013E-07</text:p>
          </table:table-cell>
          <table:table-cell office:value-type="float" office:value="0.00000000000947488292969" calcext:value-type="float">
            <text:p>9.47488292969E-12</text:p>
          </table:table-cell>
          <table:table-cell office:value-type="float" office:value="0.00000000000120659809197" calcext:value-type="float">
            <text:p>1.20659809197E-12</text:p>
          </table:table-cell>
          <table:table-cell office:value-type="float" office:value="-1.95576188639E-024" calcext:value-type="float">
            <text:p>-1.95576188639E-24</text:p>
          </table:table-cell>
          <table:table-cell office:value-type="float" office:value="-2.60544560375E-016" calcext:value-type="float">
            <text:p>-2.60544560375E-16</text:p>
          </table:table-cell>
          <table:table-cell office:value-type="float" office:value="3.5803841394E-024" calcext:value-type="float">
            <text:p>3.5803841394E-24</text:p>
          </table:table-cell>
          <table:table-cell office:value-type="float" office:value="0.00000028629672593" calcext:value-type="float">
            <text:p>2.8629672593E-07</text:p>
          </table:table-cell>
          <table:table-cell office:value-type="float" office:value="-0.00000000000103353560471" calcext:value-type="float">
            <text:p>-1.03353560471E-12</text:p>
          </table:table-cell>
          <table:table-cell office:value-type="float" office:value="3.37870148072E-017" calcext:value-type="float">
            <text:p>3.37870148072E-17</text:p>
          </table:table-cell>
          <table:table-cell office:value-type="float" office:value="6.76623548037E-025" calcext:value-type="float">
            <text:p>6.76623548037E-25</text:p>
          </table:table-cell>
          <table:table-cell office:value-type="float" office:value="0.823803196131" calcext:value-type="float">
            <text:p>0.823803196131</text:p>
          </table:table-cell>
        </table:table-row>
        <table:table-row table:style-name="ro1">
          <table:table-cell office:value-type="string" calcext:value-type="string">
            <text:p>perm_288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00773801" calcext:value-type="float">
            <text:p>0.00142900773801</text:p>
          </table:table-cell>
          <table:table-cell office:value-type="float" office:value="0.000000896345506421" calcext:value-type="float">
            <text:p>8.96345506421E-07</text:p>
          </table:table-cell>
          <table:table-cell office:value-type="float" office:value="0.00000000000954538104092" calcext:value-type="float">
            <text:p>9.54538104092E-12</text:p>
          </table:table-cell>
          <table:table-cell office:value-type="float" office:value="0.00000000000121320362404" calcext:value-type="float">
            <text:p>1.21320362404E-12</text:p>
          </table:table-cell>
          <table:table-cell office:value-type="float" office:value="-1.99181192362E-024" calcext:value-type="float">
            <text:p>-1.99181192362E-24</text:p>
          </table:table-cell>
          <table:table-cell office:value-type="float" office:value="-2.64489629603E-016" calcext:value-type="float">
            <text:p>-2.64489629603E-16</text:p>
          </table:table-cell>
          <table:table-cell office:value-type="float" office:value="3.61629391549E-024" calcext:value-type="float">
            <text:p>3.61629391549E-24</text:p>
          </table:table-cell>
          <table:table-cell office:value-type="float" office:value="0.000000286429402217" calcext:value-type="float">
            <text:p>2.86429402217E-07</text:p>
          </table:table-cell>
          <table:table-cell office:value-type="float" office:value="-0.00000000000104152217711" calcext:value-type="float">
            <text:p>-1.04152217711E-12</text:p>
          </table:table-cell>
          <table:table-cell office:value-type="float" office:value="3.3838962285E-017" calcext:value-type="float">
            <text:p>3.3838962285E-17</text:p>
          </table:table-cell>
          <table:table-cell office:value-type="float" office:value="6.86598881578E-025" calcext:value-type="float">
            <text:p>6.86598881578E-25</text:p>
          </table:table-cell>
          <table:table-cell office:value-type="float" office:value="0.867064248436" calcext:value-type="float">
            <text:p>0.867064248436</text:p>
          </table:table-cell>
        </table:table-row>
        <table:table-row table:style-name="ro1">
          <table:table-cell office:value-type="string" calcext:value-type="string">
            <text:p>perm_288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61711676" calcext:value-type="float">
            <text:p>0.00142861711676</text:p>
          </table:table-cell>
          <table:table-cell office:value-type="float" office:value="0.000000895323242884" calcext:value-type="float">
            <text:p>8.95323242884E-07</text:p>
          </table:table-cell>
          <table:table-cell office:value-type="float" office:value="0.00000000000954038862369" calcext:value-type="float">
            <text:p>9.54038862369E-12</text:p>
          </table:table-cell>
          <table:table-cell office:value-type="float" office:value="0.00000000000122069411964" calcext:value-type="float">
            <text:p>1.22069411964E-12</text:p>
          </table:table-cell>
          <table:table-cell office:value-type="float" office:value="-1.95006049851E-024" calcext:value-type="float">
            <text:p>-1.95006049851E-24</text:p>
          </table:table-cell>
          <table:table-cell office:value-type="float" office:value="-2.52626372694E-016" calcext:value-type="float">
            <text:p>-2.52626372694E-16</text:p>
          </table:table-cell>
          <table:table-cell office:value-type="float" office:value="3.68113376542E-024" calcext:value-type="float">
            <text:p>3.68113376542E-24</text:p>
          </table:table-cell>
          <table:table-cell office:value-type="float" office:value="0.000000286405905856" calcext:value-type="float">
            <text:p>2.86405905856E-07</text:p>
          </table:table-cell>
          <table:table-cell office:value-type="float" office:value="-0.00000000000103996181301" calcext:value-type="float">
            <text:p>-1.03996181301E-12</text:p>
          </table:table-cell>
          <table:table-cell office:value-type="float" office:value="3.3884573732E-017" calcext:value-type="float">
            <text:p>3.3884573732E-17</text:p>
          </table:table-cell>
          <table:table-cell office:value-type="float" office:value="6.83319367775E-025" calcext:value-type="float">
            <text:p>6.83319367775E-25</text:p>
          </table:table-cell>
          <table:table-cell office:value-type="float" office:value="0.876147691607" calcext:value-type="float">
            <text:p>0.876147691607</text:p>
          </table:table-cell>
        </table:table-row>
        <table:table-row table:style-name="ro1">
          <table:table-cell office:value-type="string" calcext:value-type="string">
            <text:p>perm_288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57263592" calcext:value-type="float">
            <text:p>0.00143057263592</text:p>
          </table:table-cell>
          <table:table-cell office:value-type="float" office:value="0.000000896610452705" calcext:value-type="float">
            <text:p>8.96610452705E-07</text:p>
          </table:table-cell>
          <table:table-cell office:value-type="float" office:value="0.00000000000929145514027" calcext:value-type="float">
            <text:p>9.29145514027E-12</text:p>
          </table:table-cell>
          <table:table-cell office:value-type="float" office:value="0.00000000000117477520295" calcext:value-type="float">
            <text:p>1.17477520295E-12</text:p>
          </table:table-cell>
          <table:table-cell office:value-type="float" office:value="-1.97580235206E-024" calcext:value-type="float">
            <text:p>-1.97580235206E-24</text:p>
          </table:table-cell>
          <table:table-cell office:value-type="float" office:value="-2.78340235962E-016" calcext:value-type="float">
            <text:p>-2.78340235962E-16</text:p>
          </table:table-cell>
          <table:table-cell office:value-type="float" office:value="3.34072949263E-024" calcext:value-type="float">
            <text:p>3.34072949263E-24</text:p>
          </table:table-cell>
          <table:table-cell office:value-type="float" office:value="0.000000287481903488" calcext:value-type="float">
            <text:p>2.87481903488E-07</text:p>
          </table:table-cell>
          <table:table-cell office:value-type="float" office:value="-0.00000000000101458499217" calcext:value-type="float">
            <text:p>-1.01458499217E-12</text:p>
          </table:table-cell>
          <table:table-cell office:value-type="float" office:value="3.44247614346E-017" calcext:value-type="float">
            <text:p>3.44247614346E-17</text:p>
          </table:table-cell>
          <table:table-cell office:value-type="float" office:value="6.59984139297E-025" calcext:value-type="float">
            <text:p>6.59984139297E-25</text:p>
          </table:table-cell>
          <table:table-cell office:value-type="float" office:value="0.739785646069" calcext:value-type="float">
            <text:p>0.739785646069</text:p>
          </table:table-cell>
        </table:table-row>
        <table:table-row table:style-name="ro1">
          <table:table-cell office:value-type="string" calcext:value-type="string">
            <text:p>perm_288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38619816" calcext:value-type="float">
            <text:p>0.00142838619816</text:p>
          </table:table-cell>
          <table:table-cell office:value-type="float" office:value="0.000000892462499338" calcext:value-type="float">
            <text:p>8.92462499338E-07</text:p>
          </table:table-cell>
          <table:table-cell office:value-type="float" office:value="0.00000000000941155746677" calcext:value-type="float">
            <text:p>9.41155746677E-12</text:p>
          </table:table-cell>
          <table:table-cell office:value-type="float" office:value="0.00000000000118739135304" calcext:value-type="float">
            <text:p>1.18739135304E-12</text:p>
          </table:table-cell>
          <table:table-cell office:value-type="float" office:value="-1.9983279608E-024" calcext:value-type="float">
            <text:p>-1.9983279608E-24</text:p>
          </table:table-cell>
          <table:table-cell office:value-type="float" office:value="-2.75158931111E-016" calcext:value-type="float">
            <text:p>-2.75158931111E-16</text:p>
          </table:table-cell>
          <table:table-cell office:value-type="float" office:value="3.42966219387E-024" calcext:value-type="float">
            <text:p>3.42966219387E-24</text:p>
          </table:table-cell>
          <table:table-cell office:value-type="float" office:value="0.000000286956157938" calcext:value-type="float">
            <text:p>2.86956157938E-07</text:p>
          </table:table-cell>
          <table:table-cell office:value-type="float" office:value="-0.00000000000102802076422" calcext:value-type="float">
            <text:p>-1.02802076422E-12</text:p>
          </table:table-cell>
          <table:table-cell office:value-type="float" office:value="3.30001175842E-017" calcext:value-type="float">
            <text:p>3.30001175842E-17</text:p>
          </table:table-cell>
          <table:table-cell office:value-type="float" office:value="6.70538900694E-025" calcext:value-type="float">
            <text:p>6.70538900694E-25</text:p>
          </table:table-cell>
          <table:table-cell office:value-type="float" office:value="0.790725097319" calcext:value-type="float">
            <text:p>0.790725097319</text:p>
          </table:table-cell>
        </table:table-row>
        <table:table-row table:style-name="ro1">
          <table:table-cell office:value-type="string" calcext:value-type="string">
            <text:p>perm_324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01294549" calcext:value-type="float">
            <text:p>0.00143001294549</text:p>
          </table:table-cell>
          <table:table-cell office:value-type="float" office:value="0.000000899402540758" calcext:value-type="float">
            <text:p>8.99402540758E-07</text:p>
          </table:table-cell>
          <table:table-cell office:value-type="float" office:value="0.00000000000956644231979" calcext:value-type="float">
            <text:p>9.56644231979E-12</text:p>
          </table:table-cell>
          <table:table-cell office:value-type="float" office:value="0.00000000000121404884506" calcext:value-type="float">
            <text:p>1.21404884506E-12</text:p>
          </table:table-cell>
          <table:table-cell office:value-type="float" office:value="-1.97499376685E-024" calcext:value-type="float">
            <text:p>-1.97499376685E-24</text:p>
          </table:table-cell>
          <table:table-cell office:value-type="float" office:value="-2.5898159373E-016" calcext:value-type="float">
            <text:p>-2.5898159373E-16</text:p>
          </table:table-cell>
          <table:table-cell office:value-type="float" office:value="3.63560624841E-024" calcext:value-type="float">
            <text:p>3.63560624841E-24</text:p>
          </table:table-cell>
          <table:table-cell office:value-type="float" office:value="0.00000028638362088" calcext:value-type="float">
            <text:p>2.8638362088E-07</text:p>
          </table:table-cell>
          <table:table-cell office:value-type="float" office:value="-0.00000000000104404918434" calcext:value-type="float">
            <text:p>-1.04404918434E-12</text:p>
          </table:table-cell>
          <table:table-cell office:value-type="float" office:value="-9.2327442399E-016" calcext:value-type="float">
            <text:p>-9.2327442399E-16</text:p>
          </table:table-cell>
          <table:table-cell office:value-type="float" office:value="2.63430848835E-025" calcext:value-type="float">
            <text:p>2.63430848835E-25</text:p>
          </table:table-cell>
          <table:table-cell office:value-type="float" office:value="0.768223294311" calcext:value-type="float">
            <text:p>0.768223294311</text:p>
          </table:table-cell>
        </table:table-row>
        <table:table-row table:style-name="ro1">
          <table:table-cell office:value-type="string" calcext:value-type="string">
            <text:p>perm_324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21557703" calcext:value-type="float">
            <text:p>0.00142921557703</text:p>
          </table:table-cell>
          <table:table-cell office:value-type="float" office:value="0.000000896711805716" calcext:value-type="float">
            <text:p>8.96711805716E-07</text:p>
          </table:table-cell>
          <table:table-cell office:value-type="float" office:value="0.00000000000950944635474" calcext:value-type="float">
            <text:p>9.50944635474E-12</text:p>
          </table:table-cell>
          <table:table-cell office:value-type="float" office:value="0.00000000000120799219753" calcext:value-type="float">
            <text:p>1.20799219753E-12</text:p>
          </table:table-cell>
          <table:table-cell office:value-type="float" office:value="-1.97628544616E-024" calcext:value-type="float">
            <text:p>-1.97628544616E-24</text:p>
          </table:table-cell>
          <table:table-cell office:value-type="float" office:value="-2.64309193879E-016" calcext:value-type="float">
            <text:p>-2.64309193879E-16</text:p>
          </table:table-cell>
          <table:table-cell office:value-type="float" office:value="3.58568495968E-024" calcext:value-type="float">
            <text:p>3.58568495968E-24</text:p>
          </table:table-cell>
          <table:table-cell office:value-type="float" office:value="0.000000286486339974" calcext:value-type="float">
            <text:p>2.86486339974E-07</text:p>
          </table:table-cell>
          <table:table-cell office:value-type="float" office:value="-0.00000000000103768176965" calcext:value-type="float">
            <text:p>-1.03768176965E-12</text:p>
          </table:table-cell>
          <table:table-cell office:value-type="float" office:value="-9.19184643199E-016" calcext:value-type="float">
            <text:p>-9.19184643199E-16</text:p>
          </table:table-cell>
          <table:table-cell office:value-type="float" office:value="2.62336090118E-025" calcext:value-type="float">
            <text:p>2.62336090118E-25</text:p>
          </table:table-cell>
          <table:table-cell office:value-type="float" office:value="0.773332178619" calcext:value-type="float">
            <text:p>0.773332178619</text:p>
          </table:table-cell>
        </table:table-row>
        <table:table-row table:style-name="ro1">
          <table:table-cell office:value-type="string" calcext:value-type="string">
            <text:p>perm_324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53320998" calcext:value-type="float">
            <text:p>0.00142853320998</text:p>
          </table:table-cell>
          <table:table-cell office:value-type="float" office:value="0.000000895195242268" calcext:value-type="float">
            <text:p>8.95195242268E-07</text:p>
          </table:table-cell>
          <table:table-cell office:value-type="float" office:value="0.00000000000953027483205" calcext:value-type="float">
            <text:p>9.53027483205E-12</text:p>
          </table:table-cell>
          <table:table-cell office:value-type="float" office:value="0.0000000000012177278375" calcext:value-type="float">
            <text:p>1.2177278375E-12</text:p>
          </table:table-cell>
          <table:table-cell office:value-type="float" office:value="-1.96044185354E-024" calcext:value-type="float">
            <text:p>-1.96044185354E-24</text:p>
          </table:table-cell>
          <table:table-cell office:value-type="float" office:value="-2.56604476105E-016" calcext:value-type="float">
            <text:p>-2.56604476105E-16</text:p>
          </table:table-cell>
          <table:table-cell office:value-type="float" office:value="3.65591127793E-024" calcext:value-type="float">
            <text:p>3.65591127793E-24</text:p>
          </table:table-cell>
          <table:table-cell office:value-type="float" office:value="0.000000286377972439" calcext:value-type="float">
            <text:p>2.86377972439E-07</text:p>
          </table:table-cell>
          <table:table-cell office:value-type="float" office:value="-0.00000000000103906837432" calcext:value-type="float">
            <text:p>-1.03906837432E-12</text:p>
          </table:table-cell>
          <table:table-cell office:value-type="float" office:value="-9.19215221866E-016" calcext:value-type="float">
            <text:p>-9.19215221866E-16</text:p>
          </table:table-cell>
          <table:table-cell office:value-type="float" office:value="2.66836377727E-025" calcext:value-type="float">
            <text:p>2.66836377727E-25</text:p>
          </table:table-cell>
          <table:table-cell office:value-type="float" office:value="0.785066247706" calcext:value-type="float">
            <text:p>0.785066247706</text:p>
          </table:table-cell>
        </table:table-row>
        <table:table-row table:style-name="ro1">
          <table:table-cell office:value-type="string" calcext:value-type="string">
            <text:p>perm_324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80450958" calcext:value-type="float">
            <text:p>0.00143080450958</text:p>
          </table:table-cell>
          <table:table-cell office:value-type="float" office:value="0.000000896970545737" calcext:value-type="float">
            <text:p>8.96970545737E-07</text:p>
          </table:table-cell>
          <table:table-cell office:value-type="float" office:value="0.00000000000947366822576" calcext:value-type="float">
            <text:p>9.47366822576E-12</text:p>
          </table:table-cell>
          <table:table-cell office:value-type="float" office:value="0.00000000000120517328243" calcext:value-type="float">
            <text:p>1.20517328243E-12</text:p>
          </table:table-cell>
          <table:table-cell office:value-type="float" office:value="-1.96985788653E-024" calcext:value-type="float">
            <text:p>-1.96985788653E-24</text:p>
          </table:table-cell>
          <table:table-cell office:value-type="float" office:value="-2.62724497348E-016" calcext:value-type="float">
            <text:p>-2.62724497348E-16</text:p>
          </table:table-cell>
          <table:table-cell office:value-type="float" office:value="3.56409816057E-024" calcext:value-type="float">
            <text:p>3.56409816057E-24</text:p>
          </table:table-cell>
          <table:table-cell office:value-type="float" office:value="0.000000287557749724" calcext:value-type="float">
            <text:p>2.87557749724E-07</text:p>
          </table:table-cell>
          <table:table-cell office:value-type="float" office:value="-0.00000000000103356186792" calcext:value-type="float">
            <text:p>-1.03356186792E-12</text:p>
          </table:table-cell>
          <table:table-cell office:value-type="float" office:value="-9.16365513648E-016" calcext:value-type="float">
            <text:p>-9.16365513648E-16</text:p>
          </table:table-cell>
          <table:table-cell office:value-type="float" office:value="2.61727825963E-025" calcext:value-type="float">
            <text:p>2.61727825963E-25</text:p>
          </table:table-cell>
          <table:table-cell office:value-type="float" office:value="0.759456919861" calcext:value-type="float">
            <text:p>0.759456919861</text:p>
          </table:table-cell>
        </table:table-row>
        <table:table-row table:style-name="ro1">
          <table:table-cell office:value-type="string" calcext:value-type="string">
            <text:p>perm_324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49790182" calcext:value-type="float">
            <text:p>0.00142849790182</text:p>
          </table:table-cell>
          <table:table-cell office:value-type="float" office:value="0.000000892621603737" calcext:value-type="float">
            <text:p>8.92621603737E-07</text:p>
          </table:table-cell>
          <table:table-cell office:value-type="float" office:value="0.0000000000096041588822" calcext:value-type="float">
            <text:p>9.6041588822E-12</text:p>
          </table:table-cell>
          <table:table-cell office:value-type="float" office:value="0.00000000000121466861422" calcext:value-type="float">
            <text:p>1.21466861422E-12</text:p>
          </table:table-cell>
          <table:table-cell office:value-type="float" office:value="-1.97363542181E-024" calcext:value-type="float">
            <text:p>-1.97363542181E-24</text:p>
          </table:table-cell>
          <table:table-cell office:value-type="float" office:value="-2.55102595099E-016" calcext:value-type="float">
            <text:p>-2.55102595099E-16</text:p>
          </table:table-cell>
          <table:table-cell office:value-type="float" office:value="3.64922181155E-024" calcext:value-type="float">
            <text:p>3.64922181155E-24</text:p>
          </table:table-cell>
          <table:table-cell office:value-type="float" office:value="0.00000028699616294" calcext:value-type="float">
            <text:p>2.8699616294E-07</text:p>
          </table:table-cell>
          <table:table-cell office:value-type="float" office:value="-0.0000000000010486862835" calcext:value-type="float">
            <text:p>-1.0486862835E-12</text:p>
          </table:table-cell>
          <table:table-cell office:value-type="float" office:value="-9.25783008909E-016" calcext:value-type="float">
            <text:p>-9.25783008909E-16</text:p>
          </table:table-cell>
          <table:table-cell office:value-type="float" office:value="2.61941611571E-025" calcext:value-type="float">
            <text:p>2.61941611571E-25</text:p>
          </table:table-cell>
          <table:table-cell office:value-type="float" office:value="0.79064622177" calcext:value-type="float">
            <text:p>0.79064622177</text:p>
          </table:table-cell>
        </table:table-row>
        <table:table-row table:style-name="ro1">
          <table:table-cell office:value-type="string" calcext:value-type="string">
            <text:p>perm_36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97084821" calcext:value-type="float">
            <text:p>0.00142997084821</text:p>
          </table:table-cell>
          <table:table-cell office:value-type="float" office:value="0.000000899483989052" calcext:value-type="float">
            <text:p>8.99483989052E-07</text:p>
          </table:table-cell>
          <table:table-cell office:value-type="float" office:value="0.00000000000945604064499" calcext:value-type="float">
            <text:p>9.45604064499E-12</text:p>
          </table:table-cell>
          <table:table-cell office:value-type="float" office:value="0.0000000000012070173649" calcext:value-type="float">
            <text:p>1.2070173649E-12</text:p>
          </table:table-cell>
          <table:table-cell office:value-type="float" office:value="-1.97502154935E-024" calcext:value-type="float">
            <text:p>-1.97502154935E-24</text:p>
          </table:table-cell>
          <table:table-cell office:value-type="float" office:value="-2.66656119399E-016" calcext:value-type="float">
            <text:p>-2.66656119399E-16</text:p>
          </table:table-cell>
          <table:table-cell office:value-type="float" office:value="3.56758570188E-024" calcext:value-type="float">
            <text:p>3.56758570188E-24</text:p>
          </table:table-cell>
          <table:table-cell office:value-type="float" office:value="0.000000286333159423" calcext:value-type="float">
            <text:p>2.86333159423E-07</text:p>
          </table:table-cell>
          <table:table-cell office:value-type="float" office:value="-0.00000000000103112791001" calcext:value-type="float">
            <text:p>-1.03112791001E-12</text:p>
          </table:table-cell>
          <table:table-cell office:value-type="float" office:value="-3.52123480903E-016" calcext:value-type="float">
            <text:p>-3.52123480903E-16</text:p>
          </table:table-cell>
          <table:table-cell office:value-type="float" office:value="1.11625705535E-024" calcext:value-type="float">
            <text:p>1.11625705535E-24</text:p>
          </table:table-cell>
          <table:table-cell office:value-type="float" office:value="0.737297188069" calcext:value-type="float">
            <text:p>0.737297188069</text:p>
          </table:table-cell>
        </table:table-row>
        <table:table-row table:style-name="ro1">
          <table:table-cell office:value-type="string" calcext:value-type="string">
            <text:p>perm_36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06002253" calcext:value-type="float">
            <text:p>0.00142906002253</text:p>
          </table:table-cell>
          <table:table-cell office:value-type="float" office:value="0.000000896329926484" calcext:value-type="float">
            <text:p>8.96329926484E-07</text:p>
          </table:table-cell>
          <table:table-cell office:value-type="float" office:value="0.0000000000095841359413" calcext:value-type="float">
            <text:p>9.5841359413E-12</text:p>
          </table:table-cell>
          <table:table-cell office:value-type="float" office:value="0.00000000000121989373937" calcext:value-type="float">
            <text:p>1.21989373937E-12</text:p>
          </table:table-cell>
          <table:table-cell office:value-type="float" office:value="-1.97008141293E-024" calcext:value-type="float">
            <text:p>-1.97008141293E-24</text:p>
          </table:table-cell>
          <table:table-cell office:value-type="float" office:value="-2.56254563818E-016" calcext:value-type="float">
            <text:p>-2.56254563818E-16</text:p>
          </table:table-cell>
          <table:table-cell office:value-type="float" office:value="3.67662430374E-024" calcext:value-type="float">
            <text:p>3.67662430374E-24</text:p>
          </table:table-cell>
          <table:table-cell office:value-type="float" office:value="0.000000286470655377" calcext:value-type="float">
            <text:p>2.86470655377E-07</text:p>
          </table:table-cell>
          <table:table-cell office:value-type="float" office:value="-0.00000000000104553027524" calcext:value-type="float">
            <text:p>-1.04553027524E-12</text:p>
          </table:table-cell>
          <table:table-cell office:value-type="float" office:value="-3.60557139896E-016" calcext:value-type="float">
            <text:p>-3.60557139896E-16</text:p>
          </table:table-cell>
          <table:table-cell office:value-type="float" office:value="1.14340331641E-024" calcext:value-type="float">
            <text:p>1.14340331641E-24</text:p>
          </table:table-cell>
          <table:table-cell office:value-type="float" office:value="0.778190601885" calcext:value-type="float">
            <text:p>0.778190601885</text:p>
          </table:table-cell>
        </table:table-row>
        <table:table-row table:style-name="ro1">
          <table:table-cell office:value-type="string" calcext:value-type="string">
            <text:p>perm_36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57206845" calcext:value-type="float">
            <text:p>0.00142857206845</text:p>
          </table:table-cell>
          <table:table-cell office:value-type="float" office:value="0.000000895219417081" calcext:value-type="float">
            <text:p>8.95219417081E-07</text:p>
          </table:table-cell>
          <table:table-cell office:value-type="float" office:value="0.00000000000954739972401" calcext:value-type="float">
            <text:p>9.54739972401E-12</text:p>
          </table:table-cell>
          <table:table-cell office:value-type="float" office:value="0.00000000000121997438203" calcext:value-type="float">
            <text:p>1.21997438203E-12</text:p>
          </table:table-cell>
          <table:table-cell office:value-type="float" office:value="-1.95996004348E-024" calcext:value-type="float">
            <text:p>-1.95996004348E-24</text:p>
          </table:table-cell>
          <table:table-cell office:value-type="float" office:value="-2.54628276571E-016" calcext:value-type="float">
            <text:p>-2.54628276571E-16</text:p>
          </table:table-cell>
          <table:table-cell office:value-type="float" office:value="3.67343044359E-024" calcext:value-type="float">
            <text:p>3.67343044359E-24</text:p>
          </table:table-cell>
          <table:table-cell office:value-type="float" office:value="0.000000286399684419" calcext:value-type="float">
            <text:p>2.86399684419E-07</text:p>
          </table:table-cell>
          <table:table-cell office:value-type="float" office:value="-0.00000000000104092816775" calcext:value-type="float">
            <text:p>-1.04092816775E-12</text:p>
          </table:table-cell>
          <table:table-cell office:value-type="float" office:value="-3.58975228776E-016" calcext:value-type="float">
            <text:p>-3.58975228776E-16</text:p>
          </table:table-cell>
          <table:table-cell office:value-type="float" office:value="1.14032036213E-024" calcext:value-type="float">
            <text:p>1.14032036213E-24</text:p>
          </table:table-cell>
          <table:table-cell office:value-type="float" office:value="0.796960379997" calcext:value-type="float">
            <text:p>0.796960379997</text:p>
          </table:table-cell>
        </table:table-row>
        <table:table-row table:style-name="ro1">
          <table:table-cell office:value-type="string" calcext:value-type="string">
            <text:p>perm_36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91758651" calcext:value-type="float">
            <text:p>0.00143091758651</text:p>
          </table:table-cell>
          <table:table-cell office:value-type="float" office:value="0.000000897214397093" calcext:value-type="float">
            <text:p>8.97214397093E-07</text:p>
          </table:table-cell>
          <table:table-cell office:value-type="float" office:value="0.0000000000094569660691" calcext:value-type="float">
            <text:p>9.4569660691E-12</text:p>
          </table:table-cell>
          <table:table-cell office:value-type="float" office:value="0.00000000000119649518087" calcext:value-type="float">
            <text:p>1.19649518087E-12</text:p>
          </table:table-cell>
          <table:table-cell office:value-type="float" office:value="-1.98929619051E-024" calcext:value-type="float">
            <text:p>-1.98929619051E-24</text:p>
          </table:table-cell>
          <table:table-cell office:value-type="float" office:value="-2.69386704657E-016" calcext:value-type="float">
            <text:p>-2.69386704657E-16</text:p>
          </table:table-cell>
          <table:table-cell office:value-type="float" office:value="3.4987954527E-024" calcext:value-type="float">
            <text:p>3.4987954527E-24</text:p>
          </table:table-cell>
          <table:table-cell office:value-type="float" office:value="0.00000028757768557" calcext:value-type="float">
            <text:p>2.8757768557E-07</text:p>
          </table:table-cell>
          <table:table-cell office:value-type="float" office:value="-0.00000000000103255886103" calcext:value-type="float">
            <text:p>-1.03255886103E-12</text:p>
          </table:table-cell>
          <table:table-cell office:value-type="float" office:value="-3.50824474575E-016" calcext:value-type="float">
            <text:p>-3.50824474575E-16</text:p>
          </table:table-cell>
          <table:table-cell office:value-type="float" office:value="1.11431374252E-024" calcext:value-type="float">
            <text:p>1.11431374252E-24</text:p>
          </table:table-cell>
          <table:table-cell office:value-type="float" office:value="0.730610224103" calcext:value-type="float">
            <text:p>0.730610224103</text:p>
          </table:table-cell>
        </table:table-row>
        <table:table-row table:style-name="ro1">
          <table:table-cell office:value-type="string" calcext:value-type="string">
            <text:p>perm_36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68523834" calcext:value-type="float">
            <text:p>0.00142868523834</text:p>
          </table:table-cell>
          <table:table-cell office:value-type="float" office:value="0.000000892990109115" calcext:value-type="float">
            <text:p>8.92990109115E-07</text:p>
          </table:table-cell>
          <table:table-cell office:value-type="float" office:value="0.00000000000957903246931" calcext:value-type="float">
            <text:p>9.57903246931E-12</text:p>
          </table:table-cell>
          <table:table-cell office:value-type="float" office:value="0.00000000000121128581307" calcext:value-type="float">
            <text:p>1.21128581307E-12</text:p>
          </table:table-cell>
          <table:table-cell office:value-type="float" office:value="-2.00888648345E-024" calcext:value-type="float">
            <text:p>-2.00888648345E-24</text:p>
          </table:table-cell>
          <table:table-cell office:value-type="float" office:value="-2.67397247486E-016" calcext:value-type="float">
            <text:p>-2.67397247486E-16</text:p>
          </table:table-cell>
          <table:table-cell office:value-type="float" office:value="3.60393843249E-024" calcext:value-type="float">
            <text:p>3.60393843249E-24</text:p>
          </table:table-cell>
          <table:table-cell office:value-type="float" office:value="0.000000287037850282" calcext:value-type="float">
            <text:p>2.87037850282E-07</text:p>
          </table:table-cell>
          <table:table-cell office:value-type="float" office:value="-0.00000000000104596833203" calcext:value-type="float">
            <text:p>-1.04596833203E-12</text:p>
          </table:table-cell>
          <table:table-cell office:value-type="float" office:value="-3.57985669308E-016" calcext:value-type="float">
            <text:p>-3.57985669308E-16</text:p>
          </table:table-cell>
          <table:table-cell office:value-type="float" office:value="1.13510297982E-024" calcext:value-type="float">
            <text:p>1.13510297982E-24</text:p>
          </table:table-cell>
          <table:table-cell office:value-type="float" office:value="0.767719695746" calcext:value-type="float">
            <text:p>0.767719695746</text:p>
          </table:table-cell>
        </table:table-row>
        <table:table-row table:style-name="ro1">
          <table:table-cell office:value-type="string" calcext:value-type="string">
            <text:p>perm_72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980476903" calcext:value-type="float">
            <text:p>0.00142980476903</text:p>
          </table:table-cell>
          <table:table-cell office:value-type="float" office:value="0.000000899060827518" calcext:value-type="float">
            <text:p>8.99060827518E-07</text:p>
          </table:table-cell>
          <table:table-cell office:value-type="float" office:value="0.00000000000948917228986" calcext:value-type="float">
            <text:p>9.48917228986E-12</text:p>
          </table:table-cell>
          <table:table-cell office:value-type="float" office:value="0.00000000000121184627621" calcext:value-type="float">
            <text:p>1.21184627621E-12</text:p>
          </table:table-cell>
          <table:table-cell office:value-type="float" office:value="-1.95376591999E-024" calcext:value-type="float">
            <text:p>-1.95376591999E-24</text:p>
          </table:table-cell>
          <table:table-cell office:value-type="float" office:value="-2.57713691853E-016" calcext:value-type="float">
            <text:p>-2.57713691853E-16</text:p>
          </table:table-cell>
          <table:table-cell office:value-type="float" office:value="3.61531675528E-024" calcext:value-type="float">
            <text:p>3.61531675528E-24</text:p>
          </table:table-cell>
          <table:table-cell office:value-type="float" office:value="0.000000286320212505" calcext:value-type="float">
            <text:p>2.86320212505E-07</text:p>
          </table:table-cell>
          <table:table-cell office:value-type="float" office:value="-0.00000000000103466575171" calcext:value-type="float">
            <text:p>-1.03466575171E-12</text:p>
          </table:table-cell>
          <table:table-cell office:value-type="float" office:value="-3.27924928709E-016" calcext:value-type="float">
            <text:p>-3.27924928709E-16</text:p>
          </table:table-cell>
          <table:table-cell office:value-type="float" office:value="7.58086861027E-027" calcext:value-type="float">
            <text:p>7.58086861027E-27</text:p>
          </table:table-cell>
          <table:table-cell office:value-type="float" office:value="0.792938467078" calcext:value-type="float">
            <text:p>0.792938467078</text:p>
          </table:table-cell>
        </table:table-row>
        <table:table-row table:style-name="ro1">
          <table:table-cell office:value-type="string" calcext:value-type="string">
            <text:p>perm_72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98553768" calcext:value-type="float">
            <text:p>0.00142898553768</text:p>
          </table:table-cell>
          <table:table-cell office:value-type="float" office:value="0.000000896189536874" calcext:value-type="float">
            <text:p>8.96189536874E-07</text:p>
          </table:table-cell>
          <table:table-cell office:value-type="float" office:value="0.00000000000953303679887" calcext:value-type="float">
            <text:p>9.53303679887E-12</text:p>
          </table:table-cell>
          <table:table-cell office:value-type="float" office:value="0.00000000000121064600335" calcext:value-type="float">
            <text:p>1.21064600335E-12</text:p>
          </table:table-cell>
          <table:table-cell office:value-type="float" office:value="-1.9679324144E-024" calcext:value-type="float">
            <text:p>-1.9679324144E-24</text:p>
          </table:table-cell>
          <table:table-cell office:value-type="float" office:value="-2.59812221046E-016" calcext:value-type="float">
            <text:p>-2.59812221046E-16</text:p>
          </table:table-cell>
          <table:table-cell office:value-type="float" office:value="3.61146259646E-024" calcext:value-type="float">
            <text:p>3.61146259646E-24</text:p>
          </table:table-cell>
          <table:table-cell office:value-type="float" office:value="0.000000286452532508" calcext:value-type="float">
            <text:p>2.86452532508E-07</text:p>
          </table:table-cell>
          <table:table-cell office:value-type="float" office:value="-0.00000000000104029884944" calcext:value-type="float">
            <text:p>-1.04029884944E-12</text:p>
          </table:table-cell>
          <table:table-cell office:value-type="float" office:value="-3.31207735581E-016" calcext:value-type="float">
            <text:p>-3.31207735581E-16</text:p>
          </table:table-cell>
          <table:table-cell office:value-type="float" office:value="1.31443810732E-028" calcext:value-type="float">
            <text:p>1.31443810732E-28</text:p>
          </table:table-cell>
          <table:table-cell office:value-type="float" office:value="0.83246688705" calcext:value-type="float">
            <text:p>0.83246688705</text:p>
          </table:table-cell>
        </table:table-row>
        <table:table-row table:style-name="ro1">
          <table:table-cell office:value-type="string" calcext:value-type="string">
            <text:p>perm_72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56629728" calcext:value-type="float">
            <text:p>0.00142856629728</text:p>
          </table:table-cell>
          <table:table-cell office:value-type="float" office:value="0.000000895193227974" calcext:value-type="float">
            <text:p>8.95193227974E-07</text:p>
          </table:table-cell>
          <table:table-cell office:value-type="float" office:value="0.00000000000953987610207" calcext:value-type="float">
            <text:p>9.53987610207E-12</text:p>
          </table:table-cell>
          <table:table-cell office:value-type="float" office:value="0.00000000000121843641062" calcext:value-type="float">
            <text:p>1.21843641062E-12</text:p>
          </table:table-cell>
          <table:table-cell office:value-type="float" office:value="-1.97680517823E-024" calcext:value-type="float">
            <text:p>-1.97680517823E-24</text:p>
          </table:table-cell>
          <table:table-cell office:value-type="float" office:value="-2.60080552065E-016" calcext:value-type="float">
            <text:p>-2.60080552065E-16</text:p>
          </table:table-cell>
          <table:table-cell office:value-type="float" office:value="3.65358544802E-024" calcext:value-type="float">
            <text:p>3.65358544802E-24</text:p>
          </table:table-cell>
          <table:table-cell office:value-type="float" office:value="0.000000286402109437" calcext:value-type="float">
            <text:p>2.86402109437E-07</text:p>
          </table:table-cell>
          <table:table-cell office:value-type="float" office:value="-0.00000000000104017996143" calcext:value-type="float">
            <text:p>-1.04017996143E-12</text:p>
          </table:table-cell>
          <table:table-cell office:value-type="float" office:value="-3.29717589735E-016" calcext:value-type="float">
            <text:p>-3.29717589735E-16</text:p>
          </table:table-cell>
          <table:table-cell office:value-type="float" office:value="8.80661011714E-027" calcext:value-type="float">
            <text:p>8.80661011714E-27</text:p>
          </table:table-cell>
          <table:table-cell office:value-type="float" office:value="0.860304547901" calcext:value-type="float">
            <text:p>0.860304547901</text:p>
          </table:table-cell>
        </table:table-row>
        <table:table-row table:style-name="ro1">
          <table:table-cell office:value-type="string" calcext:value-type="string">
            <text:p>perm_72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143051286053" calcext:value-type="float">
            <text:p>0.00143051286053</text:p>
          </table:table-cell>
          <table:table-cell office:value-type="float" office:value="0.000000896497042705" calcext:value-type="float">
            <text:p>8.96497042705E-07</text:p>
          </table:table-cell>
          <table:table-cell office:value-type="float" office:value="0.00000000000950943282607" calcext:value-type="float">
            <text:p>9.50943282607E-12</text:p>
          </table:table-cell>
          <table:table-cell office:value-type="float" office:value="0.0000000000012079823612" calcext:value-type="float">
            <text:p>1.2079823612E-12</text:p>
          </table:table-cell>
          <table:table-cell office:value-type="float" office:value="-2.00306687836E-024" calcext:value-type="float">
            <text:p>-2.00306687836E-24</text:p>
          </table:table-cell>
          <table:table-cell office:value-type="float" office:value="-2.70445399973E-016" calcext:value-type="float">
            <text:p>-2.70445399973E-16</text:p>
          </table:table-cell>
          <table:table-cell office:value-type="float" office:value="3.57073249445E-024" calcext:value-type="float">
            <text:p>3.57073249445E-24</text:p>
          </table:table-cell>
          <table:table-cell office:value-type="float" office:value="0.000000287467500358" calcext:value-type="float">
            <text:p>2.87467500358E-07</text:p>
          </table:table-cell>
          <table:table-cell office:value-type="float" office:value="-0.00000000000103768130811" calcext:value-type="float">
            <text:p>-1.03768130811E-12</text:p>
          </table:table-cell>
          <table:table-cell office:value-type="float" office:value="-3.29818930345E-016" calcext:value-type="float">
            <text:p>-3.29818930345E-16</text:p>
          </table:table-cell>
          <table:table-cell office:value-type="float" office:value="6.29492682787E-027" calcext:value-type="float">
            <text:p>6.29492682787E-27</text:p>
          </table:table-cell>
          <table:table-cell office:value-type="float" office:value="0.778734280246" calcext:value-type="float">
            <text:p>0.778734280246</text:p>
          </table:table-cell>
        </table:table-row>
        <table:table-row table:style-name="ro1">
          <table:table-cell office:value-type="string" calcext:value-type="string">
            <text:p>perm_72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142855518806" calcext:value-type="float">
            <text:p>0.00142855518806</text:p>
          </table:table-cell>
          <table:table-cell office:value-type="float" office:value="0.000000892638645707" calcext:value-type="float">
            <text:p>8.92638645707E-07</text:p>
          </table:table-cell>
          <table:table-cell office:value-type="float" office:value="0.00000000000950807917241" calcext:value-type="float">
            <text:p>9.50807917241E-12</text:p>
          </table:table-cell>
          <table:table-cell office:value-type="float" office:value="0.00000000000119970817329" calcext:value-type="float">
            <text:p>1.19970817329E-12</text:p>
          </table:table-cell>
          <table:table-cell office:value-type="float" office:value="-2.01225247305E-024" calcext:value-type="float">
            <text:p>-2.01225247305E-24</text:p>
          </table:table-cell>
          <table:table-cell office:value-type="float" office:value="-2.70662778264E-016" calcext:value-type="float">
            <text:p>-2.70662778264E-16</text:p>
          </table:table-cell>
          <table:table-cell office:value-type="float" office:value="3.51693289044E-024" calcext:value-type="float">
            <text:p>3.51693289044E-24</text:p>
          </table:table-cell>
          <table:table-cell office:value-type="float" office:value="0.000000287032819907" calcext:value-type="float">
            <text:p>2.87032819907E-07</text:p>
          </table:table-cell>
          <table:table-cell office:value-type="float" office:value="-0.00000000000103854637489" calcext:value-type="float">
            <text:p>-1.03854637489E-12</text:p>
          </table:table-cell>
          <table:table-cell office:value-type="float" office:value="-3.31800601426E-016" calcext:value-type="float">
            <text:p>-3.31800601426E-16</text:p>
          </table:table-cell>
          <table:table-cell office:value-type="float" office:value="-3.08099834736E-027" calcext:value-type="float">
            <text:p>-3.08099834736E-27</text:p>
          </table:table-cell>
          <table:table-cell office:value-type="float" office:value="0.790730369997" calcext:value-type="float">
            <text:p>0.790730369997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Średnia</text:p>
          </table:table-cell>
          <table:table-cell/>
          <table:table-cell table:formula="of:=AVERAGE([.C2:.C52])" office:value-type="float" office:value="0.00142926509308431" calcext:value-type="float">
            <text:p>0.001429265093084</text:p>
          </table:table-cell>
          <table:table-cell table:formula="of:=AVERAGE([.D2:.D52])" office:value-type="float" office:value="0.000000896175821712667" calcext:value-type="float">
            <text:p>8.96175821712667E-07</text:p>
          </table:table-cell>
          <table:table-cell table:formula="of:=AVERAGE([.E2:.E52])" office:value-type="float" office:value="0.00000000000950743599586784" calcext:value-type="float">
            <text:p>9.50743599586784E-12</text:p>
          </table:table-cell>
          <table:table-cell table:formula="of:=AVERAGE([.F2:.F52])" office:value-type="float" office:value="0.00000000000120923702055412" calcext:value-type="float">
            <text:p>1.20923702055412E-12</text:p>
          </table:table-cell>
          <table:table-cell table:formula="of:=AVERAGE([.G2:.G52])" office:value-type="float" office:value="-1.97450476101784E-024" calcext:value-type="float">
            <text:p>-1.97450476101784E-24</text:p>
          </table:table-cell>
          <table:table-cell table:formula="of:=AVERAGE([.H2:.H52])" office:value-type="float" office:value="-2.62455625761882E-016" calcext:value-type="float">
            <text:p>-2.62455625761882E-16</text:p>
          </table:table-cell>
          <table:table-cell table:formula="of:=AVERAGE([.I2:.I52])" office:value-type="float" office:value="3.59334102705922E-024" calcext:value-type="float">
            <text:p>3.59334102705922E-24</text:p>
          </table:table-cell>
          <table:table-cell table:formula="of:=AVERAGE([.J2:.J52])" office:value-type="float" office:value="0.00000028665589052951" calcext:value-type="float">
            <text:p>2.8665589052951E-07</text:p>
          </table:table-cell>
          <table:table-cell table:formula="of:=AVERAGE([.K2:.K52])" office:value-type="float" office:value="-0.00000000000103727487191471" calcext:value-type="float">
            <text:p>-1.03727487191471E-12</text:p>
          </table:table-cell>
          <table:table-cell table:formula="of:=AVERAGE([.L2:.L52])" office:value-type="float" office:value="-2.19795297504316E-016" calcext:value-type="float">
            <text:p>-2.19795297504316E-16</text:p>
          </table:table-cell>
          <table:table-cell table:formula="of:=AVERAGE([.M2:.M52])" office:value-type="float" office:value="4.31929803531602E-025" calcext:value-type="float">
            <text:p>4.31929803531602E-25</text:p>
          </table:table-cell>
          <table:table-cell table:formula="of:=AVERAGE([.N2:.N52])" office:value-type="float" office:value="0.788924394121255" calcext:value-type="float">
            <text:p>0.788924394121255</text:p>
          </table:table-cell>
        </table:table-row>
        <table:table-row table:style-name="ro1">
          <table:table-cell office:value-type="string" calcext:value-type="string">
            <text:p>Odchylenie standardowe</text:p>
          </table:table-cell>
          <table:table-cell/>
          <table:table-cell table:formula="of:=STDEV([.C2:.C52])" office:value-type="float" office:value="0.000000831306959044815" calcext:value-type="float">
            <text:p>8.31306959044815E-07</text:p>
          </table:table-cell>
          <table:table-cell table:formula="of:=STDEV([.D2:.D52])" office:value-type="float" office:value="0.00000000219373886466811" calcext:value-type="float">
            <text:p>2.19373886466811E-09</text:p>
          </table:table-cell>
          <table:table-cell table:formula="of:=STDEV([.E2:.E52])" office:value-type="float" office:value="0.0000000000000650353646188711" calcext:value-type="float">
            <text:p>6.50353646188711E-14</text:p>
          </table:table-cell>
          <table:table-cell table:formula="of:=STDEV([.F2:.F52])" office:value-type="float" office:value="0.0000000000000107381411043521" calcext:value-type="float">
            <text:p>1.07381411043521E-14</text:p>
          </table:table-cell>
          <table:table-cell table:formula="of:=STDEV([.G2:.G52])" office:value-type="float" office:value="2.0907489636688E-026" calcext:value-type="float">
            <text:p>2.0907489636688E-26</text:p>
          </table:table-cell>
          <table:table-cell table:formula="of:=STDEV([.H2:.H52])" office:value-type="float" office:value="7.4891022630537E-018" calcext:value-type="float">
            <text:p>7.4891022630537E-18</text:p>
          </table:table-cell>
          <table:table-cell table:formula="of:=STDEV([.I2:.I52])" office:value-type="float" office:value="8.11141725293566E-026" calcext:value-type="float">
            <text:p>8.11141725293566E-26</text:p>
          </table:table-cell>
          <table:table-cell table:formula="of:=STDEV([.J2:.J52])" office:value-type="float" office:value="0.000000000475996286966672" calcext:value-type="float">
            <text:p>4.75996286966672E-10</text:p>
          </table:table-cell>
          <table:table-cell table:formula="of:=STDEV([.K2:.K52])" office:value-type="float" office:value="6.97617905430285E-015" calcext:value-type="float">
            <text:p>6.97617905430285E-15</text:p>
          </table:table-cell>
          <table:table-cell table:formula="of:=STDEV([.L2:.L52])" office:value-type="float" office:value="4.52607744394159E-016" calcext:value-type="float">
            <text:p>4.52607744394159E-16</text:p>
          </table:table-cell>
          <table:table-cell table:formula="of:=STDEV([.M2:.M52])" office:value-type="float" office:value="4.16261846889747E-025" calcext:value-type="float">
            <text:p>4.16261846889747E-25</text:p>
          </table:table-cell>
          <table:table-cell table:formula="of:=STDEV([.N2:.N52])" office:value-type="float" office:value="0.0545590736540539" calcext:value-type="float">
            <text:p>0.054559073654054</text:p>
          </table:table-cell>
        </table:table-row>
        <table:table-row table:style-name="ro1">
          <table:table-cell office:value-type="string" calcext:value-type="string">
            <text:p>Kwartyle</text:p>
          </table:table-cell>
          <table:table-cell office:value-type="float" office:value="0" calcext:value-type="float">
            <text:p>0</text:p>
          </table:table-cell>
          <table:table-cell table:formula="of:=QUARTILE([.C$2:.C$52]; [.$B58])" office:value-type="float" office:value="0.0014280263398" calcext:value-type="float">
            <text:p>0.0014280263398</text:p>
          </table:table-cell>
          <table:table-cell table:formula="of:=QUARTILE([.D$2:.D$52]; [.$B58])" office:value-type="float" office:value="0.000000892462499338" calcext:value-type="float">
            <text:p>8.92462499338E-07</text:p>
          </table:table-cell>
          <table:table-cell table:formula="of:=QUARTILE([.E$2:.E$52]; [.$B58])" office:value-type="float" office:value="0.00000000000929145514027" calcext:value-type="float">
            <text:p>9.29145514027E-12</text:p>
          </table:table-cell>
          <table:table-cell table:formula="of:=QUARTILE([.F$2:.F$52]; [.$B58])" office:value-type="float" office:value="0.00000000000117477520295" calcext:value-type="float">
            <text:p>1.17477520295E-12</text:p>
          </table:table-cell>
          <table:table-cell table:formula="of:=QUARTILE([.G$2:.G$52]; [.$B58])" office:value-type="float" office:value="-2.01225247309E-024" calcext:value-type="float">
            <text:p>-2.01225247309E-24</text:p>
          </table:table-cell>
          <table:table-cell table:formula="of:=QUARTILE([.H$2:.H$52]; [.$B58])" office:value-type="float" office:value="-2.78340235963E-016" calcext:value-type="float">
            <text:p>-2.78340235963E-16</text:p>
          </table:table-cell>
          <table:table-cell table:formula="of:=QUARTILE([.I$2:.I$52]; [.$B58])" office:value-type="float" office:value="3.34072949263E-024" calcext:value-type="float">
            <text:p>3.34072949263E-24</text:p>
          </table:table-cell>
          <table:table-cell table:formula="of:=QUARTILE([.J$2:.J$52]; [.$B58])" office:value-type="float" office:value="0.000000285818108847" calcext:value-type="float">
            <text:p>2.85818108847E-07</text:p>
          </table:table-cell>
          <table:table-cell table:formula="of:=QUARTILE([.K$2:.K$52]; [.$B58])" office:value-type="float" office:value="-0.0000000000010486862835" calcext:value-type="float">
            <text:p>-1.0486862835E-12</text:p>
          </table:table-cell>
          <table:table-cell table:formula="of:=QUARTILE([.L$2:.L$52]; [.$B58])" office:value-type="float" office:value="-9.25783008909E-016" calcext:value-type="float">
            <text:p>-9.25783008909E-16</text:p>
          </table:table-cell>
          <table:table-cell table:formula="of:=QUARTILE([.M$2:.M$52]; [.$B58])" office:value-type="float" office:value="-3.08099834736E-027" calcext:value-type="float">
            <text:p>-3.08099834736E-27</text:p>
          </table:table-cell>
          <table:table-cell table:formula="of:=QUARTILE([.N$2:.N$52]; [.$B58])" office:value-type="float" office:value="0.69396818425" calcext:value-type="float">
            <text:p>0.693968184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QUARTILE([.C$2:.C$52]; [.$B59])" office:value-type="float" office:value="0.00142856629728" calcext:value-type="float">
            <text:p>0.00142856629728</text:p>
          </table:table-cell>
          <table:table-cell table:formula="of:=QUARTILE([.D$2:.D$52]; [.$B59])" office:value-type="float" office:value="0.000000895193227974" calcext:value-type="float">
            <text:p>8.95193227974E-07</text:p>
          </table:table-cell>
          <table:table-cell table:formula="of:=QUARTILE([.E$2:.E$52]; [.$B59])" office:value-type="float" office:value="0.000000000009474079197675" calcext:value-type="float">
            <text:p>9.474079197675E-12</text:p>
          </table:table-cell>
          <table:table-cell table:formula="of:=QUARTILE([.F$2:.F$52]; [.$B59])" office:value-type="float" office:value="0.000000000001206598091975" calcext:value-type="float">
            <text:p>1.206598091975E-12</text:p>
          </table:table-cell>
          <table:table-cell table:formula="of:=QUARTILE([.G$2:.G$52]; [.$B59])" office:value-type="float" office:value="-1.99181192365E-024" calcext:value-type="float">
            <text:p>-1.99181192365E-24</text:p>
          </table:table-cell>
          <table:table-cell table:formula="of:=QUARTILE([.H$2:.H$52]; [.$B59])" office:value-type="float" office:value="-2.67397247486E-016" calcext:value-type="float">
            <text:p>-2.67397247486E-16</text:p>
          </table:table-cell>
          <table:table-cell table:formula="of:=QUARTILE([.I$2:.I$52]; [.$B59])" office:value-type="float" office:value="3.56758570187E-024" calcext:value-type="float">
            <text:p>3.56758570187E-24</text:p>
          </table:table-cell>
          <table:table-cell table:formula="of:=QUARTILE([.J$2:.J$52]; [.$B59])" office:value-type="float" office:value="0.00000028637771651" calcext:value-type="float">
            <text:p>2.8637771651E-07</text:p>
          </table:table-cell>
          <table:table-cell table:formula="of:=QUARTILE([.K$2:.K$52]; [.$B59])" office:value-type="float" office:value="-0.00000000000104092816774" calcext:value-type="float">
            <text:p>-1.04092816774E-12</text:p>
          </table:table-cell>
          <table:table-cell table:formula="of:=QUARTILE([.L$2:.L$52]; [.$B59])" office:value-type="float" office:value="-3.589752287725E-016" calcext:value-type="float">
            <text:p>-3.589752287725E-16</text:p>
          </table:table-cell>
          <table:table-cell table:formula="of:=QUARTILE([.M$2:.M$52]; [.$B59])" office:value-type="float" office:value="1.168935465535E-025" calcext:value-type="float">
            <text:p>1.168935465535E-25</text:p>
          </table:table-cell>
          <table:table-cell table:formula="of:=QUARTILE([.N$2:.N$52]; [.$B59])" office:value-type="float" office:value="0.751917103928" calcext:value-type="float">
            <text:p>0.75191710392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QUARTILE([.C$2:.C$52]; [.$B60])" office:value-type="float" office:value="0.00142900773801" calcext:value-type="float">
            <text:p>0.00142900773801</text:p>
          </table:table-cell>
          <table:table-cell table:formula="of:=QUARTILE([.D$2:.D$52]; [.$B60])" office:value-type="float" office:value="0.000000896329926484" calcext:value-type="float">
            <text:p>8.96329926484E-07</text:p>
          </table:table-cell>
          <table:table-cell table:formula="of:=QUARTILE([.E$2:.E$52]; [.$B60])" office:value-type="float" office:value="0.00000000000952987473027" calcext:value-type="float">
            <text:p>9.52987473027E-12</text:p>
          </table:table-cell>
          <table:table-cell table:formula="of:=QUARTILE([.F$2:.F$52]; [.$B60])" office:value-type="float" office:value="0.00000000000121138054055" calcext:value-type="float">
            <text:p>1.21138054055E-12</text:p>
          </table:table-cell>
          <table:table-cell table:formula="of:=QUARTILE([.G$2:.G$52]; [.$B60])" office:value-type="float" office:value="-1.97499376685E-024" calcext:value-type="float">
            <text:p>-1.97499376685E-24</text:p>
          </table:table-cell>
          <table:table-cell table:formula="of:=QUARTILE([.H$2:.H$52]; [.$B60])" office:value-type="float" office:value="-2.60544560375E-016" calcext:value-type="float">
            <text:p>-2.60544560375E-16</text:p>
          </table:table-cell>
          <table:table-cell table:formula="of:=QUARTILE([.I$2:.I$52]; [.$B60])" office:value-type="float" office:value="3.61531675529E-024" calcext:value-type="float">
            <text:p>3.61531675529E-24</text:p>
          </table:table-cell>
          <table:table-cell table:formula="of:=QUARTILE([.J$2:.J$52]; [.$B60])" office:value-type="float" office:value="0.000000286452532508" calcext:value-type="float">
            <text:p>2.86452532508E-07</text:p>
          </table:table-cell>
          <table:table-cell table:formula="of:=QUARTILE([.K$2:.K$52]; [.$B60])" office:value-type="float" office:value="-0.00000000000103906837432" calcext:value-type="float">
            <text:p>-1.03906837432E-12</text:p>
          </table:table-cell>
          <table:table-cell table:formula="of:=QUARTILE([.L$2:.L$52]; [.$B60])" office:value-type="float" office:value="-3.29818930345E-016" calcext:value-type="float">
            <text:p>-3.29818930345E-16</text:p>
          </table:table-cell>
          <table:table-cell table:formula="of:=QUARTILE([.M$2:.M$52]; [.$B60])" office:value-type="float" office:value="2.62336088905E-025" calcext:value-type="float">
            <text:p>2.62336088905E-25</text:p>
          </table:table-cell>
          <table:table-cell table:formula="of:=QUARTILE([.N$2:.N$52]; [.$B60])" office:value-type="float" office:value="0.785066247706" calcext:value-type="float">
            <text:p>0.7850662477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QUARTILE([.C$2:.C$52]; [.$B61])" office:value-type="float" office:value="0.00142997084821" calcext:value-type="float">
            <text:p>0.00142997084821</text:p>
          </table:table-cell>
          <table:table-cell table:formula="of:=QUARTILE([.D$2:.D$52]; [.$B61])" office:value-type="float" office:value="0.0000008972569507915" calcext:value-type="float">
            <text:p>8.972569507915E-07</text:p>
          </table:table-cell>
          <table:table-cell table:formula="of:=QUARTILE([.E$2:.E$52]; [.$B61])" office:value-type="float" office:value="0.000000000009545381040885" calcext:value-type="float">
            <text:p>9.545381040885E-12</text:p>
          </table:table-cell>
          <table:table-cell table:formula="of:=QUARTILE([.F$2:.F$52]; [.$B61])" office:value-type="float" office:value="0.0000000000012177278375" calcext:value-type="float">
            <text:p>1.2177278375E-12</text:p>
          </table:table-cell>
          <table:table-cell table:formula="of:=QUARTILE([.G$2:.G$52]; [.$B61])" office:value-type="float" office:value="-1.959865382195E-024" calcext:value-type="float">
            <text:p>-1.959865382195E-24</text:p>
          </table:table-cell>
          <table:table-cell table:formula="of:=QUARTILE([.H$2:.H$52]; [.$B61])" office:value-type="float" office:value="-2.56604476101E-016" calcext:value-type="float">
            <text:p>-2.56604476101E-16</text:p>
          </table:table-cell>
          <table:table-cell table:formula="of:=QUARTILE([.I$2:.I$52]; [.$B61])" office:value-type="float" office:value="3.64922181156E-024" calcext:value-type="float">
            <text:p>3.64922181156E-24</text:p>
          </table:table-cell>
          <table:table-cell table:formula="of:=QUARTILE([.J$2:.J$52]; [.$B61])" office:value-type="float" office:value="0.00000028699616294" calcext:value-type="float">
            <text:p>2.8699616294E-07</text:p>
          </table:table-cell>
          <table:table-cell table:formula="of:=QUARTILE([.K$2:.K$52]; [.$B61])" office:value-type="float" office:value="-0.00000000000103353560472" calcext:value-type="float">
            <text:p>-1.03353560472E-12</text:p>
          </table:table-cell>
          <table:table-cell table:formula="of:=QUARTILE([.L$2:.L$52]; [.$B61])" office:value-type="float" office:value="3.41546675833E-017" calcext:value-type="float">
            <text:p>3.41546675833E-17</text:p>
          </table:table-cell>
          <table:table-cell table:formula="of:=QUARTILE([.M$2:.M$52]; [.$B61])" office:value-type="float" office:value="6.83319368511E-025" calcext:value-type="float">
            <text:p>6.83319368511E-25</text:p>
          </table:table-cell>
          <table:table-cell table:formula="of:=QUARTILE([.N$2:.N$52]; [.$B61])" office:value-type="float" office:value="0.823803196131" calcext:value-type="float">
            <text:p>0.8238031961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QUARTILE([.C$2:.C$52]; [.$B62])" office:value-type="float" office:value="0.00143091758651" calcext:value-type="float">
            <text:p>0.00143091758651</text:p>
          </table:table-cell>
          <table:table-cell table:formula="of:=QUARTILE([.D$2:.D$52]; [.$B62])" office:value-type="float" office:value="0.000000899483989052" calcext:value-type="float">
            <text:p>8.99483989052E-07</text:p>
          </table:table-cell>
          <table:table-cell table:formula="of:=QUARTILE([.E$2:.E$52]; [.$B62])" office:value-type="float" office:value="0.0000000000096041588822" calcext:value-type="float">
            <text:p>9.6041588822E-12</text:p>
          </table:table-cell>
          <table:table-cell table:formula="of:=QUARTILE([.F$2:.F$52]; [.$B62])" office:value-type="float" office:value="0.00000000000122069411964" calcext:value-type="float">
            <text:p>1.22069411964E-12</text:p>
          </table:table-cell>
          <table:table-cell table:formula="of:=QUARTILE([.G$2:.G$52]; [.$B62])" office:value-type="float" office:value="-1.92717812952E-024" calcext:value-type="float">
            <text:p>-1.92717812952E-24</text:p>
          </table:table-cell>
          <table:table-cell table:formula="of:=QUARTILE([.H$2:.H$52]; [.$B62])" office:value-type="float" office:value="-2.51442070323E-016" calcext:value-type="float">
            <text:p>-2.51442070323E-16</text:p>
          </table:table-cell>
          <table:table-cell table:formula="of:=QUARTILE([.I$2:.I$52]; [.$B62])" office:value-type="float" office:value="3.68113376543E-024" calcext:value-type="float">
            <text:p>3.68113376543E-24</text:p>
          </table:table-cell>
          <table:table-cell table:formula="of:=QUARTILE([.J$2:.J$52]; [.$B62])" office:value-type="float" office:value="0.00000028757768557" calcext:value-type="float">
            <text:p>2.8757768557E-07</text:p>
          </table:table-cell>
          <table:table-cell table:formula="of:=QUARTILE([.K$2:.K$52]; [.$B62])" office:value-type="float" office:value="-0.00000000000101458499217" calcext:value-type="float">
            <text:p>-1.01458499217E-12</text:p>
          </table:table-cell>
          <table:table-cell table:formula="of:=QUARTILE([.L$2:.L$52]; [.$B62])" office:value-type="float" office:value="4.13577005498E-016" calcext:value-type="float">
            <text:p>4.13577005498E-16</text:p>
          </table:table-cell>
          <table:table-cell table:formula="of:=QUARTILE([.M$2:.M$52]; [.$B62])" office:value-type="float" office:value="1.14340332191E-024" calcext:value-type="float">
            <text:p>1.14340332191E-24</text:p>
          </table:table-cell>
          <table:table-cell table:formula="of:=QUARTILE([.N$2:.N$52]; [.$B62])" office:value-type="float" office:value="0.923628836372" calcext:value-type="float">
            <text:p>0.923628836372</text:p>
          </table:table-cell>
        </table:table-row>
      </table:table>
      <table:table table:name="stats_ramk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ourcefile</text:p>
          </table:table-cell>
          <table:table-cell office:value-type="string" calcext:value-type="string">
            <text:p>n-th_segment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</table:table-row>
        <table:table-row table:style-name="ro1">
          <table:table-cell office:value-type="string" calcext:value-type="string">
            <text:p>ramka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22879756" calcext:value-type="float">
            <text:p>0.00427122879756</text:p>
          </table:table-cell>
          <table:table-cell office:value-type="float" office:value="0.000000478872078032" calcext:value-type="float">
            <text:p>4.78872078032E-07</text:p>
          </table:table-cell>
          <table:table-cell office:value-type="float" office:value="0.00000000390874155856" calcext:value-type="float">
            <text:p>3.90874155856E-09</text:p>
          </table:table-cell>
          <table:table-cell office:value-type="float" office:value="0.0000000165347475492" calcext:value-type="float">
            <text:p>1.65347475492E-08</text:p>
          </table:table-cell>
          <table:table-cell office:value-type="float" office:value="9.09604636322E-017" calcext:value-type="float">
            <text:p>9.09604636322E-17</text:p>
          </table:table-cell>
          <table:table-cell office:value-type="float" office:value="0.0000000000114217976036" calcext:value-type="float">
            <text:p>1.14217976036E-11</text:p>
          </table:table-cell>
          <table:table-cell office:value-type="float" office:value="9.69325220259E-017" calcext:value-type="float">
            <text:p>9.69325220259E-17</text:p>
          </table:table-cell>
          <table:table-cell office:value-type="float" office:value="0.00000444113084077" calcext:value-type="float">
            <text:p>4.44113084077E-06</text:p>
          </table:table-cell>
          <table:table-cell office:value-type="float" office:value="0.00000000157825074884" calcext:value-type="float">
            <text:p>1.57825074884E-09</text:p>
          </table:table-cell>
          <table:table-cell office:value-type="float" office:value="0.00000000000434775545428" calcext:value-type="float">
            <text:p>4.34775545428E-12</text:p>
          </table:table-cell>
          <table:table-cell office:value-type="float" office:value="7.25852305934E-018" calcext:value-type="float">
            <text:p>7.25852305934E-18</text:p>
          </table:table-cell>
          <table:table-cell office:value-type="float" office:value="2.88295898989" calcext:value-type="float">
            <text:p>2.88295898989</text:p>
          </table:table-cell>
        </table:table-row>
        <table:table-row table:style-name="ro1">
          <table:table-cell office:value-type="string" calcext:value-type="string">
            <text:p>perm_0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22879756" calcext:value-type="float">
            <text:p>0.00427122879756</text:p>
          </table:table-cell>
          <table:table-cell office:value-type="float" office:value="0.000000478872078032" calcext:value-type="float">
            <text:p>4.78872078032E-07</text:p>
          </table:table-cell>
          <table:table-cell office:value-type="float" office:value="0.00000000390874155856" calcext:value-type="float">
            <text:p>3.90874155856E-09</text:p>
          </table:table-cell>
          <table:table-cell office:value-type="float" office:value="0.0000000165347475492" calcext:value-type="float">
            <text:p>1.65347475492E-08</text:p>
          </table:table-cell>
          <table:table-cell office:value-type="float" office:value="9.09604636322E-017" calcext:value-type="float">
            <text:p>9.09604636322E-17</text:p>
          </table:table-cell>
          <table:table-cell office:value-type="float" office:value="0.0000000000114217976036" calcext:value-type="float">
            <text:p>1.14217976036E-11</text:p>
          </table:table-cell>
          <table:table-cell office:value-type="float" office:value="9.69325220259E-017" calcext:value-type="float">
            <text:p>9.69325220259E-17</text:p>
          </table:table-cell>
          <table:table-cell office:value-type="float" office:value="0.00000444113084077" calcext:value-type="float">
            <text:p>4.44113084077E-06</text:p>
          </table:table-cell>
          <table:table-cell office:value-type="float" office:value="0.00000000157825074884" calcext:value-type="float">
            <text:p>1.57825074884E-09</text:p>
          </table:table-cell>
          <table:table-cell office:value-type="float" office:value="0.00000000000434775545428" calcext:value-type="float">
            <text:p>4.34775545428E-12</text:p>
          </table:table-cell>
          <table:table-cell office:value-type="float" office:value="7.25852305934E-018" calcext:value-type="float">
            <text:p>7.25852305934E-18</text:p>
          </table:table-cell>
          <table:table-cell office:value-type="float" office:value="2.88295898989" calcext:value-type="float">
            <text:p>2.88295898989</text:p>
          </table:table-cell>
        </table:table-row>
        <table:table-row table:style-name="ro1">
          <table:table-cell office:value-type="string" calcext:value-type="string">
            <text:p>perm_0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48984736" calcext:value-type="float">
            <text:p>0.00427148984736</text:p>
          </table:table-cell>
          <table:table-cell office:value-type="float" office:value="0.000000473628906745" calcext:value-type="float">
            <text:p>4.73628906745E-07</text:p>
          </table:table-cell>
          <table:table-cell office:value-type="float" office:value="0.00000000388442659951" calcext:value-type="float">
            <text:p>3.88442659951E-09</text:p>
          </table:table-cell>
          <table:table-cell office:value-type="float" office:value="0.0000000164961900864" calcext:value-type="float">
            <text:p>1.64961900864E-08</text:p>
          </table:table-cell>
          <table:table-cell office:value-type="float" office:value="9.00667201801E-017" calcext:value-type="float">
            <text:p>9.00667201801E-17</text:p>
          </table:table-cell>
          <table:table-cell office:value-type="float" office:value="0.0000000000113336878156" calcext:value-type="float">
            <text:p>1.13336878156E-11</text:p>
          </table:table-cell>
          <table:table-cell office:value-type="float" office:value="9.65672366413E-017" calcext:value-type="float">
            <text:p>9.65672366413E-17</text:p>
          </table:table-cell>
          <table:table-cell office:value-type="float" office:value="0.00000444299915233" calcext:value-type="float">
            <text:p>4.44299915233E-06</text:p>
          </table:table-cell>
          <table:table-cell office:value-type="float" office:value="0.00000000157647043586" calcext:value-type="float">
            <text:p>1.57647043586E-09</text:p>
          </table:table-cell>
          <table:table-cell office:value-type="float" office:value="0.00000000000434086094227" calcext:value-type="float">
            <text:p>4.34086094227E-12</text:p>
          </table:table-cell>
          <table:table-cell office:value-type="float" office:value="7.26166636942E-018" calcext:value-type="float">
            <text:p>7.26166636942E-18</text:p>
          </table:table-cell>
          <table:table-cell office:value-type="float" office:value="3.11792772043" calcext:value-type="float">
            <text:p>3.11792772043</text:p>
          </table:table-cell>
        </table:table-row>
        <table:table-row table:style-name="ro1">
          <table:table-cell office:value-type="string" calcext:value-type="string">
            <text:p>perm_0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54218163" calcext:value-type="float">
            <text:p>0.00427054218163</text:p>
          </table:table-cell>
          <table:table-cell office:value-type="float" office:value="0.000000471193132505" calcext:value-type="float">
            <text:p>4.71193132505E-07</text:p>
          </table:table-cell>
          <table:table-cell office:value-type="float" office:value="0.00000000387693950233" calcext:value-type="float">
            <text:p>3.87693950233E-09</text:p>
          </table:table-cell>
          <table:table-cell office:value-type="float" office:value="0.0000000164866245628" calcext:value-type="float">
            <text:p>1.64866245628E-08</text:p>
          </table:table-cell>
          <table:table-cell office:value-type="float" office:value="8.9853568637E-017" calcext:value-type="float">
            <text:p>8.9853568637E-17</text:p>
          </table:table-cell>
          <table:table-cell office:value-type="float" office:value="0.0000000000112986673863" calcext:value-type="float">
            <text:p>1.12986673863E-11</text:p>
          </table:table-cell>
          <table:table-cell office:value-type="float" office:value="9.64350257741E-017" calcext:value-type="float">
            <text:p>9.64350257741E-17</text:p>
          </table:table-cell>
          <table:table-cell office:value-type="float" office:value="0.00000444158434814" calcext:value-type="float">
            <text:p>4.44158434814E-06</text:p>
          </table:table-cell>
          <table:table-cell office:value-type="float" office:value="0.00000000157621063256" calcext:value-type="float">
            <text:p>1.57621063256E-09</text:p>
          </table:table-cell>
          <table:table-cell office:value-type="float" office:value="0.00000000000433824976055" calcext:value-type="float">
            <text:p>4.33824976055E-12</text:p>
          </table:table-cell>
          <table:table-cell office:value-type="float" office:value="7.25945739248E-018" calcext:value-type="float">
            <text:p>7.25945739248E-18</text:p>
          </table:table-cell>
          <table:table-cell office:value-type="float" office:value="3.27220160259" calcext:value-type="float">
            <text:p>3.27220160259</text:p>
          </table:table-cell>
        </table:table-row>
        <table:table-row table:style-name="ro1">
          <table:table-cell office:value-type="string" calcext:value-type="string">
            <text:p>perm_0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16396538" calcext:value-type="float">
            <text:p>0.00427116396538</text:p>
          </table:table-cell>
          <table:table-cell office:value-type="float" office:value="0.000000475056283196" calcext:value-type="float">
            <text:p>4.75056283196E-07</text:p>
          </table:table-cell>
          <table:table-cell office:value-type="float" office:value="0.00000000389938888954" calcext:value-type="float">
            <text:p>3.89938888954E-09</text:p>
          </table:table-cell>
          <table:table-cell office:value-type="float" office:value="0.0000000165135822323" calcext:value-type="float">
            <text:p>1.65135822323E-08</text:p>
          </table:table-cell>
          <table:table-cell office:value-type="float" office:value="9.05899261151E-017" calcext:value-type="float">
            <text:p>9.05899261151E-17</text:p>
          </table:table-cell>
          <table:table-cell office:value-type="float" office:value="0.0000000000113629629618" calcext:value-type="float">
            <text:p>1.13629629618E-11</text:p>
          </table:table-cell>
          <table:table-cell office:value-type="float" office:value="9.67124617842E-017" calcext:value-type="float">
            <text:p>9.67124617842E-17</text:p>
          </table:table-cell>
          <table:table-cell office:value-type="float" office:value="0.00000444194633399" calcext:value-type="float">
            <text:p>4.44194633399E-06</text:p>
          </table:table-cell>
          <table:table-cell office:value-type="float" office:value="0.00000000157677416785" calcext:value-type="float">
            <text:p>1.57677416785E-09</text:p>
          </table:table-cell>
          <table:table-cell office:value-type="float" office:value="0.00000000000434254866129" calcext:value-type="float">
            <text:p>4.34254866129E-12</text:p>
          </table:table-cell>
          <table:table-cell office:value-type="float" office:value="7.25101385779E-018" calcext:value-type="float">
            <text:p>7.25101385779E-18</text:p>
          </table:table-cell>
          <table:table-cell office:value-type="float" office:value="2.8983579797" calcext:value-type="float">
            <text:p>2.8983579797</text:p>
          </table:table-cell>
        </table:table-row>
        <table:table-row table:style-name="ro1">
          <table:table-cell office:value-type="string" calcext:value-type="string">
            <text:p>perm_0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00910873" calcext:value-type="float">
            <text:p>0.00427000910873</text:p>
          </table:table-cell>
          <table:table-cell office:value-type="float" office:value="0.000000467441105852" calcext:value-type="float">
            <text:p>4.67441105852E-07</text:p>
          </table:table-cell>
          <table:table-cell office:value-type="float" office:value="0.00000000385723040688" calcext:value-type="float">
            <text:p>3.85723040688E-09</text:p>
          </table:table-cell>
          <table:table-cell office:value-type="float" office:value="0.0000000164527590695" calcext:value-type="float">
            <text:p>1.64527590695E-08</text:p>
          </table:table-cell>
          <table:table-cell office:value-type="float" office:value="8.91685071992E-017" calcext:value-type="float">
            <text:p>8.91685071992E-17</text:p>
          </table:table-cell>
          <table:table-cell office:value-type="float" office:value="0.0000000000112315823202" calcext:value-type="float">
            <text:p>1.12315823202E-11</text:p>
          </table:table-cell>
          <table:table-cell office:value-type="float" office:value="9.60611090456E-017" calcext:value-type="float">
            <text:p>9.60611090456E-17</text:p>
          </table:table-cell>
          <table:table-cell office:value-type="float" office:value="0.00000444138417069" calcext:value-type="float">
            <text:p>4.44138417069E-06</text:p>
          </table:table-cell>
          <table:table-cell office:value-type="float" office:value="0.00000000157444108283" calcext:value-type="float">
            <text:p>1.57444108283E-09</text:p>
          </table:table-cell>
          <table:table-cell office:value-type="float" office:value="0.0000000000043310315078" calcext:value-type="float">
            <text:p>4.3310315078E-12</text:p>
          </table:table-cell>
          <table:table-cell office:value-type="float" office:value="7.25245164853E-018" calcext:value-type="float">
            <text:p>7.25245164853E-18</text:p>
          </table:table-cell>
          <table:table-cell office:value-type="float" office:value="2.88467429204" calcext:value-type="float">
            <text:p>2.88467429204</text:p>
          </table:table-cell>
        </table:table-row>
        <table:table-row table:style-name="ro1">
          <table:table-cell office:value-type="string" calcext:value-type="string">
            <text:p>perm_108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35966662" calcext:value-type="float">
            <text:p>0.00427135966662</text:p>
          </table:table-cell>
          <table:table-cell office:value-type="float" office:value="0.000000478894543631" calcext:value-type="float">
            <text:p>4.78894543631E-07</text:p>
          </table:table-cell>
          <table:table-cell office:value-type="float" office:value="0.00000000390525446705" calcext:value-type="float">
            <text:p>3.90525446705E-09</text:p>
          </table:table-cell>
          <table:table-cell office:value-type="float" office:value="0.0000000165349539534" calcext:value-type="float">
            <text:p>1.65349539534E-08</text:p>
          </table:table-cell>
          <table:table-cell office:value-type="float" office:value="9.09238934464E-017" calcext:value-type="float">
            <text:p>9.09238934464E-17</text:p>
          </table:table-cell>
          <table:table-cell office:value-type="float" office:value="0.0000000000114221890437" calcext:value-type="float">
            <text:p>1.14221890437E-11</text:p>
          </table:table-cell>
          <table:table-cell office:value-type="float" office:value="9.68889203253E-017" calcext:value-type="float">
            <text:p>9.68889203253E-17</text:p>
          </table:table-cell>
          <table:table-cell office:value-type="float" office:value="0.00000444140471451" calcext:value-type="float">
            <text:p>4.44140471451E-06</text:p>
          </table:table-cell>
          <table:table-cell office:value-type="float" office:value="0.00000000157871243579" calcext:value-type="float">
            <text:p>1.57871243579E-09</text:p>
          </table:table-cell>
          <table:table-cell office:value-type="float" office:value="-0.00000000000220887861981" calcext:value-type="float">
            <text:p>-2.20887861981E-12</text:p>
          </table:table-cell>
          <table:table-cell office:value-type="float" office:value="2.78030715548E-018" calcext:value-type="float">
            <text:p>2.78030715548E-18</text:p>
          </table:table-cell>
          <table:table-cell office:value-type="float" office:value="2.93194539663" calcext:value-type="float">
            <text:p>2.93194539663</text:p>
          </table:table-cell>
        </table:table-row>
        <table:table-row table:style-name="ro1">
          <table:table-cell office:value-type="string" calcext:value-type="string">
            <text:p>perm_108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02457053" calcext:value-type="float">
            <text:p>0.00427102457053</text:p>
          </table:table-cell>
          <table:table-cell office:value-type="float" office:value="0.000000473744093278" calcext:value-type="float">
            <text:p>4.73744093278E-07</text:p>
          </table:table-cell>
          <table:table-cell office:value-type="float" office:value="0.00000000388500029346" calcext:value-type="float">
            <text:p>3.88500029346E-09</text:p>
          </table:table-cell>
          <table:table-cell office:value-type="float" office:value="0.000000016497887299" calcext:value-type="float">
            <text:p>1.6497887299E-08</text:p>
          </table:table-cell>
          <table:table-cell office:value-type="float" office:value="9.00874502718E-017" calcext:value-type="float">
            <text:p>9.00874502718E-17</text:p>
          </table:table-cell>
          <table:table-cell office:value-type="float" office:value="0.0000000000113363626103" calcext:value-type="float">
            <text:p>1.13363626103E-11</text:p>
          </table:table-cell>
          <table:table-cell office:value-type="float" office:value="9.65891057439E-017" calcext:value-type="float">
            <text:p>9.65891057439E-17</text:p>
          </table:table-cell>
          <table:table-cell office:value-type="float" office:value="0.0000044419766972" calcext:value-type="float">
            <text:p>4.4419766972E-06</text:p>
          </table:table-cell>
          <table:table-cell office:value-type="float" office:value="0.00000000157661087569" calcext:value-type="float">
            <text:p>1.57661087569E-09</text:p>
          </table:table-cell>
          <table:table-cell office:value-type="float" office:value="-0.00000000000221078997" calcext:value-type="float">
            <text:p>-2.21078997E-12</text:p>
          </table:table-cell>
          <table:table-cell office:value-type="float" office:value="2.7857709088E-018" calcext:value-type="float">
            <text:p>2.7857709088E-18</text:p>
          </table:table-cell>
          <table:table-cell office:value-type="float" office:value="2.98318152142" calcext:value-type="float">
            <text:p>2.98318152142</text:p>
          </table:table-cell>
        </table:table-row>
        <table:table-row table:style-name="ro1">
          <table:table-cell office:value-type="string" calcext:value-type="string">
            <text:p>perm_108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64993694" calcext:value-type="float">
            <text:p>0.00427064993694</text:p>
          </table:table-cell>
          <table:table-cell office:value-type="float" office:value="0.000000471575840929" calcext:value-type="float">
            <text:p>4.71575840929E-07</text:p>
          </table:table-cell>
          <table:table-cell office:value-type="float" office:value="0.0000000038788005267" calcext:value-type="float">
            <text:p>3.8788005267E-09</text:p>
          </table:table-cell>
          <table:table-cell office:value-type="float" office:value="0.0000000164861085826" calcext:value-type="float">
            <text:p>1.64861085826E-08</text:p>
          </table:table-cell>
          <table:table-cell office:value-type="float" office:value="8.98666561226E-017" calcext:value-type="float">
            <text:p>8.98666561226E-17</text:p>
          </table:table-cell>
          <table:table-cell office:value-type="float" office:value="0.0000000000113027726447" calcext:value-type="float">
            <text:p>1.13027726447E-11</text:p>
          </table:table-cell>
          <table:table-cell office:value-type="float" office:value="9.6457606334E-017" calcext:value-type="float">
            <text:p>9.6457606334E-17</text:p>
          </table:table-cell>
          <table:table-cell office:value-type="float" office:value="0.00000444171876074" calcext:value-type="float">
            <text:p>4.44171876074E-06</text:p>
          </table:table-cell>
          <table:table-cell office:value-type="float" office:value="0.00000000157591350698" calcext:value-type="float">
            <text:p>1.57591350698E-09</text:p>
          </table:table-cell>
          <table:table-cell office:value-type="float" office:value="-0.00000000000220987429366" calcext:value-type="float">
            <text:p>-2.20987429366E-12</text:p>
          </table:table-cell>
          <table:table-cell office:value-type="float" office:value="2.78615118105E-018" calcext:value-type="float">
            <text:p>2.78615118105E-18</text:p>
          </table:table-cell>
          <table:table-cell office:value-type="float" office:value="3.0545467687" calcext:value-type="float">
            <text:p>3.0545467687</text:p>
          </table:table-cell>
        </table:table-row>
        <table:table-row table:style-name="ro1">
          <table:table-cell office:value-type="string" calcext:value-type="string">
            <text:p>perm_108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3045075" calcext:value-type="float">
            <text:p>0.0042713045075</text:p>
          </table:table-cell>
          <table:table-cell office:value-type="float" office:value="0.000000474750025319" calcext:value-type="float">
            <text:p>4.74750025319E-07</text:p>
          </table:table-cell>
          <table:table-cell office:value-type="float" office:value="0.00000000389119354545" calcext:value-type="float">
            <text:p>3.89119354545E-09</text:p>
          </table:table-cell>
          <table:table-cell office:value-type="float" office:value="0.0000000165149128936" calcext:value-type="float">
            <text:p>1.65149128936E-08</text:p>
          </table:table-cell>
          <table:table-cell office:value-type="float" office:value="9.04130050684E-017" calcext:value-type="float">
            <text:p>9.04130050684E-17</text:p>
          </table:table-cell>
          <table:table-cell office:value-type="float" office:value="0.0000000000113601095964" calcext:value-type="float">
            <text:p>1.13601095964E-11</text:p>
          </table:table-cell>
          <table:table-cell office:value-type="float" office:value="9.67091222075E-017" calcext:value-type="float">
            <text:p>9.67091222075E-17</text:p>
          </table:table-cell>
          <table:table-cell office:value-type="float" office:value="0.00000444232304262" calcext:value-type="float">
            <text:p>4.44232304262E-06</text:p>
          </table:table-cell>
          <table:table-cell office:value-type="float" office:value="0.00000000157796491851" calcext:value-type="float">
            <text:p>1.57796491851E-09</text:p>
          </table:table-cell>
          <table:table-cell office:value-type="float" office:value="-0.00000000000221057965485" calcext:value-type="float">
            <text:p>-2.21057965485E-12</text:p>
          </table:table-cell>
          <table:table-cell office:value-type="float" office:value="2.78332573413E-018" calcext:value-type="float">
            <text:p>2.78332573413E-18</text:p>
          </table:table-cell>
          <table:table-cell office:value-type="float" office:value="2.80739886659" calcext:value-type="float">
            <text:p>2.80739886659</text:p>
          </table:table-cell>
        </table:table-row>
        <table:table-row table:style-name="ro1">
          <table:table-cell office:value-type="string" calcext:value-type="string">
            <text:p>perm_108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17187355" calcext:value-type="float">
            <text:p>0.00427017187355</text:p>
          </table:table-cell>
          <table:table-cell office:value-type="float" office:value="0.000000467521164009" calcext:value-type="float">
            <text:p>4.67521164009E-07</text:p>
          </table:table-cell>
          <table:table-cell office:value-type="float" office:value="0.00000000385899556677" calcext:value-type="float">
            <text:p>3.85899556677E-09</text:p>
          </table:table-cell>
          <table:table-cell office:value-type="float" office:value="0.0000000164584704364" calcext:value-type="float">
            <text:p>1.64584704364E-08</text:p>
          </table:table-cell>
          <table:table-cell office:value-type="float" office:value="8.9197959749E-017" calcext:value-type="float">
            <text:p>8.9197959749E-17</text:p>
          </table:table-cell>
          <table:table-cell office:value-type="float" office:value="0.0000000000112362539096" calcext:value-type="float">
            <text:p>1.12362539096E-11</text:p>
          </table:table-cell>
          <table:table-cell office:value-type="float" office:value="9.61678184094E-017" calcext:value-type="float">
            <text:p>9.61678184094E-17</text:p>
          </table:table-cell>
          <table:table-cell office:value-type="float" office:value="0.00000444171166641" calcext:value-type="float">
            <text:p>4.44171166641E-06</text:p>
          </table:table-cell>
          <table:table-cell office:value-type="float" office:value="0.00000000157493435871" calcext:value-type="float">
            <text:p>1.57493435871E-09</text:p>
          </table:table-cell>
          <table:table-cell office:value-type="float" office:value="-0.00000000000221012833593" calcext:value-type="float">
            <text:p>-2.21012833593E-12</text:p>
          </table:table-cell>
          <table:table-cell office:value-type="float" office:value="2.78952134164E-018" calcext:value-type="float">
            <text:p>2.78952134164E-18</text:p>
          </table:table-cell>
          <table:table-cell office:value-type="float" office:value="2.89233218882" calcext:value-type="float">
            <text:p>2.89233218882</text:p>
          </table:table-cell>
        </table:table-row>
        <table:table-row table:style-name="ro1">
          <table:table-cell office:value-type="string" calcext:value-type="string">
            <text:p>perm_144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51791968" calcext:value-type="float">
            <text:p>0.00427151791968</text:p>
          </table:table-cell>
          <table:table-cell office:value-type="float" office:value="0.000000478860796995" calcext:value-type="float">
            <text:p>4.78860796995E-07</text:p>
          </table:table-cell>
          <table:table-cell office:value-type="float" office:value="0.0000000039034989786" calcext:value-type="float">
            <text:p>3.9034989786E-09</text:p>
          </table:table-cell>
          <table:table-cell office:value-type="float" office:value="0.0000000165311373986" calcext:value-type="float">
            <text:p>1.65311373986E-08</text:p>
          </table:table-cell>
          <table:table-cell office:value-type="float" office:value="9.09002701867E-017" calcext:value-type="float">
            <text:p>9.09002701867E-17</text:p>
          </table:table-cell>
          <table:table-cell office:value-type="float" office:value="0.0000000000114194620666" calcext:value-type="float">
            <text:p>1.14194620666E-11</text:p>
          </table:table-cell>
          <table:table-cell office:value-type="float" office:value="9.68070524427E-017" calcext:value-type="float">
            <text:p>9.68070524427E-17</text:p>
          </table:table-cell>
          <table:table-cell office:value-type="float" office:value="0.00000444175113529" calcext:value-type="float">
            <text:p>4.44175113529E-06</text:p>
          </table:table-cell>
          <table:table-cell office:value-type="float" office:value="0.0000000015784548025" calcext:value-type="float">
            <text:p>1.5784548025E-09</text:p>
          </table:table-cell>
          <table:table-cell office:value-type="float" office:value="0.00000000000179420757966" calcext:value-type="float">
            <text:p>1.79420757966E-12</text:p>
          </table:table-cell>
          <table:table-cell office:value-type="float" office:value="-4.59800601075E-018" calcext:value-type="float">
            <text:p>-4.59800601075E-18</text:p>
          </table:table-cell>
          <table:table-cell office:value-type="float" office:value="2.71755330338" calcext:value-type="float">
            <text:p>2.71755330338</text:p>
          </table:table-cell>
        </table:table-row>
        <table:table-row table:style-name="ro1">
          <table:table-cell office:value-type="string" calcext:value-type="string">
            <text:p>perm_144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00196797" calcext:value-type="float">
            <text:p>0.00427100196797</text:p>
          </table:table-cell>
          <table:table-cell office:value-type="float" office:value="0.000000473762821642" calcext:value-type="float">
            <text:p>4.73762821642E-07</text:p>
          </table:table-cell>
          <table:table-cell office:value-type="float" office:value="0.00000000388588173001" calcext:value-type="float">
            <text:p>3.88588173001E-09</text:p>
          </table:table-cell>
          <table:table-cell office:value-type="float" office:value="0.0000000165024277154" calcext:value-type="float">
            <text:p>1.65024277154E-08</text:p>
          </table:table-cell>
          <table:table-cell office:value-type="float" office:value="9.01932576527E-017" calcext:value-type="float">
            <text:p>9.01932576527E-17</text:p>
          </table:table-cell>
          <table:table-cell office:value-type="float" office:value="0.0000000000113398397907" calcext:value-type="float">
            <text:p>1.13398397907E-11</text:p>
          </table:table-cell>
          <table:table-cell office:value-type="float" office:value="9.65854489171E-017" calcext:value-type="float">
            <text:p>9.65854489171E-17</text:p>
          </table:table-cell>
          <table:table-cell office:value-type="float" office:value="0.00000444192374719" calcext:value-type="float">
            <text:p>4.44192374719E-06</text:p>
          </table:table-cell>
          <table:table-cell office:value-type="float" office:value="0.00000000157706824817" calcext:value-type="float">
            <text:p>1.57706824817E-09</text:p>
          </table:table-cell>
          <table:table-cell office:value-type="float" office:value="0.00000000000178920523539" calcext:value-type="float">
            <text:p>1.78920523539E-12</text:p>
          </table:table-cell>
          <table:table-cell office:value-type="float" office:value="-4.57036476155E-018" calcext:value-type="float">
            <text:p>-4.57036476155E-18</text:p>
          </table:table-cell>
          <table:table-cell office:value-type="float" office:value="2.75572013393" calcext:value-type="float">
            <text:p>2.75572013393</text:p>
          </table:table-cell>
        </table:table-row>
        <table:table-row table:style-name="ro1">
          <table:table-cell office:value-type="string" calcext:value-type="string">
            <text:p>perm_144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66087179" calcext:value-type="float">
            <text:p>0.00427066087179</text:p>
          </table:table-cell>
          <table:table-cell office:value-type="float" office:value="0.000000471595000276" calcext:value-type="float">
            <text:p>4.71595000276E-07</text:p>
          </table:table-cell>
          <table:table-cell office:value-type="float" office:value="0.00000000387710068929" calcext:value-type="float">
            <text:p>3.87710068929E-09</text:p>
          </table:table-cell>
          <table:table-cell office:value-type="float" office:value="0.0000000164865818704" calcext:value-type="float">
            <text:p>1.64865818704E-08</text:p>
          </table:table-cell>
          <table:table-cell office:value-type="float" office:value="8.9866579534E-017" calcext:value-type="float">
            <text:p>8.9866579534E-17</text:p>
          </table:table-cell>
          <table:table-cell office:value-type="float" office:value="0.0000000000113035268466" calcext:value-type="float">
            <text:p>1.13035268466E-11</text:p>
          </table:table-cell>
          <table:table-cell office:value-type="float" office:value="9.64259468036E-017" calcext:value-type="float">
            <text:p>9.64259468036E-17</text:p>
          </table:table-cell>
          <table:table-cell office:value-type="float" office:value="0.00000444173732039" calcext:value-type="float">
            <text:p>4.44173732039E-06</text:p>
          </table:table-cell>
          <table:table-cell office:value-type="float" office:value="0.00000000157618514764" calcext:value-type="float">
            <text:p>1.57618514764E-09</text:p>
          </table:table-cell>
          <table:table-cell office:value-type="float" office:value="0.00000000000178763320941" calcext:value-type="float">
            <text:p>1.78763320941E-12</text:p>
          </table:table-cell>
          <table:table-cell office:value-type="float" office:value="-4.55544398165E-018" calcext:value-type="float">
            <text:p>-4.55544398165E-18</text:p>
          </table:table-cell>
          <table:table-cell office:value-type="float" office:value="2.77420040029" calcext:value-type="float">
            <text:p>2.77420040029</text:p>
          </table:table-cell>
        </table:table-row>
        <table:table-row table:style-name="ro1">
          <table:table-cell office:value-type="string" calcext:value-type="string">
            <text:p>perm_144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1331353" calcext:value-type="float">
            <text:p>0.0042711331353</text:p>
          </table:table-cell>
          <table:table-cell office:value-type="float" office:value="0.000000475658005935" calcext:value-type="float">
            <text:p>4.75658005935E-07</text:p>
          </table:table-cell>
          <table:table-cell office:value-type="float" office:value="0.00000000389314103784" calcext:value-type="float">
            <text:p>3.89314103784E-09</text:p>
          </table:table-cell>
          <table:table-cell office:value-type="float" office:value="0.000000016509774185" calcext:value-type="float">
            <text:p>1.6509774185E-08</text:p>
          </table:table-cell>
          <table:table-cell office:value-type="float" office:value="9.03856620833E-017" calcext:value-type="float">
            <text:p>9.03856620833E-17</text:p>
          </table:table-cell>
          <table:table-cell office:value-type="float" office:value="0.0000000000113671315929" calcext:value-type="float">
            <text:p>1.13671315929E-11</text:p>
          </table:table-cell>
          <table:table-cell office:value-type="float" office:value="9.66954284802E-017" calcext:value-type="float">
            <text:p>9.66954284802E-17</text:p>
          </table:table-cell>
          <table:table-cell office:value-type="float" office:value="0.00000444173006337" calcext:value-type="float">
            <text:p>4.44173006337E-06</text:p>
          </table:table-cell>
          <table:table-cell office:value-type="float" office:value="0.0000000015770791434" calcext:value-type="float">
            <text:p>1.5770791434E-09</text:p>
          </table:table-cell>
          <table:table-cell office:value-type="float" office:value="0.00000000000179137767293" calcext:value-type="float">
            <text:p>1.79137767293E-12</text:p>
          </table:table-cell>
          <table:table-cell office:value-type="float" office:value="-4.57837529769E-018" calcext:value-type="float">
            <text:p>-4.57837529769E-18</text:p>
          </table:table-cell>
          <table:table-cell office:value-type="float" office:value="2.6827055017" calcext:value-type="float">
            <text:p>2.6827055017</text:p>
          </table:table-cell>
        </table:table-row>
        <table:table-row table:style-name="ro1">
          <table:table-cell office:value-type="string" calcext:value-type="string">
            <text:p>perm_144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03722532" calcext:value-type="float">
            <text:p>0.00427003722532</text:p>
          </table:table-cell>
          <table:table-cell office:value-type="float" office:value="0.000000467215233192" calcext:value-type="float">
            <text:p>4.67215233192E-07</text:p>
          </table:table-cell>
          <table:table-cell office:value-type="float" office:value="0.0000000038589136568" calcext:value-type="float">
            <text:p>3.8589136568E-09</text:p>
          </table:table-cell>
          <table:table-cell office:value-type="float" office:value="0.0000000164570901578" calcext:value-type="float">
            <text:p>1.64570901578E-08</text:p>
          </table:table-cell>
          <table:table-cell office:value-type="float" office:value="8.91314144676E-017" calcext:value-type="float">
            <text:p>8.91314144676E-17</text:p>
          </table:table-cell>
          <table:table-cell office:value-type="float" office:value="0.0000000000112315022287" calcext:value-type="float">
            <text:p>1.12315022287E-11</text:p>
          </table:table-cell>
          <table:table-cell office:value-type="float" office:value="9.62051090853E-017" calcext:value-type="float">
            <text:p>9.62051090853E-17</text:p>
          </table:table-cell>
          <table:table-cell office:value-type="float" office:value="0.0000044415006681" calcext:value-type="float">
            <text:p>4.4415006681E-06</text:p>
          </table:table-cell>
          <table:table-cell office:value-type="float" office:value="0.00000000157477206262" calcext:value-type="float">
            <text:p>1.57477206262E-09</text:p>
          </table:table-cell>
          <table:table-cell office:value-type="float" office:value="0.00000000000178342761572" calcext:value-type="float">
            <text:p>1.78342761572E-12</text:p>
          </table:table-cell>
          <table:table-cell office:value-type="float" office:value="-4.52503377893E-018" calcext:value-type="float">
            <text:p>-4.52503377893E-18</text:p>
          </table:table-cell>
          <table:table-cell office:value-type="float" office:value="2.69348213729" calcext:value-type="float">
            <text:p>2.69348213729</text:p>
          </table:table-cell>
        </table:table-row>
        <table:table-row table:style-name="ro1">
          <table:table-cell office:value-type="string" calcext:value-type="string">
            <text:p>perm_180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22879756" calcext:value-type="float">
            <text:p>0.00427122879756</text:p>
          </table:table-cell>
          <table:table-cell office:value-type="float" office:value="0.000000478872078032" calcext:value-type="float">
            <text:p>4.78872078032E-07</text:p>
          </table:table-cell>
          <table:table-cell office:value-type="float" office:value="0.00000000390874155856" calcext:value-type="float">
            <text:p>3.90874155856E-09</text:p>
          </table:table-cell>
          <table:table-cell office:value-type="float" office:value="0.0000000165347475492" calcext:value-type="float">
            <text:p>1.65347475492E-08</text:p>
          </table:table-cell>
          <table:table-cell office:value-type="float" office:value="9.09604636322E-017" calcext:value-type="float">
            <text:p>9.09604636322E-17</text:p>
          </table:table-cell>
          <table:table-cell office:value-type="float" office:value="0.0000000000114217976036" calcext:value-type="float">
            <text:p>1.14217976036E-11</text:p>
          </table:table-cell>
          <table:table-cell office:value-type="float" office:value="9.69325220259E-017" calcext:value-type="float">
            <text:p>9.69325220259E-17</text:p>
          </table:table-cell>
          <table:table-cell office:value-type="float" office:value="0.00000444113084077" calcext:value-type="float">
            <text:p>4.44113084077E-06</text:p>
          </table:table-cell>
          <table:table-cell office:value-type="float" office:value="0.00000000157825074884" calcext:value-type="float">
            <text:p>1.57825074884E-09</text:p>
          </table:table-cell>
          <table:table-cell office:value-type="float" office:value="0.00000000000434775545428" calcext:value-type="float">
            <text:p>4.34775545428E-12</text:p>
          </table:table-cell>
          <table:table-cell office:value-type="float" office:value="7.25852305934E-018" calcext:value-type="float">
            <text:p>7.25852305934E-18</text:p>
          </table:table-cell>
          <table:table-cell office:value-type="float" office:value="2.88295898989" calcext:value-type="float">
            <text:p>2.88295898989</text:p>
          </table:table-cell>
        </table:table-row>
        <table:table-row table:style-name="ro1">
          <table:table-cell office:value-type="string" calcext:value-type="string">
            <text:p>perm_180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48984736" calcext:value-type="float">
            <text:p>0.00427148984736</text:p>
          </table:table-cell>
          <table:table-cell office:value-type="float" office:value="0.000000473628906745" calcext:value-type="float">
            <text:p>4.73628906745E-07</text:p>
          </table:table-cell>
          <table:table-cell office:value-type="float" office:value="0.00000000388442659951" calcext:value-type="float">
            <text:p>3.88442659951E-09</text:p>
          </table:table-cell>
          <table:table-cell office:value-type="float" office:value="0.0000000164961900864" calcext:value-type="float">
            <text:p>1.64961900864E-08</text:p>
          </table:table-cell>
          <table:table-cell office:value-type="float" office:value="9.00667201801E-017" calcext:value-type="float">
            <text:p>9.00667201801E-17</text:p>
          </table:table-cell>
          <table:table-cell office:value-type="float" office:value="0.0000000000113336878156" calcext:value-type="float">
            <text:p>1.13336878156E-11</text:p>
          </table:table-cell>
          <table:table-cell office:value-type="float" office:value="9.65672366413E-017" calcext:value-type="float">
            <text:p>9.65672366413E-17</text:p>
          </table:table-cell>
          <table:table-cell office:value-type="float" office:value="0.00000444299915233" calcext:value-type="float">
            <text:p>4.44299915233E-06</text:p>
          </table:table-cell>
          <table:table-cell office:value-type="float" office:value="0.00000000157647043586" calcext:value-type="float">
            <text:p>1.57647043586E-09</text:p>
          </table:table-cell>
          <table:table-cell office:value-type="float" office:value="0.00000000000434086094227" calcext:value-type="float">
            <text:p>4.34086094227E-12</text:p>
          </table:table-cell>
          <table:table-cell office:value-type="float" office:value="7.26166636942E-018" calcext:value-type="float">
            <text:p>7.26166636942E-18</text:p>
          </table:table-cell>
          <table:table-cell office:value-type="float" office:value="3.11792772043" calcext:value-type="float">
            <text:p>3.11792772043</text:p>
          </table:table-cell>
        </table:table-row>
        <table:table-row table:style-name="ro1">
          <table:table-cell office:value-type="string" calcext:value-type="string">
            <text:p>perm_180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54218163" calcext:value-type="float">
            <text:p>0.00427054218163</text:p>
          </table:table-cell>
          <table:table-cell office:value-type="float" office:value="0.000000471193132505" calcext:value-type="float">
            <text:p>4.71193132505E-07</text:p>
          </table:table-cell>
          <table:table-cell office:value-type="float" office:value="0.00000000387693950233" calcext:value-type="float">
            <text:p>3.87693950233E-09</text:p>
          </table:table-cell>
          <table:table-cell office:value-type="float" office:value="0.0000000164866245628" calcext:value-type="float">
            <text:p>1.64866245628E-08</text:p>
          </table:table-cell>
          <table:table-cell office:value-type="float" office:value="8.9853568637E-017" calcext:value-type="float">
            <text:p>8.9853568637E-17</text:p>
          </table:table-cell>
          <table:table-cell office:value-type="float" office:value="0.0000000000112986673863" calcext:value-type="float">
            <text:p>1.12986673863E-11</text:p>
          </table:table-cell>
          <table:table-cell office:value-type="float" office:value="9.64350257741E-017" calcext:value-type="float">
            <text:p>9.64350257741E-17</text:p>
          </table:table-cell>
          <table:table-cell office:value-type="float" office:value="0.00000444158434814" calcext:value-type="float">
            <text:p>4.44158434814E-06</text:p>
          </table:table-cell>
          <table:table-cell office:value-type="float" office:value="0.00000000157621063256" calcext:value-type="float">
            <text:p>1.57621063256E-09</text:p>
          </table:table-cell>
          <table:table-cell office:value-type="float" office:value="0.00000000000433824976055" calcext:value-type="float">
            <text:p>4.33824976055E-12</text:p>
          </table:table-cell>
          <table:table-cell office:value-type="float" office:value="7.25945739247E-018" calcext:value-type="float">
            <text:p>7.25945739247E-18</text:p>
          </table:table-cell>
          <table:table-cell office:value-type="float" office:value="3.27220160259" calcext:value-type="float">
            <text:p>3.27220160259</text:p>
          </table:table-cell>
        </table:table-row>
        <table:table-row table:style-name="ro1">
          <table:table-cell office:value-type="string" calcext:value-type="string">
            <text:p>perm_180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16396538" calcext:value-type="float">
            <text:p>0.00427116396538</text:p>
          </table:table-cell>
          <table:table-cell office:value-type="float" office:value="0.000000475056283196" calcext:value-type="float">
            <text:p>4.75056283196E-07</text:p>
          </table:table-cell>
          <table:table-cell office:value-type="float" office:value="0.00000000389938888954" calcext:value-type="float">
            <text:p>3.89938888954E-09</text:p>
          </table:table-cell>
          <table:table-cell office:value-type="float" office:value="0.0000000165135822323" calcext:value-type="float">
            <text:p>1.65135822323E-08</text:p>
          </table:table-cell>
          <table:table-cell office:value-type="float" office:value="9.05899261151E-017" calcext:value-type="float">
            <text:p>9.05899261151E-17</text:p>
          </table:table-cell>
          <table:table-cell office:value-type="float" office:value="0.0000000000113629629618" calcext:value-type="float">
            <text:p>1.13629629618E-11</text:p>
          </table:table-cell>
          <table:table-cell office:value-type="float" office:value="9.67124617842E-017" calcext:value-type="float">
            <text:p>9.67124617842E-17</text:p>
          </table:table-cell>
          <table:table-cell office:value-type="float" office:value="0.00000444194633399" calcext:value-type="float">
            <text:p>4.44194633399E-06</text:p>
          </table:table-cell>
          <table:table-cell office:value-type="float" office:value="0.00000000157677416785" calcext:value-type="float">
            <text:p>1.57677416785E-09</text:p>
          </table:table-cell>
          <table:table-cell office:value-type="float" office:value="0.00000000000434254866129" calcext:value-type="float">
            <text:p>4.34254866129E-12</text:p>
          </table:table-cell>
          <table:table-cell office:value-type="float" office:value="7.25101385779E-018" calcext:value-type="float">
            <text:p>7.25101385779E-18</text:p>
          </table:table-cell>
          <table:table-cell office:value-type="float" office:value="2.8983579797" calcext:value-type="float">
            <text:p>2.8983579797</text:p>
          </table:table-cell>
        </table:table-row>
        <table:table-row table:style-name="ro1">
          <table:table-cell office:value-type="string" calcext:value-type="string">
            <text:p>perm_180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00910873" calcext:value-type="float">
            <text:p>0.00427000910873</text:p>
          </table:table-cell>
          <table:table-cell office:value-type="float" office:value="0.000000467441105852" calcext:value-type="float">
            <text:p>4.67441105852E-07</text:p>
          </table:table-cell>
          <table:table-cell office:value-type="float" office:value="0.00000000385723040688" calcext:value-type="float">
            <text:p>3.85723040688E-09</text:p>
          </table:table-cell>
          <table:table-cell office:value-type="float" office:value="0.0000000164527590695" calcext:value-type="float">
            <text:p>1.64527590695E-08</text:p>
          </table:table-cell>
          <table:table-cell office:value-type="float" office:value="8.91685071992E-017" calcext:value-type="float">
            <text:p>8.91685071992E-17</text:p>
          </table:table-cell>
          <table:table-cell office:value-type="float" office:value="0.0000000000112315823202" calcext:value-type="float">
            <text:p>1.12315823202E-11</text:p>
          </table:table-cell>
          <table:table-cell office:value-type="float" office:value="9.60611090456E-017" calcext:value-type="float">
            <text:p>9.60611090456E-17</text:p>
          </table:table-cell>
          <table:table-cell office:value-type="float" office:value="0.00000444138417069" calcext:value-type="float">
            <text:p>4.44138417069E-06</text:p>
          </table:table-cell>
          <table:table-cell office:value-type="float" office:value="0.00000000157444108283" calcext:value-type="float">
            <text:p>1.57444108283E-09</text:p>
          </table:table-cell>
          <table:table-cell office:value-type="float" office:value="0.0000000000043310315078" calcext:value-type="float">
            <text:p>4.3310315078E-12</text:p>
          </table:table-cell>
          <table:table-cell office:value-type="float" office:value="7.25245164853E-018" calcext:value-type="float">
            <text:p>7.25245164853E-18</text:p>
          </table:table-cell>
          <table:table-cell office:value-type="float" office:value="2.88467429204" calcext:value-type="float">
            <text:p>2.88467429204</text:p>
          </table:table-cell>
        </table:table-row>
        <table:table-row table:style-name="ro1">
          <table:table-cell office:value-type="string" calcext:value-type="string">
            <text:p>perm_216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20152356" calcext:value-type="float">
            <text:p>0.00427120152356</text:p>
          </table:table-cell>
          <table:table-cell office:value-type="float" office:value="0.000000478643352019" calcext:value-type="float">
            <text:p>4.78643352019E-07</text:p>
          </table:table-cell>
          <table:table-cell office:value-type="float" office:value="0.00000000390614909563" calcext:value-type="float">
            <text:p>3.90614909563E-09</text:p>
          </table:table-cell>
          <table:table-cell office:value-type="float" office:value="0.0000000165323117632" calcext:value-type="float">
            <text:p>1.65323117632E-08</text:p>
          </table:table-cell>
          <table:table-cell office:value-type="float" office:value="9.08854674733E-017" calcext:value-type="float">
            <text:p>9.08854674733E-17</text:p>
          </table:table-cell>
          <table:table-cell office:value-type="float" office:value="0.0000000000114176197348" calcext:value-type="float">
            <text:p>1.14176197348E-11</text:p>
          </table:table-cell>
          <table:table-cell office:value-type="float" office:value="9.69021648743E-017" calcext:value-type="float">
            <text:p>9.69021648743E-17</text:p>
          </table:table-cell>
          <table:table-cell office:value-type="float" office:value="0.0000044411297757" calcext:value-type="float">
            <text:p>4.4411297757E-06</text:p>
          </table:table-cell>
          <table:table-cell office:value-type="float" office:value="0.00000000157827033344" calcext:value-type="float">
            <text:p>1.57827033344E-09</text:p>
          </table:table-cell>
          <table:table-cell office:value-type="float" office:value="-0.00000000000398069451792" calcext:value-type="float">
            <text:p>-3.98069451792E-12</text:p>
          </table:table-cell>
          <table:table-cell office:value-type="float" office:value="9.25185303858E-018" calcext:value-type="float">
            <text:p>9.25185303858E-18</text:p>
          </table:table-cell>
          <table:table-cell office:value-type="float" office:value="2.71757831727" calcext:value-type="float">
            <text:p>2.71757831727</text:p>
          </table:table-cell>
        </table:table-row>
        <table:table-row table:style-name="ro1">
          <table:table-cell office:value-type="string" calcext:value-type="string">
            <text:p>perm_216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14808228" calcext:value-type="float">
            <text:p>0.00427114808228</text:p>
          </table:table-cell>
          <table:table-cell office:value-type="float" office:value="0.000000473987880484" calcext:value-type="float">
            <text:p>4.73987880484E-07</text:p>
          </table:table-cell>
          <table:table-cell office:value-type="float" office:value="0.00000000388632027227" calcext:value-type="float">
            <text:p>3.88632027227E-09</text:p>
          </table:table-cell>
          <table:table-cell office:value-type="float" office:value="0.0000000165001567362" calcext:value-type="float">
            <text:p>1.65001567362E-08</text:p>
          </table:table-cell>
          <table:table-cell office:value-type="float" office:value="9.01574691464E-017" calcext:value-type="float">
            <text:p>9.01574691464E-17</text:p>
          </table:table-cell>
          <table:table-cell office:value-type="float" office:value="0.0000000000113408270985" calcext:value-type="float">
            <text:p>1.13408270985E-11</text:p>
          </table:table-cell>
          <table:table-cell office:value-type="float" office:value="9.65917425009E-017" calcext:value-type="float">
            <text:p>9.65917425009E-17</text:p>
          </table:table-cell>
          <table:table-cell office:value-type="float" office:value="0.00000444217951508" calcext:value-type="float">
            <text:p>4.44217951508E-06</text:p>
          </table:table-cell>
          <table:table-cell office:value-type="float" office:value="0.00000000157672955799" calcext:value-type="float">
            <text:p>1.57672955799E-09</text:p>
          </table:table-cell>
          <table:table-cell office:value-type="float" office:value="-0.00000000000395426199012" calcext:value-type="float">
            <text:p>-3.95426199012E-12</text:p>
          </table:table-cell>
          <table:table-cell office:value-type="float" office:value="9.24411734333E-018" calcext:value-type="float">
            <text:p>9.24411734333E-18</text:p>
          </table:table-cell>
          <table:table-cell office:value-type="float" office:value="2.74102275521" calcext:value-type="float">
            <text:p>2.74102275521</text:p>
          </table:table-cell>
        </table:table-row>
        <table:table-row table:style-name="ro1">
          <table:table-cell office:value-type="string" calcext:value-type="string">
            <text:p>perm_216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62940654" calcext:value-type="float">
            <text:p>0.00427062940654</text:p>
          </table:table-cell>
          <table:table-cell office:value-type="float" office:value="0.000000471349294865" calcext:value-type="float">
            <text:p>4.71349294865E-07</text:p>
          </table:table-cell>
          <table:table-cell office:value-type="float" office:value="0.0000000038764199136" calcext:value-type="float">
            <text:p>3.8764199136E-09</text:p>
          </table:table-cell>
          <table:table-cell office:value-type="float" office:value="0.000000016487278614" calcext:value-type="float">
            <text:p>1.6487278614E-08</text:p>
          </table:table-cell>
          <table:table-cell office:value-type="float" office:value="8.98341568187E-017" calcext:value-type="float">
            <text:p>8.98341568187E-17</text:p>
          </table:table-cell>
          <table:table-cell office:value-type="float" office:value="0.0000000000113009468562" calcext:value-type="float">
            <text:p>1.13009468562E-11</text:p>
          </table:table-cell>
          <table:table-cell office:value-type="float" office:value="9.64517567024E-017" calcext:value-type="float">
            <text:p>9.64517567024E-17</text:p>
          </table:table-cell>
          <table:table-cell office:value-type="float" office:value="0.00000444173155829" calcext:value-type="float">
            <text:p>4.44173155829E-06</text:p>
          </table:table-cell>
          <table:table-cell office:value-type="float" office:value="0.00000000157635733755" calcext:value-type="float">
            <text:p>1.57635733755E-09</text:p>
          </table:table-cell>
          <table:table-cell office:value-type="float" office:value="-0.0000000000039415111632" calcext:value-type="float">
            <text:p>-3.9415111632E-12</text:p>
          </table:table-cell>
          <table:table-cell office:value-type="float" office:value="9.24164142292E-018" calcext:value-type="float">
            <text:p>9.24164142292E-18</text:p>
          </table:table-cell>
          <table:table-cell office:value-type="float" office:value="2.78403295175" calcext:value-type="float">
            <text:p>2.78403295175</text:p>
          </table:table-cell>
        </table:table-row>
        <table:table-row table:style-name="ro1">
          <table:table-cell office:value-type="string" calcext:value-type="string">
            <text:p>perm_216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78970905" calcext:value-type="float">
            <text:p>0.00427178970905</text:p>
          </table:table-cell>
          <table:table-cell office:value-type="float" office:value="0.000000476017302266" calcext:value-type="float">
            <text:p>4.76017302266E-07</text:p>
          </table:table-cell>
          <table:table-cell office:value-type="float" office:value="0.00000000389520919114" calcext:value-type="float">
            <text:p>3.89520919114E-09</text:p>
          </table:table-cell>
          <table:table-cell office:value-type="float" office:value="0.0000000165202959152" calcext:value-type="float">
            <text:p>1.65202959152E-08</text:p>
          </table:table-cell>
          <table:table-cell office:value-type="float" office:value="9.05748226352E-017" calcext:value-type="float">
            <text:p>9.05748226352E-17</text:p>
          </table:table-cell>
          <table:table-cell office:value-type="float" office:value="0.0000000000113787716464" calcext:value-type="float">
            <text:p>1.13787716464E-11</text:p>
          </table:table-cell>
          <table:table-cell office:value-type="float" office:value="9.67399463479E-017" calcext:value-type="float">
            <text:p>9.67399463479E-17</text:p>
          </table:table-cell>
          <table:table-cell office:value-type="float" office:value="0.00000444304250401" calcext:value-type="float">
            <text:p>4.44304250401E-06</text:p>
          </table:table-cell>
          <table:table-cell office:value-type="float" office:value="0.0000000015781358405" calcext:value-type="float">
            <text:p>1.5781358405E-09</text:p>
          </table:table-cell>
          <table:table-cell office:value-type="float" office:value="-0.00000000000396765866776" calcext:value-type="float">
            <text:p>-3.96765866776E-12</text:p>
          </table:table-cell>
          <table:table-cell office:value-type="float" office:value="9.24691940598E-018" calcext:value-type="float">
            <text:p>9.24691940598E-18</text:p>
          </table:table-cell>
          <table:table-cell office:value-type="float" office:value="2.67335172904" calcext:value-type="float">
            <text:p>2.67335172904</text:p>
          </table:table-cell>
        </table:table-row>
        <table:table-row table:style-name="ro1">
          <table:table-cell office:value-type="string" calcext:value-type="string">
            <text:p>perm_216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25973649" calcext:value-type="float">
            <text:p>0.00427025973649</text:p>
          </table:table-cell>
          <table:table-cell office:value-type="float" office:value="0.000000467776141791" calcext:value-type="float">
            <text:p>4.67776141791E-07</text:p>
          </table:table-cell>
          <table:table-cell office:value-type="float" office:value="0.00000000385850609494" calcext:value-type="float">
            <text:p>3.85850609494E-09</text:p>
          </table:table-cell>
          <table:table-cell office:value-type="float" office:value="0.0000000164583714568" calcext:value-type="float">
            <text:p>1.64583714568E-08</text:p>
          </table:table-cell>
          <table:table-cell office:value-type="float" office:value="8.91365490717E-017" calcext:value-type="float">
            <text:p>8.91365490717E-17</text:p>
          </table:table-cell>
          <table:table-cell office:value-type="float" office:value="0.000000000011238731611" calcext:value-type="float">
            <text:p>1.1238731611E-11</text:p>
          </table:table-cell>
          <table:table-cell office:value-type="float" office:value="9.62117891677E-017" calcext:value-type="float">
            <text:p>9.62117891677E-17</text:p>
          </table:table-cell>
          <table:table-cell office:value-type="float" office:value="0.00000444183551882" calcext:value-type="float">
            <text:p>4.44183551882E-06</text:p>
          </table:table-cell>
          <table:table-cell office:value-type="float" office:value="0.00000000157498317023" calcext:value-type="float">
            <text:p>1.57498317023E-09</text:p>
          </table:table-cell>
          <table:table-cell office:value-type="float" office:value="-0.00000000000391698275515" calcext:value-type="float">
            <text:p>-3.91698275515E-12</text:p>
          </table:table-cell>
          <table:table-cell office:value-type="float" office:value="9.24100552552E-018" calcext:value-type="float">
            <text:p>9.24100552552E-18</text:p>
          </table:table-cell>
          <table:table-cell office:value-type="float" office:value="2.69733193421" calcext:value-type="float">
            <text:p>2.69733193421</text:p>
          </table:table-cell>
        </table:table-row>
        <table:table-row table:style-name="ro1">
          <table:table-cell office:value-type="string" calcext:value-type="string">
            <text:p>perm_252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43006123" calcext:value-type="float">
            <text:p>0.00427143006123</text:p>
          </table:table-cell>
          <table:table-cell office:value-type="float" office:value="0.000000478792920861" calcext:value-type="float">
            <text:p>4.78792920861E-07</text:p>
          </table:table-cell>
          <table:table-cell office:value-type="float" office:value="0.00000000391269430762" calcext:value-type="float">
            <text:p>3.91269430762E-09</text:p>
          </table:table-cell>
          <table:table-cell office:value-type="float" office:value="0.0000000165391489593" calcext:value-type="float">
            <text:p>1.65391489593E-08</text:p>
          </table:table-cell>
          <table:table-cell office:value-type="float" office:value="9.09886770159E-017" calcext:value-type="float">
            <text:p>9.09886770159E-17</text:p>
          </table:table-cell>
          <table:table-cell office:value-type="float" office:value="0.0000000000114236530748" calcext:value-type="float">
            <text:p>1.14236530748E-11</text:p>
          </table:table-cell>
          <table:table-cell office:value-type="float" office:value="9.70709931117E-017" calcext:value-type="float">
            <text:p>9.70709931117E-17</text:p>
          </table:table-cell>
          <table:table-cell office:value-type="float" office:value="0.00000444158046177" calcext:value-type="float">
            <text:p>4.44158046177E-06</text:p>
          </table:table-cell>
          <table:table-cell office:value-type="float" office:value="0.00000000157830683145" calcext:value-type="float">
            <text:p>1.57830683145E-09</text:p>
          </table:table-cell>
          <table:table-cell office:value-type="float" office:value="-0.00000000000215302757988" calcext:value-type="float">
            <text:p>-2.15302757988E-12</text:p>
          </table:table-cell>
          <table:table-cell office:value-type="float" office:value="6.50003684935E-018" calcext:value-type="float">
            <text:p>6.50003684935E-18</text:p>
          </table:table-cell>
          <table:table-cell office:value-type="float" office:value="2.95652299467" calcext:value-type="float">
            <text:p>2.95652299467</text:p>
          </table:table-cell>
        </table:table-row>
        <table:table-row table:style-name="ro1">
          <table:table-cell office:value-type="string" calcext:value-type="string">
            <text:p>perm_252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06623355" calcext:value-type="float">
            <text:p>0.00427106623355</text:p>
          </table:table-cell>
          <table:table-cell office:value-type="float" office:value="0.000000473525455483" calcext:value-type="float">
            <text:p>4.73525455483E-07</text:p>
          </table:table-cell>
          <table:table-cell office:value-type="float" office:value="0.00000000388635979922" calcext:value-type="float">
            <text:p>3.88635979922E-09</text:p>
          </table:table-cell>
          <table:table-cell office:value-type="float" office:value="0.0000000165026551411" calcext:value-type="float">
            <text:p>1.65026551411E-08</text:p>
          </table:table-cell>
          <table:table-cell office:value-type="float" office:value="9.01739196577E-017" calcext:value-type="float">
            <text:p>9.01739196577E-17</text:p>
          </table:table-cell>
          <table:table-cell office:value-type="float" office:value="0.0000000000113371124611" calcext:value-type="float">
            <text:p>1.13371124611E-11</text:p>
          </table:table-cell>
          <table:table-cell office:value-type="float" office:value="9.66183600057E-017" calcext:value-type="float">
            <text:p>9.66183600057E-17</text:p>
          </table:table-cell>
          <table:table-cell office:value-type="float" office:value="0.00000444212032898" calcext:value-type="float">
            <text:p>4.44212032898E-06</text:p>
          </table:table-cell>
          <table:table-cell office:value-type="float" office:value="0.00000000157703691773" calcext:value-type="float">
            <text:p>1.57703691773E-09</text:p>
          </table:table-cell>
          <table:table-cell office:value-type="float" office:value="-0.00000000000214848148082" calcext:value-type="float">
            <text:p>-2.14848148082E-12</text:p>
          </table:table-cell>
          <table:table-cell office:value-type="float" office:value="6.4967676865E-018" calcext:value-type="float">
            <text:p>6.4967676865E-18</text:p>
          </table:table-cell>
          <table:table-cell office:value-type="float" office:value="2.97106468959" calcext:value-type="float">
            <text:p>2.97106468959</text:p>
          </table:table-cell>
        </table:table-row>
        <table:table-row table:style-name="ro1">
          <table:table-cell office:value-type="string" calcext:value-type="string">
            <text:p>perm_252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62221869" calcext:value-type="float">
            <text:p>0.00427062221869</text:p>
          </table:table-cell>
          <table:table-cell office:value-type="float" office:value="0.000000471297701121" calcext:value-type="float">
            <text:p>4.71297701121E-07</text:p>
          </table:table-cell>
          <table:table-cell office:value-type="float" office:value="0.00000000387743035211" calcext:value-type="float">
            <text:p>3.87743035211E-09</text:p>
          </table:table-cell>
          <table:table-cell office:value-type="float" office:value="0.0000000164870959414" calcext:value-type="float">
            <text:p>1.64870959414E-08</text:p>
          </table:table-cell>
          <table:table-cell office:value-type="float" office:value="8.98400713298E-017" calcext:value-type="float">
            <text:p>8.98400713298E-17</text:p>
          </table:table-cell>
          <table:table-cell office:value-type="float" office:value="0.0000000000113001147194" calcext:value-type="float">
            <text:p>1.13001147194E-11</text:p>
          </table:table-cell>
          <table:table-cell office:value-type="float" office:value="9.64667279695E-017" calcext:value-type="float">
            <text:p>9.64667279695E-17</text:p>
          </table:table-cell>
          <table:table-cell office:value-type="float" office:value="0.00000444172910841" calcext:value-type="float">
            <text:p>4.44172910841E-06</text:p>
          </table:table-cell>
          <table:table-cell office:value-type="float" office:value="0.00000000157620819866" calcext:value-type="float">
            <text:p>1.57620819866E-09</text:p>
          </table:table-cell>
          <table:table-cell office:value-type="float" office:value="-0.00000000000214540084386" calcext:value-type="float">
            <text:p>-2.14540084386E-12</text:p>
          </table:table-cell>
          <table:table-cell office:value-type="float" office:value="6.4980445195E-018" calcext:value-type="float">
            <text:p>6.4980445195E-18</text:p>
          </table:table-cell>
          <table:table-cell office:value-type="float" office:value="3.05066335236" calcext:value-type="float">
            <text:p>3.05066335236</text:p>
          </table:table-cell>
        </table:table-row>
        <table:table-row table:style-name="ro1">
          <table:table-cell office:value-type="string" calcext:value-type="string">
            <text:p>perm_252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53211177" calcext:value-type="float">
            <text:p>0.00427153211177</text:p>
          </table:table-cell>
          <table:table-cell office:value-type="float" office:value="0.000000475934929042" calcext:value-type="float">
            <text:p>4.75934929042E-07</text:p>
          </table:table-cell>
          <table:table-cell office:value-type="float" office:value="0.00000000389792254172" calcext:value-type="float">
            <text:p>3.89792254172E-09</text:p>
          </table:table-cell>
          <table:table-cell office:value-type="float" office:value="0.0000000165133223561" calcext:value-type="float">
            <text:p>1.65133223561E-08</text:p>
          </table:table-cell>
          <table:table-cell office:value-type="float" office:value="9.0510886505E-017" calcext:value-type="float">
            <text:p>9.0510886505E-17</text:p>
          </table:table-cell>
          <table:table-cell office:value-type="float" office:value="0.0000000000113728252135" calcext:value-type="float">
            <text:p>1.13728252135E-11</text:p>
          </table:table-cell>
          <table:table-cell office:value-type="float" office:value="9.67480356666E-017" calcext:value-type="float">
            <text:p>9.67480356666E-17</text:p>
          </table:table-cell>
          <table:table-cell office:value-type="float" office:value="0.0000044425129132" calcext:value-type="float">
            <text:p>4.4425129132E-06</text:p>
          </table:table-cell>
          <table:table-cell office:value-type="float" office:value="0.0000000015769249768" calcext:value-type="float">
            <text:p>1.5769249768E-09</text:p>
          </table:table-cell>
          <table:table-cell office:value-type="float" office:value="-0.0000000000021512375" calcext:value-type="float">
            <text:p>-2.1512375E-12</text:p>
          </table:table-cell>
          <table:table-cell office:value-type="float" office:value="6.49122653402E-018" calcext:value-type="float">
            <text:p>6.49122653402E-18</text:p>
          </table:table-cell>
          <table:table-cell office:value-type="float" office:value="2.88390740712" calcext:value-type="float">
            <text:p>2.88390740712</text:p>
          </table:table-cell>
        </table:table-row>
        <table:table-row table:style-name="ro1">
          <table:table-cell office:value-type="string" calcext:value-type="string">
            <text:p>perm_252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1176564" calcext:value-type="float">
            <text:p>0.0042701176564</text:p>
          </table:table-cell>
          <table:table-cell office:value-type="float" office:value="0.000000467503001405" calcext:value-type="float">
            <text:p>4.67503001405E-07</text:p>
          </table:table-cell>
          <table:table-cell office:value-type="float" office:value="0.0000000038612828012" calcext:value-type="float">
            <text:p>3.8612828012E-09</text:p>
          </table:table-cell>
          <table:table-cell office:value-type="float" office:value="0.0000000164551230445" calcext:value-type="float">
            <text:p>1.64551230445E-08</text:p>
          </table:table-cell>
          <table:table-cell office:value-type="float" office:value="8.9104050474E-017" calcext:value-type="float">
            <text:p>8.9104050474E-17</text:p>
          </table:table-cell>
          <table:table-cell office:value-type="float" office:value="0.0000000000112332664789" calcext:value-type="float">
            <text:p>1.12332664789E-11</text:p>
          </table:table-cell>
          <table:table-cell office:value-type="float" office:value="9.62532555188E-017" calcext:value-type="float">
            <text:p>9.62532555188E-17</text:p>
          </table:table-cell>
          <table:table-cell office:value-type="float" office:value="0.00000444160044952" calcext:value-type="float">
            <text:p>4.44160044952E-06</text:p>
          </table:table-cell>
          <table:table-cell office:value-type="float" office:value="0.00000000157423003041" calcext:value-type="float">
            <text:p>1.57423003041E-09</text:p>
          </table:table-cell>
          <table:table-cell office:value-type="float" office:value="-0.00000000000213740127119" calcext:value-type="float">
            <text:p>-2.13740127119E-12</text:p>
          </table:table-cell>
          <table:table-cell office:value-type="float" office:value="6.51214501337E-018" calcext:value-type="float">
            <text:p>6.51214501337E-18</text:p>
          </table:table-cell>
          <table:table-cell office:value-type="float" office:value="2.91136803925" calcext:value-type="float">
            <text:p>2.91136803925</text:p>
          </table:table-cell>
        </table:table-row>
        <table:table-row table:style-name="ro1">
          <table:table-cell office:value-type="string" calcext:value-type="string">
            <text:p>perm_288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35966662" calcext:value-type="float">
            <text:p>0.00427135966662</text:p>
          </table:table-cell>
          <table:table-cell office:value-type="float" office:value="0.000000478894543631" calcext:value-type="float">
            <text:p>4.78894543631E-07</text:p>
          </table:table-cell>
          <table:table-cell office:value-type="float" office:value="0.00000000390525446705" calcext:value-type="float">
            <text:p>3.90525446705E-09</text:p>
          </table:table-cell>
          <table:table-cell office:value-type="float" office:value="0.0000000165349539534" calcext:value-type="float">
            <text:p>1.65349539534E-08</text:p>
          </table:table-cell>
          <table:table-cell office:value-type="float" office:value="9.09238934464E-017" calcext:value-type="float">
            <text:p>9.09238934464E-17</text:p>
          </table:table-cell>
          <table:table-cell office:value-type="float" office:value="0.0000000000114221890437" calcext:value-type="float">
            <text:p>1.14221890437E-11</text:p>
          </table:table-cell>
          <table:table-cell office:value-type="float" office:value="9.68889203253E-017" calcext:value-type="float">
            <text:p>9.68889203253E-17</text:p>
          </table:table-cell>
          <table:table-cell office:value-type="float" office:value="0.00000444140471451" calcext:value-type="float">
            <text:p>4.44140471451E-06</text:p>
          </table:table-cell>
          <table:table-cell office:value-type="float" office:value="0.00000000157871243579" calcext:value-type="float">
            <text:p>1.57871243579E-09</text:p>
          </table:table-cell>
          <table:table-cell office:value-type="float" office:value="-0.00000000000220887861981" calcext:value-type="float">
            <text:p>-2.20887861981E-12</text:p>
          </table:table-cell>
          <table:table-cell office:value-type="float" office:value="2.78030715554E-018" calcext:value-type="float">
            <text:p>2.78030715554E-18</text:p>
          </table:table-cell>
          <table:table-cell office:value-type="float" office:value="2.93194539663" calcext:value-type="float">
            <text:p>2.93194539663</text:p>
          </table:table-cell>
        </table:table-row>
        <table:table-row table:style-name="ro1">
          <table:table-cell office:value-type="string" calcext:value-type="string">
            <text:p>perm_288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02457053" calcext:value-type="float">
            <text:p>0.00427102457053</text:p>
          </table:table-cell>
          <table:table-cell office:value-type="float" office:value="0.000000473744093278" calcext:value-type="float">
            <text:p>4.73744093278E-07</text:p>
          </table:table-cell>
          <table:table-cell office:value-type="float" office:value="0.00000000388500029346" calcext:value-type="float">
            <text:p>3.88500029346E-09</text:p>
          </table:table-cell>
          <table:table-cell office:value-type="float" office:value="0.000000016497887299" calcext:value-type="float">
            <text:p>1.6497887299E-08</text:p>
          </table:table-cell>
          <table:table-cell office:value-type="float" office:value="9.00874502718E-017" calcext:value-type="float">
            <text:p>9.00874502718E-17</text:p>
          </table:table-cell>
          <table:table-cell office:value-type="float" office:value="0.0000000000113363626103" calcext:value-type="float">
            <text:p>1.13363626103E-11</text:p>
          </table:table-cell>
          <table:table-cell office:value-type="float" office:value="9.65891057439E-017" calcext:value-type="float">
            <text:p>9.65891057439E-17</text:p>
          </table:table-cell>
          <table:table-cell office:value-type="float" office:value="0.0000044419766972" calcext:value-type="float">
            <text:p>4.4419766972E-06</text:p>
          </table:table-cell>
          <table:table-cell office:value-type="float" office:value="0.00000000157661087569" calcext:value-type="float">
            <text:p>1.57661087569E-09</text:p>
          </table:table-cell>
          <table:table-cell office:value-type="float" office:value="-0.00000000000221078997" calcext:value-type="float">
            <text:p>-2.21078997E-12</text:p>
          </table:table-cell>
          <table:table-cell office:value-type="float" office:value="2.78577090882E-018" calcext:value-type="float">
            <text:p>2.78577090882E-18</text:p>
          </table:table-cell>
          <table:table-cell office:value-type="float" office:value="2.98318152142" calcext:value-type="float">
            <text:p>2.98318152142</text:p>
          </table:table-cell>
        </table:table-row>
        <table:table-row table:style-name="ro1">
          <table:table-cell office:value-type="string" calcext:value-type="string">
            <text:p>perm_288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64993694" calcext:value-type="float">
            <text:p>0.00427064993694</text:p>
          </table:table-cell>
          <table:table-cell office:value-type="float" office:value="0.000000471575840929" calcext:value-type="float">
            <text:p>4.71575840929E-07</text:p>
          </table:table-cell>
          <table:table-cell office:value-type="float" office:value="0.0000000038788005267" calcext:value-type="float">
            <text:p>3.8788005267E-09</text:p>
          </table:table-cell>
          <table:table-cell office:value-type="float" office:value="0.0000000164861085826" calcext:value-type="float">
            <text:p>1.64861085826E-08</text:p>
          </table:table-cell>
          <table:table-cell office:value-type="float" office:value="8.98666561226E-017" calcext:value-type="float">
            <text:p>8.98666561226E-17</text:p>
          </table:table-cell>
          <table:table-cell office:value-type="float" office:value="0.0000000000113027726447" calcext:value-type="float">
            <text:p>1.13027726447E-11</text:p>
          </table:table-cell>
          <table:table-cell office:value-type="float" office:value="9.6457606334E-017" calcext:value-type="float">
            <text:p>9.6457606334E-17</text:p>
          </table:table-cell>
          <table:table-cell office:value-type="float" office:value="0.00000444171876074" calcext:value-type="float">
            <text:p>4.44171876074E-06</text:p>
          </table:table-cell>
          <table:table-cell office:value-type="float" office:value="0.00000000157591350698" calcext:value-type="float">
            <text:p>1.57591350698E-09</text:p>
          </table:table-cell>
          <table:table-cell office:value-type="float" office:value="-0.00000000000220987429366" calcext:value-type="float">
            <text:p>-2.20987429366E-12</text:p>
          </table:table-cell>
          <table:table-cell office:value-type="float" office:value="2.78615118105E-018" calcext:value-type="float">
            <text:p>2.78615118105E-18</text:p>
          </table:table-cell>
          <table:table-cell office:value-type="float" office:value="3.0545467687" calcext:value-type="float">
            <text:p>3.0545467687</text:p>
          </table:table-cell>
        </table:table-row>
        <table:table-row table:style-name="ro1">
          <table:table-cell office:value-type="string" calcext:value-type="string">
            <text:p>perm_288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3045075" calcext:value-type="float">
            <text:p>0.0042713045075</text:p>
          </table:table-cell>
          <table:table-cell office:value-type="float" office:value="0.000000474750025319" calcext:value-type="float">
            <text:p>4.74750025319E-07</text:p>
          </table:table-cell>
          <table:table-cell office:value-type="float" office:value="0.00000000389119354545" calcext:value-type="float">
            <text:p>3.89119354545E-09</text:p>
          </table:table-cell>
          <table:table-cell office:value-type="float" office:value="0.0000000165149128936" calcext:value-type="float">
            <text:p>1.65149128936E-08</text:p>
          </table:table-cell>
          <table:table-cell office:value-type="float" office:value="9.04130050684E-017" calcext:value-type="float">
            <text:p>9.04130050684E-17</text:p>
          </table:table-cell>
          <table:table-cell office:value-type="float" office:value="0.0000000000113601095964" calcext:value-type="float">
            <text:p>1.13601095964E-11</text:p>
          </table:table-cell>
          <table:table-cell office:value-type="float" office:value="9.67091222075E-017" calcext:value-type="float">
            <text:p>9.67091222075E-17</text:p>
          </table:table-cell>
          <table:table-cell office:value-type="float" office:value="0.00000444232304262" calcext:value-type="float">
            <text:p>4.44232304262E-06</text:p>
          </table:table-cell>
          <table:table-cell office:value-type="float" office:value="0.00000000157796491851" calcext:value-type="float">
            <text:p>1.57796491851E-09</text:p>
          </table:table-cell>
          <table:table-cell office:value-type="float" office:value="-0.00000000000221057965485" calcext:value-type="float">
            <text:p>-2.21057965485E-12</text:p>
          </table:table-cell>
          <table:table-cell office:value-type="float" office:value="2.78332573467E-018" calcext:value-type="float">
            <text:p>2.78332573467E-18</text:p>
          </table:table-cell>
          <table:table-cell office:value-type="float" office:value="2.80739886659" calcext:value-type="float">
            <text:p>2.80739886659</text:p>
          </table:table-cell>
        </table:table-row>
        <table:table-row table:style-name="ro1">
          <table:table-cell office:value-type="string" calcext:value-type="string">
            <text:p>perm_288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17187355" calcext:value-type="float">
            <text:p>0.00427017187355</text:p>
          </table:table-cell>
          <table:table-cell office:value-type="float" office:value="0.000000467521164009" calcext:value-type="float">
            <text:p>4.67521164009E-07</text:p>
          </table:table-cell>
          <table:table-cell office:value-type="float" office:value="0.00000000385899556677" calcext:value-type="float">
            <text:p>3.85899556677E-09</text:p>
          </table:table-cell>
          <table:table-cell office:value-type="float" office:value="0.0000000164584704364" calcext:value-type="float">
            <text:p>1.64584704364E-08</text:p>
          </table:table-cell>
          <table:table-cell office:value-type="float" office:value="8.9197959749E-017" calcext:value-type="float">
            <text:p>8.9197959749E-17</text:p>
          </table:table-cell>
          <table:table-cell office:value-type="float" office:value="0.0000000000112362539096" calcext:value-type="float">
            <text:p>1.12362539096E-11</text:p>
          </table:table-cell>
          <table:table-cell office:value-type="float" office:value="9.61678184094E-017" calcext:value-type="float">
            <text:p>9.61678184094E-17</text:p>
          </table:table-cell>
          <table:table-cell office:value-type="float" office:value="0.00000444171166641" calcext:value-type="float">
            <text:p>4.44171166641E-06</text:p>
          </table:table-cell>
          <table:table-cell office:value-type="float" office:value="0.00000000157493435871" calcext:value-type="float">
            <text:p>1.57493435871E-09</text:p>
          </table:table-cell>
          <table:table-cell office:value-type="float" office:value="-0.00000000000221012833593" calcext:value-type="float">
            <text:p>-2.21012833593E-12</text:p>
          </table:table-cell>
          <table:table-cell office:value-type="float" office:value="2.78952134181E-018" calcext:value-type="float">
            <text:p>2.78952134181E-18</text:p>
          </table:table-cell>
          <table:table-cell office:value-type="float" office:value="2.89233218882" calcext:value-type="float">
            <text:p>2.89233218882</text:p>
          </table:table-cell>
        </table:table-row>
        <table:table-row table:style-name="ro1">
          <table:table-cell office:value-type="string" calcext:value-type="string">
            <text:p>perm_324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51791968" calcext:value-type="float">
            <text:p>0.00427151791968</text:p>
          </table:table-cell>
          <table:table-cell office:value-type="float" office:value="0.000000478860796995" calcext:value-type="float">
            <text:p>4.78860796995E-07</text:p>
          </table:table-cell>
          <table:table-cell office:value-type="float" office:value="0.0000000039034989786" calcext:value-type="float">
            <text:p>3.9034989786E-09</text:p>
          </table:table-cell>
          <table:table-cell office:value-type="float" office:value="0.0000000165311373986" calcext:value-type="float">
            <text:p>1.65311373986E-08</text:p>
          </table:table-cell>
          <table:table-cell office:value-type="float" office:value="9.09002701867E-017" calcext:value-type="float">
            <text:p>9.09002701867E-17</text:p>
          </table:table-cell>
          <table:table-cell office:value-type="float" office:value="0.0000000000114194620666" calcext:value-type="float">
            <text:p>1.14194620666E-11</text:p>
          </table:table-cell>
          <table:table-cell office:value-type="float" office:value="9.68070524427E-017" calcext:value-type="float">
            <text:p>9.68070524427E-17</text:p>
          </table:table-cell>
          <table:table-cell office:value-type="float" office:value="0.00000444175113529" calcext:value-type="float">
            <text:p>4.44175113529E-06</text:p>
          </table:table-cell>
          <table:table-cell office:value-type="float" office:value="0.0000000015784548025" calcext:value-type="float">
            <text:p>1.5784548025E-09</text:p>
          </table:table-cell>
          <table:table-cell office:value-type="float" office:value="0.00000000000179420757966" calcext:value-type="float">
            <text:p>1.79420757966E-12</text:p>
          </table:table-cell>
          <table:table-cell office:value-type="float" office:value="-4.59800601067E-018" calcext:value-type="float">
            <text:p>-4.59800601067E-18</text:p>
          </table:table-cell>
          <table:table-cell office:value-type="float" office:value="2.71755330338" calcext:value-type="float">
            <text:p>2.71755330338</text:p>
          </table:table-cell>
        </table:table-row>
        <table:table-row table:style-name="ro1">
          <table:table-cell office:value-type="string" calcext:value-type="string">
            <text:p>perm_324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00196797" calcext:value-type="float">
            <text:p>0.00427100196797</text:p>
          </table:table-cell>
          <table:table-cell office:value-type="float" office:value="0.000000473762821642" calcext:value-type="float">
            <text:p>4.73762821642E-07</text:p>
          </table:table-cell>
          <table:table-cell office:value-type="float" office:value="0.00000000388588173001" calcext:value-type="float">
            <text:p>3.88588173001E-09</text:p>
          </table:table-cell>
          <table:table-cell office:value-type="float" office:value="0.0000000165024277154" calcext:value-type="float">
            <text:p>1.65024277154E-08</text:p>
          </table:table-cell>
          <table:table-cell office:value-type="float" office:value="9.01932576527E-017" calcext:value-type="float">
            <text:p>9.01932576527E-17</text:p>
          </table:table-cell>
          <table:table-cell office:value-type="float" office:value="0.0000000000113398397907" calcext:value-type="float">
            <text:p>1.13398397907E-11</text:p>
          </table:table-cell>
          <table:table-cell office:value-type="float" office:value="9.65854489171E-017" calcext:value-type="float">
            <text:p>9.65854489171E-17</text:p>
          </table:table-cell>
          <table:table-cell office:value-type="float" office:value="0.00000444192374719" calcext:value-type="float">
            <text:p>4.44192374719E-06</text:p>
          </table:table-cell>
          <table:table-cell office:value-type="float" office:value="0.00000000157706824817" calcext:value-type="float">
            <text:p>1.57706824817E-09</text:p>
          </table:table-cell>
          <table:table-cell office:value-type="float" office:value="0.00000000000178920523539" calcext:value-type="float">
            <text:p>1.78920523539E-12</text:p>
          </table:table-cell>
          <table:table-cell office:value-type="float" office:value="-4.57036476152E-018" calcext:value-type="float">
            <text:p>-4.57036476152E-18</text:p>
          </table:table-cell>
          <table:table-cell office:value-type="float" office:value="2.75572013393" calcext:value-type="float">
            <text:p>2.75572013393</text:p>
          </table:table-cell>
        </table:table-row>
        <table:table-row table:style-name="ro1">
          <table:table-cell office:value-type="string" calcext:value-type="string">
            <text:p>perm_324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66087179" calcext:value-type="float">
            <text:p>0.00427066087179</text:p>
          </table:table-cell>
          <table:table-cell office:value-type="float" office:value="0.000000471595000276" calcext:value-type="float">
            <text:p>4.71595000276E-07</text:p>
          </table:table-cell>
          <table:table-cell office:value-type="float" office:value="0.00000000387710068929" calcext:value-type="float">
            <text:p>3.87710068929E-09</text:p>
          </table:table-cell>
          <table:table-cell office:value-type="float" office:value="0.0000000164865818704" calcext:value-type="float">
            <text:p>1.64865818704E-08</text:p>
          </table:table-cell>
          <table:table-cell office:value-type="float" office:value="8.9866579534E-017" calcext:value-type="float">
            <text:p>8.9866579534E-17</text:p>
          </table:table-cell>
          <table:table-cell office:value-type="float" office:value="0.0000000000113035268466" calcext:value-type="float">
            <text:p>1.13035268466E-11</text:p>
          </table:table-cell>
          <table:table-cell office:value-type="float" office:value="9.64259468036E-017" calcext:value-type="float">
            <text:p>9.64259468036E-17</text:p>
          </table:table-cell>
          <table:table-cell office:value-type="float" office:value="0.00000444173732039" calcext:value-type="float">
            <text:p>4.44173732039E-06</text:p>
          </table:table-cell>
          <table:table-cell office:value-type="float" office:value="0.00000000157618514764" calcext:value-type="float">
            <text:p>1.57618514764E-09</text:p>
          </table:table-cell>
          <table:table-cell office:value-type="float" office:value="0.00000000000178763320941" calcext:value-type="float">
            <text:p>1.78763320941E-12</text:p>
          </table:table-cell>
          <table:table-cell office:value-type="float" office:value="-4.55544398164E-018" calcext:value-type="float">
            <text:p>-4.55544398164E-18</text:p>
          </table:table-cell>
          <table:table-cell office:value-type="float" office:value="2.77420040029" calcext:value-type="float">
            <text:p>2.77420040029</text:p>
          </table:table-cell>
        </table:table-row>
        <table:table-row table:style-name="ro1">
          <table:table-cell office:value-type="string" calcext:value-type="string">
            <text:p>perm_324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1331353" calcext:value-type="float">
            <text:p>0.0042711331353</text:p>
          </table:table-cell>
          <table:table-cell office:value-type="float" office:value="0.000000475658005935" calcext:value-type="float">
            <text:p>4.75658005935E-07</text:p>
          </table:table-cell>
          <table:table-cell office:value-type="float" office:value="0.00000000389314103784" calcext:value-type="float">
            <text:p>3.89314103784E-09</text:p>
          </table:table-cell>
          <table:table-cell office:value-type="float" office:value="0.000000016509774185" calcext:value-type="float">
            <text:p>1.6509774185E-08</text:p>
          </table:table-cell>
          <table:table-cell office:value-type="float" office:value="9.03856620833E-017" calcext:value-type="float">
            <text:p>9.03856620833E-17</text:p>
          </table:table-cell>
          <table:table-cell office:value-type="float" office:value="0.0000000000113671315929" calcext:value-type="float">
            <text:p>1.13671315929E-11</text:p>
          </table:table-cell>
          <table:table-cell office:value-type="float" office:value="9.66954284802E-017" calcext:value-type="float">
            <text:p>9.66954284802E-17</text:p>
          </table:table-cell>
          <table:table-cell office:value-type="float" office:value="0.00000444173006337" calcext:value-type="float">
            <text:p>4.44173006337E-06</text:p>
          </table:table-cell>
          <table:table-cell office:value-type="float" office:value="0.0000000015770791434" calcext:value-type="float">
            <text:p>1.5770791434E-09</text:p>
          </table:table-cell>
          <table:table-cell office:value-type="float" office:value="0.00000000000179137767293" calcext:value-type="float">
            <text:p>1.79137767293E-12</text:p>
          </table:table-cell>
          <table:table-cell office:value-type="float" office:value="-4.57837529689E-018" calcext:value-type="float">
            <text:p>-4.57837529689E-18</text:p>
          </table:table-cell>
          <table:table-cell office:value-type="float" office:value="2.6827055017" calcext:value-type="float">
            <text:p>2.6827055017</text:p>
          </table:table-cell>
        </table:table-row>
        <table:table-row table:style-name="ro1">
          <table:table-cell office:value-type="string" calcext:value-type="string">
            <text:p>perm_324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03722532" calcext:value-type="float">
            <text:p>0.00427003722532</text:p>
          </table:table-cell>
          <table:table-cell office:value-type="float" office:value="0.000000467215233192" calcext:value-type="float">
            <text:p>4.67215233192E-07</text:p>
          </table:table-cell>
          <table:table-cell office:value-type="float" office:value="0.0000000038589136568" calcext:value-type="float">
            <text:p>3.8589136568E-09</text:p>
          </table:table-cell>
          <table:table-cell office:value-type="float" office:value="0.0000000164570901578" calcext:value-type="float">
            <text:p>1.64570901578E-08</text:p>
          </table:table-cell>
          <table:table-cell office:value-type="float" office:value="8.91314144676E-017" calcext:value-type="float">
            <text:p>8.91314144676E-17</text:p>
          </table:table-cell>
          <table:table-cell office:value-type="float" office:value="0.0000000000112315022287" calcext:value-type="float">
            <text:p>1.12315022287E-11</text:p>
          </table:table-cell>
          <table:table-cell office:value-type="float" office:value="9.62051090853E-017" calcext:value-type="float">
            <text:p>9.62051090853E-17</text:p>
          </table:table-cell>
          <table:table-cell office:value-type="float" office:value="0.0000044415006681" calcext:value-type="float">
            <text:p>4.4415006681E-06</text:p>
          </table:table-cell>
          <table:table-cell office:value-type="float" office:value="0.00000000157477206262" calcext:value-type="float">
            <text:p>1.57477206262E-09</text:p>
          </table:table-cell>
          <table:table-cell office:value-type="float" office:value="0.00000000000178342761572" calcext:value-type="float">
            <text:p>1.78342761572E-12</text:p>
          </table:table-cell>
          <table:table-cell office:value-type="float" office:value="-4.52503377867E-018" calcext:value-type="float">
            <text:p>-4.52503377867E-18</text:p>
          </table:table-cell>
          <table:table-cell office:value-type="float" office:value="2.69348213729" calcext:value-type="float">
            <text:p>2.69348213729</text:p>
          </table:table-cell>
        </table:table-row>
        <table:table-row table:style-name="ro1">
          <table:table-cell office:value-type="string" calcext:value-type="string">
            <text:p>perm_36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20152356" calcext:value-type="float">
            <text:p>0.00427120152356</text:p>
          </table:table-cell>
          <table:table-cell office:value-type="float" office:value="0.000000478643352019" calcext:value-type="float">
            <text:p>4.78643352019E-07</text:p>
          </table:table-cell>
          <table:table-cell office:value-type="float" office:value="0.00000000390614909563" calcext:value-type="float">
            <text:p>3.90614909563E-09</text:p>
          </table:table-cell>
          <table:table-cell office:value-type="float" office:value="0.0000000165323117632" calcext:value-type="float">
            <text:p>1.65323117632E-08</text:p>
          </table:table-cell>
          <table:table-cell office:value-type="float" office:value="9.08854674733E-017" calcext:value-type="float">
            <text:p>9.08854674733E-17</text:p>
          </table:table-cell>
          <table:table-cell office:value-type="float" office:value="0.0000000000114176197348" calcext:value-type="float">
            <text:p>1.14176197348E-11</text:p>
          </table:table-cell>
          <table:table-cell office:value-type="float" office:value="9.69021648743E-017" calcext:value-type="float">
            <text:p>9.69021648743E-17</text:p>
          </table:table-cell>
          <table:table-cell office:value-type="float" office:value="0.0000044411297757" calcext:value-type="float">
            <text:p>4.4411297757E-06</text:p>
          </table:table-cell>
          <table:table-cell office:value-type="float" office:value="0.00000000157827033344" calcext:value-type="float">
            <text:p>1.57827033344E-09</text:p>
          </table:table-cell>
          <table:table-cell office:value-type="float" office:value="-0.00000000000398069451792" calcext:value-type="float">
            <text:p>-3.98069451792E-12</text:p>
          </table:table-cell>
          <table:table-cell office:value-type="float" office:value="9.2518530386E-018" calcext:value-type="float">
            <text:p>9.2518530386E-18</text:p>
          </table:table-cell>
          <table:table-cell office:value-type="float" office:value="2.71757831727" calcext:value-type="float">
            <text:p>2.71757831727</text:p>
          </table:table-cell>
        </table:table-row>
        <table:table-row table:style-name="ro1">
          <table:table-cell office:value-type="string" calcext:value-type="string">
            <text:p>perm_36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14808228" calcext:value-type="float">
            <text:p>0.00427114808228</text:p>
          </table:table-cell>
          <table:table-cell office:value-type="float" office:value="0.000000473987880484" calcext:value-type="float">
            <text:p>4.73987880484E-07</text:p>
          </table:table-cell>
          <table:table-cell office:value-type="float" office:value="0.00000000388632027227" calcext:value-type="float">
            <text:p>3.88632027227E-09</text:p>
          </table:table-cell>
          <table:table-cell office:value-type="float" office:value="0.0000000165001567362" calcext:value-type="float">
            <text:p>1.65001567362E-08</text:p>
          </table:table-cell>
          <table:table-cell office:value-type="float" office:value="9.01574691464E-017" calcext:value-type="float">
            <text:p>9.01574691464E-17</text:p>
          </table:table-cell>
          <table:table-cell office:value-type="float" office:value="0.0000000000113408270985" calcext:value-type="float">
            <text:p>1.13408270985E-11</text:p>
          </table:table-cell>
          <table:table-cell office:value-type="float" office:value="9.65917425009E-017" calcext:value-type="float">
            <text:p>9.65917425009E-17</text:p>
          </table:table-cell>
          <table:table-cell office:value-type="float" office:value="0.00000444217951508" calcext:value-type="float">
            <text:p>4.44217951508E-06</text:p>
          </table:table-cell>
          <table:table-cell office:value-type="float" office:value="0.00000000157672955799" calcext:value-type="float">
            <text:p>1.57672955799E-09</text:p>
          </table:table-cell>
          <table:table-cell office:value-type="float" office:value="-0.00000000000395426199012" calcext:value-type="float">
            <text:p>-3.95426199012E-12</text:p>
          </table:table-cell>
          <table:table-cell office:value-type="float" office:value="9.24411734334E-018" calcext:value-type="float">
            <text:p>9.24411734334E-18</text:p>
          </table:table-cell>
          <table:table-cell office:value-type="float" office:value="2.74102275521" calcext:value-type="float">
            <text:p>2.74102275521</text:p>
          </table:table-cell>
        </table:table-row>
        <table:table-row table:style-name="ro1">
          <table:table-cell office:value-type="string" calcext:value-type="string">
            <text:p>perm_36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62940654" calcext:value-type="float">
            <text:p>0.00427062940654</text:p>
          </table:table-cell>
          <table:table-cell office:value-type="float" office:value="0.000000471349294865" calcext:value-type="float">
            <text:p>4.71349294865E-07</text:p>
          </table:table-cell>
          <table:table-cell office:value-type="float" office:value="0.0000000038764199136" calcext:value-type="float">
            <text:p>3.8764199136E-09</text:p>
          </table:table-cell>
          <table:table-cell office:value-type="float" office:value="0.000000016487278614" calcext:value-type="float">
            <text:p>1.6487278614E-08</text:p>
          </table:table-cell>
          <table:table-cell office:value-type="float" office:value="8.98341568187E-017" calcext:value-type="float">
            <text:p>8.98341568187E-17</text:p>
          </table:table-cell>
          <table:table-cell office:value-type="float" office:value="0.0000000000113009468562" calcext:value-type="float">
            <text:p>1.13009468562E-11</text:p>
          </table:table-cell>
          <table:table-cell office:value-type="float" office:value="9.64517567024E-017" calcext:value-type="float">
            <text:p>9.64517567024E-17</text:p>
          </table:table-cell>
          <table:table-cell office:value-type="float" office:value="0.00000444173155829" calcext:value-type="float">
            <text:p>4.44173155829E-06</text:p>
          </table:table-cell>
          <table:table-cell office:value-type="float" office:value="0.00000000157635733755" calcext:value-type="float">
            <text:p>1.57635733755E-09</text:p>
          </table:table-cell>
          <table:table-cell office:value-type="float" office:value="-0.0000000000039415111632" calcext:value-type="float">
            <text:p>-3.9415111632E-12</text:p>
          </table:table-cell>
          <table:table-cell office:value-type="float" office:value="9.24164142292E-018" calcext:value-type="float">
            <text:p>9.24164142292E-18</text:p>
          </table:table-cell>
          <table:table-cell office:value-type="float" office:value="2.78403295175" calcext:value-type="float">
            <text:p>2.78403295175</text:p>
          </table:table-cell>
        </table:table-row>
        <table:table-row table:style-name="ro1">
          <table:table-cell office:value-type="string" calcext:value-type="string">
            <text:p>perm_36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78970905" calcext:value-type="float">
            <text:p>0.00427178970905</text:p>
          </table:table-cell>
          <table:table-cell office:value-type="float" office:value="0.000000476017302266" calcext:value-type="float">
            <text:p>4.76017302266E-07</text:p>
          </table:table-cell>
          <table:table-cell office:value-type="float" office:value="0.00000000389520919114" calcext:value-type="float">
            <text:p>3.89520919114E-09</text:p>
          </table:table-cell>
          <table:table-cell office:value-type="float" office:value="0.0000000165202959152" calcext:value-type="float">
            <text:p>1.65202959152E-08</text:p>
          </table:table-cell>
          <table:table-cell office:value-type="float" office:value="9.05748226352E-017" calcext:value-type="float">
            <text:p>9.05748226352E-17</text:p>
          </table:table-cell>
          <table:table-cell office:value-type="float" office:value="0.0000000000113787716464" calcext:value-type="float">
            <text:p>1.13787716464E-11</text:p>
          </table:table-cell>
          <table:table-cell office:value-type="float" office:value="9.67399463479E-017" calcext:value-type="float">
            <text:p>9.67399463479E-17</text:p>
          </table:table-cell>
          <table:table-cell office:value-type="float" office:value="0.00000444304250401" calcext:value-type="float">
            <text:p>4.44304250401E-06</text:p>
          </table:table-cell>
          <table:table-cell office:value-type="float" office:value="0.0000000015781358405" calcext:value-type="float">
            <text:p>1.5781358405E-09</text:p>
          </table:table-cell>
          <table:table-cell office:value-type="float" office:value="-0.00000000000396765866776" calcext:value-type="float">
            <text:p>-3.96765866776E-12</text:p>
          </table:table-cell>
          <table:table-cell office:value-type="float" office:value="9.24691940619E-018" calcext:value-type="float">
            <text:p>9.24691940619E-18</text:p>
          </table:table-cell>
          <table:table-cell office:value-type="float" office:value="2.67335172904" calcext:value-type="float">
            <text:p>2.67335172904</text:p>
          </table:table-cell>
        </table:table-row>
        <table:table-row table:style-name="ro1">
          <table:table-cell office:value-type="string" calcext:value-type="string">
            <text:p>perm_36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25973649" calcext:value-type="float">
            <text:p>0.00427025973649</text:p>
          </table:table-cell>
          <table:table-cell office:value-type="float" office:value="0.000000467776141791" calcext:value-type="float">
            <text:p>4.67776141791E-07</text:p>
          </table:table-cell>
          <table:table-cell office:value-type="float" office:value="0.00000000385850609494" calcext:value-type="float">
            <text:p>3.85850609494E-09</text:p>
          </table:table-cell>
          <table:table-cell office:value-type="float" office:value="0.0000000164583714568" calcext:value-type="float">
            <text:p>1.64583714568E-08</text:p>
          </table:table-cell>
          <table:table-cell office:value-type="float" office:value="8.91365490717E-017" calcext:value-type="float">
            <text:p>8.91365490717E-17</text:p>
          </table:table-cell>
          <table:table-cell office:value-type="float" office:value="0.000000000011238731611" calcext:value-type="float">
            <text:p>1.1238731611E-11</text:p>
          </table:table-cell>
          <table:table-cell office:value-type="float" office:value="9.62117891677E-017" calcext:value-type="float">
            <text:p>9.62117891677E-17</text:p>
          </table:table-cell>
          <table:table-cell office:value-type="float" office:value="0.00000444183551882" calcext:value-type="float">
            <text:p>4.44183551882E-06</text:p>
          </table:table-cell>
          <table:table-cell office:value-type="float" office:value="0.00000000157498317023" calcext:value-type="float">
            <text:p>1.57498317023E-09</text:p>
          </table:table-cell>
          <table:table-cell office:value-type="float" office:value="-0.00000000000391698275515" calcext:value-type="float">
            <text:p>-3.91698275515E-12</text:p>
          </table:table-cell>
          <table:table-cell office:value-type="float" office:value="9.24100552559E-018" calcext:value-type="float">
            <text:p>9.24100552559E-18</text:p>
          </table:table-cell>
          <table:table-cell office:value-type="float" office:value="2.69733193421" calcext:value-type="float">
            <text:p>2.69733193421</text:p>
          </table:table-cell>
        </table:table-row>
        <table:table-row table:style-name="ro1">
          <table:table-cell office:value-type="string" calcext:value-type="string">
            <text:p>perm_72r_10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43006123" calcext:value-type="float">
            <text:p>0.00427143006123</text:p>
          </table:table-cell>
          <table:table-cell office:value-type="float" office:value="0.000000478792920861" calcext:value-type="float">
            <text:p>4.78792920861E-07</text:p>
          </table:table-cell>
          <table:table-cell office:value-type="float" office:value="0.00000000391269430762" calcext:value-type="float">
            <text:p>3.91269430762E-09</text:p>
          </table:table-cell>
          <table:table-cell office:value-type="float" office:value="0.0000000165391489593" calcext:value-type="float">
            <text:p>1.65391489593E-08</text:p>
          </table:table-cell>
          <table:table-cell office:value-type="float" office:value="9.09886770159E-017" calcext:value-type="float">
            <text:p>9.09886770159E-17</text:p>
          </table:table-cell>
          <table:table-cell office:value-type="float" office:value="0.0000000000114236530748" calcext:value-type="float">
            <text:p>1.14236530748E-11</text:p>
          </table:table-cell>
          <table:table-cell office:value-type="float" office:value="9.70709931117E-017" calcext:value-type="float">
            <text:p>9.70709931117E-17</text:p>
          </table:table-cell>
          <table:table-cell office:value-type="float" office:value="0.00000444158046177" calcext:value-type="float">
            <text:p>4.44158046177E-06</text:p>
          </table:table-cell>
          <table:table-cell office:value-type="float" office:value="0.00000000157830683145" calcext:value-type="float">
            <text:p>1.57830683145E-09</text:p>
          </table:table-cell>
          <table:table-cell office:value-type="float" office:value="-0.00000000000215302757988" calcext:value-type="float">
            <text:p>-2.15302757988E-12</text:p>
          </table:table-cell>
          <table:table-cell office:value-type="float" office:value="6.50003684933E-018" calcext:value-type="float">
            <text:p>6.50003684933E-18</text:p>
          </table:table-cell>
          <table:table-cell office:value-type="float" office:value="2.95652299467" calcext:value-type="float">
            <text:p>2.95652299467</text:p>
          </table:table-cell>
        </table:table-row>
        <table:table-row table:style-name="ro1">
          <table:table-cell office:value-type="string" calcext:value-type="string">
            <text:p>perm_72r_125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06623355" calcext:value-type="float">
            <text:p>0.00427106623355</text:p>
          </table:table-cell>
          <table:table-cell office:value-type="float" office:value="0.000000473525455483" calcext:value-type="float">
            <text:p>4.73525455483E-07</text:p>
          </table:table-cell>
          <table:table-cell office:value-type="float" office:value="0.00000000388635979922" calcext:value-type="float">
            <text:p>3.88635979922E-09</text:p>
          </table:table-cell>
          <table:table-cell office:value-type="float" office:value="0.0000000165026551411" calcext:value-type="float">
            <text:p>1.65026551411E-08</text:p>
          </table:table-cell>
          <table:table-cell office:value-type="float" office:value="9.01739196577E-017" calcext:value-type="float">
            <text:p>9.01739196577E-17</text:p>
          </table:table-cell>
          <table:table-cell office:value-type="float" office:value="0.0000000000113371124611" calcext:value-type="float">
            <text:p>1.13371124611E-11</text:p>
          </table:table-cell>
          <table:table-cell office:value-type="float" office:value="9.66183600057E-017" calcext:value-type="float">
            <text:p>9.66183600057E-17</text:p>
          </table:table-cell>
          <table:table-cell office:value-type="float" office:value="0.00000444212032898" calcext:value-type="float">
            <text:p>4.44212032898E-06</text:p>
          </table:table-cell>
          <table:table-cell office:value-type="float" office:value="0.00000000157703691773" calcext:value-type="float">
            <text:p>1.57703691773E-09</text:p>
          </table:table-cell>
          <table:table-cell office:value-type="float" office:value="-0.00000000000214848148082" calcext:value-type="float">
            <text:p>-2.14848148082E-12</text:p>
          </table:table-cell>
          <table:table-cell office:value-type="float" office:value="6.49676768649E-018" calcext:value-type="float">
            <text:p>6.49676768649E-18</text:p>
          </table:table-cell>
          <table:table-cell office:value-type="float" office:value="2.97106468959" calcext:value-type="float">
            <text:p>2.97106468959</text:p>
          </table:table-cell>
        </table:table-row>
        <table:table-row table:style-name="ro1">
          <table:table-cell office:value-type="string" calcext:value-type="string">
            <text:p>perm_72r_156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62221869" calcext:value-type="float">
            <text:p>0.00427062221869</text:p>
          </table:table-cell>
          <table:table-cell office:value-type="float" office:value="0.000000471297701121" calcext:value-type="float">
            <text:p>4.71297701121E-07</text:p>
          </table:table-cell>
          <table:table-cell office:value-type="float" office:value="0.00000000387743035211" calcext:value-type="float">
            <text:p>3.87743035211E-09</text:p>
          </table:table-cell>
          <table:table-cell office:value-type="float" office:value="0.0000000164870959414" calcext:value-type="float">
            <text:p>1.64870959414E-08</text:p>
          </table:table-cell>
          <table:table-cell office:value-type="float" office:value="8.98400713298E-017" calcext:value-type="float">
            <text:p>8.98400713298E-17</text:p>
          </table:table-cell>
          <table:table-cell office:value-type="float" office:value="0.0000000000113001147194" calcext:value-type="float">
            <text:p>1.13001147194E-11</text:p>
          </table:table-cell>
          <table:table-cell office:value-type="float" office:value="9.64667279695E-017" calcext:value-type="float">
            <text:p>9.64667279695E-17</text:p>
          </table:table-cell>
          <table:table-cell office:value-type="float" office:value="0.00000444172910841" calcext:value-type="float">
            <text:p>4.44172910841E-06</text:p>
          </table:table-cell>
          <table:table-cell office:value-type="float" office:value="0.00000000157620819866" calcext:value-type="float">
            <text:p>1.57620819866E-09</text:p>
          </table:table-cell>
          <table:table-cell office:value-type="float" office:value="-0.00000000000214540084386" calcext:value-type="float">
            <text:p>-2.14540084386E-12</text:p>
          </table:table-cell>
          <table:table-cell office:value-type="float" office:value="6.4980445195E-018" calcext:value-type="float">
            <text:p>6.4980445195E-18</text:p>
          </table:table-cell>
          <table:table-cell office:value-type="float" office:value="3.05066335236" calcext:value-type="float">
            <text:p>3.05066335236</text:p>
          </table:table-cell>
        </table:table-row>
        <table:table-row table:style-name="ro1">
          <table:table-cell office:value-type="string" calcext:value-type="string">
            <text:p>perm_72r_64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153211177" calcext:value-type="float">
            <text:p>0.00427153211177</text:p>
          </table:table-cell>
          <table:table-cell office:value-type="float" office:value="0.000000475934929042" calcext:value-type="float">
            <text:p>4.75934929042E-07</text:p>
          </table:table-cell>
          <table:table-cell office:value-type="float" office:value="0.00000000389792254172" calcext:value-type="float">
            <text:p>3.89792254172E-09</text:p>
          </table:table-cell>
          <table:table-cell office:value-type="float" office:value="0.0000000165133223561" calcext:value-type="float">
            <text:p>1.65133223561E-08</text:p>
          </table:table-cell>
          <table:table-cell office:value-type="float" office:value="9.0510886505E-017" calcext:value-type="float">
            <text:p>9.0510886505E-17</text:p>
          </table:table-cell>
          <table:table-cell office:value-type="float" office:value="0.0000000000113728252135" calcext:value-type="float">
            <text:p>1.13728252135E-11</text:p>
          </table:table-cell>
          <table:table-cell office:value-type="float" office:value="9.67480356666E-017" calcext:value-type="float">
            <text:p>9.67480356666E-17</text:p>
          </table:table-cell>
          <table:table-cell office:value-type="float" office:value="0.0000044425129132" calcext:value-type="float">
            <text:p>4.4425129132E-06</text:p>
          </table:table-cell>
          <table:table-cell office:value-type="float" office:value="0.0000000015769249768" calcext:value-type="float">
            <text:p>1.5769249768E-09</text:p>
          </table:table-cell>
          <table:table-cell office:value-type="float" office:value="-0.0000000000021512375" calcext:value-type="float">
            <text:p>-2.1512375E-12</text:p>
          </table:table-cell>
          <table:table-cell office:value-type="float" office:value="6.4912265339E-018" calcext:value-type="float">
            <text:p>6.4912265339E-18</text:p>
          </table:table-cell>
          <table:table-cell office:value-type="float" office:value="2.88390740712" calcext:value-type="float">
            <text:p>2.88390740712</text:p>
          </table:table-cell>
        </table:table-row>
        <table:table-row table:style-name="ro1">
          <table:table-cell office:value-type="string" calcext:value-type="string">
            <text:p>perm_72r_80s.png</text:p>
          </table:table-cell>
          <table:table-cell office:value-type="float" office:value="0" calcext:value-type="float">
            <text:p>0</text:p>
          </table:table-cell>
          <table:table-cell office:value-type="float" office:value="0.0042701176564" calcext:value-type="float">
            <text:p>0.0042701176564</text:p>
          </table:table-cell>
          <table:table-cell office:value-type="float" office:value="0.000000467503001405" calcext:value-type="float">
            <text:p>4.67503001405E-07</text:p>
          </table:table-cell>
          <table:table-cell office:value-type="float" office:value="0.0000000038612828012" calcext:value-type="float">
            <text:p>3.8612828012E-09</text:p>
          </table:table-cell>
          <table:table-cell office:value-type="float" office:value="0.0000000164551230445" calcext:value-type="float">
            <text:p>1.64551230445E-08</text:p>
          </table:table-cell>
          <table:table-cell office:value-type="float" office:value="8.9104050474E-017" calcext:value-type="float">
            <text:p>8.9104050474E-17</text:p>
          </table:table-cell>
          <table:table-cell office:value-type="float" office:value="0.0000000000112332664789" calcext:value-type="float">
            <text:p>1.12332664789E-11</text:p>
          </table:table-cell>
          <table:table-cell office:value-type="float" office:value="9.62532555188E-017" calcext:value-type="float">
            <text:p>9.62532555188E-17</text:p>
          </table:table-cell>
          <table:table-cell office:value-type="float" office:value="0.00000444160044952" calcext:value-type="float">
            <text:p>4.44160044952E-06</text:p>
          </table:table-cell>
          <table:table-cell office:value-type="float" office:value="0.00000000157423003041" calcext:value-type="float">
            <text:p>1.57423003041E-09</text:p>
          </table:table-cell>
          <table:table-cell office:value-type="float" office:value="-0.00000000000213740127119" calcext:value-type="float">
            <text:p>-2.13740127119E-12</text:p>
          </table:table-cell>
          <table:table-cell office:value-type="float" office:value="6.51214501334E-018" calcext:value-type="float">
            <text:p>6.51214501334E-18</text:p>
          </table:table-cell>
          <table:table-cell office:value-type="float" office:value="2.91136803925" calcext:value-type="float">
            <text:p>2.91136803925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Średnia</text:p>
          </table:table-cell>
          <table:table-cell/>
          <table:table-cell table:formula="of:=AVERAGE([.C2:.C52])" office:value-type="float" office:value="0.00427092967506667" calcext:value-type="float">
            <text:p>0.004270929675067</text:p>
          </table:table-cell>
          <table:table-cell table:formula="of:=AVERAGE([.D2:.D52])" office:value-type="float" office:value="0.00000047349149215251" calcext:value-type="float">
            <text:p>4.7349149215251E-07</text:p>
          </table:table-cell>
          <table:table-cell table:formula="of:=AVERAGE([.E2:.E52])" office:value-type="float" office:value="0.0000000038853793175498" calcext:value-type="float">
            <text:p>3.8853793175498E-09</text:p>
          </table:table-cell>
          <table:table-cell table:formula="of:=AVERAGE([.F2:.F52])" office:value-type="float" office:value="0.0000000164990737919529" calcext:value-type="float">
            <text:p>1.64990737919529E-08</text:p>
          </table:table-cell>
          <table:table-cell table:formula="of:=AVERAGE([.G2:.G52])" office:value-type="float" office:value="9.01290837760745E-017" calcext:value-type="float">
            <text:p>9.01290837760745E-17</text:p>
          </table:table-cell>
          <table:table-cell table:formula="of:=AVERAGE([.H2:.H52])" office:value-type="float" office:value="0.0000000000113342202397686" calcext:value-type="float">
            <text:p>1.13342202397686E-11</text:p>
          </table:table-cell>
          <table:table-cell table:formula="of:=AVERAGE([.I2:.I52])" office:value-type="float" office:value="9.65788606626883E-017" calcext:value-type="float">
            <text:p>9.65788606626883E-17</text:p>
          </table:table-cell>
          <table:table-cell table:formula="of:=AVERAGE([.J2:.J52])" office:value-type="float" office:value="0.00000444183726336882" calcext:value-type="float">
            <text:p>4.44183726336882E-06</text:p>
          </table:table-cell>
          <table:table-cell table:formula="of:=AVERAGE([.K2:.K52])" office:value-type="float" office:value="0.00000000157671180929922" calcext:value-type="float">
            <text:p>1.57671180929922E-09</text:p>
          </table:table-cell>
          <table:table-cell table:formula="of:=AVERAGE([.L2:.L52])" office:value-type="float" office:value="-0.00000000000034222483442" calcext:value-type="float">
            <text:p>-3.4222483442E-13</text:p>
          </table:table-cell>
          <table:table-cell table:formula="of:=AVERAGE([.M2:.M52])" office:value-type="float" office:value="4.30329347795588E-018" calcext:value-type="float">
            <text:p>4.30329347795588E-18</text:p>
          </table:table-cell>
          <table:table-cell table:formula="of:=AVERAGE([.N2:.N52])" office:value-type="float" office:value="2.86970629289471" calcext:value-type="float">
            <text:p>2.86970629289471</text:p>
          </table:table-cell>
        </table:table-row>
        <table:table-row table:style-name="ro1">
          <table:table-cell office:value-type="string" calcext:value-type="string">
            <text:p>Odchylenie standardowe</text:p>
          </table:table-cell>
          <table:table-cell/>
          <table:table-cell table:formula="of:=STDEV([.C2:.C52])" office:value-type="float" office:value="0.000000511268555597652" calcext:value-type="float">
            <text:p>5.11268555597652E-07</text:p>
          </table:table-cell>
          <table:table-cell table:formula="of:=STDEV([.D2:.D52])" office:value-type="float" office:value="0.00000000389716175410975" calcext:value-type="float">
            <text:p>3.89716175410975E-09</text:p>
          </table:table-cell>
          <table:table-cell table:formula="of:=STDEV([.E2:.E52])" office:value-type="float" office:value="0.000000000016834684474589" calcext:value-type="float">
            <text:p>1.6834684474589E-11</text:p>
          </table:table-cell>
          <table:table-cell table:formula="of:=STDEV([.F2:.F52])" office:value-type="float" office:value="0.0000000000269115534448423" calcext:value-type="float">
            <text:p>2.69115534448423E-11</text:p>
          </table:table-cell>
          <table:table-cell table:formula="of:=STDEV([.G2:.G52])" office:value-type="float" office:value="6.16283906226632E-019" calcext:value-type="float">
            <text:p>6.16283906226632E-19</text:p>
          </table:table-cell>
          <table:table-cell table:formula="of:=STDEV([.H2:.H52])" office:value-type="float" office:value="0.0000000000000642072578513035" calcext:value-type="float">
            <text:p>6.42072578513035E-14</text:p>
          </table:table-cell>
          <table:table-cell table:formula="of:=STDEV([.I2:.I52])" office:value-type="float" office:value="2.6019243428662E-019" calcext:value-type="float">
            <text:p>2.6019243428662E-19</text:p>
          </table:table-cell>
          <table:table-cell table:formula="of:=STDEV([.J2:.J52])" office:value-type="float" office:value="0.000000000479729723254199" calcext:value-type="float">
            <text:p>4.79729723254199E-10</text:p>
          </table:table-cell>
          <table:table-cell table:formula="of:=STDEV([.K2:.K52])" office:value-type="float" office:value="0.00000000000130262386024263" calcext:value-type="float">
            <text:p>1.30262386024263E-12</text:p>
          </table:table-cell>
          <table:table-cell table:formula="of:=STDEV([.L2:.L52])" office:value-type="float" office:value="0.00000000000311273246593048" calcext:value-type="float">
            <text:p>3.11273246593048E-12</text:p>
          </table:table-cell>
          <table:table-cell table:formula="of:=STDEV([.M2:.M52])" office:value-type="float" office:value="4.89492276640419E-018" calcext:value-type="float">
            <text:p>4.89492276640419E-18</text:p>
          </table:table-cell>
          <table:table-cell table:formula="of:=STDEV([.N2:.N52])" office:value-type="float" office:value="0.149576477978147" calcext:value-type="float">
            <text:p>0.149576477978147</text:p>
          </table:table-cell>
        </table:table-row>
        <table:table-row table:style-name="ro1">
          <table:table-cell office:value-type="string" calcext:value-type="string">
            <text:p>Kwartyle</text:p>
          </table:table-cell>
          <table:table-cell office:value-type="float" office:value="0" calcext:value-type="float">
            <text:p>0</text:p>
          </table:table-cell>
          <table:table-cell table:formula="of:=QUARTILE([.C$2:.C$52]; [.$B58])" office:value-type="float" office:value="0.00427000910873" calcext:value-type="float">
            <text:p>0.00427000910873</text:p>
          </table:table-cell>
          <table:table-cell table:formula="of:=QUARTILE([.D$2:.D$52]; [.$B58])" office:value-type="float" office:value="0.000000467215233192" calcext:value-type="float">
            <text:p>4.67215233192E-07</text:p>
          </table:table-cell>
          <table:table-cell table:formula="of:=QUARTILE([.E$2:.E$52]; [.$B58])" office:value-type="float" office:value="0.00000000385723040688" calcext:value-type="float">
            <text:p>3.85723040688E-09</text:p>
          </table:table-cell>
          <table:table-cell table:formula="of:=QUARTILE([.F$2:.F$52]; [.$B58])" office:value-type="float" office:value="0.0000000164527590695" calcext:value-type="float">
            <text:p>1.64527590695E-08</text:p>
          </table:table-cell>
          <table:table-cell table:formula="of:=QUARTILE([.G$2:.G$52]; [.$B58])" office:value-type="float" office:value="8.9104050474E-017" calcext:value-type="float">
            <text:p>8.9104050474E-17</text:p>
          </table:table-cell>
          <table:table-cell table:formula="of:=QUARTILE([.H$2:.H$52]; [.$B58])" office:value-type="float" office:value="0.0000000000112315022287" calcext:value-type="float">
            <text:p>1.12315022287E-11</text:p>
          </table:table-cell>
          <table:table-cell table:formula="of:=QUARTILE([.I$2:.I$52]; [.$B58])" office:value-type="float" office:value="9.60611090456E-017" calcext:value-type="float">
            <text:p>9.60611090456E-17</text:p>
          </table:table-cell>
          <table:table-cell table:formula="of:=QUARTILE([.J$2:.J$52]; [.$B58])" office:value-type="float" office:value="0.0000044411297757" calcext:value-type="float">
            <text:p>4.4411297757E-06</text:p>
          </table:table-cell>
          <table:table-cell table:formula="of:=QUARTILE([.K$2:.K$52]; [.$B58])" office:value-type="float" office:value="0.00000000157423003041" calcext:value-type="float">
            <text:p>1.57423003041E-09</text:p>
          </table:table-cell>
          <table:table-cell table:formula="of:=QUARTILE([.L$2:.L$52]; [.$B58])" office:value-type="float" office:value="-0.00000000000398069451792" calcext:value-type="float">
            <text:p>-3.98069451792E-12</text:p>
          </table:table-cell>
          <table:table-cell table:formula="of:=QUARTILE([.M$2:.M$52]; [.$B58])" office:value-type="float" office:value="-4.59800601075E-018" calcext:value-type="float">
            <text:p>-4.59800601075E-18</text:p>
          </table:table-cell>
          <table:table-cell table:formula="of:=QUARTILE([.N$2:.N$52]; [.$B58])" office:value-type="float" office:value="2.67335172904" calcext:value-type="float">
            <text:p>2.673351729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QUARTILE([.C$2:.C$52]; [.$B59])" office:value-type="float" office:value="0.00427062221869" calcext:value-type="float">
            <text:p>0.00427062221869</text:p>
          </table:table-cell>
          <table:table-cell table:formula="of:=QUARTILE([.D$2:.D$52]; [.$B59])" office:value-type="float" office:value="0.000000471297701121" calcext:value-type="float">
            <text:p>4.71297701121E-07</text:p>
          </table:table-cell>
          <table:table-cell table:formula="of:=QUARTILE([.E$2:.E$52]; [.$B59])" office:value-type="float" office:value="0.00000000387693950233" calcext:value-type="float">
            <text:p>3.87693950233E-09</text:p>
          </table:table-cell>
          <table:table-cell table:formula="of:=QUARTILE([.F$2:.F$52]; [.$B59])" office:value-type="float" office:value="0.0000000164865818704" calcext:value-type="float">
            <text:p>1.64865818704E-08</text:p>
          </table:table-cell>
          <table:table-cell table:formula="of:=QUARTILE([.G$2:.G$52]; [.$B59])" office:value-type="float" office:value="8.98400713298E-017" calcext:value-type="float">
            <text:p>8.98400713298E-17</text:p>
          </table:table-cell>
          <table:table-cell table:formula="of:=QUARTILE([.H$2:.H$52]; [.$B59])" office:value-type="float" office:value="0.0000000000113001147194" calcext:value-type="float">
            <text:p>1.13001147194E-11</text:p>
          </table:table-cell>
          <table:table-cell table:formula="of:=QUARTILE([.I$2:.I$52]; [.$B59])" office:value-type="float" office:value="9.64350257741E-017" calcext:value-type="float">
            <text:p>9.64350257741E-17</text:p>
          </table:table-cell>
          <table:table-cell table:formula="of:=QUARTILE([.J$2:.J$52]; [.$B59])" office:value-type="float" office:value="0.000004441582404955" calcext:value-type="float">
            <text:p>4.441582404955E-06</text:p>
          </table:table-cell>
          <table:table-cell table:formula="of:=QUARTILE([.K$2:.K$52]; [.$B59])" office:value-type="float" office:value="0.00000000157618514764" calcext:value-type="float">
            <text:p>1.57618514764E-09</text:p>
          </table:table-cell>
          <table:table-cell table:formula="of:=QUARTILE([.L$2:.L$52]; [.$B59])" office:value-type="float" office:value="-0.00000000000221057965485" calcext:value-type="float">
            <text:p>-2.21057965485E-12</text:p>
          </table:table-cell>
          <table:table-cell table:formula="of:=QUARTILE([.M$2:.M$52]; [.$B59])" office:value-type="float" office:value="2.7833257344E-018" calcext:value-type="float">
            <text:p>2.7833257344E-18</text:p>
          </table:table-cell>
          <table:table-cell table:formula="of:=QUARTILE([.N$2:.N$52]; [.$B59])" office:value-type="float" office:value="2.74102275521" calcext:value-type="float">
            <text:p>2.741022755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QUARTILE([.C$2:.C$52]; [.$B60])" office:value-type="float" office:value="0.00427106623355" calcext:value-type="float">
            <text:p>0.00427106623355</text:p>
          </table:table-cell>
          <table:table-cell table:formula="of:=QUARTILE([.D$2:.D$52]; [.$B60])" office:value-type="float" office:value="0.000000473744093278" calcext:value-type="float">
            <text:p>4.73744093278E-07</text:p>
          </table:table-cell>
          <table:table-cell table:formula="of:=QUARTILE([.E$2:.E$52]; [.$B60])" office:value-type="float" office:value="0.00000000388588173001" calcext:value-type="float">
            <text:p>3.88588173001E-09</text:p>
          </table:table-cell>
          <table:table-cell table:formula="of:=QUARTILE([.F$2:.F$52]; [.$B60])" office:value-type="float" office:value="0.0000000165001567362" calcext:value-type="float">
            <text:p>1.65001567362E-08</text:p>
          </table:table-cell>
          <table:table-cell table:formula="of:=QUARTILE([.G$2:.G$52]; [.$B60])" office:value-type="float" office:value="9.01574691464E-017" calcext:value-type="float">
            <text:p>9.01574691464E-17</text:p>
          </table:table-cell>
          <table:table-cell table:formula="of:=QUARTILE([.H$2:.H$52]; [.$B60])" office:value-type="float" office:value="0.0000000000113371124611" calcext:value-type="float">
            <text:p>1.13371124611E-11</text:p>
          </table:table-cell>
          <table:table-cell table:formula="of:=QUARTILE([.I$2:.I$52]; [.$B60])" office:value-type="float" office:value="9.65891057439E-017" calcext:value-type="float">
            <text:p>9.65891057439E-17</text:p>
          </table:table-cell>
          <table:table-cell table:formula="of:=QUARTILE([.J$2:.J$52]; [.$B60])" office:value-type="float" office:value="0.00000444173155829" calcext:value-type="float">
            <text:p>4.44173155829E-06</text:p>
          </table:table-cell>
          <table:table-cell table:formula="of:=QUARTILE([.K$2:.K$52]; [.$B60])" office:value-type="float" office:value="0.00000000157672955799" calcext:value-type="float">
            <text:p>1.57672955799E-09</text:p>
          </table:table-cell>
          <table:table-cell table:formula="of:=QUARTILE([.L$2:.L$52]; [.$B60])" office:value-type="float" office:value="-0.00000000000214848148082" calcext:value-type="float">
            <text:p>-2.14848148082E-12</text:p>
          </table:table-cell>
          <table:table-cell table:formula="of:=QUARTILE([.M$2:.M$52]; [.$B60])" office:value-type="float" office:value="6.4980445195E-018" calcext:value-type="float">
            <text:p>6.4980445195E-18</text:p>
          </table:table-cell>
          <table:table-cell table:formula="of:=QUARTILE([.N$2:.N$52]; [.$B60])" office:value-type="float" office:value="2.88390740712" calcext:value-type="float">
            <text:p>2.883907407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QUARTILE([.C$2:.C$52]; [.$B61])" office:value-type="float" office:value="0.0042713045075" calcext:value-type="float">
            <text:p>0.0042713045075</text:p>
          </table:table-cell>
          <table:table-cell table:formula="of:=QUARTILE([.D$2:.D$52]; [.$B61])" office:value-type="float" office:value="0.000000475976115654" calcext:value-type="float">
            <text:p>4.75976115654E-07</text:p>
          </table:table-cell>
          <table:table-cell table:formula="of:=QUARTILE([.E$2:.E$52]; [.$B61])" office:value-type="float" office:value="0.00000000389865571563" calcext:value-type="float">
            <text:p>3.89865571563E-09</text:p>
          </table:table-cell>
          <table:table-cell table:formula="of:=QUARTILE([.F$2:.F$52]; [.$B61])" office:value-type="float" office:value="0.0000000165176044044" calcext:value-type="float">
            <text:p>1.65176044044E-08</text:p>
          </table:table-cell>
          <table:table-cell table:formula="of:=QUARTILE([.G$2:.G$52]; [.$B61])" office:value-type="float" office:value="9.058237437515E-017" calcext:value-type="float">
            <text:p>9.058237437515E-17</text:p>
          </table:table-cell>
          <table:table-cell table:formula="of:=QUARTILE([.H$2:.H$52]; [.$B61])" office:value-type="float" office:value="0.00000000001137579842995" calcext:value-type="float">
            <text:p>1.137579842995E-11</text:p>
          </table:table-cell>
          <table:table-cell table:formula="of:=QUARTILE([.I$2:.I$52]; [.$B61])" office:value-type="float" office:value="9.674399100725E-017" calcext:value-type="float">
            <text:p>9.674399100725E-17</text:p>
          </table:table-cell>
          <table:table-cell table:formula="of:=QUARTILE([.J$2:.J$52]; [.$B61])" office:value-type="float" office:value="0.0000044419766972" calcext:value-type="float">
            <text:p>4.4419766972E-06</text:p>
          </table:table-cell>
          <table:table-cell table:formula="of:=QUARTILE([.K$2:.K$52]; [.$B61])" office:value-type="float" office:value="0.000000001578050379505" calcext:value-type="float">
            <text:p>1.578050379505E-09</text:p>
          </table:table-cell>
          <table:table-cell table:formula="of:=QUARTILE([.L$2:.L$52]; [.$B61])" office:value-type="float" office:value="0.000000000001792792626295" calcext:value-type="float">
            <text:p>1.792792626295E-12</text:p>
          </table:table-cell>
          <table:table-cell table:formula="of:=QUARTILE([.M$2:.M$52]; [.$B61])" office:value-type="float" office:value="7.259457392475E-018" calcext:value-type="float">
            <text:p>7.259457392475E-18</text:p>
          </table:table-cell>
          <table:table-cell table:formula="of:=QUARTILE([.N$2:.N$52]; [.$B61])" office:value-type="float" office:value="2.95652299467" calcext:value-type="float">
            <text:p>2.956522994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QUARTILE([.C$2:.C$52]; [.$B62])" office:value-type="float" office:value="0.00427178970905" calcext:value-type="float">
            <text:p>0.00427178970905</text:p>
          </table:table-cell>
          <table:table-cell table:formula="of:=QUARTILE([.D$2:.D$52]; [.$B62])" office:value-type="float" office:value="0.000000478894543631" calcext:value-type="float">
            <text:p>4.78894543631E-07</text:p>
          </table:table-cell>
          <table:table-cell table:formula="of:=QUARTILE([.E$2:.E$52]; [.$B62])" office:value-type="float" office:value="0.00000000391269430762" calcext:value-type="float">
            <text:p>3.91269430762E-09</text:p>
          </table:table-cell>
          <table:table-cell table:formula="of:=QUARTILE([.F$2:.F$52]; [.$B62])" office:value-type="float" office:value="0.0000000165391489593" calcext:value-type="float">
            <text:p>1.65391489593E-08</text:p>
          </table:table-cell>
          <table:table-cell table:formula="of:=QUARTILE([.G$2:.G$52]; [.$B62])" office:value-type="float" office:value="9.09886770159E-017" calcext:value-type="float">
            <text:p>9.09886770159E-17</text:p>
          </table:table-cell>
          <table:table-cell table:formula="of:=QUARTILE([.H$2:.H$52]; [.$B62])" office:value-type="float" office:value="0.0000000000114236530748" calcext:value-type="float">
            <text:p>1.14236530748E-11</text:p>
          </table:table-cell>
          <table:table-cell table:formula="of:=QUARTILE([.I$2:.I$52]; [.$B62])" office:value-type="float" office:value="9.70709931117E-017" calcext:value-type="float">
            <text:p>9.70709931117E-17</text:p>
          </table:table-cell>
          <table:table-cell table:formula="of:=QUARTILE([.J$2:.J$52]; [.$B62])" office:value-type="float" office:value="0.00000444304250401" calcext:value-type="float">
            <text:p>4.44304250401E-06</text:p>
          </table:table-cell>
          <table:table-cell table:formula="of:=QUARTILE([.K$2:.K$52]; [.$B62])" office:value-type="float" office:value="0.00000000157871243579" calcext:value-type="float">
            <text:p>1.57871243579E-09</text:p>
          </table:table-cell>
          <table:table-cell table:formula="of:=QUARTILE([.L$2:.L$52]; [.$B62])" office:value-type="float" office:value="0.00000000000434775545428" calcext:value-type="float">
            <text:p>4.34775545428E-12</text:p>
          </table:table-cell>
          <table:table-cell table:formula="of:=QUARTILE([.M$2:.M$52]; [.$B62])" office:value-type="float" office:value="9.2518530386E-018" calcext:value-type="float">
            <text:p>9.2518530386E-18</text:p>
          </table:table-cell>
          <table:table-cell table:formula="of:=QUARTILE([.N$2:.N$52]; [.$B62])" office:value-type="float" office:value="3.27220160259" calcext:value-type="float">
            <text:p>3.27220160259</text:p>
          </table:table-cell>
        </table:table-row>
      </table:table>
      <table:table table:name="analiza" table:style-name="ta1">
        <table:shapes>
          <draw:frame draw:z-index="0" draw:style-name="gr1" draw:text-style-name="P1" svg:width="6.2988in" svg:height="3.5429in" svg:x="0.9283in" svg:y="0.0394in">
            <draw:object draw:notify-on-update-of-ranges="stats_p.C2:stats_p.C68 stats_p.A1:stats_p.A1 stats_p.D2:stats_p.D68 stats_s.C2:stats_s.C52 stats_p.A1:stats_p.A1 stats_s.D2:stats_s.D52 stats_p.A1:stats_p.A1 stats_u.D2:stats_u.D52 stats_u.C2:stats_u.C52 stats_p.A1:stats_p.A1 stats_ramka.D2:stats_ramka.D52 stats_ramka.C2:stats_ramka.C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7" table:number-columns-repeated="12" table:default-cell-style-name="Default"/>
        <table:table-row table:style-name="ro1" table:number-rows-repeated="29">
          <table:table-cell table:number-columns-repeated="13"/>
        </table:table-row>
        <table:table-row table:style-name="ro1">
          <table:table-cell office:value-type="string" calcext:value-type="string">
            <text:p>Współczynnik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(W3)</text:p>
          </table:table-cell>
        </table:table-row>
        <table:table-row table:style-name="ro1">
          <table:table-cell office:value-type="string" calcext:value-type="string">
            <text:p>U Średnia</text:p>
          </table:table-cell>
          <table:table-cell office:value-type="float" office:value="0.0011553327830102" calcext:value-type="float">
            <text:p>0.00115533278301</text:p>
          </table:table-cell>
          <table:table-cell office:value-type="float" office:value="0.000000157834926013039" calcext:value-type="float">
            <text:p>1.57834926013039E-07</text:p>
          </table:table-cell>
          <table:table-cell office:value-type="float" office:value="0.0000000000145457672011569" calcext:value-type="float">
            <text:p>1.45457672011569E-11</text:p>
          </table:table-cell>
          <table:table-cell office:value-type="float" office:value="0.000000000011978902585749" calcext:value-type="float">
            <text:p>1.1978902585749E-11</text:p>
          </table:table-cell>
          <table:table-cell office:value-type="float" office:value="-1.49240542645706E-022" calcext:value-type="float">
            <text:p>-1.49240542645706E-22</text:p>
          </table:table-cell>
          <table:table-cell office:value-type="float" office:value="4.73664612310745E-015" calcext:value-type="float">
            <text:p>4.73664612310745E-15</text:p>
          </table:table-cell>
          <table:table-cell office:value-type="float" office:value="-5.22462914233667E-023" calcext:value-type="float">
            <text:p>-5.22462914233667E-23</text:p>
          </table:table-cell>
          <table:table-cell office:value-type="float" office:value="0.000000294239800057882" calcext:value-type="float">
            <text:p>2.94239800057882E-07</text:p>
          </table:table-cell>
          <table:table-cell office:value-type="float" office:value="-0.000000000000320858076926823" calcext:value-type="float">
            <text:p>-3.20858076926823E-13</text:p>
          </table:table-cell>
          <table:table-cell office:value-type="float" office:value="-1.59900601476975E-015" calcext:value-type="float">
            <text:p>-1.59900601476975E-15</text:p>
          </table:table-cell>
          <table:table-cell office:value-type="float" office:value="3.17493087609431E-023" calcext:value-type="float">
            <text:p>3.17493087609431E-23</text:p>
          </table:table-cell>
          <table:table-cell office:value-type="float" office:value="0.882773935017902" calcext:value-type="float">
            <text:p>0.882773935017902</text:p>
          </table:table-cell>
        </table:table-row>
        <table:table-row table:style-name="ro1">
          <table:table-cell office:value-type="string" calcext:value-type="string">
            <text:p>U StDev</text:p>
          </table:table-cell>
          <table:table-cell office:value-type="float" office:value="0.00000054081621874619" calcext:value-type="float">
            <text:p>5.4081621874619E-07</text:p>
          </table:table-cell>
          <table:table-cell office:value-type="float" office:value="0.000000000717134810612507" calcext:value-type="float">
            <text:p>7.17134810612507E-10</text:p>
          </table:table-cell>
          <table:table-cell office:value-type="float" office:value="0.0000000000000501036613301039" calcext:value-type="float">
            <text:p>5.01036613301039E-14</text:p>
          </table:table-cell>
          <table:table-cell office:value-type="float" office:value="0.0000000000000272255471994573" calcext:value-type="float">
            <text:p>2.72255471994573E-14</text:p>
          </table:table-cell>
          <table:table-cell office:value-type="float" office:value="4.87284249644411E-025" calcext:value-type="float">
            <text:p>4.87284249644411E-25</text:p>
          </table:table-cell>
          <table:table-cell office:value-type="float" office:value="1.79189690722026E-017" calcext:value-type="float">
            <text:p>1.79189690722026E-17</text:p>
          </table:table-cell>
          <table:table-cell office:value-type="float" office:value="3.80128452015909E-025" calcext:value-type="float">
            <text:p>3.80128452015909E-25</text:p>
          </table:table-cell>
          <table:table-cell office:value-type="float" office:value="0.000000000285459255212086" calcext:value-type="float">
            <text:p>2.85459255212086E-10</text:p>
          </table:table-cell>
          <table:table-cell office:value-type="float" office:value="8.70912118277428E-015" calcext:value-type="float">
            <text:p>8.70912118277428E-15</text:p>
          </table:table-cell>
          <table:table-cell office:value-type="float" office:value="1.03758460398342E-015" calcext:value-type="float">
            <text:p>1.03758460398342E-15</text:p>
          </table:table-cell>
          <table:table-cell office:value-type="float" office:value="9.19647806473394E-024" calcext:value-type="float">
            <text:p>9.19647806473394E-24</text:p>
          </table:table-cell>
          <table:table-cell office:value-type="float" office:value="0.1103582056717" calcext:value-type="float">
            <text:p>0.1103582056717</text:p>
          </table:table-cell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 Średnia</text:p>
          </table:table-cell>
          <table:table-cell office:value-type="float" office:value="0.00133073582418597" calcext:value-type="float">
            <text:p>0.001330735824186</text:p>
          </table:table-cell>
          <table:table-cell office:value-type="float" office:value="0.000000640137301131343" calcext:value-type="float">
            <text:p>6.40137301131343E-07</text:p>
          </table:table-cell>
          <table:table-cell office:value-type="float" office:value="0.000000000401891349343881" calcext:value-type="float">
            <text:p>4.01891349343881E-10</text:p>
          </table:table-cell>
          <table:table-cell office:value-type="float" office:value="0.0000000000464056920424981" calcext:value-type="float">
            <text:p>4.64056920424981E-11</text:p>
          </table:table-cell>
          <table:table-cell office:value-type="float" office:value="5.87453781526042E-021" calcext:value-type="float">
            <text:p>5.87453781526042E-21</text:p>
          </table:table-cell>
          <table:table-cell office:value-type="float" office:value="0.0000000000000294928029831273" calcext:value-type="float">
            <text:p>2.94928029831273E-14</text:p>
          </table:table-cell>
          <table:table-cell office:value-type="float" office:value="2.50919926464506E-021" calcext:value-type="float">
            <text:p>2.50919926464506E-21</text:p>
          </table:table-cell>
          <table:table-cell office:value-type="float" office:value="0.000000282949879826791" calcext:value-type="float">
            <text:p>2.82949879826791E-07</text:p>
          </table:table-cell>
          <table:table-cell office:value-type="float" office:value="-0.0000000000444357071626731" calcext:value-type="float">
            <text:p>-4.44357071626731E-11</text:p>
          </table:table-cell>
          <table:table-cell office:value-type="float" office:value="-0.000000000000013870239414957" calcext:value-type="float">
            <text:p>-1.3870239414957E-14</text:p>
          </table:table-cell>
          <table:table-cell office:value-type="float" office:value="-3.22937694922294E-022" calcext:value-type="float">
            <text:p>-3.22937694922294E-22</text:p>
          </table:table-cell>
          <table:table-cell office:value-type="float" office:value="0.945226988381843" calcext:value-type="float">
            <text:p>0.945226988381843</text:p>
          </table:table-cell>
        </table:table-row>
        <table:table-row table:style-name="ro1">
          <table:table-cell office:value-type="string" calcext:value-type="string">
            <text:p>P StDev</text:p>
          </table:table-cell>
          <table:table-cell office:value-type="float" office:value="0.0000330958448925199" calcext:value-type="float">
            <text:p>3.30958448925199E-05</text:p>
          </table:table-cell>
          <table:table-cell office:value-type="float" office:value="0.0000000731363785972712" calcext:value-type="float">
            <text:p>7.31363785972712E-08</text:p>
          </table:table-cell>
          <table:table-cell office:value-type="float" office:value="0.0000000000169064592415415" calcext:value-type="float">
            <text:p>1.69064592415415E-11</text:p>
          </table:table-cell>
          <table:table-cell office:value-type="float" office:value="0.00000000000609151330343897" calcext:value-type="float">
            <text:p>6.09151330343897E-12</text:p>
          </table:table-cell>
          <table:table-cell office:value-type="float" office:value="1.04220848277993E-021" calcext:value-type="float">
            <text:p>1.04220848277993E-21</text:p>
          </table:table-cell>
          <table:table-cell office:value-type="float" office:value="4.85888191195903E-015" calcext:value-type="float">
            <text:p>4.85888191195903E-15</text:p>
          </table:table-cell>
          <table:table-cell office:value-type="float" office:value="5.49058722663953E-022" calcext:value-type="float">
            <text:p>5.49058722663953E-22</text:p>
          </table:table-cell>
          <table:table-cell office:value-type="float" office:value="0.0000000042789396435939" calcext:value-type="float">
            <text:p>4.2789396435939E-09</text:p>
          </table:table-cell>
          <table:table-cell office:value-type="float" office:value="0.00000000000146109817538103" calcext:value-type="float">
            <text:p>1.46109817538103E-12</text:p>
          </table:table-cell>
          <table:table-cell office:value-type="float" office:value="0.0000000000000134084901869455" calcext:value-type="float">
            <text:p>1.34084901869455E-14</text:p>
          </table:table-cell>
          <table:table-cell office:value-type="float" office:value="7.56547794673093E-022" calcext:value-type="float">
            <text:p>7.56547794673093E-22</text:p>
          </table:table-cell>
          <table:table-cell office:value-type="float" office:value="0.0972906778712649" calcext:value-type="float">
            <text:p>0.097290677871265</text:p>
          </table:table-cell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 Średnia</text:p>
          </table:table-cell>
          <table:table-cell office:value-type="float" office:value="0.00142926509308431" calcext:value-type="float">
            <text:p>0.001429265093084</text:p>
          </table:table-cell>
          <table:table-cell office:value-type="float" office:value="0.000000896175821712667" calcext:value-type="float">
            <text:p>8.96175821712667E-07</text:p>
          </table:table-cell>
          <table:table-cell office:value-type="float" office:value="0.00000000000950743599586784" calcext:value-type="float">
            <text:p>9.50743599586784E-12</text:p>
          </table:table-cell>
          <table:table-cell office:value-type="float" office:value="0.00000000000120923702055412" calcext:value-type="float">
            <text:p>1.20923702055412E-12</text:p>
          </table:table-cell>
          <table:table-cell office:value-type="float" office:value="-1.97450476101784E-024" calcext:value-type="float">
            <text:p>-1.97450476101784E-24</text:p>
          </table:table-cell>
          <table:table-cell office:value-type="float" office:value="-2.62455625761882E-016" calcext:value-type="float">
            <text:p>-2.62455625761882E-16</text:p>
          </table:table-cell>
          <table:table-cell office:value-type="float" office:value="-3.59334102705922E-024" calcext:value-type="float">
            <text:p>-3.59334102705922E-24</text:p>
          </table:table-cell>
          <table:table-cell office:value-type="float" office:value="0.00000028665589052951" calcext:value-type="float">
            <text:p>2.8665589052951E-07</text:p>
          </table:table-cell>
          <table:table-cell office:value-type="float" office:value="-0.00000000000103727487191471" calcext:value-type="float">
            <text:p>-1.03727487191471E-12</text:p>
          </table:table-cell>
          <table:table-cell office:value-type="float" office:value="-2.57492219237086E-016" calcext:value-type="float">
            <text:p>-2.57492219237086E-16</text:p>
          </table:table-cell>
          <table:table-cell office:value-type="float" office:value="4.31929803531602E-025" calcext:value-type="float">
            <text:p>4.31929803531602E-25</text:p>
          </table:table-cell>
          <table:table-cell office:value-type="float" office:value="0.788924394121255" calcext:value-type="float">
            <text:p>0.788924394121255</text:p>
          </table:table-cell>
        </table:table-row>
        <table:table-row table:style-name="ro1">
          <table:table-cell office:value-type="string" calcext:value-type="string">
            <text:p>S StDev</text:p>
          </table:table-cell>
          <table:table-cell office:value-type="float" office:value="0.000000831306959044815" calcext:value-type="float">
            <text:p>8.31306959044815E-07</text:p>
          </table:table-cell>
          <table:table-cell office:value-type="float" office:value="0.00000000219373886466811" calcext:value-type="float">
            <text:p>2.19373886466811E-09</text:p>
          </table:table-cell>
          <table:table-cell office:value-type="float" office:value="0.0000000000000650353646188711" calcext:value-type="float">
            <text:p>6.50353646188711E-14</text:p>
          </table:table-cell>
          <table:table-cell office:value-type="float" office:value="0.0000000000000107381411043521" calcext:value-type="float">
            <text:p>1.07381411043521E-14</text:p>
          </table:table-cell>
          <table:table-cell office:value-type="float" office:value="2.0907489636688E-026" calcext:value-type="float">
            <text:p>2.0907489636688E-26</text:p>
          </table:table-cell>
          <table:table-cell office:value-type="float" office:value="7.4891022630537E-018" calcext:value-type="float">
            <text:p>7.4891022630537E-18</text:p>
          </table:table-cell>
          <table:table-cell office:value-type="float" office:value="8.11141725293566E-026" calcext:value-type="float">
            <text:p>8.11141725293566E-26</text:p>
          </table:table-cell>
          <table:table-cell office:value-type="float" office:value="0.000000000475996286966672" calcext:value-type="float">
            <text:p>4.75996286966672E-10</text:p>
          </table:table-cell>
          <table:table-cell office:value-type="float" office:value="6.97617905430285E-015" calcext:value-type="float">
            <text:p>6.97617905430285E-15</text:p>
          </table:table-cell>
          <table:table-cell office:value-type="float" office:value="2.4017209774913E-016" calcext:value-type="float">
            <text:p>2.4017209774913E-16</text:p>
          </table:table-cell>
          <table:table-cell office:value-type="float" office:value="4.16261846889747E-025" calcext:value-type="float">
            <text:p>4.16261846889747E-25</text:p>
          </table:table-cell>
          <table:table-cell office:value-type="float" office:value="0.0545590736540539" calcext:value-type="float">
            <text:p>0.054559073654054</text:p>
          </table:table-cell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 Średnia</text:p>
          </table:table-cell>
          <table:table-cell office:value-type="float" office:value="0.00427092967506667" calcext:value-type="float">
            <text:p>0.004270929675067</text:p>
          </table:table-cell>
          <table:table-cell office:value-type="float" office:value="0.00000047349149215251" calcext:value-type="float">
            <text:p>4.7349149215251E-07</text:p>
          </table:table-cell>
          <table:table-cell office:value-type="float" office:value="0.0000000038853793175498" calcext:value-type="float">
            <text:p>3.8853793175498E-09</text:p>
          </table:table-cell>
          <table:table-cell office:value-type="float" office:value="0.0000000164990737919529" calcext:value-type="float">
            <text:p>1.64990737919529E-08</text:p>
          </table:table-cell>
          <table:table-cell office:value-type="float" office:value="9.01290837760745E-017" calcext:value-type="float">
            <text:p>9.01290837760745E-17</text:p>
          </table:table-cell>
          <table:table-cell office:value-type="float" office:value="0.0000000000113342202397686" calcext:value-type="float">
            <text:p>1.13342202397686E-11</text:p>
          </table:table-cell>
          <table:table-cell office:value-type="float" office:value="-9.65788606626883E-017" calcext:value-type="float">
            <text:p>-9.65788606626883E-17</text:p>
          </table:table-cell>
          <table:table-cell office:value-type="float" office:value="0.00000444183726336882" calcext:value-type="float">
            <text:p>4.44183726336882E-06</text:p>
          </table:table-cell>
          <table:table-cell office:value-type="float" office:value="0.00000000157671180929922" calcext:value-type="float">
            <text:p>1.57671180929922E-09</text:p>
          </table:table-cell>
          <table:table-cell office:value-type="float" office:value="-0.000000000000338324107166804" calcext:value-type="float">
            <text:p>-3.38324107166804E-13</text:p>
          </table:table-cell>
          <table:table-cell office:value-type="float" office:value="4.30329347795588E-018" calcext:value-type="float">
            <text:p>4.30329347795588E-18</text:p>
          </table:table-cell>
          <table:table-cell office:value-type="float" office:value="2.86970629289471" calcext:value-type="float">
            <text:p>2.86970629289471</text:p>
          </table:table-cell>
        </table:table-row>
        <table:table-row table:style-name="ro1">
          <table:table-cell office:value-type="string" calcext:value-type="string">
            <text:p>R StDev</text:p>
          </table:table-cell>
          <table:table-cell office:value-type="float" office:value="0.000000511268555597652" calcext:value-type="float">
            <text:p>5.11268555597652E-07</text:p>
          </table:table-cell>
          <table:table-cell office:value-type="float" office:value="0.00000000389716175410975" calcext:value-type="float">
            <text:p>3.89716175410975E-09</text:p>
          </table:table-cell>
          <table:table-cell office:value-type="float" office:value="0.000000000016834684474589" calcext:value-type="float">
            <text:p>1.6834684474589E-11</text:p>
          </table:table-cell>
          <table:table-cell office:value-type="float" office:value="0.0000000000269115534448423" calcext:value-type="float">
            <text:p>2.69115534448423E-11</text:p>
          </table:table-cell>
          <table:table-cell office:value-type="float" office:value="6.16283906226632E-019" calcext:value-type="float">
            <text:p>6.16283906226632E-19</text:p>
          </table:table-cell>
          <table:table-cell office:value-type="float" office:value="0.0000000000000642072578513035" calcext:value-type="float">
            <text:p>6.42072578513035E-14</text:p>
          </table:table-cell>
          <table:table-cell office:value-type="float" office:value="2.6019243428662E-019" calcext:value-type="float">
            <text:p>2.6019243428662E-19</text:p>
          </table:table-cell>
          <table:table-cell office:value-type="float" office:value="0.000000000479729723254199" calcext:value-type="float">
            <text:p>4.79729723254199E-10</text:p>
          </table:table-cell>
          <table:table-cell office:value-type="float" office:value="0.00000000000130262386024263" calcext:value-type="float">
            <text:p>1.30262386024263E-12</text:p>
          </table:table-cell>
          <table:table-cell office:value-type="float" office:value="0.00000000000469676993133056" calcext:value-type="float">
            <text:p>4.69676993133056E-12</text:p>
          </table:table-cell>
          <table:table-cell office:value-type="float" office:value="4.89492276640419E-018" calcext:value-type="float">
            <text:p>4.89492276640419E-18</text:p>
          </table:table-cell>
          <table:table-cell office:value-type="float" office:value="0.149576477978147" calcext:value-type="float">
            <text:p>0.149576477978147</text:p>
          </table:table-cell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date>2020-01-28T02:49:56.360217815</dc:date>
    <meta:editing-duration>PT7H45M53S</meta:editing-duration>
    <meta:editing-cycles>7</meta:editing-cycles>
    <meta:document-statistic meta:table-count="5" meta:cell-count="3449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1cm" svg:y="3.4cm" style:legend-expansion="high" chart:style-name="ch2"/>
        <chart:plot-area chart:style-name="ch3" table:cell-range-address="stats_p.C2:stats_p.D68 stats_p.A1:stats_p.A1 stats_s.D2:stats_s.D52 stats_u.D2:stats_u.D52 stats_ramka.D2:stats_ramka.D52" chart:data-source-has-labels="row" svg:x="0.32cm" svg:y="0.18cm" svg:width="12.851cm" svg:height="8.64cm">
          <chartooo:coordinate-region svg:x="1.66cm" svg:y="0.393cm" svg:width="10.844cm" svg:height="7.7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_p.D2:stats_p.D68" chart:label-cell-address="stats_p.A1:stats_p.A1" chart:class="chart:scatter">
            <chart:domain table:cell-range-address="stats_p.C2:stats_p.C68"/>
            <chart:data-point chart:repeated="67"/>
          </chart:series>
          <chart:series chart:style-name="ch7" chart:values-cell-range-address="stats_s.D2:stats_s.D52" chart:label-cell-address="stats_p.A1:stats_p.A1" chart:class="chart:scatter">
            <chart:domain table:cell-range-address="stats_s.C2:stats_s.C52"/>
            <chart:data-point chart:repeated="51"/>
          </chart:series>
          <chart:series chart:style-name="ch8" chart:values-cell-range-address="stats_u.D2:stats_u.D52" chart:label-cell-address="stats_p.A1:stats_p.A1" chart:class="chart:scatter">
            <chart:domain table:cell-range-address="stats_u.C2:stats_u.C52"/>
            <chart:data-point chart:repeated="51"/>
          </chart:series>
          <chart:series chart:style-name="ch9" chart:values-cell-range-address="stats_ramka.D2:stats_ramka.D52" chart:label-cell-address="stats_p.A1:stats_p.A1" chart:class="chart:scatter">
            <chart:domain table:cell-range-address="stats_ramka.C2:stats_ramka.C52"/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ourcefile</text:p>
                <draw:g>
                  <svg:desc>stats_p.A1:stats_p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ourcefile</text:p>
                <draw:g>
                  <svg:desc>stats_p.A1:stats_p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ourcefile</text:p>
                <draw:g>
                  <svg:desc>stats_p.A1:stats_p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ourcefile</text:p>
                <draw:g>
                  <svg:desc>stats_p.A1:stats_p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34097863574">
                <text:p>0.00134097863574</text:p>
                <draw:g>
                  <svg:desc>stats_p.C2:stats_p.C68</svg:desc>
                </draw:g>
              </table:table-cell>
              <table:table-cell office:value-type="float" office:value="0.000000659531212677">
                <text:p>0.000000659531212677</text:p>
                <draw:g>
                  <svg:desc>stats_p.D2:stats_p.D68</svg:desc>
                </draw:g>
              </table:table-cell>
              <table:table-cell office:value-type="float" office:value="0.0014292265165">
                <text:p>0.0014292265165</text:p>
                <draw:g>
                  <svg:desc>stats_s.C2:stats_s.C52</svg:desc>
                </draw:g>
              </table:table-cell>
              <table:table-cell office:value-type="float" office:value="0.000000899416000092">
                <text:p>0.000000899416000092</text:p>
                <draw:g>
                  <svg:desc>stats_s.D2:stats_s.D52</svg:desc>
                </draw:g>
              </table:table-cell>
              <table:table-cell office:value-type="float" office:value="0.00115487130194">
                <text:p>0.00115487130194</text:p>
                <draw:g>
                  <svg:desc>stats_u.C2:stats_u.C52</svg:desc>
                </draw:g>
              </table:table-cell>
              <table:table-cell office:value-type="float" office:value="0.000000158768377765">
                <text:p>0.000000158768377765</text:p>
                <draw:g>
                  <svg:desc>stats_u.D2:stats_u.D52</svg:desc>
                </draw:g>
              </table:table-cell>
              <table:table-cell office:value-type="float" office:value="0.00427122879756">
                <text:p>0.00427122879756</text:p>
                <draw:g>
                  <svg:desc>stats_ramka.C2:stats_ramka.C52</svg:desc>
                </draw:g>
              </table:table-cell>
              <table:table-cell office:value-type="float" office:value="0.000000478872078032">
                <text:p>0.000000478872078032</text:p>
                <draw:g>
                  <svg:desc>stats_ramka.D2:stats_ramka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4097863574">
                <text:p>0.00134097863574</text:p>
              </table:table-cell>
              <table:table-cell office:value-type="float" office:value="0.000000659531212677">
                <text:p>0.000000659531212677</text:p>
              </table:table-cell>
              <table:table-cell office:value-type="float" office:value="0.0014292265165">
                <text:p>0.0014292265165</text:p>
              </table:table-cell>
              <table:table-cell office:value-type="float" office:value="0.000000899416000092">
                <text:p>0.000000899416000092</text:p>
              </table:table-cell>
              <table:table-cell office:value-type="float" office:value="0.00115487130194">
                <text:p>0.00115487130194</text:p>
              </table:table-cell>
              <table:table-cell office:value-type="float" office:value="0.000000158768377765">
                <text:p>0.000000158768377765</text:p>
              </table:table-cell>
              <table:table-cell office:value-type="float" office:value="0.00427122879756">
                <text:p>0.00427122879756</text:p>
              </table:table-cell>
              <table:table-cell office:value-type="float" office:value="0.000000478872078032">
                <text:p>0.000000478872078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4010411265">
                <text:p>0.00134010411265</text:p>
              </table:table-cell>
              <table:table-cell office:value-type="float" office:value="0.000000656609324839">
                <text:p>0.000000656609324839</text:p>
              </table:table-cell>
              <table:table-cell office:value-type="float" office:value="0.00142882603297">
                <text:p>0.00142882603297</text:p>
              </table:table-cell>
              <table:table-cell office:value-type="float" office:value="0.000000896033990164">
                <text:p>0.000000896033990164</text:p>
              </table:table-cell>
              <table:table-cell office:value-type="float" office:value="0.00115506856273">
                <text:p>0.00115506856273</text:p>
              </table:table-cell>
              <table:table-cell office:value-type="float" office:value="0.000000157684041624">
                <text:p>0.000000157684041624</text:p>
              </table:table-cell>
              <table:table-cell office:value-type="float" office:value="0.00427148984736">
                <text:p>0.00427148984736</text:p>
              </table:table-cell>
              <table:table-cell office:value-type="float" office:value="0.000000473628906745">
                <text:p>0.000000473628906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4053646721">
                <text:p>0.00134053646721</text:p>
              </table:table-cell>
              <table:table-cell office:value-type="float" office:value="0.00000065692388129">
                <text:p>0.00000065692388129</text:p>
              </table:table-cell>
              <table:table-cell office:value-type="float" office:value="0.00142845879021">
                <text:p>0.00142845879021</text:p>
              </table:table-cell>
              <table:table-cell office:value-type="float" office:value="0.000000895137074308">
                <text:p>0.000000895137074308</text:p>
              </table:table-cell>
              <table:table-cell office:value-type="float" office:value="0.0011548704416">
                <text:p>0.0011548704416</text:p>
              </table:table-cell>
              <table:table-cell office:value-type="float" office:value="0.000000157453686382">
                <text:p>0.000000157453686382</text:p>
              </table:table-cell>
              <table:table-cell office:value-type="float" office:value="0.00427054218163">
                <text:p>0.00427054218163</text:p>
              </table:table-cell>
              <table:table-cell office:value-type="float" office:value="0.000000471193132505">
                <text:p>0.000000471193132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4140486407">
                <text:p>0.00134140486407</text:p>
              </table:table-cell>
              <table:table-cell office:value-type="float" office:value="0.000000658238925232">
                <text:p>0.000000658238925232</text:p>
              </table:table-cell>
              <table:table-cell office:value-type="float" office:value="0.0014300189983">
                <text:p>0.0014300189983</text:p>
              </table:table-cell>
              <table:table-cell office:value-type="float" office:value="0.00000089729950449">
                <text:p>0.00000089729950449</text:p>
              </table:table-cell>
              <table:table-cell office:value-type="float" office:value="0.00115599437646">
                <text:p>0.00115599437646</text:p>
              </table:table-cell>
              <table:table-cell office:value-type="float" office:value="0.000000158506473173">
                <text:p>0.000000158506473173</text:p>
              </table:table-cell>
              <table:table-cell office:value-type="float" office:value="0.00427116396538">
                <text:p>0.00427116396538</text:p>
              </table:table-cell>
              <table:table-cell office:value-type="float" office:value="0.000000475056283196">
                <text:p>0.000000475056283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398361171">
                <text:p>0.0013398361171</text:p>
              </table:table-cell>
              <table:table-cell office:value-type="float" office:value="0.0000006549191249">
                <text:p>0.0000006549191249</text:p>
              </table:table-cell>
              <table:table-cell office:value-type="float" office:value="0.0014280263398">
                <text:p>0.0014280263398</text:p>
              </table:table-cell>
              <table:table-cell office:value-type="float" office:value="0.000000893253765276">
                <text:p>0.000000893253765276</text:p>
              </table:table-cell>
              <table:table-cell office:value-type="float" office:value="0.0011546815814">
                <text:p>0.0011546815814</text:p>
              </table:table-cell>
              <table:table-cell office:value-type="float" office:value="0.000000156642319603">
                <text:p>0.000000156642319603</text:p>
              </table:table-cell>
              <table:table-cell office:value-type="float" office:value="0.00427000910873">
                <text:p>0.00427000910873</text:p>
              </table:table-cell>
              <table:table-cell office:value-type="float" office:value="0.000000467441105852">
                <text:p>0.000000467441105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4140686395">
                <text:p>0.00134140686395</text:p>
              </table:table-cell>
              <table:table-cell office:value-type="float" office:value="0.00000065974019568">
                <text:p>0.00000065974019568</text:p>
              </table:table-cell>
              <table:table-cell office:value-type="float" office:value="0.00142981168825">
                <text:p>0.00142981168825</text:p>
              </table:table-cell>
              <table:table-cell office:value-type="float" office:value="0.00000089917456013">
                <text:p>0.00000089917456013</text:p>
              </table:table-cell>
              <table:table-cell office:value-type="float" office:value="0.00115529285982">
                <text:p>0.00115529285982</text:p>
              </table:table-cell>
              <table:table-cell office:value-type="float" office:value="0.000000158788990593">
                <text:p>0.000000158788990593</text:p>
              </table:table-cell>
              <table:table-cell office:value-type="float" office:value="0.00427135966662">
                <text:p>0.00427135966662</text:p>
              </table:table-cell>
              <table:table-cell office:value-type="float" office:value="0.000000478894543631">
                <text:p>0.000000478894543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34067543437">
                <text:p>0.00134067543437</text:p>
              </table:table-cell>
              <table:table-cell office:value-type="float" office:value="0.000000657493360313">
                <text:p>0.000000657493360313</text:p>
              </table:table-cell>
              <table:table-cell office:value-type="float" office:value="0.00142900773801">
                <text:p>0.00142900773801</text:p>
              </table:table-cell>
              <table:table-cell office:value-type="float" office:value="0.000000896345506421">
                <text:p>0.000000896345506421</text:p>
              </table:table-cell>
              <table:table-cell office:value-type="float" office:value="0.00115521012352">
                <text:p>0.00115521012352</text:p>
              </table:table-cell>
              <table:table-cell office:value-type="float" office:value="0.000000157832826091">
                <text:p>0.000000157832826091</text:p>
              </table:table-cell>
              <table:table-cell office:value-type="float" office:value="0.00427102457053">
                <text:p>0.00427102457053</text:p>
              </table:table-cell>
              <table:table-cell office:value-type="float" office:value="0.000000473744093278">
                <text:p>0.000000473744093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4051087408">
                <text:p>0.00134051087408</text:p>
              </table:table-cell>
              <table:table-cell office:value-type="float" office:value="0.000000656836060355">
                <text:p>0.000000656836060355</text:p>
              </table:table-cell>
              <table:table-cell office:value-type="float" office:value="0.00142861711676">
                <text:p>0.00142861711676</text:p>
              </table:table-cell>
              <table:table-cell office:value-type="float" office:value="0.000000895323242884">
                <text:p>0.000000895323242884</text:p>
              </table:table-cell>
              <table:table-cell office:value-type="float" office:value="0.00115494154477">
                <text:p>0.00115494154477</text:p>
              </table:table-cell>
              <table:table-cell office:value-type="float" office:value="0.0000001574460454">
                <text:p>0.0000001574460454</text:p>
              </table:table-cell>
              <table:table-cell office:value-type="float" office:value="0.00427064993694">
                <text:p>0.00427064993694</text:p>
              </table:table-cell>
              <table:table-cell office:value-type="float" office:value="0.000000471575840929">
                <text:p>0.000000471575840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4212487357">
                <text:p>0.00134212487357</text:p>
              </table:table-cell>
              <table:table-cell office:value-type="float" office:value="0.000000658844084648">
                <text:p>0.000000658844084648</text:p>
              </table:table-cell>
              <table:table-cell office:value-type="float" office:value="0.00143057263592">
                <text:p>0.00143057263592</text:p>
              </table:table-cell>
              <table:table-cell office:value-type="float" office:value="0.000000896610452705">
                <text:p>0.000000896610452705</text:p>
              </table:table-cell>
              <table:table-cell office:value-type="float" office:value="0.0011562298689">
                <text:p>0.0011562298689</text:p>
              </table:table-cell>
              <table:table-cell office:value-type="float" office:value="0.000000158179087632">
                <text:p>0.000000158179087632</text:p>
              </table:table-cell>
              <table:table-cell office:value-type="float" office:value="0.0042713045075">
                <text:p>0.0042713045075</text:p>
              </table:table-cell>
              <table:table-cell office:value-type="float" office:value="0.000000474750025319">
                <text:p>0.000000474750025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34072977666">
                <text:p>0.00134072977666</text:p>
              </table:table-cell>
              <table:table-cell office:value-type="float" office:value="0.000000656123372444">
                <text:p>0.000000656123372444</text:p>
              </table:table-cell>
              <table:table-cell office:value-type="float" office:value="0.00142838619816">
                <text:p>0.00142838619816</text:p>
              </table:table-cell>
              <table:table-cell office:value-type="float" office:value="0.000000892462499338">
                <text:p>0.000000892462499338</text:p>
              </table:table-cell>
              <table:table-cell office:value-type="float" office:value="0.0011551033242">
                <text:p>0.0011551033242</text:p>
              </table:table-cell>
              <table:table-cell office:value-type="float" office:value="0.000000156760260703">
                <text:p>0.000000156760260703</text:p>
              </table:table-cell>
              <table:table-cell office:value-type="float" office:value="0.00427017187355">
                <text:p>0.00427017187355</text:p>
              </table:table-cell>
              <table:table-cell office:value-type="float" office:value="0.000000467521164009">
                <text:p>0.000000467521164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4144409653">
                <text:p>0.00134144409653</text:p>
              </table:table-cell>
              <table:table-cell office:value-type="float" office:value="0.000000659778203074">
                <text:p>0.000000659778203074</text:p>
              </table:table-cell>
              <table:table-cell office:value-type="float" office:value="0.00143001294549">
                <text:p>0.00143001294549</text:p>
              </table:table-cell>
              <table:table-cell office:value-type="float" office:value="0.000000899402540758">
                <text:p>0.000000899402540758</text:p>
              </table:table-cell>
              <table:table-cell office:value-type="float" office:value="0.00115529837754">
                <text:p>0.00115529837754</text:p>
              </table:table-cell>
              <table:table-cell office:value-type="float" office:value="0.000000158755313536">
                <text:p>0.000000158755313536</text:p>
              </table:table-cell>
              <table:table-cell office:value-type="float" office:value="0.00427151791968">
                <text:p>0.00427151791968</text:p>
              </table:table-cell>
              <table:table-cell office:value-type="float" office:value="0.000000478860796995">
                <text:p>0.000000478860796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4068492133">
                <text:p>0.00134068492133</text:p>
              </table:table-cell>
              <table:table-cell office:value-type="float" office:value="0.000000657448399095">
                <text:p>0.000000657448399095</text:p>
              </table:table-cell>
              <table:table-cell office:value-type="float" office:value="0.00142921557703">
                <text:p>0.00142921557703</text:p>
              </table:table-cell>
              <table:table-cell office:value-type="float" office:value="0.000000896711805716">
                <text:p>0.000000896711805716</text:p>
              </table:table-cell>
              <table:table-cell office:value-type="float" office:value="0.00115514182515">
                <text:p>0.00115514182515</text:p>
              </table:table-cell>
              <table:table-cell office:value-type="float" office:value="0.000000157817192247">
                <text:p>0.000000157817192247</text:p>
              </table:table-cell>
              <table:table-cell office:value-type="float" office:value="0.00427100196797">
                <text:p>0.00427100196797</text:p>
              </table:table-cell>
              <table:table-cell office:value-type="float" office:value="0.000000473762821642">
                <text:p>0.000000473762821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3405572684">
                <text:p>0.0013405572684</text:p>
              </table:table-cell>
              <table:table-cell office:value-type="float" office:value="0.000000656886278344">
                <text:p>0.000000656886278344</text:p>
              </table:table-cell>
              <table:table-cell office:value-type="float" office:value="0.00142853320998">
                <text:p>0.00142853320998</text:p>
              </table:table-cell>
              <table:table-cell office:value-type="float" office:value="0.000000895195242268">
                <text:p>0.000000895195242268</text:p>
              </table:table-cell>
              <table:table-cell office:value-type="float" office:value="0.00115494034697">
                <text:p>0.00115494034697</text:p>
              </table:table-cell>
              <table:table-cell office:value-type="float" office:value="0.000000157446217212">
                <text:p>0.000000157446217212</text:p>
              </table:table-cell>
              <table:table-cell office:value-type="float" office:value="0.00427066087179">
                <text:p>0.00427066087179</text:p>
              </table:table-cell>
              <table:table-cell office:value-type="float" office:value="0.000000471595000276">
                <text:p>0.000000471595000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34226684397">
                <text:p>0.00134226684397</text:p>
              </table:table-cell>
              <table:table-cell office:value-type="float" office:value="0.000000659024238215">
                <text:p>0.000000659024238215</text:p>
              </table:table-cell>
              <table:table-cell office:value-type="float" office:value="0.00143080450958">
                <text:p>0.00143080450958</text:p>
              </table:table-cell>
              <table:table-cell office:value-type="float" office:value="0.000000896970545737">
                <text:p>0.000000896970545737</text:p>
              </table:table-cell>
              <table:table-cell office:value-type="float" office:value="0.00115661412106">
                <text:p>0.00115661412106</text:p>
              </table:table-cell>
              <table:table-cell office:value-type="float" office:value="0.000000158269258828">
                <text:p>0.000000158269258828</text:p>
              </table:table-cell>
              <table:table-cell office:value-type="float" office:value="0.0042711331353">
                <text:p>0.0042711331353</text:p>
              </table:table-cell>
              <table:table-cell office:value-type="float" office:value="0.000000475658005935">
                <text:p>0.000000475658005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34068703374">
                <text:p>0.00134068703374</text:p>
              </table:table-cell>
              <table:table-cell office:value-type="float" office:value="0.000000655887744945">
                <text:p>0.000000655887744945</text:p>
              </table:table-cell>
              <table:table-cell office:value-type="float" office:value="0.00142849790182">
                <text:p>0.00142849790182</text:p>
              </table:table-cell>
              <table:table-cell office:value-type="float" office:value="0.000000892621603737">
                <text:p>0.000000892621603737</text:p>
              </table:table-cell>
              <table:table-cell office:value-type="float" office:value="0.00115520397283">
                <text:p>0.00115520397283</text:p>
              </table:table-cell>
              <table:table-cell office:value-type="float" office:value="0.000000156804921535">
                <text:p>0.000000156804921535</text:p>
              </table:table-cell>
              <table:table-cell office:value-type="float" office:value="0.00427003722532">
                <text:p>0.00427003722532</text:p>
              </table:table-cell>
              <table:table-cell office:value-type="float" office:value="0.000000467215233192">
                <text:p>0.000000467215233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34097863574">
                <text:p>0.00134097863574</text:p>
              </table:table-cell>
              <table:table-cell office:value-type="float" office:value="0.000000659531212677">
                <text:p>0.000000659531212677</text:p>
              </table:table-cell>
              <table:table-cell office:value-type="float" office:value="0.0014292265165">
                <text:p>0.0014292265165</text:p>
              </table:table-cell>
              <table:table-cell office:value-type="float" office:value="0.000000899416000092">
                <text:p>0.000000899416000092</text:p>
              </table:table-cell>
              <table:table-cell office:value-type="float" office:value="0.00115487130194">
                <text:p>0.00115487130194</text:p>
              </table:table-cell>
              <table:table-cell office:value-type="float" office:value="0.000000158768377765">
                <text:p>0.000000158768377765</text:p>
              </table:table-cell>
              <table:table-cell office:value-type="float" office:value="0.00427122879756">
                <text:p>0.00427122879756</text:p>
              </table:table-cell>
              <table:table-cell office:value-type="float" office:value="0.000000478872078032">
                <text:p>0.000000478872078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34010411265">
                <text:p>0.00134010411265</text:p>
              </table:table-cell>
              <table:table-cell office:value-type="float" office:value="0.000000656609324839">
                <text:p>0.000000656609324839</text:p>
              </table:table-cell>
              <table:table-cell office:value-type="float" office:value="0.00142882603297">
                <text:p>0.00142882603297</text:p>
              </table:table-cell>
              <table:table-cell office:value-type="float" office:value="0.000000896033990164">
                <text:p>0.000000896033990164</text:p>
              </table:table-cell>
              <table:table-cell office:value-type="float" office:value="0.00115506856273">
                <text:p>0.00115506856273</text:p>
              </table:table-cell>
              <table:table-cell office:value-type="float" office:value="0.000000157684041624">
                <text:p>0.000000157684041624</text:p>
              </table:table-cell>
              <table:table-cell office:value-type="float" office:value="0.00427148984736">
                <text:p>0.00427148984736</text:p>
              </table:table-cell>
              <table:table-cell office:value-type="float" office:value="0.000000473628906745">
                <text:p>0.000000473628906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34053646721">
                <text:p>0.00134053646721</text:p>
              </table:table-cell>
              <table:table-cell office:value-type="float" office:value="0.00000065692388129">
                <text:p>0.00000065692388129</text:p>
              </table:table-cell>
              <table:table-cell office:value-type="float" office:value="0.00142845879021">
                <text:p>0.00142845879021</text:p>
              </table:table-cell>
              <table:table-cell office:value-type="float" office:value="0.000000895137074308">
                <text:p>0.000000895137074308</text:p>
              </table:table-cell>
              <table:table-cell office:value-type="float" office:value="0.0011548704416">
                <text:p>0.0011548704416</text:p>
              </table:table-cell>
              <table:table-cell office:value-type="float" office:value="0.000000157453686382">
                <text:p>0.000000157453686382</text:p>
              </table:table-cell>
              <table:table-cell office:value-type="float" office:value="0.00427054218163">
                <text:p>0.00427054218163</text:p>
              </table:table-cell>
              <table:table-cell office:value-type="float" office:value="0.000000471193132505">
                <text:p>0.000000471193132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34140486407">
                <text:p>0.00134140486407</text:p>
              </table:table-cell>
              <table:table-cell office:value-type="float" office:value="0.000000658238925232">
                <text:p>0.000000658238925232</text:p>
              </table:table-cell>
              <table:table-cell office:value-type="float" office:value="0.0014300189983">
                <text:p>0.0014300189983</text:p>
              </table:table-cell>
              <table:table-cell office:value-type="float" office:value="0.00000089729950449">
                <text:p>0.00000089729950449</text:p>
              </table:table-cell>
              <table:table-cell office:value-type="float" office:value="0.00115599437646">
                <text:p>0.00115599437646</text:p>
              </table:table-cell>
              <table:table-cell office:value-type="float" office:value="0.000000158506473173">
                <text:p>0.000000158506473173</text:p>
              </table:table-cell>
              <table:table-cell office:value-type="float" office:value="0.00427116396538">
                <text:p>0.00427116396538</text:p>
              </table:table-cell>
              <table:table-cell office:value-type="float" office:value="0.000000475056283196">
                <text:p>0.000000475056283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3398361171">
                <text:p>0.0013398361171</text:p>
              </table:table-cell>
              <table:table-cell office:value-type="float" office:value="0.0000006549191249">
                <text:p>0.0000006549191249</text:p>
              </table:table-cell>
              <table:table-cell office:value-type="float" office:value="0.0014280263398">
                <text:p>0.0014280263398</text:p>
              </table:table-cell>
              <table:table-cell office:value-type="float" office:value="0.000000893253765276">
                <text:p>0.000000893253765276</text:p>
              </table:table-cell>
              <table:table-cell office:value-type="float" office:value="0.0011546815814">
                <text:p>0.0011546815814</text:p>
              </table:table-cell>
              <table:table-cell office:value-type="float" office:value="0.000000156642319603">
                <text:p>0.000000156642319603</text:p>
              </table:table-cell>
              <table:table-cell office:value-type="float" office:value="0.00427000910873">
                <text:p>0.00427000910873</text:p>
              </table:table-cell>
              <table:table-cell office:value-type="float" office:value="0.000000467441105852">
                <text:p>0.000000467441105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34144691761">
                <text:p>0.00134144691761</text:p>
              </table:table-cell>
              <table:table-cell office:value-type="float" office:value="0.000000659597923268">
                <text:p>0.000000659597923268</text:p>
              </table:table-cell>
              <table:table-cell office:value-type="float" office:value="0.00142997084821">
                <text:p>0.00142997084821</text:p>
              </table:table-cell>
              <table:table-cell office:value-type="float" office:value="0.000000899483989052">
                <text:p>0.000000899483989052</text:p>
              </table:table-cell>
              <table:table-cell office:value-type="float" office:value="0.00115536274612">
                <text:p>0.00115536274612</text:p>
              </table:table-cell>
              <table:table-cell office:value-type="float" office:value="0.000000158832907306">
                <text:p>0.000000158832907306</text:p>
              </table:table-cell>
              <table:table-cell office:value-type="float" office:value="0.00427120152356">
                <text:p>0.00427120152356</text:p>
              </table:table-cell>
              <table:table-cell office:value-type="float" office:value="0.000000478643352019">
                <text:p>0.000000478643352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34072562403">
                <text:p>0.00134072562403</text:p>
              </table:table-cell>
              <table:table-cell office:value-type="float" office:value="0.000000657537864202">
                <text:p>0.000000657537864202</text:p>
              </table:table-cell>
              <table:table-cell office:value-type="float" office:value="0.00142906002253">
                <text:p>0.00142906002253</text:p>
              </table:table-cell>
              <table:table-cell office:value-type="float" office:value="0.000000896329926484">
                <text:p>0.000000896329926484</text:p>
              </table:table-cell>
              <table:table-cell office:value-type="float" office:value="0.00115512046798">
                <text:p>0.00115512046798</text:p>
              </table:table-cell>
              <table:table-cell office:value-type="float" office:value="0.000000157794789634">
                <text:p>0.000000157794789634</text:p>
              </table:table-cell>
              <table:table-cell office:value-type="float" office:value="0.00427114808228">
                <text:p>0.00427114808228</text:p>
              </table:table-cell>
              <table:table-cell office:value-type="float" office:value="0.000000473987880484">
                <text:p>0.000000473987880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34058606181">
                <text:p>0.00134058606181</text:p>
              </table:table-cell>
              <table:table-cell office:value-type="float" office:value="0.000000656907312461">
                <text:p>0.000000656907312461</text:p>
              </table:table-cell>
              <table:table-cell office:value-type="float" office:value="0.00142857206845">
                <text:p>0.00142857206845</text:p>
              </table:table-cell>
              <table:table-cell office:value-type="float" office:value="0.000000895219417081">
                <text:p>0.000000895219417081</text:p>
              </table:table-cell>
              <table:table-cell office:value-type="float" office:value="0.00115494602749">
                <text:p>0.00115494602749</text:p>
              </table:table-cell>
              <table:table-cell office:value-type="float" office:value="0.000000157440622186">
                <text:p>0.000000157440622186</text:p>
              </table:table-cell>
              <table:table-cell office:value-type="float" office:value="0.00427062940654">
                <text:p>0.00427062940654</text:p>
              </table:table-cell>
              <table:table-cell office:value-type="float" office:value="0.000000471349294865">
                <text:p>0.000000471349294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4207713677">
                <text:p>0.00134207713677</text:p>
              </table:table-cell>
              <table:table-cell office:value-type="float" office:value="0.000000658701108013">
                <text:p>0.000000658701108013</text:p>
              </table:table-cell>
              <table:table-cell office:value-type="float" office:value="0.00143091758651">
                <text:p>0.00143091758651</text:p>
              </table:table-cell>
              <table:table-cell office:value-type="float" office:value="0.000000897214397093">
                <text:p>0.000000897214397093</text:p>
              </table:table-cell>
              <table:table-cell office:value-type="float" office:value="0.00115646430989">
                <text:p>0.00115646430989</text:p>
              </table:table-cell>
              <table:table-cell office:value-type="float" office:value="0.000000158302742425">
                <text:p>0.000000158302742425</text:p>
              </table:table-cell>
              <table:table-cell office:value-type="float" office:value="0.00427178970905">
                <text:p>0.00427178970905</text:p>
              </table:table-cell>
              <table:table-cell office:value-type="float" office:value="0.000000476017302266">
                <text:p>0.0000004760173022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34076725892">
                <text:p>0.00134076725892</text:p>
              </table:table-cell>
              <table:table-cell office:value-type="float" office:value="0.000000656125579198">
                <text:p>0.000000656125579198</text:p>
              </table:table-cell>
              <table:table-cell office:value-type="float" office:value="0.00142868523834">
                <text:p>0.00142868523834</text:p>
              </table:table-cell>
              <table:table-cell office:value-type="float" office:value="0.000000892990109115">
                <text:p>0.000000892990109115</text:p>
              </table:table-cell>
              <table:table-cell office:value-type="float" office:value="0.0011549679997">
                <text:p>0.0011549679997</text:p>
              </table:table-cell>
              <table:table-cell office:value-type="float" office:value="0.000000156669192361">
                <text:p>0.000000156669192361</text:p>
              </table:table-cell>
              <table:table-cell office:value-type="float" office:value="0.00427025973649">
                <text:p>0.00427025973649</text:p>
              </table:table-cell>
              <table:table-cell office:value-type="float" office:value="0.000000467776141791">
                <text:p>0.000000467776141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34151002537">
                <text:p>0.00134151002537</text:p>
              </table:table-cell>
              <table:table-cell office:value-type="float" office:value="0.000000659664783141">
                <text:p>0.000000659664783141</text:p>
              </table:table-cell>
              <table:table-cell office:value-type="float" office:value="0.00142980476903">
                <text:p>0.00142980476903</text:p>
              </table:table-cell>
              <table:table-cell office:value-type="float" office:value="0.000000899060827518">
                <text:p>0.000000899060827518</text:p>
              </table:table-cell>
              <table:table-cell office:value-type="float" office:value="0.00115547933771">
                <text:p>0.00115547933771</text:p>
              </table:table-cell>
              <table:table-cell office:value-type="float" office:value="0.000000158870103115">
                <text:p>0.000000158870103115</text:p>
              </table:table-cell>
              <table:table-cell office:value-type="float" office:value="0.00427143006123">
                <text:p>0.00427143006123</text:p>
              </table:table-cell>
              <table:table-cell office:value-type="float" office:value="0.000000478792920861">
                <text:p>0.000000478792920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34067301789">
                <text:p>0.00134067301789</text:p>
              </table:table-cell>
              <table:table-cell office:value-type="float" office:value="0.000000657453296517">
                <text:p>0.000000657453296517</text:p>
              </table:table-cell>
              <table:table-cell office:value-type="float" office:value="0.00142898553768">
                <text:p>0.00142898553768</text:p>
              </table:table-cell>
              <table:table-cell office:value-type="float" office:value="0.000000896189536874">
                <text:p>0.000000896189536874</text:p>
              </table:table-cell>
              <table:table-cell office:value-type="float" office:value="0.00115518404754">
                <text:p>0.00115518404754</text:p>
              </table:table-cell>
              <table:table-cell office:value-type="float" office:value="0.000000157836940807">
                <text:p>0.000000157836940807</text:p>
              </table:table-cell>
              <table:table-cell office:value-type="float" office:value="0.00427106623355">
                <text:p>0.00427106623355</text:p>
              </table:table-cell>
              <table:table-cell office:value-type="float" office:value="0.000000473525455483">
                <text:p>0.000000473525455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34058522054">
                <text:p>0.00134058522054</text:p>
              </table:table-cell>
              <table:table-cell office:value-type="float" office:value="0.00000065692945351">
                <text:p>0.00000065692945351</text:p>
              </table:table-cell>
              <table:table-cell office:value-type="float" office:value="0.00142856629728">
                <text:p>0.00142856629728</text:p>
              </table:table-cell>
              <table:table-cell office:value-type="float" office:value="0.000000895193227974">
                <text:p>0.000000895193227974</text:p>
              </table:table-cell>
              <table:table-cell office:value-type="float" office:value="0.00115493203375">
                <text:p>0.00115493203375</text:p>
              </table:table-cell>
              <table:table-cell office:value-type="float" office:value="0.000000157429629026">
                <text:p>0.000000157429629026</text:p>
              </table:table-cell>
              <table:table-cell office:value-type="float" office:value="0.00427062221869">
                <text:p>0.00427062221869</text:p>
              </table:table-cell>
              <table:table-cell office:value-type="float" office:value="0.000000471297701121">
                <text:p>0.000000471297701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342121829">
                <text:p>0.001342121829</text:p>
              </table:table-cell>
              <table:table-cell office:value-type="float" office:value="0.000000658923697039">
                <text:p>0.000000658923697039</text:p>
              </table:table-cell>
              <table:table-cell office:value-type="float" office:value="0.00143051286053">
                <text:p>0.00143051286053</text:p>
              </table:table-cell>
              <table:table-cell office:value-type="float" office:value="0.000000896497042705">
                <text:p>0.000000896497042705</text:p>
              </table:table-cell>
              <table:table-cell office:value-type="float" office:value="0.00115640320928">
                <text:p>0.00115640320928</text:p>
              </table:table-cell>
              <table:table-cell office:value-type="float" office:value="0.00000015816247517">
                <text:p>0.00000015816247517</text:p>
              </table:table-cell>
              <table:table-cell office:value-type="float" office:value="0.00427153211177">
                <text:p>0.00427153211177</text:p>
              </table:table-cell>
              <table:table-cell office:value-type="float" office:value="0.000000475934929042">
                <text:p>0.000000475934929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3407349207">
                <text:p>0.0013407349207</text:p>
              </table:table-cell>
              <table:table-cell office:value-type="float" office:value="0.000000656155424972">
                <text:p>0.000000656155424972</text:p>
              </table:table-cell>
              <table:table-cell office:value-type="float" office:value="0.00142855518806">
                <text:p>0.00142855518806</text:p>
              </table:table-cell>
              <table:table-cell office:value-type="float" office:value="0.000000892638645707">
                <text:p>0.000000892638645707</text:p>
              </table:table-cell>
              <table:table-cell office:value-type="float" office:value="0.00115522750744">
                <text:p>0.00115522750744</text:p>
              </table:table-cell>
              <table:table-cell office:value-type="float" office:value="0.000000156912010096">
                <text:p>0.000000156912010096</text:p>
              </table:table-cell>
              <table:table-cell office:value-type="float" office:value="0.0042701176564">
                <text:p>0.0042701176564</text:p>
              </table:table-cell>
              <table:table-cell office:value-type="float" office:value="0.000000467503001405">
                <text:p>0.000000467503001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34140686395">
                <text:p>0.00134140686395</text:p>
              </table:table-cell>
              <table:table-cell office:value-type="float" office:value="0.00000065974019568">
                <text:p>0.00000065974019568</text:p>
              </table:table-cell>
              <table:table-cell office:value-type="float" office:value="0.00142981168825">
                <text:p>0.00142981168825</text:p>
              </table:table-cell>
              <table:table-cell office:value-type="float" office:value="0.00000089917456013">
                <text:p>0.00000089917456013</text:p>
              </table:table-cell>
              <table:table-cell office:value-type="float" office:value="0.00115529285982">
                <text:p>0.00115529285982</text:p>
              </table:table-cell>
              <table:table-cell office:value-type="float" office:value="0.000000158788990593">
                <text:p>0.000000158788990593</text:p>
              </table:table-cell>
              <table:table-cell office:value-type="float" office:value="0.00427135966662">
                <text:p>0.00427135966662</text:p>
              </table:table-cell>
              <table:table-cell office:value-type="float" office:value="0.000000478894543631">
                <text:p>0.000000478894543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34067543437">
                <text:p>0.00134067543437</text:p>
              </table:table-cell>
              <table:table-cell office:value-type="float" office:value="0.000000657493360313">
                <text:p>0.000000657493360313</text:p>
              </table:table-cell>
              <table:table-cell office:value-type="float" office:value="0.00142900773801">
                <text:p>0.00142900773801</text:p>
              </table:table-cell>
              <table:table-cell office:value-type="float" office:value="0.000000896345506421">
                <text:p>0.000000896345506421</text:p>
              </table:table-cell>
              <table:table-cell office:value-type="float" office:value="0.00115521012352">
                <text:p>0.00115521012352</text:p>
              </table:table-cell>
              <table:table-cell office:value-type="float" office:value="0.000000157832826091">
                <text:p>0.000000157832826091</text:p>
              </table:table-cell>
              <table:table-cell office:value-type="float" office:value="0.00427102457053">
                <text:p>0.00427102457053</text:p>
              </table:table-cell>
              <table:table-cell office:value-type="float" office:value="0.000000473744093278">
                <text:p>0.000000473744093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34051087408">
                <text:p>0.00134051087408</text:p>
              </table:table-cell>
              <table:table-cell office:value-type="float" office:value="0.000000656836060355">
                <text:p>0.000000656836060355</text:p>
              </table:table-cell>
              <table:table-cell office:value-type="float" office:value="0.00142861711676">
                <text:p>0.00142861711676</text:p>
              </table:table-cell>
              <table:table-cell office:value-type="float" office:value="0.000000895323242884">
                <text:p>0.000000895323242884</text:p>
              </table:table-cell>
              <table:table-cell office:value-type="float" office:value="0.00115494154477">
                <text:p>0.00115494154477</text:p>
              </table:table-cell>
              <table:table-cell office:value-type="float" office:value="0.0000001574460454">
                <text:p>0.0000001574460454</text:p>
              </table:table-cell>
              <table:table-cell office:value-type="float" office:value="0.00427064993694">
                <text:p>0.00427064993694</text:p>
              </table:table-cell>
              <table:table-cell office:value-type="float" office:value="0.000000471575840929">
                <text:p>0.000000471575840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34212487357">
                <text:p>0.00134212487357</text:p>
              </table:table-cell>
              <table:table-cell office:value-type="float" office:value="0.000000658844084648">
                <text:p>0.000000658844084648</text:p>
              </table:table-cell>
              <table:table-cell office:value-type="float" office:value="0.00143057263592">
                <text:p>0.00143057263592</text:p>
              </table:table-cell>
              <table:table-cell office:value-type="float" office:value="0.000000896610452705">
                <text:p>0.000000896610452705</text:p>
              </table:table-cell>
              <table:table-cell office:value-type="float" office:value="0.0011562298689">
                <text:p>0.0011562298689</text:p>
              </table:table-cell>
              <table:table-cell office:value-type="float" office:value="0.000000158179087632">
                <text:p>0.000000158179087632</text:p>
              </table:table-cell>
              <table:table-cell office:value-type="float" office:value="0.0042713045075">
                <text:p>0.0042713045075</text:p>
              </table:table-cell>
              <table:table-cell office:value-type="float" office:value="0.000000474750025319">
                <text:p>0.000000474750025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34072977666">
                <text:p>0.00134072977666</text:p>
              </table:table-cell>
              <table:table-cell office:value-type="float" office:value="0.000000656123372444">
                <text:p>0.000000656123372444</text:p>
              </table:table-cell>
              <table:table-cell office:value-type="float" office:value="0.00142838619816">
                <text:p>0.00142838619816</text:p>
              </table:table-cell>
              <table:table-cell office:value-type="float" office:value="0.000000892462499338">
                <text:p>0.000000892462499338</text:p>
              </table:table-cell>
              <table:table-cell office:value-type="float" office:value="0.0011551033242">
                <text:p>0.0011551033242</text:p>
              </table:table-cell>
              <table:table-cell office:value-type="float" office:value="0.000000156760260703">
                <text:p>0.000000156760260703</text:p>
              </table:table-cell>
              <table:table-cell office:value-type="float" office:value="0.00427017187355">
                <text:p>0.00427017187355</text:p>
              </table:table-cell>
              <table:table-cell office:value-type="float" office:value="0.000000467521164009">
                <text:p>0.000000467521164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34144409653">
                <text:p>0.00134144409653</text:p>
              </table:table-cell>
              <table:table-cell office:value-type="float" office:value="0.000000659778203074">
                <text:p>0.000000659778203074</text:p>
              </table:table-cell>
              <table:table-cell office:value-type="float" office:value="0.00143001294549">
                <text:p>0.00143001294549</text:p>
              </table:table-cell>
              <table:table-cell office:value-type="float" office:value="0.000000899402540758">
                <text:p>0.000000899402540758</text:p>
              </table:table-cell>
              <table:table-cell office:value-type="float" office:value="0.00115529837754">
                <text:p>0.00115529837754</text:p>
              </table:table-cell>
              <table:table-cell office:value-type="float" office:value="0.000000158755313536">
                <text:p>0.000000158755313536</text:p>
              </table:table-cell>
              <table:table-cell office:value-type="float" office:value="0.00427151791968">
                <text:p>0.00427151791968</text:p>
              </table:table-cell>
              <table:table-cell office:value-type="float" office:value="0.000000478860796995">
                <text:p>0.0000004788607969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4068492133">
                <text:p>0.00134068492133</text:p>
              </table:table-cell>
              <table:table-cell office:value-type="float" office:value="0.000000657448399095">
                <text:p>0.000000657448399095</text:p>
              </table:table-cell>
              <table:table-cell office:value-type="float" office:value="0.00142921557703">
                <text:p>0.00142921557703</text:p>
              </table:table-cell>
              <table:table-cell office:value-type="float" office:value="0.000000896711805716">
                <text:p>0.000000896711805716</text:p>
              </table:table-cell>
              <table:table-cell office:value-type="float" office:value="0.00115514182515">
                <text:p>0.00115514182515</text:p>
              </table:table-cell>
              <table:table-cell office:value-type="float" office:value="0.000000157817192247">
                <text:p>0.000000157817192247</text:p>
              </table:table-cell>
              <table:table-cell office:value-type="float" office:value="0.00427100196797">
                <text:p>0.00427100196797</text:p>
              </table:table-cell>
              <table:table-cell office:value-type="float" office:value="0.000000473762821642">
                <text:p>0.000000473762821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3405572684">
                <text:p>0.0013405572684</text:p>
              </table:table-cell>
              <table:table-cell office:value-type="float" office:value="0.000000656886278344">
                <text:p>0.000000656886278344</text:p>
              </table:table-cell>
              <table:table-cell office:value-type="float" office:value="0.00142853320998">
                <text:p>0.00142853320998</text:p>
              </table:table-cell>
              <table:table-cell office:value-type="float" office:value="0.000000895195242268">
                <text:p>0.000000895195242268</text:p>
              </table:table-cell>
              <table:table-cell office:value-type="float" office:value="0.00115494034697">
                <text:p>0.00115494034697</text:p>
              </table:table-cell>
              <table:table-cell office:value-type="float" office:value="0.000000157446217212">
                <text:p>0.000000157446217212</text:p>
              </table:table-cell>
              <table:table-cell office:value-type="float" office:value="0.00427066087179">
                <text:p>0.00427066087179</text:p>
              </table:table-cell>
              <table:table-cell office:value-type="float" office:value="0.000000471595000276">
                <text:p>0.000000471595000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34226684397">
                <text:p>0.00134226684397</text:p>
              </table:table-cell>
              <table:table-cell office:value-type="float" office:value="0.000000659024238215">
                <text:p>0.000000659024238215</text:p>
              </table:table-cell>
              <table:table-cell office:value-type="float" office:value="0.00143080450958">
                <text:p>0.00143080450958</text:p>
              </table:table-cell>
              <table:table-cell office:value-type="float" office:value="0.000000896970545737">
                <text:p>0.000000896970545737</text:p>
              </table:table-cell>
              <table:table-cell office:value-type="float" office:value="0.00115661412106">
                <text:p>0.00115661412106</text:p>
              </table:table-cell>
              <table:table-cell office:value-type="float" office:value="0.000000158269258828">
                <text:p>0.000000158269258828</text:p>
              </table:table-cell>
              <table:table-cell office:value-type="float" office:value="0.0042711331353">
                <text:p>0.0042711331353</text:p>
              </table:table-cell>
              <table:table-cell office:value-type="float" office:value="0.000000475658005935">
                <text:p>0.0000004756580059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34068703374">
                <text:p>0.00134068703374</text:p>
              </table:table-cell>
              <table:table-cell office:value-type="float" office:value="0.000000655887744945">
                <text:p>0.000000655887744945</text:p>
              </table:table-cell>
              <table:table-cell office:value-type="float" office:value="0.00142849790182">
                <text:p>0.00142849790182</text:p>
              </table:table-cell>
              <table:table-cell office:value-type="float" office:value="0.000000892621603737">
                <text:p>0.000000892621603737</text:p>
              </table:table-cell>
              <table:table-cell office:value-type="float" office:value="0.00115520397283">
                <text:p>0.00115520397283</text:p>
              </table:table-cell>
              <table:table-cell office:value-type="float" office:value="0.000000156804921535">
                <text:p>0.000000156804921535</text:p>
              </table:table-cell>
              <table:table-cell office:value-type="float" office:value="0.00427003722532">
                <text:p>0.00427003722532</text:p>
              </table:table-cell>
              <table:table-cell office:value-type="float" office:value="0.000000467215233192">
                <text:p>0.000000467215233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34144691761">
                <text:p>0.00134144691761</text:p>
              </table:table-cell>
              <table:table-cell office:value-type="float" office:value="0.000000659597923268">
                <text:p>0.000000659597923268</text:p>
              </table:table-cell>
              <table:table-cell office:value-type="float" office:value="0.00142997084821">
                <text:p>0.00142997084821</text:p>
              </table:table-cell>
              <table:table-cell office:value-type="float" office:value="0.000000899483989052">
                <text:p>0.000000899483989052</text:p>
              </table:table-cell>
              <table:table-cell office:value-type="float" office:value="0.00115536274612">
                <text:p>0.00115536274612</text:p>
              </table:table-cell>
              <table:table-cell office:value-type="float" office:value="0.000000158832907306">
                <text:p>0.000000158832907306</text:p>
              </table:table-cell>
              <table:table-cell office:value-type="float" office:value="0.00427120152356">
                <text:p>0.00427120152356</text:p>
              </table:table-cell>
              <table:table-cell office:value-type="float" office:value="0.000000478643352019">
                <text:p>0.000000478643352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34072562403">
                <text:p>0.00134072562403</text:p>
              </table:table-cell>
              <table:table-cell office:value-type="float" office:value="0.000000657537864202">
                <text:p>0.000000657537864202</text:p>
              </table:table-cell>
              <table:table-cell office:value-type="float" office:value="0.00142906002253">
                <text:p>0.00142906002253</text:p>
              </table:table-cell>
              <table:table-cell office:value-type="float" office:value="0.000000896329926484">
                <text:p>0.000000896329926484</text:p>
              </table:table-cell>
              <table:table-cell office:value-type="float" office:value="0.00115512046798">
                <text:p>0.00115512046798</text:p>
              </table:table-cell>
              <table:table-cell office:value-type="float" office:value="0.000000157794789634">
                <text:p>0.000000157794789634</text:p>
              </table:table-cell>
              <table:table-cell office:value-type="float" office:value="0.00427114808228">
                <text:p>0.00427114808228</text:p>
              </table:table-cell>
              <table:table-cell office:value-type="float" office:value="0.000000473987880484">
                <text:p>0.000000473987880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34058606181">
                <text:p>0.00134058606181</text:p>
              </table:table-cell>
              <table:table-cell office:value-type="float" office:value="0.000000656907312461">
                <text:p>0.000000656907312461</text:p>
              </table:table-cell>
              <table:table-cell office:value-type="float" office:value="0.00142857206845">
                <text:p>0.00142857206845</text:p>
              </table:table-cell>
              <table:table-cell office:value-type="float" office:value="0.000000895219417081">
                <text:p>0.000000895219417081</text:p>
              </table:table-cell>
              <table:table-cell office:value-type="float" office:value="0.00115494602749">
                <text:p>0.00115494602749</text:p>
              </table:table-cell>
              <table:table-cell office:value-type="float" office:value="0.000000157440622186">
                <text:p>0.000000157440622186</text:p>
              </table:table-cell>
              <table:table-cell office:value-type="float" office:value="0.00427062940654">
                <text:p>0.00427062940654</text:p>
              </table:table-cell>
              <table:table-cell office:value-type="float" office:value="0.000000471349294865">
                <text:p>0.0000004713492948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34207713677">
                <text:p>0.00134207713677</text:p>
              </table:table-cell>
              <table:table-cell office:value-type="float" office:value="0.000000658701108013">
                <text:p>0.000000658701108013</text:p>
              </table:table-cell>
              <table:table-cell office:value-type="float" office:value="0.00143091758651">
                <text:p>0.00143091758651</text:p>
              </table:table-cell>
              <table:table-cell office:value-type="float" office:value="0.000000897214397093">
                <text:p>0.000000897214397093</text:p>
              </table:table-cell>
              <table:table-cell office:value-type="float" office:value="0.00115646430989">
                <text:p>0.00115646430989</text:p>
              </table:table-cell>
              <table:table-cell office:value-type="float" office:value="0.000000158302742425">
                <text:p>0.000000158302742425</text:p>
              </table:table-cell>
              <table:table-cell office:value-type="float" office:value="0.00427178970905">
                <text:p>0.00427178970905</text:p>
              </table:table-cell>
              <table:table-cell office:value-type="float" office:value="0.000000476017302266">
                <text:p>0.000000476017302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34076725892">
                <text:p>0.00134076725892</text:p>
              </table:table-cell>
              <table:table-cell office:value-type="float" office:value="0.000000656125579198">
                <text:p>0.000000656125579198</text:p>
              </table:table-cell>
              <table:table-cell office:value-type="float" office:value="0.00142868523834">
                <text:p>0.00142868523834</text:p>
              </table:table-cell>
              <table:table-cell office:value-type="float" office:value="0.000000892990109115">
                <text:p>0.000000892990109115</text:p>
              </table:table-cell>
              <table:table-cell office:value-type="float" office:value="0.0011549679997">
                <text:p>0.0011549679997</text:p>
              </table:table-cell>
              <table:table-cell office:value-type="float" office:value="0.000000156669192361">
                <text:p>0.000000156669192361</text:p>
              </table:table-cell>
              <table:table-cell office:value-type="float" office:value="0.00427025973649">
                <text:p>0.00427025973649</text:p>
              </table:table-cell>
              <table:table-cell office:value-type="float" office:value="0.000000467776141791">
                <text:p>0.0000004677761417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34151002537">
                <text:p>0.00134151002537</text:p>
              </table:table-cell>
              <table:table-cell office:value-type="float" office:value="0.000000659664783141">
                <text:p>0.000000659664783141</text:p>
              </table:table-cell>
              <table:table-cell office:value-type="float" office:value="0.00142980476903">
                <text:p>0.00142980476903</text:p>
              </table:table-cell>
              <table:table-cell office:value-type="float" office:value="0.000000899060827518">
                <text:p>0.000000899060827518</text:p>
              </table:table-cell>
              <table:table-cell office:value-type="float" office:value="0.00115547933771">
                <text:p>0.00115547933771</text:p>
              </table:table-cell>
              <table:table-cell office:value-type="float" office:value="0.000000158870103115">
                <text:p>0.000000158870103115</text:p>
              </table:table-cell>
              <table:table-cell office:value-type="float" office:value="0.00427143006123">
                <text:p>0.00427143006123</text:p>
              </table:table-cell>
              <table:table-cell office:value-type="float" office:value="0.000000478792920861">
                <text:p>0.0000004787929208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4067301789">
                <text:p>0.00134067301789</text:p>
              </table:table-cell>
              <table:table-cell office:value-type="float" office:value="0.000000657453296517">
                <text:p>0.000000657453296517</text:p>
              </table:table-cell>
              <table:table-cell office:value-type="float" office:value="0.00142898553768">
                <text:p>0.00142898553768</text:p>
              </table:table-cell>
              <table:table-cell office:value-type="float" office:value="0.000000896189536874">
                <text:p>0.000000896189536874</text:p>
              </table:table-cell>
              <table:table-cell office:value-type="float" office:value="0.00115518404754">
                <text:p>0.00115518404754</text:p>
              </table:table-cell>
              <table:table-cell office:value-type="float" office:value="0.000000157836940807">
                <text:p>0.000000157836940807</text:p>
              </table:table-cell>
              <table:table-cell office:value-type="float" office:value="0.00427106623355">
                <text:p>0.00427106623355</text:p>
              </table:table-cell>
              <table:table-cell office:value-type="float" office:value="0.000000473525455483">
                <text:p>0.0000004735254554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34058522054">
                <text:p>0.00134058522054</text:p>
              </table:table-cell>
              <table:table-cell office:value-type="float" office:value="0.00000065692945351">
                <text:p>0.00000065692945351</text:p>
              </table:table-cell>
              <table:table-cell office:value-type="float" office:value="0.00142856629728">
                <text:p>0.00142856629728</text:p>
              </table:table-cell>
              <table:table-cell office:value-type="float" office:value="0.000000895193227974">
                <text:p>0.000000895193227974</text:p>
              </table:table-cell>
              <table:table-cell office:value-type="float" office:value="0.00115493203375">
                <text:p>0.00115493203375</text:p>
              </table:table-cell>
              <table:table-cell office:value-type="float" office:value="0.000000157429629026">
                <text:p>0.000000157429629026</text:p>
              </table:table-cell>
              <table:table-cell office:value-type="float" office:value="0.00427062221869">
                <text:p>0.00427062221869</text:p>
              </table:table-cell>
              <table:table-cell office:value-type="float" office:value="0.000000471297701121">
                <text:p>0.0000004712977011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342121829">
                <text:p>0.001342121829</text:p>
              </table:table-cell>
              <table:table-cell office:value-type="float" office:value="0.000000658923697039">
                <text:p>0.000000658923697039</text:p>
              </table:table-cell>
              <table:table-cell office:value-type="float" office:value="0.00143051286053">
                <text:p>0.00143051286053</text:p>
              </table:table-cell>
              <table:table-cell office:value-type="float" office:value="0.000000896497042705">
                <text:p>0.000000896497042705</text:p>
              </table:table-cell>
              <table:table-cell office:value-type="float" office:value="0.00115640320928">
                <text:p>0.00115640320928</text:p>
              </table:table-cell>
              <table:table-cell office:value-type="float" office:value="0.00000015816247517">
                <text:p>0.00000015816247517</text:p>
              </table:table-cell>
              <table:table-cell office:value-type="float" office:value="0.00427153211177">
                <text:p>0.00427153211177</text:p>
              </table:table-cell>
              <table:table-cell office:value-type="float" office:value="0.000000475934929042">
                <text:p>0.000000475934929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3407349207">
                <text:p>0.0013407349207</text:p>
              </table:table-cell>
              <table:table-cell office:value-type="float" office:value="0.000000656155424972">
                <text:p>0.000000656155424972</text:p>
              </table:table-cell>
              <table:table-cell office:value-type="float" office:value="0.00142855518806">
                <text:p>0.00142855518806</text:p>
              </table:table-cell>
              <table:table-cell office:value-type="float" office:value="0.000000892638645707">
                <text:p>0.000000892638645707</text:p>
              </table:table-cell>
              <table:table-cell office:value-type="float" office:value="0.00115522750744">
                <text:p>0.00115522750744</text:p>
              </table:table-cell>
              <table:table-cell office:value-type="float" office:value="0.000000156912010096">
                <text:p>0.000000156912010096</text:p>
              </table:table-cell>
              <table:table-cell office:value-type="float" office:value="0.0042701176564">
                <text:p>0.0042701176564</text:p>
              </table:table-cell>
              <table:table-cell office:value-type="float" office:value="0.000000467503001405">
                <text:p>0.0000004675030014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